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o1" style:family="table-column">
      <style:table-column-properties fo:break-before="auto" style:column-width="2.30716666666667cm" style:use-optimal-column-width="true"/>
    </style:style>
    <style:style style:name="co2" style:family="table-column">
      <style:table-column-properties fo:break-before="auto" style:column-width="1.86266666666667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tandardized" table:style-name="ta1">
        <table:table-column table:style-name="co1" table:default-cell-style-name="ce1"/>
        <table:table-column table:style-name="co2" table:number-columns-repeated="16383" table:default-cell-style-name="ce1"/>
        <table:table-row table:style-name="ro1">
          <table:table-cell office:value-type="string" table:style-name="ce1">
            <text:p>id</text:p>
          </table:table-cell>
          <table:table-cell office:value-type="string" table:style-name="ce1">
            <text:p>pass</text:p>
          </table:table-cell>
          <table:table-cell office:value-type="string" table:style-name="ce1">
            <text:p>name</text:p>
          </table:table-cell>
          <table:table-cell office:value-type="string" table:style-name="ce1">
            <text:p>school</text:p>
          </table:table-cell>
          <table:table-cell office:value-type="string" table:style-name="ce1">
            <text:p>math_t2</text:p>
          </table:table-cell>
          <table:table-cell office:value-type="string" table:style-name="ce1">
            <text:p>math_t3</text:p>
          </table:table-cell>
          <table:table-cell office:value-type="string" table:style-name="ce1">
            <text:p>math_t4</text:p>
          </table:table-cell>
          <table:table-cell office:value-type="string" table:style-name="ce1">
            <text:p>math_t5</text:p>
          </table:table-cell>
          <table:table-cell office:value-type="string" table:style-name="ce1">
            <text:p>math_t6</text:p>
          </table:table-cell>
          <table:table-cell office:value-type="string" table:style-name="ce1">
            <text:p>math_t7</text:p>
          </table:table-cell>
          <table:table-cell office:value-type="string" table:style-name="ce1">
            <text:p>math_t9</text:p>
          </table:table-cell>
          <table:table-cell office:value-type="string" table:style-name="ce1">
            <text:p>math_t10</text:p>
          </table:table-cell>
          <table:table-cell office:value-type="string" table:style-name="ce1">
            <text:p>math_s2</text:p>
          </table:table-cell>
          <table:table-cell office:value-type="string" table:style-name="ce1">
            <text:p>math_s3</text:p>
          </table:table-cell>
          <table:table-cell office:value-type="string" table:style-name="ce1">
            <text:p>math_s4</text:p>
          </table:table-cell>
          <table:table-cell office:value-type="string" table:style-name="ce1">
            <text:p>math_s5</text:p>
          </table:table-cell>
          <table:table-cell office:value-type="string" table:style-name="ce1">
            <text:p>math_s6</text:p>
          </table:table-cell>
          <table:table-cell office:value-type="string" table:style-name="ce1">
            <text:p>math_s7</text:p>
          </table:table-cell>
          <table:table-cell office:value-type="string" table:style-name="ce1">
            <text:p>math_s9</text:p>
          </table:table-cell>
          <table:table-cell office:value-type="string" table:style-name="ce1">
            <text:p>math_s10</text:p>
          </table:table-cell>
          <table:table-cell office:value-type="string" table:style-name="ce1">
            <text:p>science_t2</text:p>
          </table:table-cell>
          <table:table-cell office:value-type="string" table:style-name="ce1">
            <text:p>science_t3</text:p>
          </table:table-cell>
          <table:table-cell office:value-type="string" table:style-name="ce1">
            <text:p>science_t4</text:p>
          </table:table-cell>
          <table:table-cell office:value-type="string" table:style-name="ce1">
            <text:p>science_t5</text:p>
          </table:table-cell>
          <table:table-cell office:value-type="string" table:style-name="ce1">
            <text:p>science_t6</text:p>
          </table:table-cell>
          <table:table-cell office:value-type="string" table:style-name="ce1">
            <text:p>science_t7</text:p>
          </table:table-cell>
          <table:table-cell office:value-type="string" table:style-name="ce1">
            <text:p>science_t9</text:p>
          </table:table-cell>
          <table:table-cell office:value-type="string" table:style-name="ce1">
            <text:p>science_t10</text:p>
          </table:table-cell>
          <table:table-cell office:value-type="string" table:style-name="ce1">
            <text:p>science_s2</text:p>
          </table:table-cell>
          <table:table-cell office:value-type="string" table:style-name="ce1">
            <text:p>science_s3</text:p>
          </table:table-cell>
          <table:table-cell office:value-type="string" table:style-name="ce1">
            <text:p>science_s4</text:p>
          </table:table-cell>
          <table:table-cell office:value-type="string" table:style-name="ce1">
            <text:p>science_s5</text:p>
          </table:table-cell>
          <table:table-cell office:value-type="string" table:style-name="ce1">
            <text:p>science_s6</text:p>
          </table:table-cell>
          <table:table-cell office:value-type="string" table:style-name="ce1">
            <text:p>science_s7</text:p>
          </table:table-cell>
          <table:table-cell office:value-type="string" table:style-name="ce1">
            <text:p>science_s9</text:p>
          </table:table-cell>
          <table:table-cell office:value-type="string" table:style-name="ce1">
            <text:p>science_s10</text:p>
          </table:table-cell>
          <table:table-cell table:number-columns-repeated="16348"/>
        </table:table-row>
        <table:table-row table:style-name="ro1">
          <table:table-cell office:value-type="float" office:value="1163771908" table:style-name="ce1">
            <text:p>1163771908</text:p>
          </table:table-cell>
          <table:table-cell office:value-type="string" table:style-name="ce1">
            <text:p>1908</text:p>
          </table:table-cell>
          <table:table-cell office:value-type="string" table:style-name="ce1">
            <text:p>ابراهيم علي ألبان الشنقيطي</text:p>
          </table:table-cell>
          <table:table-cell office:value-type="string" table:style-name="ce1">
            <text:p>الشهداء الابتدائية</text:p>
          </table:table-cell>
          <table:table-cell office:value-type="float" office:value="73.332999999999998" table:style-name="ce1">
            <text:p>73.333</text:p>
          </table:table-cell>
          <table:table-cell office:value-type="float" office:value="93.332999999999998" table:style-name="ce1">
            <text:p>93.333</text:p>
          </table:table-cell>
          <table:table-cell office:value-type="float" office:value="66.667000000000002" table:style-name="ce1">
            <text:p>66.667</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86.667000000000002" table:style-name="ce1">
            <text:p>86.667</text:p>
          </table:table-cell>
          <table:table-cell table:number-columns-repeated="2" table:style-name="ce1"/>
          <table:table-cell office:value-type="string" table:style-name="ce1">
            <text:p>جمع وطرح أعداد من 4 أرقام على الاكثر&lt;hr&gt;جمع وطرح أعداد من 4 أرقام على الأكثر&lt;hr&gt;إيجاد الرقم المجهول أو العملية في مسائل عددي&lt;hr&gt;تحديد الأقطار للمضلعات، مساحة المستطيلات، مساحة أشكال مغطاة بمربعات أو أجزاء منها، تحديد حجم أشكال معبأة بمكعبات</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مطابقة أو كتابة تعبيرات أو جمل عددية لتمثيل مواقف مشكلة قد تتضمن مجاهيل.&lt;hr&gt;حل المسائل التي تتضمن الأعداد الفردية والزوجية والمضاعفات وعوامل الأعداد وتقريب الأعداد، وعمل التقديرات.</text:p>
          </table:table-cell>
          <table:table-cell table:style-name="ce1"/>
          <table:table-cell office:value-type="string" table:style-name="ce1">
            <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93.332999999999998" table:style-name="ce1">
            <text:p>93.333</text:p>
          </table:table-cell>
          <table:table-cell office:value-type="float" office:value="80" table:style-name="ce1">
            <text:p>80</text:p>
          </table:table-cell>
          <table:table-cell office:value-type="float" office:value="80" table:style-name="ce1">
            <text:p>80</text:p>
          </table:table-cell>
          <table:table-cell office:value-type="float" office:value="80" table:style-name="ce1">
            <text:p>80</text:p>
          </table:table-cell>
          <table:table-cell office:value-type="float" office:value="80" table:style-name="ce1">
            <text:p>80</text:p>
          </table:table-cell>
          <table:table-cell office:value-type="float" office:value="93.332999999999998" table:style-name="ce1">
            <text:p>93.333</text:p>
          </table:table-cell>
          <table:table-cell table:number-columns-repeated="2" table:style-name="ce1"/>
          <table:table-cell office:value-type="string" table:style-name="ce1">
            <text:p>يحدد أو يقدم أمثلة لأعضاء المجموعات الرئيسة للمخلوقات الحية (مثل الحشرات والطيور والثدييات والأسماك والزواحف والنباتات الزهرية).</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ربط بين الظواهر الفيزيائية الشائعة (مثل الظلال والانعكاس وأقواس قزح) بسلوك الضوء.</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صف أمثلة على المخاليط وكيف يمكن فصلها فيزيائياً.</text:p>
          </table:table-cell>
          <table:table-cell table:number-columns-repeated="16350" table:style-name="ce1"/>
        </table:table-row>
        <table:table-row table:style-name="ro1">
          <table:table-cell office:value-type="float" office:value="2361683218" table:style-name="ce1">
            <text:p>2361683218</text:p>
          </table:table-cell>
          <table:table-cell office:value-type="string" table:style-name="ce1">
            <text:p>3218</text:p>
          </table:table-cell>
          <table:table-cell office:value-type="string" table:style-name="ce1">
            <text:p>احمد عبدالله احمد الموسى</text:p>
          </table:table-cell>
          <table:table-cell office:value-type="string" table:style-name="ce1">
            <text:p>الشهداء الابتدائية</text:p>
          </table:table-cell>
          <table:table-cell office:value-type="float" office:value="80" table:style-name="ce1">
            <text:p>80</text:p>
          </table:table-cell>
          <table:table-cell office:value-type="float" office:value="93.332999999999998" table:style-name="ce1">
            <text:p>93.333</text:p>
          </table:table-cell>
          <table:table-cell office:value-type="float" office:value="80" table:style-name="ce1">
            <text:p>80</text:p>
          </table:table-cell>
          <table:table-cell office:value-type="float" office:value="80" table:style-name="ce1">
            <text:p>80</text:p>
          </table:table-cell>
          <table:table-cell office:value-type="float" office:value="93.332999999999998" table:style-name="ce1">
            <text:p>93.333</text:p>
          </table:table-cell>
          <table:table-cell office:value-type="float" office:value="80" table:style-name="ce1">
            <text:p>80</text:p>
          </table:table-cell>
          <table:table-cell table:number-columns-repeated="2"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lt;hr&gt;تحديد الأقطار للمضلعات، مساحة المستطيلات، مساحة أشكال مغطاة بمربعات أو أجزاء منها، تحديد حجم أشكال معبأة بمكعبات&lt;hr&gt;تمثيل الكسور كأجزاء من الكل أو أجزاء من المجموعة، والربط بين تمثيلات مختلفة للكسور (كلمات، أرقام، نماذج)، والمقارنة بين الكسور وترتبيها، جمع وطرح الكسور المتشابهة.</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text:p>
          </table:table-cell>
          <table:table-cell office:value-type="string" table:style-name="ce1">
            <text:p>تفسير البيانات واستخدامها للإجابة على الأسئلة التي تتجاوز عرض البيانات مباشرة.</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2" table:style-name="ce1"/>
          <table:table-cell office:value-type="float" office:value="80" table:style-name="ce1">
            <text:p>80</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0" table:style-name="ce1">
            <text:p>80</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يحدد ويصف الاستراتيجيات المختلفة التي تزيد من عدد المواليد التي تبقى على قيد الحياة (على سبيل المثال، النبات ينتج العديد من البذور، والثدييات ترعى صغارها.&lt;hr&gt;يربط السمات الفيزيائية للنباتات والحيوانات بالبيئات التي تعيش فيها. ويصف كيف تساعدها هذه المميزات على البقاء على قيد الحياة (على سبيل المثال، يساعد الساق السميك والطلاء الشمعي والجذر العميق النبات على البقاء في بيئة بها القليل من الماء؛ تلون الحيوان يساعده في التمويه من الحيوانات المفترسة.&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يربط بين الظواهر الفيزيائية الشائعة (مثل الظلال والانعكاس وأقواس قزح) بسلوك الضوء.</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style-name="ce1"/>
        </table:table-row>
        <table:table-row table:style-name="ro1">
          <table:table-cell office:value-type="float" office:value="2362169217" table:style-name="ce1">
            <text:p>2362169217</text:p>
          </table:table-cell>
          <table:table-cell office:value-type="string" table:style-name="ce1">
            <text:p>9217</text:p>
          </table:table-cell>
          <table:table-cell office:value-type="string" table:style-name="ce1">
            <text:p>اسماعيل ياسر محمد صبحي ضبه</text:p>
          </table:table-cell>
          <table:table-cell office:value-type="string" table:style-name="ce1">
            <text:p>الشهداء الابتدائية</text:p>
          </table:table-cell>
          <table:table-cell table:style-name="ce1"/>
          <table:table-cell office:value-type="float" office:value="80" table:style-name="ce1">
            <text:p>80</text:p>
          </table:table-cell>
          <table:table-cell office:value-type="float" office:value="40" table:style-name="ce1">
            <text:p>40</text:p>
          </table:table-cell>
          <table:table-cell office:value-type="float" office:value="66.667000000000002" table:style-name="ce1">
            <text:p>66.667</text:p>
          </table:table-cell>
          <table:table-cell office:value-type="float" office:value="66.667000000000002" table:style-name="ce1">
            <text:p>66.667</text:p>
          </table:table-cell>
          <table:table-cell office:value-type="float" office:value="86.667000000000002" table:style-name="ce1">
            <text:p>86.667</text:p>
          </table:table-cell>
          <table:table-cell table:number-columns-repeated="3" table:style-name="ce1"/>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حل المسائل التي تتضمن الأعداد الفردية والزوجية والمضاعفات وعوامل الأعداد وتقريب الأعداد، وعمل التقديرات.&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table:style-name="ce1"/>
          <table:table-cell office:value-type="string" table:style-name="ce1">
            <text:p>تفسير البيانات واستخدامها للإجابة على أسئلة تتطلب قراءة مباشرة للتمثيل البياني&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3" table:style-name="ce1"/>
          <table:table-cell office:value-type="float" office:value="60" table:style-name="ce1">
            <text:p>60</text:p>
          </table:table-cell>
          <table:table-cell office:value-type="float" office:value="73.332999999999998" table:style-name="ce1">
            <text:p>73.333</text:p>
          </table:table-cell>
          <table:table-cell office:value-type="float" office:value="80" table:style-name="ce1">
            <text:p>80</text:p>
          </table:table-cell>
          <table:table-cell office:value-type="float" office:value="60" table:style-name="ce1">
            <text:p>60</text:p>
          </table:table-cell>
          <table:table-cell office:value-type="float" office:value="100" table:style-name="ce1">
            <text:p>100</text:p>
          </table:table-cell>
          <table:table-cell table:number-columns-repeated="3" table:style-name="ce1"/>
          <table:table-cell office:value-type="string" table:style-name="ce1">
            <text:p>يربط انتقال الأمراض المعدية الشائعة بالاتصال البشري (مثل: اللمس والعطاس والسعال)؛ ويحدد أو يصف بعض طرق الوقاية من انتقال المرض) مثل التطعيم وغسل اليدين والابتعاد مسافة كافية عن المرضى).&lt;hr&gt;يعرف الجاذبية على أنها القوة التي تجذب الأشياء إلى الأرض.&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ربط النباتات والحيوانات المألوفة (مثل: الأشجار دائمة الخضرة والضفادع والأسود) بالنظم البيئية الشائعة (مثل: الغابات والبرك والأراضي العشبية).&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text:p>
          </table:table-cell>
          <table:table-cell table:style-name="ce1"/>
          <table:table-cell office:value-type="string" table:style-name="ce1">
            <text:p>يربط التراكيب الرئيسة في النباتات بوظائفها.&lt;hr&gt;يقارن ويصنف الأشياء والمواد على أساس الخصائص الفيزيائية.&lt;hr&gt;يشرح أهمية استخدام موارد الأرض المتجددة وغير المتجددة بشكل مسؤول.&lt;hr&gt;يصف ما سيحدث عند ملامسة جسم ساخن بجسم بارد.&lt;hr&gt;يقارن ويصنف الأشياء والمواد على أساس الخصائص الفيزيائية.&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text:p>
          </table:table-cell>
          <table:table-cell office:value-type="string" table:style-name="ce1">
            <text:p/>
          </table:table-cell>
          <table:table-cell table:number-columns-repeated="16350" table:style-name="ce1"/>
        </table:table-row>
        <table:table-row table:style-name="ro1">
          <table:table-cell office:value-type="float" office:value="2364246013" table:style-name="ce1">
            <text:p>2364246013</text:p>
          </table:table-cell>
          <table:table-cell office:value-type="string" table:style-name="ce1">
            <text:p>6013</text:p>
          </table:table-cell>
          <table:table-cell office:value-type="string" table:style-name="ce1">
            <text:p>امير مــحمدانس محمدعيد الكيال</text:p>
          </table:table-cell>
          <table:table-cell office:value-type="string" table:style-name="ce1">
            <text:p>الشهداء الابتدائية</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66.667000000000002" table:style-name="ce1">
            <text:p>66.667</text:p>
          </table:table-cell>
          <table:table-cell office:value-type="float" office:value="80" table:style-name="ce1">
            <text:p>80</text:p>
          </table:table-cell>
          <table:table-cell office:value-type="float" office:value="86.667000000000002" table:style-name="ce1">
            <text:p>86.667</text:p>
          </table:table-cell>
          <table:table-cell office:value-type="float" office:value="86.667000000000002" table:style-name="ce1">
            <text:p>86.667</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تمثيل الكسور كأجزاء من الكل أو أجزاء من المجموعة، والربط بين تمثيلات مختلفة للكسور (كلمات، أرقام، نماذج)، والمقارنة بين الكسور وترتبيها، جمع وطرح الكسور المتشابهة.</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text:p>
          </table:table-cell>
          <table:table-cell office:value-type="string" table:style-name="ce1">
            <text:p>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text:p>
          </table:table-cell>
          <table:table-cell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lt;hr&gt;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80" table:style-name="ce1">
            <text:p>80</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73.332999999999998" table:style-name="ce1">
            <text:p>73.333</text:p>
          </table:table-cell>
          <table:table-cell office:value-type="float" office:value="93.332999999999998" table:style-name="ce1">
            <text:p>93.333</text:p>
          </table:table-cell>
          <table:table-cell table:number-columns-repeated="2" table:style-name="ce1"/>
          <table:table-cell office:value-type="string" table:style-name="ce1">
            <text:p>يشرح كيف يرتبط الليل والنهار بالدوران اليومي للأرض حول محورها، ويقدم دليل من المظهر المتغير للظلال أثناء النهار.&lt;hr&gt;يحدد ويصف الاستراتيجيات المختلفة التي تزيد من عدد المواليد التي تبقى على قيد الحياة (على سبيل المثال، النبات ينتج العديد من البذور، والثدييات ترعى صغارها.&lt;hr&gt;يربط السمات الفيزيائية للنباتات والحيوانات بالبيئات التي تعيش فيها. ويصف كيف تساعدها هذه المميزات على البقاء على قيد الحياة (على سبيل المثال، يساعد الساق السميك والطلاء الشمعي والجذر العميق النبات على البقاء في بيئة بها القليل من الماء؛ تلون الحيوان يساعده في التمويه من الحيوانات المفترسة.</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يربط بين الظواهر الفيزيائية الشائعة (مثل الظلال والانعكاس وأقواس قزح) بسلوك الضوء.&lt;hr&gt;يربط بين الظواهر الفيزيائية الشائعة (مثل الظلال والانعكاس وأقواس قزح) بسلوك الضوء.</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lt;hr&gt;يتعرف على أن النباتات والحيوانات تتكاثر من نفس النوع؛ لتنتج أفرادا بصفات تشبه إلى حد كبير صفات الوالدين؛ ويميز بين سمات النباتات والحيوانات الموروثة من آبائها وغير الموروثة.</text:p>
          </table:table-cell>
          <table:table-cell office:value-type="string" table:style-name="ce1">
            <text:p>يتعرف على دورات حياة النباتات والحيوانات المألوفة ويقارن ويفرق بينها.</text:p>
          </table:table-cell>
          <table:table-cell table:number-columns-repeated="16350" table:style-name="ce1"/>
        </table:table-row>
        <table:table-row table:style-name="ro1">
          <table:table-cell office:value-type="float" office:value="160259559" table:style-name="ce1">
            <text:p>160259559</text:p>
          </table:table-cell>
          <table:table-cell office:value-type="string" table:style-name="ce1">
            <text:p>9559</text:p>
          </table:table-cell>
          <table:table-cell office:value-type="string" table:style-name="ce1">
            <text:p>اياد محمد حمدي الشديدي</text:p>
          </table:table-cell>
          <table:table-cell office:value-type="string" table:style-name="ce1">
            <text:p>الشهداء الابتدائية</text:p>
          </table:table-cell>
          <table:table-cell table:number-columns-repeated="16380" table:style-name="ce1"/>
        </table:table-row>
        <table:table-row table:style-name="ro1">
          <table:table-cell office:value-type="float" office:value="1166669695" table:style-name="ce1">
            <text:p>1166669695</text:p>
          </table:table-cell>
          <table:table-cell office:value-type="string" table:style-name="ce1">
            <text:p>9695</text:p>
          </table:table-cell>
          <table:table-cell office:value-type="string" table:style-name="ce1">
            <text:p>أحمد بندر بن دخيل الله البركاتى الشريف</text:p>
          </table:table-cell>
          <table:table-cell office:value-type="string" table:style-name="ce1">
            <text:p>الشهداء الابتدائية</text:p>
          </table:table-cell>
          <table:table-cell office:value-type="float" office:value="80" table:style-name="ce1">
            <text:p>80</text:p>
          </table:table-cell>
          <table:table-cell office:value-type="float" office:value="60" table:style-name="ce1">
            <text:p>60</text:p>
          </table:table-cell>
          <table:table-cell office:value-type="float" office:value="73.332999999999998" table:style-name="ce1">
            <text:p>73.333</text:p>
          </table:table-cell>
          <table:table-cell office:value-type="float" office:value="53.332999999999998" table:style-name="ce1">
            <text:p>5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استخدام الخصائص الأساسية لوصف الأشكال ثلاثية الأبعاد (المكعب، الكرة، الأسطوانة) ..... والاختلاف بينها، وكيف يتم ربطها بالتمثيل ثنائي الأبعاد لها&lt;hr&gt;تحديد الأقطار للمضلعات، مساحة المستطيلات، مساحة أشكال مغطاة بمربعات أو أجزاء منها، تحديد حجم أشكال معبأة بمكعبات&lt;hr&gt;وصف وإنشاء الأشكال ثنائية الأبعاد المشتركة (دائرة، مثلث، رباعي الأضلاع، مضلع، تشمل التماثل الخطي والدوراني</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73.332999999999998" table:style-name="ce1">
            <text:p>73.333</text:p>
          </table:table-cell>
          <table:table-cell office:value-type="float" office:value="80" table:style-name="ce1">
            <text:p>80</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100" table:style-name="ce1">
            <text:p>100</text:p>
          </table:table-cell>
          <table:table-cell table:number-columns-repeated="2" table:style-name="ce1"/>
          <table:table-cell office:value-type="string" table:style-name="ce1">
            <text:p>يحدد أو يقدم أمثلة لأعضاء المجموعات الرئيسة للمخلوقات الحية (مثل الحشرات والطيور والثدييات والأسماك والزواحف والنباتات الزهرية).&lt;hr&gt;يربط السمات الفيزيائية للنباتات والحيوانات بالبيئات التي تعيش فيها. ويصف كيف تساعدها هذه المميزات على البقاء على قيد الحياة (على سبيل المثال، يساعد الساق السميك والطلاء الشمعي والجذر العميق النبات على البقاء في بيئة بها القليل من الماء؛ تلون الحيوان يساعده في التمويه من الحيوانات المفترسة.&lt;hr&gt;يحدد مصادر الطاقة (مثل الشمس والمياه والرياح والفحم والنفط والغاز)، ويدرك أن الطاقة مطلوبة لتحريك الأشياء وللتدفئة والإضاءة.&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table:style-name="ce1"/>
          <table:table-cell office:value-type="string" table:style-name="ce1">
            <text:p>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style-name="ce1"/>
        </table:table-row>
        <table:table-row table:style-name="ro1">
          <table:table-cell office:value-type="float" office:value="2369191776" table:style-name="ce1">
            <text:p>2369191776</text:p>
          </table:table-cell>
          <table:table-cell office:value-type="string" table:style-name="ce1">
            <text:p>1776</text:p>
          </table:table-cell>
          <table:table-cell office:value-type="string" table:style-name="ce1">
            <text:p>أسامة مروان عبدالله حزام</text:p>
          </table:table-cell>
          <table:table-cell office:value-type="string" table:style-name="ce1">
            <text:p>الشهداء الابتدائية</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0" table:style-name="ce1">
            <text:p>80</text:p>
          </table:table-cell>
          <table:table-cell office:value-type="float" office:value="66.667000000000002" table:style-name="ce1">
            <text:p>66.667</text:p>
          </table:table-cell>
          <table:table-cell office:value-type="float" office:value="86.667000000000002" table:style-name="ce1">
            <text:p>86.667</text:p>
          </table:table-cell>
          <table:table-cell office:value-type="float" office:value="86.667000000000002" table:style-name="ce1">
            <text:p>86.667</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مطابقة أو كتابة تعبيرات أو جمل عددية لتمثيل مواقف مشكلة قد تتضمن مجاهيل.&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حل المسائل التي تتضمن الأعداد الفردية والزوجية والمضاعفات وعوامل الأعداد وتقريب الأعداد، وعمل التقديرات.</text:p>
          </table:table-cell>
          <table:table-cell table:style-name="ce1"/>
          <table:table-cell office:value-type="string" table:style-name="ce1">
            <text:p>استخدام الخصائص الأساسية لوصف الأشكال ثلاثية الأبعاد، والاختلاف بينها، وكيف يتم ربطها بالتمثيل ثنائي الأبعاد لها.&lt;hr&gt;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93.332999999999998" table:style-name="ce1">
            <text:p>93.333</text:p>
          </table:table-cell>
          <table:table-cell office:value-type="float" office:value="66.667000000000002" table:style-name="ce1">
            <text:p>66.667</text:p>
          </table:table-cell>
          <table:table-cell office:value-type="float" office:value="80" table:style-name="ce1">
            <text:p>80</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يربط التراكيب الرئيسة في الحيوانات بوظائفها (على سبيل المثال، العظام تدعم الجسم، والرئتين تأخذ الهواء، والقلب يضخ الدم، والمعدة تهضم الطعام، والعضلات تحرك الجسم).&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ربط النباتات والحيوانات المألوفة (مثل: الأشجار دائمة الخضرة والضفادع والأسود) بالنظم البيئية الشائعة (مثل: الغابات والبرك والأراضي العشبية).&lt;hr&gt;يربط بين الظواهر الفيزيائية الشائعة (مثل الظلال والانعكاس وأقواس قزح) بسلوك الضوء.</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style-name="ce1"/>
        </table:table-row>
        <table:table-row table:style-name="ro1">
          <table:table-cell office:value-type="float" office:value="1164622670" table:style-name="ce1">
            <text:p>1164622670</text:p>
          </table:table-cell>
          <table:table-cell office:value-type="string" table:style-name="ce1">
            <text:p>2670</text:p>
          </table:table-cell>
          <table:table-cell office:value-type="string" table:style-name="ce1">
            <text:p>أنس سعد طالع القرشي</text:p>
          </table:table-cell>
          <table:table-cell office:value-type="string" table:style-name="ce1">
            <text:p>الشهداء الابتدائية</text:p>
          </table:table-cell>
          <table:table-cell office:value-type="float" office:value="33.332999999999998" table:style-name="ce1">
            <text:p>33.333</text:p>
          </table:table-cell>
          <table:table-cell office:value-type="float" office:value="26.667000000000002" table:style-name="ce1">
            <text:p>26.667</text:p>
          </table:table-cell>
          <table:table-cell office:value-type="float" office:value="26.667000000000002" table:style-name="ce1">
            <text:p>26.667</text:p>
          </table:table-cell>
          <table:table-cell office:value-type="float" office:value="26.667000000000002" table:style-name="ce1">
            <text:p>26.667</text:p>
          </table:table-cell>
          <table:table-cell office:value-type="float" office:value="13.333" table:style-name="ce1">
            <text:p>13.333</text:p>
          </table:table-cell>
          <table:table-cell office:value-type="float" office:value="20" table:style-name="ce1">
            <text:p>20</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معرفة ورسم الخطوط المتوازية والمتعامدة، المثلثات قائمة الزاوية، الزوايا الحادة أو المنفرجة، المقارنة بين الزوايا&lt;hr&gt;جمع وطرح أعداد من 4 أرقام على الأكثر&lt;hr&gt;إيجاد الرقم المجهول أو العملية في مسائل عددي&lt;hr&gt;قراءة البيانات من الجداول، التمثيل الصوري، الأعمدة البيانية، التمثيل البياني الخطي، التمثيل الدائري&lt;hr&gt;تحديد الأقطار للمضلعات، مساحة المستطيلات، مساحة أشكال مغطاة بمربعات أو أجزاء منها، تحديد حجم أشكال معبأة بمكعبات&lt;hr&gt;التعرف على منزلة الأرقام ضمن منازل، الربط بين تمثيلات الأرقام والكلمات، الرموز، النماذج، خط الأعداد، ومقارنة الأعداد&lt;hr&gt;جمع وطرح أعداد من 4 أرقام على الأكثر&lt;hr&gt;قراءة البيانات من الجداول، التمثيل الصوري، الأعمدة البيانية، التمثيل البياني الخطي، التمثيل الدائري&lt;hr&gt;وصف وإنشاء الأشكال ثنائية الأبعاد المشتركة (دائرة، مثلث، رباعي الأضلاع، مضلع، تشمل التماثل الخطي والدوراني</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إيجاد محيطات المضلعات، ومساحات المستطيلات، ومساحات الأشكال المغطاة بمربعات أو أجزاء منها، وتحديد حجم أشكال معبأة بمكعبات.&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lt;hr&gt;ضرب أعداد من ثلاثة أرقام على الأكثر في عدد من رقم واحد، أو عدد من رقمين بعدد من رقمين أو قسمة عدد مكون من ثلاثة أرقام على عدد مكون من رقم واحد.&lt;hr&gt;معرفة ورسم الخطوط المتوازية والمتعامدة المثلثات قائمة الزاوية الزوايا الحادة أو المنفرجة، المقارنة بين الزوايا.&lt;hr&gt;تفسير البيانات واستخدامها للإجابة على أسئلة تتطلب قراءة مباشرة للتمثيل البياني&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وصف أو استخدام العلاقات في نمط واضح.&lt;hr&gt;قراءة البيانات من الجداول التمثيل الصوري، الأعمدة البيانية، التمثيل البياني الخطي، التمثيل الدائري&lt;hr&gt;قراءة البيانات من الجداول التمثيل الصوري، الأعمدة البيانية، التمثيل البياني الخطي، التمثيل الدائري.</text:p>
          </table:table-cell>
          <table:table-cell office:value-type="string" table:style-name="ce1">
            <text:p>حل مسائل رياضية تتضمن الأعداد لتطبيق العمليات والمهارات الحياتية.&lt;hr&gt;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ضرب أعداد (حتى 3 أرقام بأرقام مكونة من رقمين، ورقمين بأرقام مكونة من رقمين)، وقسمة أعداد (حتى 3 أرقام بأرقام مكونة من رقم واحد).&lt;hr&gt;كتابة العبارات أو الجمل العددية لتمثيل مسائل من الممكن أن تحتوي على مجهول&lt;hr&gt;التعرف على الخطوط المتوازية والمتعامدة والزوايا القائمة والزوايا الحادة أو الزوايا المنفرجة ورسمها، ومقارنة الزوايا.&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جمع وطرح أعداد من ٤ أرقام على الأكثر.&lt;hr&gt;دمج أو مقارنة البيانات من مصدرين أو أكثر. واستخلاص استنتاجات بناء على مجموعتين أو أكثر من مجموعات البيان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2" table:style-name="ce1"/>
          <table:table-cell office:value-type="float" office:value="33.332999999999998" table:style-name="ce1">
            <text:p>33.333</text:p>
          </table:table-cell>
          <table:table-cell office:value-type="float" office:value="33.332999999999998" table:style-name="ce1">
            <text:p>33.333</text:p>
          </table:table-cell>
          <table:table-cell office:value-type="float" office:value="26.667000000000002" table:style-name="ce1">
            <text:p>26.667</text:p>
          </table:table-cell>
          <table:table-cell office:value-type="float" office:value="46.667000000000002" table:style-name="ce1">
            <text:p>46.667</text:p>
          </table:table-cell>
          <table:table-cell office:value-type="float" office:value="26.667000000000002" table:style-name="ce1">
            <text:p>26.667</text:p>
          </table:table-cell>
          <table:table-cell office:value-type="float" office:value="33.332999999999998" table:style-name="ce1">
            <text:p>33.333</text:p>
          </table:table-cell>
          <table:table-cell table:number-columns-repeated="2" table:style-name="ce1"/>
          <table:table-cell office:value-type="string" table:style-name="ce1">
            <text:p>يحدد ويصف الحيوانات المفترسة الشائعة وفرائسها.&lt;hr&gt;يدرك أنه يمكن تغيير المواد من حالة إلى أخرى عن طريق التسخين أو التبريد؛ ويصف التغيرات في حالة الماء (الانصهار والتجميد، والغليان، والتبخر والتكثيف).&lt;hr&gt;يشرح كيف يرتبط الليل والنهار بالدوران اليومي للأرض حول محورها، ويقدم دليل من المظهر المتغير للظلال أثناء النهار.&lt;hr&gt;يحدد أو يقدم أمثلة لأعضاء المجموعات الرئيسة للمخلوقات الحية (مثل الحشرات والطيور والثدييات والأسماك والزواحف والنباتات الزهرية).&lt;hr&gt;يتعرف على دورات حياة النباتات والحيوانات المألوفة ويقارن بينها (كالأشجار ونبات الفاصوليا، والإنسان، والضفادع، والفراشات).&lt;hr&gt;يقارن ويفرق بين الخصائص التركيبية والسلوكية التي تميز المجموعات الرئيسة من المخلوقات الحية (مثل الحشرات والطيور والثدييات والأسماك والزواحف والنباتات المزهرة).&lt;hr&gt;يحدد مصادر الطاقة (مثل الشمس والمياه والرياح والفحم والنفط والغاز)، ويدرك أن الطاقة مطلوبة لتحريك الأشياء وللتدفئة والإضاءة.&lt;hr&gt;يحدد بعض موارد الأرض المستخدمة في الحياة اليومية (مثل المياه والرياح والتربة والغابات، والنفط، والغاز الطبيعي، والمعادن).&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lt;hr&gt;يدرك أن الأرض لها قمر يدور حولها، ويبدو القمر من الأرض مختل فا في أوقات مختلفة من الشهر.</text:p>
          </table:table-cell>
          <table:table-cell office:value-type="string" table:style-name="ce1">
            <text:p>يربط انتقال الأمراض المعدية الشائعة بالاتصال البشري (مثل: اللمس والعطاس والسعال)؛ ويحدد أو يصف بعض طرق الوقاية من انتقال المرض) مثل التطعيم وغسل اليدين والابتعاد مسافة كافية عن المرضى).&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حدد ويصف ثالث حالات للمادة (بمعنى آخر؛ أن المادة الصلبة لها شكل وحجم محدد، والسائل له حجم محدد، ولكن ليس له شكلاً محدداً، والغاز ليس له شكل وحجم محدد).&lt;hr&gt;يربط النباتات والحيوانات المألوفة (مثل: الأشجار دائمة الخضرة والضفادع والأسود) بالنظم البيئية الشائعة (مثل: الغابات والبرك والأراضي العشبية).&lt;hr&gt;يشرح أهمية استخدام موارد الأرض المتجددة وغير المتجددة بشكل مسؤول (مثل الوقود الأحفوري والغابات والمياه).&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ربط التراكيب الرئيسة في الحيوانات بوظائفها (على سبيل المثال، العظام تدعم الجسم، والرئتين تأخذ الهواء، والقلب يضخ الدم، والمعدة تهضم الطعام، والعضلات تحرك الجسم).&lt;hr&gt;يعرف الجاذبية على أنها القوة التي تجذب الأشياء إلى الأرض.&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ربط النباتات والحيوانات المألوفة (مثل: الأشجار دائمة الخضرة والضفادع والأسود) بالنظم البيئية الشائعة (مثل: الغابات والبرك والأراضي العشبية).&lt;hr&gt;يشرح أهمية استخدام موارد الأرض المتجددة وغير المتجددة بشكل مسؤول (مثل الوقود الأحفوري والغابات والمياه).&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lt;hr&gt;الحجم، حالة المادة، القدرة على توصيل الحرارة أو الكهرباء، القدرة على الطفو أو الغمر في الماء، القدرة على الجذب بواسطة المغناطيس).</text:p>
          </table:table-cell>
          <table:table-cell table:style-name="ce1"/>
          <table:table-cell office:value-type="string" table:style-name="ce1">
            <text:p>يربط التراكيب الرئيسة في النباتات بوظائفها.&lt;hr&gt;يعرف أنه بالإمكان تغير المواد من حالة إلى أخرى عن طريق التسخين أو التبريد؛ ويصف التغيرات في حالة الماء.&lt;hr&gt;يتعرف على دورات حياة النباتات والحيوانات المألوفة ويقارن ويفرق بينها.&lt;hr&gt;يقارن ويصنف الأشياء والمواد على أساس الخصائص الفيزيائية.&lt;hr&gt;يشرح أهمية استخدام موارد الأرض المتجددة وغير المتجددة بشكل مسؤول.&lt;hr&gt;يصف ما سيحدث عند ملامسة جسم ساخن بجسم بارد.&lt;hr&gt;يقارن ويصنف الأشياء والمواد على أساس الخصائص الفيزيائية.&lt;hr&gt;يربط التراكيب الرئيسة في النباتات بوظائفها.&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lt;hr&gt;يتعرف على الاختلافات بين المخلوقات الحية وغير الحية ويصفها.&lt;hr&gt;يتعرف على أن النباتات والحيوانات تتكاثر من نفس النوع؛ لتنتج أفرادا بصفات تشبه إلى حد كبير صفات الوالدين؛ ويميز بين سمات النباتات والحيوانات الموروثة من آبائها وغير الموروثة.</text:p>
          </table:table-cell>
          <table:table-cell office:value-type="string" table:style-name="ce1">
            <text:p>يتعرف ويصف كيف تستجيب الأنواع المختلفة من الحيوانات للتغيرات في الظروف البيئية؛ يتعرف ويصف كيف يستجيب جسم الإنسان للتغيرات في الظروف البيئية، وكيف يتفاعل مع النشاط البدني.&lt;hr&gt;يقارن ويصنف الأشياء والمواد على أساس الخصائص الفيزيائية.&lt;hr&gt;يحدد بعض موارد الأرض المستخدمة في الحياة اليومية.&lt;hr&gt;يتعرف أن السلوك البشري له آثار سلبية وإيجابية على البيئة؛ ويقدم أوصاف وأمثلة عامة لتأثيرات التلوث على الإنسان والنبات والحيوان.&lt;hr&gt;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تعرف على دورات حياة النباتات والحيوانات المألوفة ويقارن ويفرق بينها.&lt;hr&gt;يطبق المعرفة حول تغيرات حالة الماء في أحداث الطقس الشائعة.&lt;hr&gt;يصف أمثلة على المخاليط وكيف يمكن فصلها فيزيائياً.&lt;hr&gt;يتعرف ويشرح أن بعض المخلوقات الحية في نظام بيئي تتنافس مع غيرها على الموارد.</text:p>
          </table:table-cell>
          <table:table-cell table:number-columns-repeated="16350" table:style-name="ce1"/>
        </table:table-row>
        <table:table-row table:style-name="ro1">
          <table:table-cell office:value-type="float" office:value="1163204249" table:style-name="ce1">
            <text:p>1163204249</text:p>
          </table:table-cell>
          <table:table-cell office:value-type="string" table:style-name="ce1">
            <text:p>4249</text:p>
          </table:table-cell>
          <table:table-cell office:value-type="string" table:style-name="ce1">
            <text:p>تركي ربيع بن منير المقاطي</text:p>
          </table:table-cell>
          <table:table-cell office:value-type="string" table:style-name="ce1">
            <text:p>الشهداء الابتدائية</text:p>
          </table:table-cell>
          <table:table-cell office:value-type="float" office:value="73.332999999999998" table:style-name="ce1">
            <text:p>73.333</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20" table:style-name="ce1">
            <text:p>20</text:p>
          </table:table-cell>
          <table:table-cell office:value-type="float" office:value="13.333" table:style-name="ce1">
            <text:p>13.333</text:p>
          </table:table-cell>
          <table:table-cell table:number-columns-repeated="2" table:style-name="ce1"/>
          <table:table-cell office:value-type="string" table:style-name="ce1">
            <text:p>استخدام الخصائص الأساسية لوصف الأشكال ثلاثية الأبعاد (المكعب، الكرة، الأسطوانة) ..... والاختلاف بينها، وكيف يتم ربطها بالتمثيل ثنائي الأبعاد لها&lt;hr&gt;تفسير البيانات واستخدامها للإجابة على أسئلة تتطلب قراءة مباشرة للتمثيل البياني&lt;hr&gt;تحديد الأقطار للمضلعات، مساحة المستطيلات، مساحة أشكال مغطاة بمربعات أو أجزاء منها، تحديد حجم أشكال معبأة بمكعبات&lt;hr&gt;وصف وإنشاء الأشكال ثنائية الأبعاد المشتركة (دائرة، مثلث، رباعي الأضلاع، مضلع، تشمل التماثل الخطي والدوراني</text:p>
          </table:table-cell>
          <table:table-cell office:value-type="string" table:style-name="ce1">
            <text:p/>
          </table:table-cell>
          <table:table-cell office:value-type="string" table:style-name="ce1">
            <text:p>تفسير البيانات واستخدامها للإجابة على الأسئلة التي تتجاوز عرض البيانات مباشرة.</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lt;hr&gt;التعرف على منزلة الأرقام ضمن ٦ منازل، والربط بين تمثيلات الأرقام، ومقارنة الأعداد.&lt;hr&gt;معرفة ورسم الخطوط المتوازية والمتعامدة المثلثات قائمة الزاوية الزوايا الحادة أو المنفرجة، المقارنة بين الزوايا.&lt;hr&gt;تفسير البيانات واستخدامها للإجابة على أسئلة تتطلب قراءة مباشرة للتمثيل البياني&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وصف أو استخدام العلاقات في نمط واضح.&lt;hr&gt;قراءة البيانات من الجداول التمثيل الصوري، الأعمدة البيانية، التمثيل البياني الخطي، التمثيل الدائري</text:p>
          </table:table-cell>
          <table:table-cell office:value-type="string" table:style-name="ce1">
            <text:p>حل مسائل رياضية تتضمن الأعداد لتطبيق العمليات والمهارات الحياتية.&lt;hr&gt;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ضرب أعداد (حتى 3 أرقام بأرقام مكونة من رقمين، ورقمين بأرقام مكونة من رقمين)، وقسمة أعداد (حتى 3 أرقام بأرقام مكونة من رقم واحد).&lt;hr&gt;كتابة العبارات أو الجمل العددية لتمثيل مسائل من الممكن أن تحتوي على مجهول&lt;hr&gt;حل المسائل التي تتضمن الأعداد الفردية والزوجية والمضاعفات وعوامل الأعداد وتقريب الأعداد، وعمل تقديرات.&lt;hr&gt;جمع وطرح الكتلة (جرام كيلوجرام) الحجم (مللتر لتر) الوقت (دقائق وساعات)؛ اختيار النوع والحجم المناسب للوحدات وقراءة المقاييس..&lt;hr&gt;جمع وطرح أعداد من ٤ أرقام على الأكثر.&lt;hr&gt;دمج أو مقارنة البيانات من مصدرين أو أكثر. واستخلاص استنتاجات بناء على مجموعتين أو أكثر من مجموعات البيان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2" table:style-name="ce1"/>
          <table:table-cell office:value-type="float" office:value="46.667000000000002" table:style-name="ce1">
            <text:p>4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0" table:style-name="ce1">
            <text:p>80</text:p>
          </table:table-cell>
          <table:table-cell office:value-type="float" office:value="33.332999999999998" table:style-name="ce1">
            <text:p>33.333</text:p>
          </table:table-cell>
          <table:table-cell office:value-type="float" office:value="40" table:style-name="ce1">
            <text:p>40</text:p>
          </table:table-cell>
          <table:table-cell table:number-columns-repeated="2" table:style-name="ce1"/>
          <table:table-cell office:value-type="string" table:style-name="ce1">
            <text:p>يحدد ويصف الحيوانات المفترسة الشائعة وفرائسها.&lt;hr&gt;يشرح أن الدوائر الكهربائية البسيطة (على سبيل المثال، مصباح يدوي) تتطلب مسا راً کهربائیاً کاملاً (غير منقطع).&lt;hr&gt;يدرك أنه يمكن تغيير المواد من حالة إلى أخرى عن طريق التسخين أو التبريد؛ ويصف التغيرات في حالة الماء (الانصهار والتجميد، والغليان، والتبخر والتكثيف).&lt;hr&gt;يشرح كيف يرتبط الليل والنهار بالدوران اليومي للأرض حول محورها، ويقدم دليل من المظهر المتغير للظلال أثناء النهار.&lt;hr&gt;يتعرف على دورات حياة النباتات والحيوانات المألوفة ويقارن بينها (كالأشجار ونبات الفاصوليا، والإنسان، والضفادع، والفراشات).&lt;hr&gt;يقارن ويفرق بين الخصائص التركيبية والسلوكية التي تميز المجموعات الرئيسة من المخلوقات الحية (مثل الحشرات والطيور والثدييات والأسماك والزواحف والنباتات المزهرة).&lt;hr&gt;يحدد مصادر الطاقة (مثل الشمس والمياه والرياح والفحم والنفط والغاز)، ويدرك أن الطاقة مطلوبة لتحريك الأشياء وللتدفئة والإضاءة.&lt;hr&gt;يدرك أن الأرض لها قمر يدور حولها، ويبدو القمر من الأرض مختل فا في أوقات مختلفة من الشه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يربط بين الظواهر الفيزيائية الشائعة (مثل الظلال والانعكاس وأقواس قزح) بسلوك الضوء.</text:p>
          </table:table-cell>
          <table:table-cell table:style-name="ce1"/>
          <table:table-cell office:value-type="string" table:style-name="ce1">
            <text:p>يعرف أنه بالإمكان تغير المواد من حالة إلى أخرى عن طريق التسخين أو التبريد؛ ويصف التغيرات في حالة الماء.&lt;hr&gt;يتعرف على دورات حياة النباتات والحيوانات المألوفة ويقارن ويفرق بينها.&lt;hr&gt;يقارن ويصنف الأشياء والمواد على أساس الخصائص الفيزيائية.&lt;hr&gt;يشرح أهمية استخدام موارد الأرض المتجددة وغير المتجددة بشكل مسؤول.&lt;hr&gt;يشرح أن الدوائر الكهربائية البسيطة على سبيل المثال، المصباح اليدوي يتطلب مسارا كهربائيا متصلاً.&lt;hr&gt;يقارن ويصنف الأشياء والمواد على أساس الخصائص الفيزيائية.&lt;hr&gt;يربط التراكيب الرئيسة في النباتات بوظائفها.&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lt;hr&gt;يتعرف على الاختلافات بين المخلوقات الحية وغير الحية ويصفها.&lt;hr&gt;يربط الصفات المظهرية للنباتات والحيوانات بالبيئات التي تعيش فيها ويصف كيف تساعدها هذه الصفات في البقاء على قيد الحياة.</text:p>
          </table:table-cell>
          <table:table-cell office:value-type="string" table:style-name="ce1">
            <text:p>يعرف أن الفصول في نصفي الكرة الأرضية الشمالي والجنوبي مرتبطة بالحركة السنوية للأرض حول الشمس وميل محور الأرض).&lt;hr&gt;يتعرف ويصف كيف تستجيب الأنواع المختلفة من الحيوانات للتغيرات في الظروف البيئية؛ يتعرف ويصف كيف يستجيب جسم الإنسان للتغيرات في الظروف البيئية، وكيف يتفاعل مع النشاط البدني.&lt;hr&gt;يقارن ويصنف الأشياء والمواد على أساس الخصائص الفيزيائية.&lt;hr&gt;يحدد بعض موارد الأرض المستخدمة في الحياة اليومية.&lt;hr&gt;يربط بين الظواهر الفيزيائية الشائعة، بسلوك الضوء.&lt;hr&gt;يطبق المعرفة حول تغيرات حالة الماء في أحداث الطقس الشائعة.&lt;hr&gt;يتعرف ويشرح أن بعض المخلوقات الحية في نظام بيئي تتنافس مع غيرها على الموارد.&lt;hr&gt;يربط التراكيب الرئيسة في الحيوانات بوظائفها.&lt;hr&gt;يربط النباتات والحيوانات المألوفة بالنظم البيئية الشائعة (مثل: الغابات والبرك والأراضي العشبية).</text:p>
          </table:table-cell>
          <table:table-cell table:number-columns-repeated="16350" table:style-name="ce1"/>
        </table:table-row>
        <table:table-row table:style-name="ro1">
          <table:table-cell office:value-type="float" office:value="1166003119" table:style-name="ce1">
            <text:p>1166003119</text:p>
          </table:table-cell>
          <table:table-cell office:value-type="string" table:style-name="ce1">
            <text:p>3119</text:p>
          </table:table-cell>
          <table:table-cell office:value-type="string" table:style-name="ce1">
            <text:p>جاسر عبدالعزيز خلف المقاطى</text:p>
          </table:table-cell>
          <table:table-cell office:value-type="string" table:style-name="ce1">
            <text:p>الشهداء الابتدائية</text:p>
          </table:table-cell>
          <table:table-cell table:style-name="ce1"/>
          <table:table-cell office:value-type="float" office:value="100" table:style-name="ce1">
            <text:p>100</text:p>
          </table:table-cell>
          <table:table-cell office:value-type="float" office:value="73.332999999999998" table:style-name="ce1">
            <text:p>73.333</text:p>
          </table:table-cell>
          <table:table-cell office:value-type="float" office:value="33.332999999999998" table:style-name="ce1">
            <text:p>33.333</text:p>
          </table:table-cell>
          <table:table-cell office:value-type="float" office:value="93.332999999999998" table:style-name="ce1">
            <text:p>93.333</text:p>
          </table:table-cell>
          <table:table-cell office:value-type="float" office:value="20" table:style-name="ce1">
            <text:p>20</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جمع وطرح أعداد من 4 أرقام على الاكثر&lt;hr&gt;إيجاد الرقم المجهول أو العملية في مسائل عددي&lt;hr&gt;تمثيل الكسور كأجزاء من الكل أو أجزاء من المجموعة، والربط بين تمثيلات مختلفة للكسور (كلمات، أرقام، نماذج)، والمقارنة بين الكسور وترتبيها، جمع وطرح الكسور المتشابهة.&lt;hr&gt;وصف وإنشاء الأشكال ثنائية الأبعاد المشتركة (دائرة، مثلث، رباعي الأضلاع، مضلع، تشمل التماثل الخطي والدوراني</text:p>
          </table:table-cell>
          <table:table-cell office:value-type="string" table:style-name="ce1">
            <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حل مسائل رياضية تتضمن الأعداد لتطبيق العمليات والمهارات الحياتية.&lt;hr&gt;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كتابة العبارات أو الجمل العددية لتمثيل مسائل من الممكن أن تحتوي على مجهول&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جمع وطرح الكتلة (جرام كيلوجرام) الحجم (مللتر لتر) الوقت (دقائق وساعات)؛ اختيار النوع والحجم المناسب للوحدات وقراءة المقاييس..&lt;hr&gt;جمع وطرح أعداد من ٤ أرقام على الأكثر.&lt;hr&gt;دمج أو مقارنة البيانات من مصدرين أو أكثر. واستخلاص استنتاجات بناء على مجموعتين أو أكثر من مجموعات البيان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3" table:style-name="ce1"/>
          <table:table-cell office:value-type="float" office:value="93.332999999999998" table:style-name="ce1">
            <text:p>93.333</text:p>
          </table:table-cell>
          <table:table-cell office:value-type="float" office:value="93.332999999999998" table:style-name="ce1">
            <text:p>93.333</text:p>
          </table:table-cell>
          <table:table-cell office:value-type="float" office:value="60" table:style-name="ce1">
            <text:p>60</text:p>
          </table:table-cell>
          <table:table-cell office:value-type="float" office:value="66.667000000000002" table:style-name="ce1">
            <text:p>66.667</text:p>
          </table:table-cell>
          <table:table-cell office:value-type="float" office:value="40" table:style-name="ce1">
            <text:p>40</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table:style-name="ce1"/>
          <table:table-cell office:value-type="string" table:style-name="ce1">
            <text:p>يربط التراكيب الرئيسة في النباتات بوظائفها.&lt;hr&gt;يتعرف على دورات حياة النباتات والحيوانات المألوفة ويقارن ويفرق بينها.&lt;hr&gt;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قارن ويصنف الأشياء والمواد على أساس الخصائص الفيزيائية.&lt;hr&gt;يحدد بعض موارد الأرض المستخدمة في الحياة اليومية.&lt;hr&gt;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شرح أن الدوائر الكهربائية البسيطة يتطلب مساراً كهربائياً متصلاً.&lt;hr&gt;يطبق المعرفة حول تغيرات حالة الماء في أحداث الطقس الشائعة.&lt;hr&gt;يصف أمثلة على المخاليط وكيف يمكن فصلها فيزيائياً.&lt;hr&gt;يتعرف ويشرح أن بعض المخلوقات الحية في نظام بيئي تتنافس مع غيرها على الموارد.&lt;hr&gt;يربط التراكيب الرئيسة في الحيوانات بوظائفها.</text:p>
          </table:table-cell>
          <table:table-cell table:number-columns-repeated="16350" table:style-name="ce1"/>
        </table:table-row>
        <table:table-row table:style-name="ro1">
          <table:table-cell office:value-type="float" office:value="1162895633" table:style-name="ce1">
            <text:p>1162895633</text:p>
          </table:table-cell>
          <table:table-cell office:value-type="string" table:style-name="ce1">
            <text:p>5633</text:p>
          </table:table-cell>
          <table:table-cell office:value-type="string" table:style-name="ce1">
            <text:p>جسار رياض بن صلاح الحربي</text:p>
          </table:table-cell>
          <table:table-cell office:value-type="string" table:style-name="ce1">
            <text:p>الشهداء الابتدائية</text:p>
          </table:table-cell>
          <table:table-cell office:value-type="float" office:value="66.667000000000002" table:style-name="ce1">
            <text:p>66.667</text:p>
          </table:table-cell>
          <table:table-cell office:value-type="float" office:value="66.667000000000002" table:style-name="ce1">
            <text:p>66.667</text:p>
          </table:table-cell>
          <table:table-cell office:value-type="float" office:value="53.332999999999998" table:style-name="ce1">
            <text:p>53.333</text:p>
          </table:table-cell>
          <table:table-cell office:value-type="float" office:value="60" table:style-name="ce1">
            <text:p>60</text:p>
          </table:table-cell>
          <table:table-cell office:value-type="float" office:value="53.332999999999998" table:style-name="ce1">
            <text:p>53.333</text:p>
          </table:table-cell>
          <table:table-cell office:value-type="float" office:value="40" table:style-name="ce1">
            <text:p>40</text:p>
          </table:table-cell>
          <table:table-cell table:number-columns-repeated="3" table:style-name="ce1"/>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مطابقة أو كتابة تعبيرات أو جمل عددية لتمثيل مواقف مشكلة قد تتضمن مجاهيل.&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وصف وإنشاء الأشكال ثنائية الأبعاد المشتركة تشمل التناظر الخطي والدوراني.&lt;hr&gt;قراءة البيانات من الجداول التمثيل الصوري، الأعمدة البيانية، التمثيل البياني الخطي، التمثيل الدائري</text:p>
          </table:table-cell>
          <table:table-cell office:value-type="string" table:style-name="ce1">
            <text:p>حل مسائل رياضية تتضمن الأعداد لتطبيق العمليات والمهارات الحياتية.&lt;hr&gt;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2" table:style-name="ce1"/>
          <table:table-cell office:value-type="float" office:value="86.667000000000002" table:style-name="ce1">
            <text:p>86.667</text:p>
          </table:table-cell>
          <table:table-cell office:value-type="float" office:value="66.667000000000002" table:style-name="ce1">
            <text:p>66.667</text:p>
          </table:table-cell>
          <table:table-cell office:value-type="float" office:value="66.667000000000002" table:style-name="ce1">
            <text:p>66.667</text:p>
          </table:table-cell>
          <table:table-cell office:value-type="float" office:value="73.332999999999998" table:style-name="ce1">
            <text:p>73.333</text:p>
          </table:table-cell>
          <table:table-cell office:value-type="float" office:value="86.667000000000002" table:style-name="ce1">
            <text:p>86.667</text:p>
          </table:table-cell>
          <table:table-cell office:value-type="float" office:value="86.667000000000002" table:style-name="ce1">
            <text:p>86.667</text:p>
          </table:table-cell>
          <table:table-cell table:number-columns-repeated="2" table:style-name="ce1"/>
          <table:table-cell office:value-type="string" table:style-name="ce1">
            <text:p>يتعرف على دورات حياة النباتات والحيوانات المألوفة ويقارن بينها (كالأشجار ونبات الفاصوليا، والإنسان، والضفادع، والفراشات).&lt;hr&gt;يدرك أن الأرض لها قمر يدور حولها، ويبدو القمر من الأرض مختل فا في أوقات مختلفة من الشهر.</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ربط انتقال الأمراض المعدية الشائعة بالاتصال البشري (مثل: اللمس والعطاس والسعال)؛ ويحدد أو يصف بعض طرق الوقاية من انتقال المرض) مثل التطعيم وغسل اليدين والابتعاد مسافة كافية عن المرضى).&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حدد ويصف ثالث حالات للمادة (بمعنى آخر؛ أن المادة الصلبة لها شكل وحجم محدد، والسائل له حجم محدد، ولكن ليس له شكلاً محدداً، والغاز ليس له شكل وحجم محدد).&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ربط النباتات والحيوانات المألوفة (مثل: الأشجار دائمة الخضرة والضفادع والأسود) بالنظم البيئية الشائعة (مثل: الغابات والبرك والأراضي العشبية).&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text:p>
          </table:table-cell>
          <table:table-cell table:style-name="ce1"/>
          <table:table-cell office:value-type="string" table:style-name="ce1">
            <text:p>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lt;hr&gt;يتعرف على أن النباتات والحيوانات تتكاثر من نفس النوع؛ لتنتج أفرادا بصفات تشبه إلى حد كبير صفات الوالدين؛ ويميز بين سمات النباتات والحيوانات الموروثة من آبائها وغير الموروثة.</text:p>
          </table:table-cell>
          <table:table-cell office:value-type="string" table:style-name="ce1">
            <text:p>يعرف أنه بالإمكان تغير المواد من حالة إلى أخرى عن طريق التسخين أو التبريد؛ ويصف التغيرات في حالة الماء.&lt;hr&gt;يطبق المعرفة حول تغيرات حالة الماء في أحداث الطقس الشائعة.</text:p>
          </table:table-cell>
          <table:table-cell table:number-columns-repeated="16350" table:style-name="ce1"/>
        </table:table-row>
        <table:table-row table:style-name="ro1">
          <table:table-cell office:value-type="float" office:value="1160404446" table:style-name="ce1">
            <text:p>1160404446</text:p>
          </table:table-cell>
          <table:table-cell office:value-type="string" table:style-name="ce1">
            <text:p>4446</text:p>
          </table:table-cell>
          <table:table-cell office:value-type="string" table:style-name="ce1">
            <text:p>جواد عاطف بن عبدالله الحربي</text:p>
          </table:table-cell>
          <table:table-cell office:value-type="string" table:style-name="ce1">
            <text:p>الشهداء الابتدائية</text:p>
          </table:table-cell>
          <table:table-cell table:style-name="ce1"/>
          <table:table-cell office:value-type="float" office:value="73.332999999999998" table:style-name="ce1">
            <text:p>73.333</text:p>
          </table:table-cell>
          <table:table-cell office:value-type="float" office:value="60" table:style-name="ce1">
            <text:p>60</text:p>
          </table:table-cell>
          <table:table-cell office:value-type="float" office:value="73.332999999999998" table:style-name="ce1">
            <text:p>73.333</text:p>
          </table:table-cell>
          <table:table-cell office:value-type="float" office:value="13.333" table:style-name="ce1">
            <text:p>13.333</text:p>
          </table:table-cell>
          <table:table-cell office:value-type="float" office:value="33.332999999999998" table:style-name="ce1">
            <text:p>33.333</text:p>
          </table:table-cell>
          <table:table-cell table:number-columns-repeated="3" table:style-name="ce1"/>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حل المسائل التي تتضمن الأعداد الفردية والزوجية والمضاعفات وعوامل الأعداد وتقريب الأعداد، وعمل التقديرات.</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مطابقة أو كتابة تعبيرات أو جمل عددية لتمثيل مواقف مشكلة قد تتضمن مجاهيل.&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lt;hr&gt;ضرب أعداد من ثلاثة أرقام على الأكثر في عدد من رقم واحد، أو عدد من رقمين بعدد من رقمين أو قسمة عدد مكون من ثلاثة أرقام على عدد مكون من رقم واحد.&lt;hr&gt;معرفة ورسم الخطوط المتوازية والمتعامدة المثلثات قائمة الزاوية الزوايا الحادة أو المنفرجة، المقارنة بين الزوايا.&lt;hr&gt;تفسير البيانات واستخدامها للإجابة على أسئلة تتطلب قراءة مباشرة للتمثيل البياني&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قراءة البيانات من الجداول التمثيل الصوري، الأعمدة البيانية، التمثيل البياني الخطي، التمثيل الدائري&lt;hr&gt;قراءة البيانات من الجداول التمثيل الصوري، الأعمدة البيانية، التمثيل البياني الخطي، التمثيل الدائري.</text:p>
          </table:table-cell>
          <table:table-cell office:value-type="string" table:style-name="ce1">
            <text:p>حل مسائل رياضية تتضمن الأعداد لتطبيق العمليات والمهارات الحياتية.&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ضرب أعداد (حتى 3 أرقام بأرقام مكونة من رقمين، ورقمين بأرقام مكونة من رقمين)، وقسمة أعداد (حتى 3 أرقام بأرقام مكونة من رقم واحد).&lt;hr&gt;كتابة العبارات أو الجمل العددية لتمثيل مسائل من الممكن أن تحتوي على مجهول&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جمع وطرح الكتلة (جرام كيلوجرام) الحجم (مللتر لتر) الوقت (دقائق وساعات)؛ اختيار النوع والحجم المناسب للوحدات وقراءة المقاييس..&lt;hr&gt;دمج أو مقارنة البيانات من مصدرين أو أكثر. واستخلاص استنتاجات بناء على مجموعتين أو أكثر من مجموعات البيانات.&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3" table:style-name="ce1"/>
          <table:table-cell office:value-type="float" office:value="80" table:style-name="ce1">
            <text:p>80</text:p>
          </table:table-cell>
          <table:table-cell office:value-type="float" office:value="73.332999999999998" table:style-name="ce1">
            <text:p>73.333</text:p>
          </table:table-cell>
          <table:table-cell office:value-type="float" office:value="60" table:style-name="ce1">
            <text:p>60</text:p>
          </table:table-cell>
          <table:table-cell office:value-type="float" office:value="86.667000000000002" table:style-name="ce1">
            <text:p>86.667</text:p>
          </table:table-cell>
          <table:table-cell office:value-type="float" office:value="60" table:style-name="ce1">
            <text:p>60</text:p>
          </table:table-cell>
          <table:table-cell table:number-columns-repeated="3" table:style-name="ce1"/>
          <table:table-cell office:value-type="string" table:style-name="ce1">
            <text:p>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ربط النباتات والحيوانات المألوفة (مثل: الأشجار دائمة الخضرة والضفادع والأسود) بالنظم البيئية الشائعة (مثل: الغابات والبرك والأراضي العشبية).&lt;hr&gt;يقارن ويصنف الأشياء والمواد على أساس الخصائص الفيزيائية (على سبيل المثال، الوزن/ الكتلة،</text:p>
          </table:table-cell>
          <table:table-cell table:style-name="ce1"/>
          <table:table-cell office:value-type="string" table:style-name="ce1">
            <text:p>يقارن ويصنف الأشياء والمواد على أساس الخصائص الفيزيائية.&lt;hr&gt;يصف النظام الشمسي كالشمس والكواكب التي تدور حولها، ويعرف أن الأرض لها قمر يدور حولها، ويبدو القمر من الأرض مختلفا في أوقات متفاوتة من الشهر.</text:p>
          </table:table-cell>
          <table:table-cell office:value-type="string" table:style-name="ce1">
            <text:p>يربط الصفات المظهرية للنباتات والحيوانات بالبيئات التي تعيش فيها ويصف كيف تساعدها هذه الصفات في البقاء على قيد الحياة.&lt;hr&gt;يتعرف أن السلوك البشري له آثار سلبية وإيجابية على البيئة؛ ويقدم أوصاف وأمثلة عامة لتأثيرات التلوث على الإنسان والنبات والحيوان.&lt;hr&gt;يربط بين الظواهر الفيزيائية الشائعة، بسلوك الضوء.&lt;hr&gt;يصف أمثلة على المخاليط وكيف يمكن فصلها فيزيائياً.&lt;hr&gt;يربط التراكيب الرئيسة في الحيوانات بوظائفها.&lt;hr&gt;يربط النباتات والحيوانات المألوفة بالنظم البيئية الشائعة (مثل: الغابات والبرك والأراضي العشبية).</text:p>
          </table:table-cell>
          <table:table-cell table:number-columns-repeated="16350" table:style-name="ce1"/>
        </table:table-row>
        <table:table-row table:style-name="ro1">
          <table:table-cell office:value-type="float" office:value="1170717787" table:style-name="ce1">
            <text:p>1170717787</text:p>
          </table:table-cell>
          <table:table-cell office:value-type="string" table:style-name="ce1">
            <text:p>7787</text:p>
          </table:table-cell>
          <table:table-cell office:value-type="string" table:style-name="ce1">
            <text:p>حاكم محمد بندر العمرى الشريف</text:p>
          </table:table-cell>
          <table:table-cell office:value-type="string" table:style-name="ce1">
            <text:p>الشهداء الابتدائية</text:p>
          </table:table-cell>
          <table:table-cell office:value-type="float" office:value="86.667000000000002" table:style-name="ce1">
            <text:p>86.667</text:p>
          </table:table-cell>
          <table:table-cell office:value-type="float" office:value="66.667000000000002" table:style-name="ce1">
            <text:p>66.667</text:p>
          </table:table-cell>
          <table:table-cell office:value-type="float" office:value="80" table:style-name="ce1">
            <text:p>80</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0" table:style-name="ce1">
            <text:p>80</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93.332999999999998" table:style-name="ce1">
            <text:p>93.333</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عرف أنه بالإمكان تغير المواد من حالة إلى أخرى عن طريق التسخين أو التبريد؛ ويصف التغيرات في حالة الماء.</text:p>
          </table:table-cell>
          <table:table-cell table:number-columns-repeated="16350" table:style-name="ce1"/>
        </table:table-row>
        <table:table-row table:style-name="ro1">
          <table:table-cell office:value-type="float" office:value="1162934853" table:style-name="ce1">
            <text:p>1162934853</text:p>
          </table:table-cell>
          <table:table-cell office:value-type="string" table:style-name="ce1">
            <text:p>4853</text:p>
          </table:table-cell>
          <table:table-cell office:value-type="string" table:style-name="ce1">
            <text:p>حسن حسان بن عليثه الصاعدى</text:p>
          </table:table-cell>
          <table:table-cell office:value-type="string" table:style-name="ce1">
            <text:p>الشهداء الابتدائية</text:p>
          </table:table-cell>
          <table:table-cell table:style-name="ce1"/>
          <table:table-cell office:value-type="float" office:value="80" table:style-name="ce1">
            <text:p>8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3" table:style-name="ce1"/>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3" table:style-name="ce1"/>
          <table:table-cell office:value-type="float" office:value="86.667000000000002" table:style-name="ce1">
            <text:p>86.667</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80" table:style-name="ce1">
            <text:p>80</text:p>
          </table:table-cell>
          <table:table-cell office:value-type="float" office:value="100" table:style-name="ce1">
            <text:p>100</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style-name="ce1"/>
        </table:table-row>
        <table:table-row table:style-name="ro1">
          <table:table-cell office:value-type="float" office:value="2345990366" table:style-name="ce1">
            <text:p>2345990366</text:p>
          </table:table-cell>
          <table:table-cell office:value-type="string" table:style-name="ce1">
            <text:p>0366</text:p>
          </table:table-cell>
          <table:table-cell office:value-type="string" table:style-name="ce1">
            <text:p>حسن مروان عبدالله حزام</text:p>
          </table:table-cell>
          <table:table-cell office:value-type="string" table:style-name="ce1">
            <text:p>الشهداء الابتدائية</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text:p>
          </table:table-cell>
          <table:table-cell office:value-type="string" table:style-name="ce1">
            <text:p/>
          </table:table-cell>
          <table:table-cell office:value-type="string" table:style-name="ce1">
            <text:p>تفسير البيانات واستخدامها للإجابة على الأسئلة التي تتجاوز عرض البيانات مباشرة.</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يربط بين الظواهر الفيزيائية الشائعة (مثل الظلال والانعكاس وأقواس قزح) بسلوك الضوء.</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style-name="ce1"/>
        </table:table-row>
        <table:table-row table:style-name="ro1">
          <table:table-cell office:value-type="float" office:value="2359571722" table:style-name="ce1">
            <text:p>2359571722</text:p>
          </table:table-cell>
          <table:table-cell office:value-type="string" table:style-name="ce1">
            <text:p>1722</text:p>
          </table:table-cell>
          <table:table-cell office:value-type="string" table:style-name="ce1">
            <text:p>حسين محمد سالم بابطين</text:p>
          </table:table-cell>
          <table:table-cell office:value-type="string" table:style-name="ce1">
            <text:p>الشهداء الابتدائية</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93.332999999999998" table:style-name="ce1">
            <text:p>93.333</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جمع وطرح أعداد من 4 أرقام على الاكثر&lt;hr&gt;معرفة ورسم الخطوط المتوازية والمتعامدة، المثلثات قائمة الزاوية، الزوايا الحادة أو المنفرجة، المقارنة بين الزوايا&lt;hr&gt;إيجاد الرقم المجهول أو العملية في مسائل عددي&lt;hr&gt;التعرف على منزلة الأرقام ضمن منازل، الربط بين تمثيلات الأرقام والكلمات، الرموز، النماذج، خط الأعداد، ومقارنة الأعداد&lt;hr&gt;تمثيل الكسور كأجزاء من الكل أو أجزاء من المجموعة، والربط بين تمثيلات مختلفة للكسور (كلمات، أرقام، نماذج)، والمقارنة بين الكسور وترتبيها، جمع وطرح الكسور المتشابهة.</text:p>
          </table:table-cell>
          <table:table-cell office:value-type="string" table:style-name="ce1">
            <text:p>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مطابقة أو كتابة تعبيرات أو جمل عددية لتمثيل مواقف مشكلة قد تتضمن مجاهيل.</text:p>
          </table:table-cell>
          <table:table-cell table:style-name="ce1"/>
          <table:table-cell office:value-type="string" table:style-name="ce1">
            <text:p>وصف وإنشاء الأشكال ثنائية الأبعاد المشتركة تشمل التناظر الخطي والدوراني.</text:p>
          </table:table-cell>
          <table:table-cell office:value-type="string" table:style-name="ce1">
            <text:p>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2" table:style-name="ce1"/>
          <table:table-cell office:value-type="float" office:value="100" table:style-name="ce1">
            <text:p>100</text:p>
          </table:table-cell>
          <table:table-cell office:value-type="float" office:value="80" table:style-name="ce1">
            <text:p>80</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text:p>
          </table:table-cell>
          <table:table-cell table:style-name="ce1"/>
          <table:table-cell office:value-type="string" table:style-name="ce1">
            <text:p>يقارن ويصنف الأشياء والمواد على أساس الخصائص الفيزيائية.</text:p>
          </table:table-cell>
          <table:table-cell office:value-type="string" table:style-name="ce1">
            <text:p>يقارن ويصنف الأشياء والمواد على أساس الخصائص الفيزيائية.&lt;hr&gt;يعرف أنه بالإمكان تغير المواد من حالة إلى أخرى عن طريق التسخين أو التبريد؛ ويصف التغيرات في حالة الماء.</text:p>
          </table:table-cell>
          <table:table-cell table:number-columns-repeated="16350"/>
        </table:table-row>
        <table:table-row table:style-name="ro1">
          <table:table-cell office:value-type="float" office:value="2327214306" table:style-name="ce1">
            <text:p>2327214306</text:p>
          </table:table-cell>
          <table:table-cell office:value-type="string" table:style-name="ce1">
            <text:p>4306</text:p>
          </table:table-cell>
          <table:table-cell office:value-type="string" table:style-name="ce1">
            <text:p>حسين محمد ياسين علي فتح الباري</text:p>
          </table:table-cell>
          <table:table-cell office:value-type="string" table:style-name="ce1">
            <text:p>الشهداء الابتدائية</text:p>
          </table:table-cell>
          <table:table-cell office:value-type="float" office:value="60" table:style-name="ce1">
            <text:p>60</text:p>
          </table:table-cell>
          <table:table-cell office:value-type="float" office:value="40" table:style-name="ce1">
            <text:p>40</text:p>
          </table:table-cell>
          <table:table-cell office:value-type="float" office:value="80" table:style-name="ce1">
            <text:p>80</text:p>
          </table:table-cell>
          <table:table-cell office:value-type="float" office:value="33.332999999999998" table:style-name="ce1">
            <text:p>33.333</text:p>
          </table:table-cell>
          <table:table-cell office:value-type="float" office:value="93.332999999999998" table:style-name="ce1">
            <text:p>93.333</text:p>
          </table:table-cell>
          <table:table-cell office:value-type="float" office:value="46.667000000000002" table:style-name="ce1">
            <text:p>46.667</text:p>
          </table:table-cell>
          <table:table-cell table:number-columns-repeated="3" table:style-name="ce1"/>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تفسير البيانات واستخدامها للإجابة على الأسئلة التي تتجاوز عرض البيانات مباشرة.&lt;hr&gt;تفسير البيانات واستخدامها للإجابة على الأسئلة التي تتجاوز عرض البيانات مباشرة.</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حل مسائل رياضية تتضمن الأعداد لتطبيق العمليات والمهارات الحياتية.&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ضرب أعداد (حتى 3 أرقام بأرقام مكونة من رقمين، ورقمين بأرقام مكونة من رقمين)، وقسمة أعداد (حتى 3 أرقام بأرقام مكونة من رقم واحد).&lt;hr&gt;كتابة العبارات أو الجمل العددية لتمثيل مسائل من الممكن أن تحتوي على مجهول&lt;hr&gt;جمع وطرح أعداد من ٤ أرقام على الأكثر.&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2" table:style-name="ce1"/>
          <table:table-cell office:value-type="float" office:value="66.667000000000002" table:style-name="ce1">
            <text:p>66.667</text:p>
          </table:table-cell>
          <table:table-cell office:value-type="float" office:value="66.667000000000002" table:style-name="ce1">
            <text:p>66.667</text:p>
          </table:table-cell>
          <table:table-cell office:value-type="float" office:value="80" table:style-name="ce1">
            <text:p>80</text:p>
          </table:table-cell>
          <table:table-cell office:value-type="float" office:value="66.667000000000002" table:style-name="ce1">
            <text:p>66.667</text:p>
          </table:table-cell>
          <table:table-cell office:value-type="float" office:value="66.667000000000002" table:style-name="ce1">
            <text:p>66.667</text:p>
          </table:table-cell>
          <table:table-cell office:value-type="float" office:value="40" table:style-name="ce1">
            <text:p>40</text:p>
          </table:table-cell>
          <table:table-cell table:number-columns-repeated="2" table:style-name="ce1"/>
          <table:table-cell office:value-type="string" table:style-name="ce1">
            <text:p>يحدد ويصف الحيوانات المفترسة الشائعة وفرائسها.&lt;hr&gt;يدرك أنه يمكن تغيير المواد من حالة إلى أخرى عن طريق التسخين أو التبريد؛ ويصف التغيرات في حالة الماء (الانصهار والتجميد، والغليان، والتبخر والتكثيف).&lt;hr&gt;يشرح كيف يرتبط الليل والنهار بالدوران اليومي للأرض حول محورها، ويقدم دليل من المظهر المتغير للظلال أثناء النهار.&lt;hr&gt;يحدد مصادر الطاقة (مثل الشمس والمياه والرياح والفحم والنفط والغاز)، ويدرك أن الطاقة مطلوبة لتحريك الأشياء وللتدفئة والإضاءة.&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ربط النباتات والحيوانات المألوفة (مثل: الأشجار دائمة الخضرة والضفادع والأسود) بالنظم البيئية الشائعة (مثل: الغابات والبرك والأراضي العشبية).&lt;hr&gt;يربط بين الظواهر الفيزيائية الشائعة (مثل الظلال والانعكاس وأقواس قزح) بسلوك الضوء.</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text:p>
          </table:table-cell>
          <table:table-cell table:style-name="ce1"/>
          <table:table-cell office:value-type="string" table:style-name="ce1">
            <text:p>يربط التراكيب الرئيسة في النباتات بوظائفها.&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lt;hr&gt;يتعرف على الاختلافات بين المخلوقات الحية وغير الحية ويصفها.</text:p>
          </table:table-cell>
          <table:table-cell office:value-type="string" table:style-name="ce1">
            <text:p>يعرف أن الفصول في نصفي الكرة الأرضية الشمالي والجنوبي مرتبطة بالحركة السنوية للأرض حول الشمس وميل محور الأرض).&lt;hr&gt;يتعرف ويصف كيف تستجيب الأنواع المختلفة من الحيوانات للتغيرات في الظروف البيئية؛ يتعرف ويصف كيف يستجيب جسم الإنسان للتغيرات في الظروف البيئية، وكيف يتفاعل مع النشاط البدني.&lt;hr&gt;يقارن ويصنف الأشياء والمواد على أساس الخصائص الفيزيائية.&lt;hr&gt;يربط الصفات المظهرية للنباتات والحيوانات بالبيئات التي تعيش فيها ويصف كيف تساعدها هذه الصفات في البقاء على قيد الحياة.&lt;hr&gt;يتعرف أن السلوك البشري له آثار سلبية وإيجابية على البيئة؛ ويقدم أوصاف وأمثلة عامة لتأثيرات التلوث على الإنسان والنبات والحيوان.&lt;hr&gt;يربط بين الظواهر الفيزيائية الشائعة، بسلوك الضوء.&lt;hr&gt;يطبق المعرفة حول تغيرات حالة الماء في أحداث الطقس الشائعة.&lt;hr&gt;يصف أمثلة على المخاليط وكيف يمكن فصلها فيزيائياً.&lt;hr&gt;يتعرف ويشرح أن بعض المخلوقات الحية في نظام بيئي تتنافس مع غيرها على الموارد.</text:p>
          </table:table-cell>
          <table:table-cell table:number-columns-repeated="16350"/>
        </table:table-row>
        <table:table-row table:style-name="ro1">
          <table:table-cell office:value-type="float" office:value="1170330391" table:style-name="ce1">
            <text:p>1170330391</text:p>
          </table:table-cell>
          <table:table-cell office:value-type="string" table:style-name="ce1">
            <text:p>0391</text:p>
          </table:table-cell>
          <table:table-cell office:value-type="string" table:style-name="ce1">
            <text:p>خالد يحيى بكر الحسني</text:p>
          </table:table-cell>
          <table:table-cell office:value-type="string" table:style-name="ce1">
            <text:p>الشهداء الابتدائية</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93.332999999999998" table:style-name="ce1">
            <text:p>93.333</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
          </table:table-cell>
          <table:table-cell office:value-type="string" table:style-name="ce1">
            <text:p>تفسير البيانات واستخدامها للإجابة على الأسئلة التي تتجاوز عرض البيانات مباشرة.</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يربط بين الظواهر الفيزيائية الشائعة (مثل الظلال والانعكاس وأقواس قزح) بسلوك الضوء.</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2337321414" table:style-name="ce1">
            <text:p>2337321414</text:p>
          </table:table-cell>
          <table:table-cell office:value-type="string" table:style-name="ce1">
            <text:p>1414</text:p>
          </table:table-cell>
          <table:table-cell office:value-type="string" table:style-name="ce1">
            <text:p>ريان عبدالله - عبدالرحمن</text:p>
          </table:table-cell>
          <table:table-cell office:value-type="string" table:style-name="ce1">
            <text:p>الشهداء الابتدائية</text:p>
          </table:table-cell>
          <table:table-cell table:style-name="ce1"/>
          <table:table-cell office:value-type="float" office:value="66.667000000000002" table:style-name="ce1">
            <text:p>66.667</text:p>
          </table:table-cell>
          <table:table-cell office:value-type="float" office:value="66.667000000000002" table:style-name="ce1">
            <text:p>66.667</text:p>
          </table:table-cell>
          <table:table-cell office:value-type="float" office:value="66.667000000000002" table:style-name="ce1">
            <text:p>66.667</text:p>
          </table:table-cell>
          <table:table-cell office:value-type="float" office:value="73.332999999999998" table:style-name="ce1">
            <text:p>73.333</text:p>
          </table:table-cell>
          <table:table-cell office:value-type="float" office:value="66.667000000000002" table:style-name="ce1">
            <text:p>66.667</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التعرف على القيمة المكانية للأعداد إلى 6 أرقام، وربط تمثيلات الأعداد (الكلمات، والرموز، والنماذج بما في ذلك خطوط الأعداد)، ومقارنة الأعداد.&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text:p>
          </table:table-cell>
          <table:table-cell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تعرف على الخطوط المتوازية والمتعامدة والزوايا القائمة والزوايا الحادة أو الزوايا المنفرجة ورسمها، ومقارنة الزوايا.&lt;hr&gt;جمع وطرح الكتلة (جرام كيلوجرام) الحجم (مللتر لتر) الوقت (دقائق وساعات)؛ اختيار النوع والحجم المناسب للوحدات وقراءة المقاييس..&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3" table:style-name="ce1"/>
          <table:table-cell office:value-type="float" office:value="86.667000000000002" table:style-name="ce1">
            <text:p>86.667</text:p>
          </table:table-cell>
          <table:table-cell office:value-type="float" office:value="93.332999999999998" table:style-name="ce1">
            <text:p>93.333</text:p>
          </table:table-cell>
          <table:table-cell office:value-type="float" office:value="73.332999999999998" table:style-name="ce1">
            <text:p>73.333</text:p>
          </table:table-cell>
          <table:table-cell office:value-type="float" office:value="100" table:style-name="ce1">
            <text:p>100</text:p>
          </table:table-cell>
          <table:table-cell office:value-type="float" office:value="86.667000000000002" table:style-name="ce1">
            <text:p>86.667</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text:p>
          </table:table-cell>
          <table:table-cell table:style-name="ce1"/>
          <table:table-cell office:value-type="string" table:style-name="ce1">
            <text:p/>
          </table:table-cell>
          <table:table-cell office:value-type="string" table:style-name="ce1">
            <text:p>يعرف أنه بالإمكان تغير المواد من حالة إلى أخرى عن طريق التسخين أو التبريد؛ ويصف التغيرات في حالة الماء.&lt;hr&gt;يربط بين الظواهر الفيزيائية الشائعة، بسلوك الضوء.</text:p>
          </table:table-cell>
          <table:table-cell table:number-columns-repeated="16350"/>
        </table:table-row>
        <table:table-row table:style-name="ro1">
          <table:table-cell office:value-type="float" office:value="2378160143" table:style-name="ce1">
            <text:p>2378160143</text:p>
          </table:table-cell>
          <table:table-cell office:value-type="string" table:style-name="ce1">
            <text:p>0143</text:p>
          </table:table-cell>
          <table:table-cell office:value-type="string" table:style-name="ce1">
            <text:p>زياد علي محمد الصغير</text:p>
          </table:table-cell>
          <table:table-cell office:value-type="string" table:style-name="ce1">
            <text:p>الشهداء الابتدائية</text:p>
          </table:table-cell>
          <table:table-cell office:value-type="float" office:value="93.332999999999998" table:style-name="ce1">
            <text:p>93.333</text:p>
          </table:table-cell>
          <table:table-cell office:value-type="float" office:value="33.332999999999998" table:style-name="ce1">
            <text:p>33.333</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0" table:style-name="ce1">
            <text:p>80</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office:value-type="string" table:style-name="ce1">
            <text:p/>
          </table:table-cell>
          <table:table-cell table:style-name="ce1"/>
          <table:table-cell office:value-type="string" table:style-name="ce1">
            <text:p>حل مسائل حول الأعداد الزوجية والفردية، ضرب وتحليل الأعداد تقريب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تعرف على الخطوط المتوازية والمتعامدة والزوايا القائمة والزوايا الحادة أو الزوايا المنفرجة ورسمها، ومقارنة الزوايا.&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2" table:style-name="ce1"/>
          <table:table-cell office:value-type="float" office:value="100" table:style-name="ce1">
            <text:p>100</text:p>
          </table:table-cell>
          <table:table-cell office:value-type="float" office:value="33.332999999999998" table:style-name="ce1">
            <text:p>33.333</text:p>
          </table:table-cell>
          <table:table-cell office:value-type="float" office:value="100" table:style-name="ce1">
            <text:p>100</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0" table:style-name="ce1">
            <text:p>80</text:p>
          </table:table-cell>
          <table:table-cell table:number-columns-repeated="2" table:style-name="ce1"/>
          <table:table-cell office:value-type="string" table:style-name="ce1">
            <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ربط انتقال الأمراض المعدية الشائعة بالاتصال البشري (مثل: اللمس والعطاس والسعال)؛ ويحدد أو يصف بعض طرق الوقاية من انتقال المرض) مثل التطعيم وغسل اليدين والابتعاد مسافة كافية عن المرضى).&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حدد ويصف ثالث حالات للمادة (بمعنى آخر؛ أن المادة الصلبة لها شكل وحجم محدد، والسائل له حجم محدد، ولكن ليس له شكلاً محدداً، والغاز ليس له شكل وحجم محدد).&lt;hr&gt;يربط النباتات والحيوانات المألوفة (مثل: الأشجار دائمة الخضرة والضفادع والأسود) بالنظم البيئية الشائعة (مثل: الغابات والبرك والأراضي العشبية).&lt;hr&gt;يربط بين الظواهر الفيزيائية الشائعة (مثل الظلال والانعكاس وأقواس قزح) بسلوك الضوء.&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قارن ويصنف الأشياء والمواد على أساس الخصائص الفيزيائية.</text:p>
          </table:table-cell>
          <table:table-cell office:value-type="string" table:style-name="ce1">
            <text:p>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شرح أن الدوائر الكهربائية البسيطة يتطلب مساراً كهربائياً متصلاً.</text:p>
          </table:table-cell>
          <table:table-cell table:number-columns-repeated="16350"/>
        </table:table-row>
        <table:table-row table:style-name="ro1">
          <table:table-cell office:value-type="float" office:value="1163638966" table:style-name="ce1">
            <text:p>1163638966</text:p>
          </table:table-cell>
          <table:table-cell office:value-type="string" table:style-name="ce1">
            <text:p>8966</text:p>
          </table:table-cell>
          <table:table-cell office:value-type="string" table:style-name="ce1">
            <text:p>سلمان حاتم سلمان الصاعدي</text:p>
          </table:table-cell>
          <table:table-cell office:value-type="string" table:style-name="ce1">
            <text:p>الشهداء الابتدائية</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
          </table:table-cell>
          <table:table-cell office:value-type="string" table:style-name="ce1">
            <text:p>تفسير البيانات واستخدامها للإجابة على الأسئلة التي تتجاوز عرض البيانات مباشرة.</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0" table:style-name="ce1">
            <text:p>80</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يربط بين الظواهر الفيزيائية الشائعة (مثل الظلال والانعكاس وأقواس قزح) بسلوك الضوء.</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7350667" table:style-name="ce1">
            <text:p>1167350667</text:p>
          </table:table-cell>
          <table:table-cell office:value-type="string" table:style-name="ce1">
            <text:p>0667</text:p>
          </table:table-cell>
          <table:table-cell office:value-type="string" table:style-name="ce1">
            <text:p>سيف مجدى بن حماد الصاعدى</text:p>
          </table:table-cell>
          <table:table-cell office:value-type="string" table:style-name="ce1">
            <text:p>الشهداء الابتدائية</text:p>
          </table:table-cell>
          <table:table-cell office:value-type="float" office:value="93.332999999999998" table:style-name="ce1">
            <text:p>93.333</text:p>
          </table:table-cell>
          <table:table-cell office:value-type="float" office:value="80" table:style-name="ce1">
            <text:p>8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100" table:style-name="ce1">
            <text:p>100</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0" table:style-name="ce1">
            <text:p>80</text:p>
          </table:table-cell>
          <table:table-cell office:value-type="float" office:value="86.667000000000002" table:style-name="ce1">
            <text:p>86.667</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قارن ويصنف الأشياء والمواد على أساس الخصائص الفيزيائية.&lt;hr&gt;يعرف أنه بالإمكان تغير المواد من حالة إلى أخرى عن طريق التسخين أو التبريد؛ ويصف التغيرات في حالة الماء.</text:p>
          </table:table-cell>
          <table:table-cell table:number-columns-repeated="16350"/>
        </table:table-row>
        <table:table-row table:style-name="ro1">
          <table:table-cell office:value-type="float" office:value="1164593251" table:style-name="ce1">
            <text:p>1164593251</text:p>
          </table:table-cell>
          <table:table-cell office:value-type="string" table:style-name="ce1">
            <text:p>3251</text:p>
          </table:table-cell>
          <table:table-cell office:value-type="string" table:style-name="ce1">
            <text:p>صالح عصام بن صالح اللحياني</text:p>
          </table:table-cell>
          <table:table-cell office:value-type="string" table:style-name="ce1">
            <text:p>الشهداء الابتدائية</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3" table:style-name="ce1"/>
          <table:table-cell office:value-type="string" table:style-name="ce1">
            <text:p/>
          </table:table-cell>
          <table:table-cell office:value-type="string" table:style-name="ce1">
            <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3776816" table:style-name="ce1">
            <text:p>1163776816</text:p>
          </table:table-cell>
          <table:table-cell office:value-type="string" table:style-name="ce1">
            <text:p>6816</text:p>
          </table:table-cell>
          <table:table-cell office:value-type="string" table:style-name="ce1">
            <text:p>عبدالاله يوسف ابن رزق الحربي</text:p>
          </table:table-cell>
          <table:table-cell office:value-type="string" table:style-name="ce1">
            <text:p>الشهداء الابتدائية</text:p>
          </table:table-cell>
          <table:table-cell table:style-name="ce1"/>
          <table:table-cell office:value-type="float" office:value="20" table:style-name="ce1">
            <text:p>20</text:p>
          </table:table-cell>
          <table:table-cell office:value-type="float" office:value="13.333" table:style-name="ce1">
            <text:p>13.333</text:p>
          </table:table-cell>
          <table:table-cell office:value-type="float" office:value="33.332999999999998" table:style-name="ce1">
            <text:p>33.333</text:p>
          </table:table-cell>
          <table:table-cell office:value-type="float" office:value="86.667000000000002" table:style-name="ce1">
            <text:p>86.667</text:p>
          </table:table-cell>
          <table:table-cell office:value-type="float" office:value="0" table:style-name="ce1">
            <text:p>0</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التعرف على القيمة المكانية للأعداد إلى 6 أرقام، وربط تمثيلات الأعداد (الكلمات، والرموز، والنماذج بما في ذلك خطوط الأعداد)، ومقارنة الأعداد.</text:p>
          </table:table-cell>
          <table:table-cell table:style-name="ce1"/>
          <table:table-cell office:value-type="string" table:style-name="ce1">
            <text:p>التعرف على منزلة الأرقام ضمن ٦ منازل، والربط بين تمثيلات الأرقام، ومقارنة الأعداد.&lt;hr&gt;التعرف على منزلة الأرقام ضمن ٦ منازل والربط بين تمثيلات الأرقام، ومقارنة الأعداد.</text:p>
          </table:table-cell>
          <table:table-cell office:value-type="string" table:style-name="ce1">
            <text:p>حل مسائل رياضية تتضمن الأعداد لتطبيق العمليات والمهارات الحياتية.&lt;hr&gt;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ضرب أعداد (حتى 3 أرقام بأرقام مكونة من رقمين، ورقمين بأرقام مكونة من رقمين)، وقسمة أعداد (حتى 3 أرقام بأرقام مكونة من رقم واحد).&lt;hr&gt;كتابة العبارات أو الجمل العددية لتمثيل مسائل من الممكن أن تحتوي على مجهول&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جمع وطرح الكتلة (جرام كيلوجرام) الحجم (مللتر لتر) الوقت (دقائق وساعات)؛ اختيار النوع والحجم المناسب للوحدات وقراءة المقاييس..&lt;hr&gt;جمع وطرح أعداد من ٤ أرقام على الأكثر.&lt;hr&gt;دمج أو مقارنة البيانات من مصدرين أو أكثر. واستخلاص استنتاجات بناء على مجموعتين أو أكثر من مجموعات البيان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3" table:style-name="ce1"/>
          <table:table-cell office:value-type="float" office:value="80" table:style-name="ce1">
            <text:p>80</text:p>
          </table:table-cell>
          <table:table-cell office:value-type="float" office:value="60" table:style-name="ce1">
            <text:p>60</text:p>
          </table:table-cell>
          <table:table-cell office:value-type="float" office:value="33.332999999999998" table:style-name="ce1">
            <text:p>33.333</text:p>
          </table:table-cell>
          <table:table-cell office:value-type="float" office:value="80" table:style-name="ce1">
            <text:p>80</text:p>
          </table:table-cell>
          <table:table-cell office:value-type="float" office:value="26.667000000000002" table:style-name="ce1">
            <text:p>26.667</text:p>
          </table:table-cell>
          <table:table-cell table:number-columns-repeated="3" table:style-name="ce1"/>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حدد ويصف ثالث حالات للمادة (بمعنى آخر؛ أن المادة الصلبة لها شكل وحجم محدد، والسائل له حجم محدد، ولكن ليس له شكلاً محدداً، والغاز ليس له شكل وحجم محدد).&lt;hr&gt;يربط النباتات والحيوانات المألوفة (مثل: الأشجار دائمة الخضرة والضفادع والأسود) بالنظم البيئية الشائعة (مثل: الغابات والبرك والأراضي العشبية).&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قارن ويصنف الأشياء والمواد على أساس الخصائص الفيزيائية.&lt;hr&gt;يربط الصفات المظهرية للنباتات والحيوانات بالبيئات التي تعيش فيها ويصف كيف تساعدها هذه الصفات في البقاء على قيد الحياة.&lt;hr&gt;يحدد بعض موارد الأرض المستخدمة في الحياة اليومية.&lt;hr&gt;يعرف أنه بالإمكان تغير المواد من حالة إلى أخرى عن طريق التسخين أو التبريد؛ ويصف التغيرات في حالة الماء.&lt;hr&gt;يشرح أن الدوائر الكهربائية البسيطة يتطلب مساراً كهربائياً متصلاً.&lt;hr&gt;يتعرف على دورات حياة النباتات والحيوانات المألوفة ويقارن ويفرق بينها.&lt;hr&gt;يطبق المعرفة حول تغيرات حالة الماء في أحداث الطقس الشائعة.&lt;hr&gt;يصف أمثلة على المخاليط وكيف يمكن فصلها فيزيائياً.&lt;hr&gt;يتعرف ويشرح أن بعض المخلوقات الحية في نظام بيئي تتنافس مع غيرها على الموارد.&lt;hr&gt;يربط التراكيب الرئيسة في الحيوانات بوظائفها.&lt;hr&gt;يربط النباتات والحيوانات المألوفة بالنظم البيئية الشائعة (مثل: الغابات والبرك والأراضي العشبية).</text:p>
          </table:table-cell>
          <table:table-cell table:number-columns-repeated="16350"/>
        </table:table-row>
        <table:table-row table:style-name="ro1">
          <table:table-cell office:value-type="float" office:value="1163170366" table:style-name="ce1">
            <text:p>1163170366</text:p>
          </table:table-cell>
          <table:table-cell office:value-type="string" table:style-name="ce1">
            <text:p>0366</text:p>
          </table:table-cell>
          <table:table-cell office:value-type="string" table:style-name="ce1">
            <text:p>عبدالرحمن عدنان حسين عمر</text:p>
          </table:table-cell>
          <table:table-cell office:value-type="string" table:style-name="ce1">
            <text:p>الشهداء الابتدائية</text:p>
          </table:table-cell>
          <table:table-cell office:value-type="float" office:value="93.332999999999998" table:style-name="ce1">
            <text:p>93.333</text:p>
          </table:table-cell>
          <table:table-cell office:value-type="float" office:value="80" table:style-name="ce1">
            <text:p>8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جمع وطرح أعداد من 4 أرقام على الاكثر&lt;hr&gt;قراءة البيانات من الجداول، التمثيل الصوري، الأعمدة البيانية، التمثيل البياني الخطي، التمثيل الدائري&lt;hr&gt;تفسير البيانات واستخدامها للإجابة على أسئلة تتطلب قراءة مباشرة للتمثيل البياني&lt;hr&gt;تحديد الأقطار للمضلعات، مساحة المستطيلات، مساحة أشكال مغطاة بمربعات أو أجزاء منها، تحديد حجم أشكال معبأة بمكعبات&lt;hr&gt;معرفة ورسم الخطوط المتوازية والمتعامدة، المثلثات قائمة الزاوية، الزوايا الحادة أو المنفرجة، المقارنة بين الزوايا.</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ربط النباتات والحيوانات المألوفة (مثل: الأشجار دائمة الخضرة والضفادع والأسود) بالنظم البيئية الشائعة (مثل: الغابات والبرك والأراضي العشبية).</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6577203" table:style-name="ce1">
            <text:p>1166577203</text:p>
          </table:table-cell>
          <table:table-cell office:value-type="string" table:style-name="ce1">
            <text:p>7203</text:p>
          </table:table-cell>
          <table:table-cell office:value-type="string" table:style-name="ce1">
            <text:p>عبدالرحمن هاني سالم العميري</text:p>
          </table:table-cell>
          <table:table-cell office:value-type="string" table:style-name="ce1">
            <text:p>الشهداء الابتدائية</text:p>
          </table:table-cell>
          <table:table-cell office:value-type="float" office:value="66.667000000000002" table:style-name="ce1">
            <text:p>66.667</text:p>
          </table:table-cell>
          <table:table-cell office:value-type="float" office:value="100" table:style-name="ce1">
            <text:p>100</text:p>
          </table:table-cell>
          <table:table-cell office:value-type="float" office:value="13.333" table:style-name="ce1">
            <text:p>13.333</text:p>
          </table:table-cell>
          <table:table-cell office:value-type="float" office:value="86.667000000000002" table:style-name="ce1">
            <text:p>86.667</text:p>
          </table:table-cell>
          <table:table-cell office:value-type="float" office:value="0" table:style-name="ce1">
            <text:p>0</text:p>
          </table:table-cell>
          <table:table-cell office:value-type="float" office:value="20" table:style-name="ce1">
            <text:p>20</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lt;hr&gt;تحديد الأقطار للمضلعات، مساحة المستطيلات، مساحة أشكال مغطاة بمربعات أو أجزاء منها، تحديد حجم أشكال معبأة بمكعبات&lt;hr&gt;وصف وإنشاء الأشكال ثنائية الأبعاد المشتركة (دائرة، مثلث، رباعي الأضلاع، مضلع، تشمل التماثل الخطي والدوراني&lt;hr&gt;معرفة ورسم الخطوط المتوازية والمتعامدة، المثلثات قائمة الزاوية، الزوايا الحادة أو المنفرجة، المقارنة بين الزوايا.</text:p>
          </table:table-cell>
          <table:table-cell office:value-type="string" table:style-name="ce1">
            <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lt;hr&gt;التعرف على منزلة الأرقام ضمن ٦ منازل، والربط بين تمثيلات الأرقام، ومقارنة الأعداد.&lt;hr&gt;ضرب أعداد من ثلاثة أرقام على الأكثر في عدد من رقم واحد، أو عدد من رقمين بعدد من رقمين أو قسمة عدد مكون من ثلاثة أرقام على عدد مكون من رقم واحد.&lt;hr&gt;معرفة ورسم الخطوط المتوازية والمتعامدة المثلثات قائمة الزاوية الزوايا الحادة أو المنفرجة، المقارنة بين الزوايا.&lt;hr&gt;تفسير البيانات واستخدامها للإجابة على أسئلة تتطلب قراءة مباشرة للتمثيل البياني&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وصف أو استخدام العلاقات في نمط واضح.&lt;hr&gt;قراءة البيانات من الجداول التمثيل الصوري، الأعمدة البيانية، التمثيل البياني الخطي، التمثيل الدائري&lt;hr&gt;قراءة البيانات من الجداول التمثيل الصوري، الأعمدة البيانية، التمثيل البياني الخطي، التمثيل الدائري.</text:p>
          </table:table-cell>
          <table:table-cell office:value-type="string" table:style-name="ce1">
            <text:p>حل مسائل رياضية تتضمن الأعداد لتطبيق العمليات والمهارات الحياتية.&lt;hr&gt;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كتابة العبارات أو الجمل العددية لتمثيل مسائل من الممكن أن تحتوي على مجهول&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جمع وطرح الكتلة (جرام كيلوجرام) الحجم (مللتر لتر) الوقت (دقائق وساعات)؛ اختيار النوع والحجم المناسب للوحدات وقراءة المقاييس..&lt;hr&gt;جمع وطرح أعداد من ٤ أرقام على الأكثر.&lt;hr&gt;دمج أو مقارنة البيانات من مصدرين أو أكثر. واستخلاص استنتاجات بناء على مجموعتين أو أكثر من مجموعات البيانات.&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2" table:style-name="ce1"/>
          <table:table-cell office:value-type="float" office:value="93.332999999999998" table:style-name="ce1">
            <text:p>93.333</text:p>
          </table:table-cell>
          <table:table-cell office:value-type="float" office:value="93.332999999999998" table:style-name="ce1">
            <text:p>93.333</text:p>
          </table:table-cell>
          <table:table-cell office:value-type="float" office:value="40" table:style-name="ce1">
            <text:p>40</text:p>
          </table:table-cell>
          <table:table-cell office:value-type="float" office:value="93.332999999999998" table:style-name="ce1">
            <text:p>93.333</text:p>
          </table:table-cell>
          <table:table-cell office:value-type="float" office:value="20" table:style-name="ce1">
            <text:p>20</text:p>
          </table:table-cell>
          <table:table-cell office:value-type="float" office:value="13.333" table:style-name="ce1">
            <text:p>13.333</text:p>
          </table:table-cell>
          <table:table-cell table:number-columns-repeated="2" table:style-name="ce1"/>
          <table:table-cell office:value-type="string" table:style-name="ce1">
            <text:p>يتعرف على دورات حياة النباتات والحيوانات المألوفة ويقارن بينها (كالأشجار ونبات الفاصوليا، والإنسان، والضفادع، والفراشات).</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عرف الجاذبية على أنها القوة التي تجذب الأشياء إلى الأرض.&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ربط النباتات والحيوانات المألوفة (مثل: الأشجار دائمة الخضرة والضفادع والأسود) بالنظم البيئية الشائعة (مثل: الغابات والبرك والأراضي العشبية).&lt;hr&gt;يشرح أهمية استخدام موارد الأرض المتجددة وغير المتجددة بشكل مسؤول (مثل الوقود الأحفوري والغابات والمياه).&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lt;hr&gt;الحجم، حالة المادة، القدرة على توصيل الحرارة أو الكهرباء، القدرة على الطفو أو الغمر في الماء، القدرة على الجذب بواسطة المغناطيس).</text:p>
          </table:table-cell>
          <table:table-cell table:style-name="ce1"/>
          <table:table-cell office:value-type="string" table:style-name="ce1">
            <text:p>يربط التراكيب الرئيسة في النباتات بوظائفها.&lt;hr&gt;يعرف أنه بالإمكان تغير المواد من حالة إلى أخرى عن طريق التسخين أو التبريد؛ ويصف التغيرات في حالة الماء.&lt;hr&gt;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همية استخدام موارد الأرض المتجددة وغير المتجددة بشكل مسؤول.&lt;hr&gt;يصف ما سيحدث عند ملامسة جسم ساخن بجسم بارد.&lt;hr&gt;يقارن ويصنف الأشياء والمواد على أساس الخصائص الفيزيائية.&lt;hr&gt;يصف النظام الشمسي كالشمس والكواكب التي تدور حولها، ويعرف أن الأرض لها قمر يدور حولها، ويبدو القمر من الأرض مختلفا في أوقات متفاوتة من الشهر.&lt;hr&gt;يربط التراكيب الرئيسة في النباتات بوظائفها.&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lt;hr&gt;يتعرف على الاختلافات بين المخلوقات الحية وغير الحية ويصفها.&lt;hr&gt;يتعرف على أن النباتات والحيوانات تتكاثر من نفس النوع؛ لتنتج أفرادا بصفات تشبه إلى حد كبير صفات الوالدين؛ ويميز بين سمات النباتات والحيوانات الموروثة من آبائها وغير الموروثة.</text:p>
          </table:table-cell>
          <table:table-cell office:value-type="string" table:style-name="ce1">
            <text:p>يعرف أن الفصول في نصفي الكرة الأرضية الشمالي والجنوبي مرتبطة بالحركة السنوية للأرض حول الشمس وميل محور الأرض).&lt;hr&gt;يتعرف ويصف كيف تستجيب الأنواع المختلفة من الحيوانات للتغيرات في الظروف البيئية؛ يتعرف ويصف كيف يستجيب جسم الإنسان للتغيرات في الظروف البيئية، وكيف يتفاعل مع النشاط البدني.&lt;hr&gt;يقارن ويصنف الأشياء والمواد على أساس الخصائص الفيزيائية.&lt;hr&gt;يربط الصفات المظهرية للنباتات والحيوانات بالبيئات التي تعيش فيها ويصف كيف تساعدها هذه الصفات في البقاء على قيد الحياة.&lt;hr&gt;يحدد بعض موارد الأرض المستخدمة في الحياة اليومية.&lt;hr&gt;يتعرف أن السلوك البشري له آثار سلبية وإيجابية على البيئة؛ ويقدم أوصاف وأمثلة عامة لتأثيرات التلوث على الإنسان والنبات والحيوان.&lt;hr&gt;يربط بين الظواهر الفيزيائية الشائعة، بسلوك الضوء.&lt;hr&gt;يشرح أن الدوائر الكهربائية البسيطة يتطلب مساراً كهربائياً متصلاً.&lt;hr&gt;يتعرف على دورات حياة النباتات والحيوانات المألوفة ويقارن ويفرق بينها.&lt;hr&gt;يطبق المعرفة حول تغيرات حالة الماء في أحداث الطقس الشائعة.&lt;hr&gt;يصف أمثلة على المخاليط وكيف يمكن فصلها فيزيائياً.&lt;hr&gt;يتعرف ويشرح أن بعض المخلوقات الحية في نظام بيئي تتنافس مع غيرها على الموارد.&lt;hr&gt;يربط التراكيب الرئيسة في الحيوانات بوظائفها.</text:p>
          </table:table-cell>
          <table:table-cell table:number-columns-repeated="16350"/>
        </table:table-row>
        <table:table-row table:style-name="ro1">
          <table:table-cell office:value-type="float" office:value="1165151547" table:style-name="ce1">
            <text:p>1165151547</text:p>
          </table:table-cell>
          <table:table-cell office:value-type="string" table:style-name="ce1">
            <text:p>1547</text:p>
          </table:table-cell>
          <table:table-cell office:value-type="string" table:style-name="ce1">
            <text:p>عبدالعزيز سلامه بن سليمان الحربي</text:p>
          </table:table-cell>
          <table:table-cell office:value-type="string" table:style-name="ce1">
            <text:p>الشهداء الابتدائية</text:p>
          </table:table-cell>
          <table:table-cell office:value-type="float" office:value="73.332999999999998" table:style-name="ce1">
            <text:p>73.333</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20" table:style-name="ce1">
            <text:p>20</text:p>
          </table:table-cell>
          <table:table-cell office:value-type="float" office:value="13.333" table:style-name="ce1">
            <text:p>13.333</text:p>
          </table:table-cell>
          <table:table-cell office:value-type="float" office:value="20" table:style-name="ce1">
            <text:p>20</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لتعرف على منزلة الأرقام ضمن منازل، الربط بين تمثيلات الأرقام والكلمات، الرموز، النماذج، خط الأعداد، ومقارنة الأعداد&lt;hr&gt;معرفة ورسم الخطوط المتوازية والمتعامدة، المثلثات قائمة الزاوية، الزوايا الحادة أو المنفرجة، المقارنة بين الزوايا.</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مطابقة أو كتابة تعبيرات أو جمل عددية لتمثيل مواقف مشكلة قد تتضمن مجاهيل.&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lt;hr&gt;ضرب أعداد من ثلاثة أرقام على الأكثر في عدد من رقم واحد، أو عدد من رقمين بعدد من رقمين أو قسمة عدد مكون من ثلاثة أرقام على عدد مكون من رقم واحد.&lt;hr&gt;معرفة ورسم الخطوط المتوازية والمتعامدة المثلثات قائمة الزاوية الزوايا الحادة أو المنفرجة، المقارنة بين الزوايا.&lt;hr&gt;تفسير البيانات واستخدامها للإجابة على أسئلة تتطلب قراءة مباشرة للتمثيل البياني&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وصف أو استخدام العلاقات في نمط واضح.&lt;hr&gt;قراءة البيانات من الجداول التمثيل الصوري، الأعمدة البيانية، التمثيل البياني الخطي، التمثيل الدائري&lt;hr&gt;قراءة البيانات من الجداول التمثيل الصوري، الأعمدة البيانية، التمثيل البياني الخطي، التمثيل الدائري.</text:p>
          </table:table-cell>
          <table:table-cell office:value-type="string" table:style-name="ce1">
            <text:p>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ضرب أعداد (حتى 3 أرقام بأرقام مكونة من رقمين، ورقمين بأرقام مكونة من رقمين)، وقسمة أعداد (حتى 3 أرقام بأرقام مكونة من رقم واحد).&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جمع وطرح الكتلة (جرام كيلوجرام) الحجم (مللتر لتر) الوقت (دقائق وساعات)؛ اختيار النوع والحجم المناسب للوحدات وقراءة المقاييس..&lt;hr&gt;جمع وطرح أعداد من ٤ أرقام على الأكثر.&lt;hr&gt;دمج أو مقارنة البيانات من مصدرين أو أكثر. واستخلاص استنتاجات بناء على مجموعتين أو أكثر من مجموعات البيان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2" table:style-name="ce1"/>
          <table:table-cell office:value-type="float" office:value="60" table:style-name="ce1">
            <text:p>60</text:p>
          </table:table-cell>
          <table:table-cell office:value-type="float" office:value="80" table:style-name="ce1">
            <text:p>80</text:p>
          </table:table-cell>
          <table:table-cell office:value-type="float" office:value="73.332999999999998" table:style-name="ce1">
            <text:p>73.333</text:p>
          </table:table-cell>
          <table:table-cell office:value-type="float" office:value="40" table:style-name="ce1">
            <text:p>40</text:p>
          </table:table-cell>
          <table:table-cell office:value-type="float" office:value="13.333" table:style-name="ce1">
            <text:p>13.333</text:p>
          </table:table-cell>
          <table:table-cell office:value-type="float" office:value="46.667000000000002" table:style-name="ce1">
            <text:p>46.667</text:p>
          </table:table-cell>
          <table:table-cell table:number-columns-repeated="2" table:style-name="ce1"/>
          <table:table-cell office:value-type="string" table:style-name="ce1">
            <text:p>يشرح كيف يرتبط الليل والنهار بالدوران اليومي للأرض حول محورها، ويقدم دليل من المظهر المتغير للظلال أثناء النهار.&lt;hr&gt;يحدد التغييرات الملحوظة في المواد التي تصنع مواد جديدة بخصائص مختلفة (على سبيل المثال، التحلل، وفساد الطعام، والاحتراق، والصدأ).&lt;hr&gt;يحدد أو يقدم أمثلة لأعضاء المجموعات الرئيسة للمخلوقات الحية (مثل الحشرات والطيور والثدييات والأسماك والزواحف والنباتات الزهرية).&lt;hr&gt;يحدد مصادر الطاقة (مثل الشمس والمياه والرياح والفحم والنفط والغاز)، ويدرك أن الطاقة مطلوبة لتحريك الأشياء وللتدفئة والإضاءة.&lt;hr&gt;يحدد بعض موارد الأرض المستخدمة في الحياة اليومية (مثل المياه والرياح والتربة والغابات، والنفط، والغاز الطبيعي، والمعادن).&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ربط النباتات والحيوانات المألوفة (مثل: الأشجار دائمة الخضرة والضفادع والأسود) بالنظم البيئية الشائعة (مثل: الغابات والبرك والأراضي العشبية).&lt;hr&gt;يشرح أهمية استخدام موارد الأرض المتجددة وغير المتجددة بشكل مسؤول (مثل الوقود الأحفوري والغابات والمياه).</text:p>
          </table:table-cell>
          <table:table-cell table:style-name="ce1"/>
          <table:table-cell office:value-type="string" table:style-name="ce1">
            <text:p>يربط التراكيب الرئيسة في النباتات بوظائفها.&lt;hr&gt;يتعرف على دورات حياة النباتات والحيوانات المألوفة ويقارن ويفرق بينها.&lt;hr&gt;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همية استخدام موارد الأرض المتجددة وغير المتجددة بشكل مسؤول.&lt;hr&gt;يصف ما سيحدث عند ملامسة جسم ساخن بجسم بارد.&lt;hr&gt;يقارن ويصنف الأشياء والمواد على أساس الخصائص الفيزيائية.&lt;hr&gt;يصف النظام الشمسي كالشمس والكواكب التي تدور حولها، ويعرف أن الأرض لها قمر يدور حولها، ويبدو القمر من الأرض مختلفا في أوقات متفاوتة من الشهر.&lt;hr&gt;يربط التراكيب الرئيسة في النباتات بوظائفها.&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lt;hr&gt;يتعرف على الاختلافات بين المخلوقات الحية وغير الحية ويصفها.&lt;hr&gt;يتعرف على أن النباتات والحيوانات تتكاثر من نفس النوع؛ لتنتج أفرادا بصفات تشبه إلى حد كبير صفات الوالدين؛ ويميز بين سمات النباتات والحيوانات الموروثة من آبائها وغير الموروثة.&lt;hr&gt;يربط الصفات المظهرية للنباتات والحيوانات بالبيئات التي تعيش فيها ويصف كيف تساعدها هذه الصفات في البقاء على قيد الحياة.</text:p>
          </table:table-cell>
          <table:table-cell office:value-type="string" table:style-name="ce1">
            <text:p>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شرح أن الدوائر الكهربائية البسيطة يتطلب مساراً كهربائياً متصلاً.&lt;hr&gt;يتعرف على دورات حياة النباتات والحيوانات المألوفة ويقارن ويفرق بينها.&lt;hr&gt;يطبق المعرفة حول تغيرات حالة الماء في أحداث الطقس الشائعة.&lt;hr&gt;يصف أمثلة على المخاليط وكيف يمكن فصلها فيزيائياً.&lt;hr&gt;يتعرف ويشرح أن بعض المخلوقات الحية في نظام بيئي تتنافس مع غيرها على الموارد.&lt;hr&gt;يربط النباتات والحيوانات المألوفة بالنظم البيئية الشائعة (مثل: الغابات والبرك والأراضي العشبية).</text:p>
          </table:table-cell>
          <table:table-cell table:number-columns-repeated="16350"/>
        </table:table-row>
        <table:table-row table:style-name="ro1">
          <table:table-cell office:value-type="float" office:value="1165589399" table:style-name="ce1">
            <text:p>1165589399</text:p>
          </table:table-cell>
          <table:table-cell office:value-type="string" table:style-name="ce1">
            <text:p>9399</text:p>
          </table:table-cell>
          <table:table-cell office:value-type="string" table:style-name="ce1">
            <text:p>عبدالكريم حميدان بن عتيق الحربي</text:p>
          </table:table-cell>
          <table:table-cell office:value-type="string" table:style-name="ce1">
            <text:p>الشهداء الابتدائية</text:p>
          </table:table-cell>
          <table:table-cell office:value-type="float" office:value="80" table:style-name="ce1">
            <text:p>80</text:p>
          </table:table-cell>
          <table:table-cell office:value-type="float" office:value="73.332999999999998" table:style-name="ce1">
            <text:p>73.333</text:p>
          </table:table-cell>
          <table:table-cell office:value-type="float" office:value="93.332999999999998" table:style-name="ce1">
            <text:p>93.333</text:p>
          </table:table-cell>
          <table:table-cell office:value-type="float" office:value="46.667000000000002" table:style-name="ce1">
            <text:p>46.667</text:p>
          </table:table-cell>
          <table:table-cell table:style-name="ce1"/>
          <table:table-cell office:value-type="float" office:value="93.332999999999998" table:style-name="ce1">
            <text:p>93.333</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جمع وطرح أعداد من 4 أرقام على الاكثر&lt;hr&gt;استخدام الخصائص الأساسية لوصف الأشكال ثلاثية الأبعاد (المكعب، الكرة، الأسطوانة) ..... والاختلاف بينها، وكيف يتم ربطها بالتمثيل ثنائي الأبعاد لها&lt;hr&gt;جمع وطرح أعداد من 4 أرقام على الأكثر&lt;hr&gt;قراءة البيانات من الجداول، التمثيل الصوري، الأعمدة البيانية، التمثيل البياني الخطي، التمثيل الدائري</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خطوط المتوازية والمتعامدة والزوايا القائمة والزوايا الحادة أو الزوايا المنفرجة ورسمها، ومقارنة الزوايا.&lt;hr&gt;مطابقة أو كتابة تعبيرات أو جمل عددية لتمثيل مواقف مشكلة قد تتضمن مجاهيل.&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table:number-columns-repeated="2" table:style-name="ce1"/>
          <table:table-cell office:value-type="string" table:style-name="ce1">
            <text:p>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text:p>
          </table:table-cell>
          <table:table-cell table:number-columns-repeated="2" table:style-name="ce1"/>
          <table:table-cell office:value-type="float" office:value="93.332999999999998" table:style-name="ce1">
            <text:p>93.333</text:p>
          </table:table-cell>
          <table:table-cell office:value-type="float" office:value="66.667000000000002" table:style-name="ce1">
            <text:p>66.667</text:p>
          </table:table-cell>
          <table:table-cell office:value-type="float" office:value="86.667000000000002" table:style-name="ce1">
            <text:p>86.667</text:p>
          </table:table-cell>
          <table:table-cell office:value-type="float" office:value="80" table:style-name="ce1">
            <text:p>80</text:p>
          </table:table-cell>
          <table:table-cell table:style-name="ce1"/>
          <table:table-cell office:value-type="float" office:value="80" table:style-name="ce1">
            <text:p>80</text:p>
          </table:table-cell>
          <table:table-cell table:number-columns-repeated="2" table:style-name="ce1"/>
          <table:table-cell office:value-type="string" table:style-name="ce1">
            <text:p>يدرك أن الأرض لها قمر يدور حولها، ويبدو القمر من الأرض مختل فا في أوقات مختلفة من الشهر.</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lt;hr&gt;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النباتات والحيوانات المألوفة (مثل: الأشجار دائمة الخضرة والضفادع والأسود) بالنظم البيئية الشائعة (مثل: الغابات والبرك والأراضي العشبية).</text:p>
          </table:table-cell>
          <table:table-cell table:number-columns-repeated="2" table:style-name="ce1"/>
          <table:table-cell office:value-type="string" table:style-name="ce1">
            <text:p>يربط بين الظواهر الفيزيائية الشائعة، بسلوك الضوء.&lt;hr&gt;يطبق المعرفة حول تغيرات حالة الماء في أحداث الطقس الشائعة.&lt;hr&gt;يصف أمثلة على المخاليط وكيف يمكن فصلها فيزيائياً.</text:p>
          </table:table-cell>
          <table:table-cell table:number-columns-repeated="16350"/>
        </table:table-row>
        <table:table-row table:style-name="ro1">
          <table:table-cell office:value-type="float" office:value="160259516" table:style-name="ce1">
            <text:p>160259516</text:p>
          </table:table-cell>
          <table:table-cell office:value-type="string" table:style-name="ce1">
            <text:p>9516</text:p>
          </table:table-cell>
          <table:table-cell office:value-type="string" table:style-name="ce1">
            <text:p>عبدالله احمد محسن الجيلاني</text:p>
          </table:table-cell>
          <table:table-cell office:value-type="string" table:style-name="ce1">
            <text:p>الشهداء الابتدائية</text:p>
          </table:table-cell>
          <table:table-cell table:number-columns-repeated="16380" table:style-name="ce1"/>
        </table:table-row>
        <table:table-row table:style-name="ro1">
          <table:table-cell office:value-type="float" office:value="1164078758" table:style-name="ce1">
            <text:p>1164078758</text:p>
          </table:table-cell>
          <table:table-cell office:value-type="string" table:style-name="ce1">
            <text:p>8758</text:p>
          </table:table-cell>
          <table:table-cell office:value-type="string" table:style-name="ce1">
            <text:p>عبدالله ساعد بنيان الصاعدي</text:p>
          </table:table-cell>
          <table:table-cell office:value-type="string" table:style-name="ce1">
            <text:p>الشهداء الابتدائية</text:p>
          </table:table-cell>
          <table:table-cell office:value-type="float" office:value="66.667000000000002" table:style-name="ce1">
            <text:p>66.667</text:p>
          </table:table-cell>
          <table:table-cell office:value-type="float" office:value="33.332999999999998" table:style-name="ce1">
            <text:p>33.333</text:p>
          </table:table-cell>
          <table:table-cell office:value-type="float" office:value="86.667000000000002" table:style-name="ce1">
            <text:p>86.667</text:p>
          </table:table-cell>
          <table:table-cell office:value-type="float" office:value="46.667000000000002" table:style-name="ce1">
            <text:p>46.667</text:p>
          </table:table-cell>
          <table:table-cell office:value-type="float" office:value="60" table:style-name="ce1">
            <text:p>60</text:p>
          </table:table-cell>
          <table:table-cell office:value-type="float" office:value="26.667000000000002" table:style-name="ce1">
            <text:p>26.667</text:p>
          </table:table-cell>
          <table:table-cell table:number-columns-repeated="3" table:style-name="ce1"/>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text:p>
          </table:table-cell>
          <table:table-cell office:value-type="string" table:style-name="ce1">
            <text:p/>
          </table:table-cell>
          <table:table-cell table:style-name="ce1"/>
          <table:table-cell office:value-type="string" table:style-name="ce1">
            <text:p>التعرف على منزلة الأرقام ضمن ٦ منازل، والربط بين تمثيلات الأرقام، ومقارنة الأعداد.&lt;hr&gt;معرفة ورسم الخطوط المتوازية والمتعامدة المثلثات قائمة الزاوية الزوايا الحادة أو المنفرجة، المقارنة بين الزوايا.&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التعرف على منزلة الأرقام ضمن ٦ منازل والربط بين تمثيلات الأرقام، ومقارنة الأعداد.&lt;hr&gt;وصف أو استخدام العلاقات في نمط واضح.</text:p>
          </table:table-cell>
          <table:table-cell office:value-type="string" table:style-name="ce1">
            <text:p>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ضرب أعداد (حتى 3 أرقام بأرقام مكونة من رقمين، ورقمين بأرقام مكونة من رقمين)، وقسمة أعداد (حتى 3 أرقام بأرقام مكونة من رقم واحد).&lt;hr&gt;كتابة العبارات أو الجمل العددية لتمثيل مسائل من الممكن أن تحتوي على مجهول&lt;hr&gt;التعرف على الخطوط المتوازية والمتعامدة والزوايا القائمة والزوايا الحادة أو الزوايا المنفرجة ورسمها، ومقارنة الزوايا.&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جمع وطرح الكتلة (جرام كيلوجرام) الحجم (مللتر لتر) الوقت (دقائق وساعات)؛ اختيار النوع والحجم المناسب للوحدات وقراءة المقاييس..&lt;hr&gt;دمج أو مقارنة البيانات من مصدرين أو أكثر. واستخلاص استنتاجات بناء على مجموعتين أو أكثر من مجموعات البيان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2" table:style-name="ce1"/>
          <table:table-cell office:value-type="float" office:value="80" table:style-name="ce1">
            <text:p>80</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66.667000000000002" table:style-name="ce1">
            <text:p>66.667</text:p>
          </table:table-cell>
          <table:table-cell office:value-type="float" office:value="80" table:style-name="ce1">
            <text:p>80</text:p>
          </table:table-cell>
          <table:table-cell office:value-type="float" office:value="80" table:style-name="ce1">
            <text:p>80</text:p>
          </table:table-cell>
          <table:table-cell table:number-columns-repeated="2" table:style-name="ce1"/>
          <table:table-cell office:value-type="string" table:style-name="ce1">
            <text:p>يحدد ويصف الحيوانات المفترسة الشائعة وفرائسها.&lt;hr&gt;يدرك أنه يمكن تغيير المواد من حالة إلى أخرى عن طريق التسخين أو التبريد؛ ويصف التغيرات في حالة الماء (الانصهار والتجميد، والغليان، والتبخر والتكثيف).&lt;hr&gt;يحدد أو يقدم أمثلة لأعضاء المجموعات الرئيسة للمخلوقات الحية (مثل الحشرات والطيور والثدييات والأسماك والزواحف والنباتات الزهرية).</text:p>
          </table:table-cell>
          <table:table-cell office:value-type="string" table:style-name="ce1">
            <text:p>يربط بين الظواهر الفيزيائية الشائعة (مثل الظلال والانعكاس وأقواس قزح) بسلوك الضوء.</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text:p>
          </table:table-cell>
          <table:table-cell table:style-name="ce1"/>
          <table:table-cell office:value-type="string" table:style-name="ce1">
            <text:p>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lt;hr&gt;يتعرف على الاختلافات بين المخلوقات الحية وغير الحية ويصفها.&lt;hr&gt;يربط الصفات المظهرية للنباتات والحيوانات بالبيئات التي تعيش فيها ويصف كيف تساعدها هذه الصفات في البقاء على قيد الحياة.</text:p>
          </table:table-cell>
          <table:table-cell office:value-type="string" table:style-name="ce1">
            <text:p>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تعرف على دورات حياة النباتات والحيوانات المألوفة ويقارن ويفرق بينها.</text:p>
          </table:table-cell>
          <table:table-cell table:number-columns-repeated="16350"/>
        </table:table-row>
        <table:table-row table:style-name="ro1">
          <table:table-cell office:value-type="float" office:value="870" table:style-name="ce1">
            <text:p>870</text:p>
          </table:table-cell>
          <table:table-cell office:value-type="string" table:style-name="ce1">
            <text:p>870</text:p>
          </table:table-cell>
          <table:table-cell office:value-type="string" table:style-name="ce1">
            <text:p>عماد فهد عبد الله البلوشي</text:p>
          </table:table-cell>
          <table:table-cell office:value-type="string" table:style-name="ce1">
            <text:p>الشهداء الابتدائية</text:p>
          </table:table-cell>
          <table:table-cell table:number-columns-repeated="4" table:style-name="ce1"/>
          <table:table-cell office:value-type="float" office:value="53.332999999999998" table:style-name="ce1">
            <text:p>53.333</text:p>
          </table:table-cell>
          <table:table-cell office:value-type="float" office:value="66.667000000000002" table:style-name="ce1">
            <text:p>66.667</text:p>
          </table:table-cell>
          <table:table-cell table:number-columns-repeated="6"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ضرب أعداد من ثلاثة أرقام على الأكثر في عدد من رقم واحد، أو عدد من رقمين بعدد من رقمين أو قسمة عدد مكون من ثلاثة أرقام على عدد مكون من رقم واحد.&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وصف أو استخدام العلاقات في نمط واضح.</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ضرب أعداد (حتى 3 أرقام بأرقام مكونة من رقمين، ورقمين بأرقام مكونة من رقمين)، وقسمة أعداد (حتى 3 أرقام بأرقام مكونة من رقم واحد).&lt;hr&gt;جمع وطرح الكتلة (جرام كيلوجرام) الحجم (مللتر لتر) الوقت (دقائق وساعات)؛ اختيار النوع والحجم المناسب للوحدات وقراءة المقاييس..&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6" table:style-name="ce1"/>
          <table:table-cell office:value-type="float" office:value="73.332999999999998" table:style-name="ce1">
            <text:p>73.333</text:p>
          </table:table-cell>
          <table:table-cell office:value-type="float" office:value="66.667000000000002" table:style-name="ce1">
            <text:p>66.667</text:p>
          </table:table-cell>
          <table:table-cell table:number-columns-repeated="6"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شرح أهمية استخدام موارد الأرض المتجددة وغير المتجددة بشكل مسؤول.&lt;hr&gt;يصف النظام الشمسي كالشمس والكواكب التي تدور حولها، ويعرف أن الأرض لها قمر يدور حولها، ويبدو القمر من الأرض مختلفا في أوقات متفاوتة من الشهر.&lt;hr&gt;يربط الصفات المظهرية للنباتات والحيوانات بالبيئات التي تعيش فيها ويصف كيف تساعدها هذه الصفات في البقاء على قيد الحياة.</text:p>
          </table:table-cell>
          <table:table-cell office:value-type="string" table:style-name="ce1">
            <text:p>يربط الصفات المظهرية للنباتات والحيوانات بالبيئات التي تعيش فيها ويصف كيف تساعدها هذه الصفات في البقاء على قيد الحياة.&lt;hr&gt;يربط بين الظواهر الفيزيائية الشائعة، بسلوك الضوء.&lt;hr&gt;يشرح أن الدوائر الكهربائية البسيطة يتطلب مساراً كهربائياً متصلاً.&lt;hr&gt;يتعرف ويشرح أن بعض المخلوقات الحية في نظام بيئي تتنافس مع غيرها على الموارد.&lt;hr&gt;يربط التراكيب الرئيسة في الحيوانات بوظائفها.</text:p>
          </table:table-cell>
          <table:table-cell table:number-columns-repeated="16350"/>
        </table:table-row>
        <table:table-row table:style-name="ro1">
          <table:table-cell office:value-type="float" office:value="1167451655" table:style-name="ce1">
            <text:p>1167451655</text:p>
          </table:table-cell>
          <table:table-cell office:value-type="string" table:style-name="ce1">
            <text:p>1655</text:p>
          </table:table-cell>
          <table:table-cell office:value-type="string" table:style-name="ce1">
            <text:p>عمار تركى سالم الصاعدى</text:p>
          </table:table-cell>
          <table:table-cell office:value-type="string" table:style-name="ce1">
            <text:p>الشهداء الابتدائية</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73.332999999999998" table:style-name="ce1">
            <text:p>73.333</text:p>
          </table:table-cell>
          <table:table-cell office:value-type="float" office:value="66.667000000000002" table:style-name="ce1">
            <text:p>66.667</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مطابقة أو كتابة تعبيرات أو جمل عددية لتمثيل مواقف مشكلة قد تتضمن مجاهيل.&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حل المسائل التي تتضمن الأعداد الفردية والزوجية والمضاعفات وعوامل الأعداد وتقريب الأعداد، وعمل التقديرات.&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66.667000000000002" table:style-name="ce1">
            <text:p>66.667</text:p>
          </table:table-cell>
          <table:table-cell office:value-type="float" office:value="80" table:style-name="ce1">
            <text:p>80</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ربط النباتات والحيوانات المألوفة (مثل: الأشجار دائمة الخضرة والضفادع والأسود) بالنظم البيئية الشائعة (مثل: الغابات والبرك والأراضي العشبية).&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2393477571" table:style-name="ce1">
            <text:p>2393477571</text:p>
          </table:table-cell>
          <table:table-cell office:value-type="string" table:style-name="ce1">
            <text:p>7571</text:p>
          </table:table-cell>
          <table:table-cell office:value-type="string" table:style-name="ce1">
            <text:p>عمر بسام زين القحطاني</text:p>
          </table:table-cell>
          <table:table-cell office:value-type="string" table:style-name="ce1">
            <text:p>الشهداء الابتدائية</text:p>
          </table:table-cell>
          <table:table-cell table:style-name="ce1"/>
          <table:table-cell office:value-type="float" office:value="73.332999999999998" table:style-name="ce1">
            <text:p>73.333</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86.667000000000002" table:style-name="ce1">
            <text:p>86.667</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lt;hr&gt;معرفة ورسم الخطوط المتوازية والمتعامدة، المثلثات قائمة الزاوية، الزوايا الحادة أو المنفرجة، المقارنة بين الزوايا.</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قيمة المكانية للأعداد إلى 6 أرقام، وربط تمثيلات الأعداد (الكلمات، والرموز، والنماذج بما في ذلك خطوط الأعداد)، ومقارنة الأعداد.&lt;hr&gt;وصف الكسر كجزء من الكل أو المجموعة، ربط تمثيلات مختلفة للكسور (كلمات، أعداد، نماذج) مقارنة الكسور، جمع وطرح كسور بسيطة ذات مقامات متشابهة.&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
          </table:table-cell>
          <table:table-cell table:style-name="ce1"/>
          <table:table-cell office:value-type="string" table:style-name="ce1">
            <text:p>وصف وإنشاء الأشكال ثنائية الأبعاد المشتركة تشمل التناظر الخطي والدوراني.&lt;hr&gt;قراءة البيانات من الجداول التمثيل الصوري، الأعمدة البيانية، التمثيل البياني الخطي، التمثيل الدائر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3" table:style-name="ce1"/>
          <table:table-cell office:value-type="float" office:value="86.667000000000002" table:style-name="ce1">
            <text:p>86.667</text:p>
          </table:table-cell>
          <table:table-cell office:value-type="float" office:value="100" table:style-name="ce1">
            <text:p>100</text:p>
          </table:table-cell>
          <table:table-cell office:value-type="float" office:value="80" table:style-name="ce1">
            <text:p>80</text:p>
          </table:table-cell>
          <table:table-cell office:value-type="float" office:value="73.332999999999998" table:style-name="ce1">
            <text:p>73.333</text:p>
          </table:table-cell>
          <table:table-cell office:value-type="float" office:value="100" table:style-name="ce1">
            <text:p>100</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عرف أنه بالإمكان تغير المواد من حالة إلى أخرى عن طريق التسخين أو التبريد؛ ويصف التغيرات في حالة الماء.&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lt;hr&gt;يصف ما سيحدث عند ملامسة جسم ساخن بجسم بارد.</text:p>
          </table:table-cell>
          <table:table-cell office:value-type="string" table:style-name="ce1">
            <text:p/>
          </table:table-cell>
          <table:table-cell table:number-columns-repeated="16350"/>
        </table:table-row>
        <table:table-row table:style-name="ro1">
          <table:table-cell office:value-type="float" office:value="2357939038" table:style-name="ce1">
            <text:p>2357939038</text:p>
          </table:table-cell>
          <table:table-cell office:value-type="string" table:style-name="ce1">
            <text:p>9038</text:p>
          </table:table-cell>
          <table:table-cell office:value-type="string" table:style-name="ce1">
            <text:p>عمر هادي محمد حبتور</text:p>
          </table:table-cell>
          <table:table-cell office:value-type="string" table:style-name="ce1">
            <text:p>الشهداء الابتدائية</text:p>
          </table:table-cell>
          <table:table-cell office:value-type="float" office:value="86.667000000000002" table:style-name="ce1">
            <text:p>86.667</text:p>
          </table:table-cell>
          <table:table-cell office:value-type="float" office:value="80" table:style-name="ce1">
            <text:p>80</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2367207616" table:style-name="ce1">
            <text:p>2367207616</text:p>
          </table:table-cell>
          <table:table-cell office:value-type="string" table:style-name="ce1">
            <text:p>7616</text:p>
          </table:table-cell>
          <table:table-cell office:value-type="string" table:style-name="ce1">
            <text:p>عمرو عبدالله صالح فهيد</text:p>
          </table:table-cell>
          <table:table-cell office:value-type="string" table:style-name="ce1">
            <text:p>الشهداء الابتدائية</text:p>
          </table:table-cell>
          <table:table-cell table:style-name="ce1"/>
          <table:table-cell office:value-type="float" office:value="40" table:style-name="ce1">
            <text:p>40</text:p>
          </table:table-cell>
          <table:table-cell office:value-type="float" office:value="40" table:style-name="ce1">
            <text:p>40</text:p>
          </table:table-cell>
          <table:table-cell office:value-type="float" office:value="46.667000000000002" table:style-name="ce1">
            <text:p>46.667</text:p>
          </table:table-cell>
          <table:table-cell office:value-type="float" office:value="80" table:style-name="ce1">
            <text:p>80</text:p>
          </table:table-cell>
          <table:table-cell office:value-type="float" office:value="20" table:style-name="ce1">
            <text:p>20</text:p>
          </table:table-cell>
          <table:table-cell table:number-columns-repeated="2" table:style-name="ce1"/>
          <table:table-cell office:value-type="string" table:style-name="ce1">
            <text:p>استخدام الخصائص الأساسية لوصف الأشكال ثلاثية الأبعاد (المكعب، الكرة، الأسطوانة) ..... والاختلاف بينها، وكيف يتم ربطها بالتمثيل ثنائي الأبعاد لها&lt;hr&gt;تحديد الأقطار للمضلعات، مساحة المستطيلات، مساحة أشكال مغطاة بمربعات أو أجزاء منها، تحديد حجم أشكال معبأة بمكعبات&lt;hr&gt;وصف وإنشاء الأشكال ثنائية الأبعاد المشتركة (دائرة، مثلث، رباعي الأضلاع، مضلع، تشمل التماثل الخطي والدوراني</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text:p>
          </table:table-cell>
          <table:table-cell office:value-type="string" table:style-name="ce1">
            <text:p>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ضرب أعداد (حتى 3 أرقام بأرقام مكونة من رقمين، ورقمين بأرقام مكونة من رقمين)، وقسمة أعداد (حتى 3 أرقام بأرقام مكونة من رقم واحد).&lt;hr&gt;كتابة العبارات أو الجمل العددية لتمثيل مسائل من الممكن أن تحتوي على مجهول&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جمع وطرح الكتلة (جرام كيلوجرام) الحجم (مللتر لتر) الوقت (دقائق وساعات)؛ اختيار النوع والحجم المناسب للوحدات وقراءة المقاييس..&lt;hr&gt;جمع وطرح أعداد من ٤ أرقام على الأكثر.&lt;hr&gt;دمج أو مقارنة البيانات من مصدرين أو أكثر. واستخلاص استنتاجات بناء على مجموعتين أو أكثر من مجموعات البيانات.&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3" table:style-name="ce1"/>
          <table:table-cell office:value-type="float" office:value="80" table:style-name="ce1">
            <text:p>80</text:p>
          </table:table-cell>
          <table:table-cell office:value-type="float" office:value="0" table:style-name="ce1">
            <text:p>0</text:p>
          </table:table-cell>
          <table:table-cell office:value-type="float" office:value="60" table:style-name="ce1">
            <text:p>60</text:p>
          </table:table-cell>
          <table:table-cell office:value-type="float" office:value="100" table:style-name="ce1">
            <text:p>100</text:p>
          </table:table-cell>
          <table:table-cell office:value-type="float" office:value="26.667000000000002" table:style-name="ce1">
            <text:p>26.667</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ربط بين الظواهر الفيزيائية الشائعة (مثل الظلال والانعكاس وأقواس قزح) بسلوك الضوء.</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ربط انتقال الأمراض المعدية الشائعة بالاتصال البشري (مثل: اللمس والعطاس والسعال)؛ ويحدد أو يصف بعض طرق الوقاية من انتقال المرض) مثل التطعيم وغسل اليدين والابتعاد مسافة كافية عن المرضى).&lt;hr&gt;يربط التراكيب الرئيسة في الحيوانات بوظائفها (على سبيل المثال، العظام تدعم الجسم، والرئتين تأخذ الهواء، والقلب يضخ الدم، والمعدة تهضم الطعام، والعضلات تحرك الجسم).&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حدد ويصف ثالث حالات للمادة (بمعنى آخر؛ أن المادة الصلبة لها شكل وحجم محدد، والسائل له حجم محدد، ولكن ليس له شكلاً محدداً، والغاز ليس له شكل وحجم محدد).&lt;hr&gt;يربط النباتات والحيوانات المألوفة (مثل: الأشجار دائمة الخضرة والضفادع والأسود) بالنظم البيئية الشائعة (مثل: الغابات والبرك والأراضي العشبية).&lt;hr&gt;يشرح أهمية استخدام موارد الأرض المتجددة وغير المتجددة بشكل مسؤول (مثل الوقود الأحفوري والغابات والمياه).&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text:p>
          </table:table-cell>
          <table:table-cell table:style-name="ce1"/>
          <table:table-cell office:value-type="string" table:style-name="ce1">
            <text:p/>
          </table:table-cell>
          <table:table-cell office:value-type="string" table:style-name="ce1">
            <text:p>يتعرف ويصف كيف تستجيب الأنواع المختلفة من الحيوانات للتغيرات في الظروف البيئية؛ يتعرف ويصف كيف يستجيب جسم الإنسان للتغيرات في الظروف البيئية، وكيف يتفاعل مع النشاط البدني.&lt;hr&gt;يقارن ويصنف الأشياء والمواد على أساس الخصائص الفيزيائية.&lt;hr&gt;يحدد بعض موارد الأرض المستخدمة في الحياة اليومية.&lt;hr&gt;يتعرف أن السلوك البشري له آثار سلبية وإيجابية على البيئة؛ ويقدم أوصاف وأمثلة عامة لتأثيرات التلوث على الإنسان والنبات والحيوان.&lt;hr&gt;يربط بين الظواهر الفيزيائية الشائعة، بسلوك الضوء.&lt;hr&gt;يشرح أن الدوائر الكهربائية البسيطة يتطلب مساراً كهربائياً متصلاً.&lt;hr&gt;يتعرف على دورات حياة النباتات والحيوانات المألوفة ويقارن ويفرق بينها.&lt;hr&gt;يطبق المعرفة حول تغيرات حالة الماء في أحداث الطقس الشائعة.&lt;hr&gt;يصف أمثلة على المخاليط وكيف يمكن فصلها فيزيائياً.&lt;hr&gt;يتعرف ويشرح أن بعض المخلوقات الحية في نظام بيئي تتنافس مع غيرها على الموارد.&lt;hr&gt;يربط التراكيب الرئيسة في الحيوانات بوظائفها.</text:p>
          </table:table-cell>
          <table:table-cell table:number-columns-repeated="16350"/>
        </table:table-row>
        <table:table-row table:style-name="ro1">
          <table:table-cell office:value-type="float" office:value="1171391723" table:style-name="ce1">
            <text:p>1171391723</text:p>
          </table:table-cell>
          <table:table-cell office:value-type="string" table:style-name="ce1">
            <text:p>1723</text:p>
          </table:table-cell>
          <table:table-cell office:value-type="string" table:style-name="ce1">
            <text:p>فهد محمد فهد المقاطى</text:p>
          </table:table-cell>
          <table:table-cell office:value-type="string" table:style-name="ce1">
            <text:p>الشهداء الابتدائية</text:p>
          </table:table-cell>
          <table:table-cell table:number-columns-repeated="4" table:style-name="ce1"/>
          <table:table-cell office:value-type="float" office:value="33.332999999999998" table:style-name="ce1">
            <text:p>33.333</text:p>
          </table:table-cell>
          <table:table-cell office:value-type="float" office:value="40" table:style-name="ce1">
            <text:p>40</text:p>
          </table:table-cell>
          <table:table-cell table:number-columns-repeated="6" table:style-name="ce1"/>
          <table:table-cell office:value-type="string" table:style-name="ce1">
            <text:p>التعرف على منزلة الأرقام ضمن ٦ منازل والربط بين تمثيلات الأرقام، ومقارنة الأعداد.&lt;hr&gt;التعرف على منزلة الأرقام ضمن ٦ منازل، والربط بين تمثيلات الأرقام، ومقارنة الأعداد.&lt;hr&gt;معرفة ورسم الخطوط المتوازية والمتعامدة المثلثات قائمة الزاوية الزوايا الحادة أو المنفرجة، المقارنة بين الزوايا.&lt;hr&gt;تفسير البيانات واستخدامها للإجابة على أسئلة تتطلب قراءة مباشرة للتمثيل البياني&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أو استخدام العلاقات في نمط واضح.&lt;hr&gt;قراءة البيانات من الجداول التمثيل الصوري، الأعمدة البيانية، التمثيل البياني الخطي، التمثيل الدائري.</text:p>
          </table:table-cell>
          <table:table-cell office:value-type="string" table:style-name="ce1">
            <text:p>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ضرب أعداد (حتى 3 أرقام بأرقام مكونة من رقمين، ورقمين بأرقام مكونة من رقمين)، وقسمة أعداد (حتى 3 أرقام بأرقام مكونة من رقم واحد).&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6" table:style-name="ce1"/>
          <table:table-cell office:value-type="float" office:value="60" table:style-name="ce1">
            <text:p>60</text:p>
          </table:table-cell>
          <table:table-cell office:value-type="float" office:value="80" table:style-name="ce1">
            <text:p>80</text:p>
          </table:table-cell>
          <table:table-cell table:number-columns-repeated="6" table:style-name="ce1"/>
          <table:table-cell office:value-type="string" table:style-name="ce1">
            <text:p>يقارن ويصنف الأشياء والمواد على أساس الخصائص الفيزيائية.&lt;hr&gt;يشرح أهمية استخدام موارد الأرض المتجددة وغير المتجددة بشكل مسؤول.&lt;hr&gt;يصف ما سيحدث عند ملامسة جسم ساخن بجسم بارد.&lt;hr&gt;يقارن ويصنف الأشياء والمواد على أساس الخصائص الفيزيائية.&lt;hr&gt;يربط التراكيب الرئيسة في النباتات بوظائفها.&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text:p>
          </table:table-cell>
          <table:table-cell office:value-type="string" table:style-name="ce1">
            <text:p>يتعرف ويصف كيف تستجيب الأنواع المختلفة من الحيوانات للتغيرات في الظروف البيئية؛ يتعرف ويصف كيف يستجيب جسم الإنسان للتغيرات في الظروف البيئية، وكيف يتفاعل مع النشاط البدني.&lt;hr&gt;يقارن ويصنف الأشياء والمواد على أساس الخصائص الفيزيائية.&lt;hr&gt;يعرف أنه بالإمكان تغير المواد من حالة إلى أخرى عن طريق التسخين أو التبريد؛ ويصف التغيرات في حالة الماء.</text:p>
          </table:table-cell>
          <table:table-cell table:number-columns-repeated="16350"/>
        </table:table-row>
        <table:table-row table:style-name="ro1">
          <table:table-cell office:value-type="float" office:value="1169367289" table:style-name="ce1">
            <text:p>1169367289</text:p>
          </table:table-cell>
          <table:table-cell office:value-type="string" table:style-name="ce1">
            <text:p>7289</text:p>
          </table:table-cell>
          <table:table-cell office:value-type="string" table:style-name="ce1">
            <text:p>فيصل مساعد مقبل الصيعري</text:p>
          </table:table-cell>
          <table:table-cell office:value-type="string" table:style-name="ce1">
            <text:p>الشهداء الابتدائية</text:p>
          </table:table-cell>
          <table:table-cell table:number-columns-repeated="16380" table:style-name="ce1"/>
        </table:table-row>
        <table:table-row table:style-name="ro1">
          <table:table-cell office:value-type="float" office:value="1166278729" table:style-name="ce1">
            <text:p>1166278729</text:p>
          </table:table-cell>
          <table:table-cell office:value-type="string" table:style-name="ce1">
            <text:p>8729</text:p>
          </table:table-cell>
          <table:table-cell office:value-type="string" table:style-name="ce1">
            <text:p>ماجد مبارك عوض الاسمري</text:p>
          </table:table-cell>
          <table:table-cell office:value-type="string" table:style-name="ce1">
            <text:p>الشهداء الابتدائية</text:p>
          </table:table-cell>
          <table:table-cell table:style-name="ce1"/>
          <table:table-cell office:value-type="float" office:value="66.667000000000002" table:style-name="ce1">
            <text:p>66.667</text:p>
          </table:table-cell>
          <table:table-cell office:value-type="float" office:value="26.667000000000002" table:style-name="ce1">
            <text:p>26.667</text:p>
          </table:table-cell>
          <table:table-cell office:value-type="float" office:value="60" table:style-name="ce1">
            <text:p>60</text:p>
          </table:table-cell>
          <table:table-cell office:value-type="float" office:value="60" table:style-name="ce1">
            <text:p>60</text:p>
          </table:table-cell>
          <table:table-cell office:value-type="float" office:value="80" table:style-name="ce1">
            <text:p>80</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تفسير البيانات واستخدامها للإجابة على الأسئلة التي تتجاوز عرض البيانات مباشرة.</text:p>
          </table:table-cell>
          <table:table-cell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وصف وإنشاء الأشكال ثنائية الأبعاد المشتركة تشمل التناظر الخطي والدوراني.</text:p>
          </table:table-cell>
          <table:table-cell office:value-type="string" table:style-name="ce1">
            <text:p>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text:p>
          </table:table-cell>
          <table:table-cell table:number-columns-repeated="3" table:style-name="ce1"/>
          <table:table-cell office:value-type="float" office:value="53.332999999999998" table:style-name="ce1">
            <text:p>53.333</text:p>
          </table:table-cell>
          <table:table-cell office:value-type="float" office:value="60" table:style-name="ce1">
            <text:p>60</text:p>
          </table:table-cell>
          <table:table-cell office:value-type="float" office:value="53.332999999999998" table:style-name="ce1">
            <text:p>53.333</text:p>
          </table:table-cell>
          <table:table-cell office:value-type="float" office:value="80" table:style-name="ce1">
            <text:p>80</text:p>
          </table:table-cell>
          <table:table-cell office:value-type="float" office:value="73.332999999999998" table:style-name="ce1">
            <text:p>73.333</text:p>
          </table:table-cell>
          <table:table-cell table:number-columns-repeated="3" table:style-name="ce1"/>
          <table:table-cell office:value-type="string" table:style-name="ce1">
            <text:p>يربط انتقال الأمراض المعدية الشائعة بالاتصال البشري (مثل: اللمس والعطاس والسعال)؛ ويحدد أو يصف بعض طرق الوقاية من انتقال المرض) مثل التطعيم وغسل اليدين والابتعاد مسافة كافية عن المرضى).&lt;hr&gt;يربط التراكيب الرئيسة في الحيوانات بوظائفها (على سبيل المثال، العظام تدعم الجسم، والرئتين تأخذ الهواء، والقلب يضخ الدم، والمعدة تهضم الطعام، والعضلات تحرك الجسم).&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شرح أهمية استخدام موارد الأرض المتجددة وغير المتجددة بشكل مسؤول (مثل الوقود الأحفوري والغابات والمياه).&lt;hr&gt;يربط بين الظواهر الفيزيائية الشائعة (مثل الظلال والانعكاس وأقواس قزح) بسلوك الضوء.</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ربط بين الظواهر الفيزيائية الشائعة (مثل الظلال والانعكاس وأقواس قزح) بسلوك الضوء.&lt;hr&gt;يربط بين الظواهر الفيزيائية الشائعة (مثل الظلال والانعكاس وأقواس قزح) بسلوك الضوء.&lt;hr&gt;الحجم، حالة المادة، القدرة على توصيل الحرارة أو الكهرباء، القدرة على الطفو أو الغمر في الماء، القدرة على الجذب بواسطة المغناطيس).</text:p>
          </table:table-cell>
          <table:table-cell table:style-name="ce1"/>
          <table:table-cell office:value-type="string" table:style-name="ce1">
            <text:p>يقارن ويصنف الأشياء والمواد على أساس الخصائص الفيزيائية.&lt;hr&gt;يصف ما سيحدث عند ملامسة جسم ساخن بجسم بارد.&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text:p>
          </table:table-cell>
          <table:table-cell office:value-type="string" table:style-name="ce1">
            <text:p>يقارن ويصنف الأشياء والمواد على أساس الخصائص الفيزيائية.&lt;hr&gt;يعرف أنه بالإمكان تغير المواد من حالة إلى أخرى عن طريق التسخين أو التبريد؛ ويصف التغيرات في حالة الماء.&lt;hr&gt;يتعرف على دورات حياة النباتات والحيوانات المألوفة ويقارن ويفرق بينها.&lt;hr&gt;يتعرف ويشرح أن بعض المخلوقات الحية في نظام بيئي تتنافس مع غيرها على الموارد.</text:p>
          </table:table-cell>
          <table:table-cell table:number-columns-repeated="16350"/>
        </table:table-row>
        <table:table-row table:style-name="ro1">
          <table:table-cell office:value-type="float" office:value="1163533563" table:style-name="ce1">
            <text:p>1163533563</text:p>
          </table:table-cell>
          <table:table-cell office:value-type="string" table:style-name="ce1">
            <text:p>3563</text:p>
          </table:table-cell>
          <table:table-cell office:value-type="string" table:style-name="ce1">
            <text:p>مبارك بدر مبارك المشيعي</text:p>
          </table:table-cell>
          <table:table-cell office:value-type="string" table:style-name="ce1">
            <text:p>الشهداء الابتدائية</text:p>
          </table:table-cell>
          <table:table-cell table:number-columns-repeated="4" table:style-name="ce1"/>
          <table:table-cell office:value-type="float" office:value="40" table:style-name="ce1">
            <text:p>40</text:p>
          </table:table-cell>
          <table:table-cell office:value-type="float" office:value="26.667000000000002" table:style-name="ce1">
            <text:p>26.667</text:p>
          </table:table-cell>
          <table:table-cell table:number-columns-repeated="6"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lt;hr&gt;ضرب أعداد من ثلاثة أرقام على الأكثر في عدد من رقم واحد، أو عدد من رقمين بعدد من رقمين أو قسمة عدد مكون من ثلاثة أرقام على عدد مكون من رقم واحد.&lt;hr&gt;معرفة ورسم الخطوط المتوازية والمتعامدة المثلثات قائمة الزاوية الزوايا الحادة أو المنفرجة، المقارنة بين الزوايا.&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text:p>
          </table:table-cell>
          <table:table-cell office:value-type="string" table:style-name="ce1">
            <text:p>حل مسائل رياضية تتضمن الأعداد لتطبيق العمليات والمهارات الحياتية.&lt;hr&gt;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ضرب أعداد (حتى 3 أرقام بأرقام مكونة من رقمين، ورقمين بأرقام مكونة من رقمين)، وقسمة أعداد (حتى 3 أرقام بأرقام مكونة من رقم واحد).&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جمع وطرح الكتلة (جرام كيلوجرام) الحجم (مللتر لتر) الوقت (دقائق وساعات)؛ اختيار النوع والحجم المناسب للوحدات وقراءة المقاييس..&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6" table:style-name="ce1"/>
          <table:table-cell office:value-type="float" office:value="40" table:style-name="ce1">
            <text:p>40</text:p>
          </table:table-cell>
          <table:table-cell office:value-type="float" office:value="46.667000000000002" table:style-name="ce1">
            <text:p>46.667</text:p>
          </table:table-cell>
          <table:table-cell table:number-columns-repeated="6" table:style-name="ce1"/>
          <table:table-cell office:value-type="string" table:style-name="ce1">
            <text:p>يربط التراكيب الرئيسة في النباتات بوظائفها.&lt;hr&gt;يعرف أنه بالإمكان تغير المواد من حالة إلى أخرى عن طريق التسخين أو التبريد؛ ويصف التغيرات في حالة الماء.&lt;hr&gt;يقارن ويصنف الأشياء والمواد على أساس الخصائص الفيزيائية.&lt;hr&gt;يشرح أهمية استخدام موارد الأرض المتجددة وغير المتجددة بشكل مسؤول.&lt;hr&gt;يصف ما سيحدث عند ملامسة جسم ساخن بجسم بارد.&lt;hr&gt;يقارن ويصنف الأشياء والمواد على أساس الخصائص الفيزيائية.&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lt;hr&gt;يتعرف على الاختلافات بين المخلوقات الحية وغير الحية ويصفها.&lt;hr&gt;يتعرف على أن النباتات والحيوانات تتكاثر من نفس النوع؛ لتنتج أفرادا بصفات تشبه إلى حد كبير صفات الوالدين؛ ويميز بين سمات النباتات والحيوانات الموروثة من آبائها وغير الموروثة.</text:p>
          </table:table-cell>
          <table:table-cell office:value-type="string" table:style-name="ce1">
            <text:p>يعرف أن الفصول في نصفي الكرة الأرضية الشمالي والجنوبي مرتبطة بالحركة السنوية للأرض حول الشمس وميل محور الأرض).&lt;hr&gt;يتعرف ويصف كيف تستجيب الأنواع المختلفة من الحيوانات للتغيرات في الظروف البيئية؛ يتعرف ويصف كيف يستجيب جسم الإنسان للتغيرات في الظروف البيئية، وكيف يتفاعل مع النشاط البدني.&lt;hr&gt;يقارن ويصنف الأشياء والمواد على أساس الخصائص الفيزيائية.&lt;hr&gt;يربط الصفات المظهرية للنباتات والحيوانات بالبيئات التي تعيش فيها ويصف كيف تساعدها هذه الصفات في البقاء على قيد الحياة.&lt;hr&gt;يعرف أنه بالإمكان تغير المواد من حالة إلى أخرى عن طريق التسخين أو التبريد؛ ويصف التغيرات في حالة الماء.&lt;hr&gt;يصف أمثلة على المخاليط وكيف يمكن فصلها فيزيائياً.&lt;hr&gt;يتعرف ويشرح أن بعض المخلوقات الحية في نظام بيئي تتنافس مع غيرها على الموارد.&lt;hr&gt;يربط التراكيب الرئيسة في الحيوانات بوظائفها.</text:p>
          </table:table-cell>
          <table:table-cell table:number-columns-repeated="16350"/>
        </table:table-row>
        <table:table-row table:style-name="ro1">
          <table:table-cell office:value-type="float" office:value="2351353632" table:style-name="ce1">
            <text:p>2351353632</text:p>
          </table:table-cell>
          <table:table-cell office:value-type="string" table:style-name="ce1">
            <text:p>3632</text:p>
          </table:table-cell>
          <table:table-cell office:value-type="string" table:style-name="ce1">
            <text:p>محمد ابراهيم احمد الحبش</text:p>
          </table:table-cell>
          <table:table-cell office:value-type="string" table:style-name="ce1">
            <text:p>الشهداء الابتدائية</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100" table:style-name="ce1">
            <text:p>100</text:p>
          </table:table-cell>
          <table:table-cell office:value-type="float" office:value="93.332999999999998" table:style-name="ce1">
            <text:p>93.333</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وصف وإنشاء أشكال مشتركة ثنائية الأبعاد المشتركة (دائرة، مثلث، رباعي الأضلاع، مضلعات أخرى)، باستخدام الخصائص الأولية، بما في ذلك التناظر الخطي والدوراني.&lt;hr&gt;حل المسائل التي تتضمن الأعداد الفردية والزوجية والمضاعفات وعوامل الأعداد وتقريب الأعداد، وعمل التقديرات.</text:p>
          </table:table-cell>
          <table:table-cell table:style-name="ce1"/>
          <table:table-cell office:value-type="string" table:style-name="ce1">
            <text:p/>
          </table:table-cell>
          <table:table-cell office:value-type="string" table:style-name="ce1">
            <text:p>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93.332999999999998" table:style-name="ce1">
            <text:p>93.333</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0" table:style-name="ce1">
            <text:p>80</text:p>
          </table:table-cell>
          <table:table-cell office:value-type="float" office:value="93.332999999999998" table:style-name="ce1">
            <text:p>93.333</text:p>
          </table:table-cell>
          <table:table-cell table:number-columns-repeated="2" table:style-name="ce1"/>
          <table:table-cell office:value-type="string" table:style-name="ce1">
            <text:p>يشرح كيف يرتبط الليل والنهار بالدوران اليومي للأرض حول محورها، ويقدم دليل من المظهر المتغير للظلال أثناء النها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ربط النباتات والحيوانات المألوفة (مثل: الأشجار دائمة الخضرة والضفادع والأسود) بالنظم البيئية الشائعة (مثل: الغابات والبرك والأراضي العشبية).&lt;hr&gt;يربط بين الظواهر الفيزيائية الشائعة (مثل الظلال والانعكاس وأقواس قزح) بسلوك الضوء.</text:p>
          </table:table-cell>
          <table:table-cell table:style-name="ce1"/>
          <table:table-cell office:value-type="string" table:style-name="ce1">
            <text:p>يصف ما سيحدث عند ملامسة جسم ساخن بجسم بارد.&lt;hr&gt;يقارن ويصنف الأشياء والمواد على أساس الخصائص الفيزيائية.&lt;hr&gt;يتعرف على أن النباتات والحيوانات تتكاثر من نفس النوع؛ لتنتج أفرادا بصفات تشبه إلى حد كبير صفات الوالدين؛ ويميز بين سمات النباتات والحيوانات الموروثة من آبائها وغير الموروثة.</text:p>
          </table:table-cell>
          <table:table-cell office:value-type="string" table:style-name="ce1">
            <text:p>يقارن ويصنف الأشياء والمواد على أساس الخصائص الفيزيائية.</text:p>
          </table:table-cell>
          <table:table-cell table:number-columns-repeated="16350"/>
        </table:table-row>
        <table:table-row table:style-name="ro1">
          <table:table-cell office:value-type="float" office:value="1166669745" table:style-name="ce1">
            <text:p>1166669745</text:p>
          </table:table-cell>
          <table:table-cell office:value-type="string" table:style-name="ce1">
            <text:p>9745</text:p>
          </table:table-cell>
          <table:table-cell office:value-type="string" table:style-name="ce1">
            <text:p>محمد بندر بن دخيل الله البركاتى الشريف</text:p>
          </table:table-cell>
          <table:table-cell office:value-type="string" table:style-name="ce1">
            <text:p>الشهداء الابتدائية</text:p>
          </table:table-cell>
          <table:table-cell office:value-type="float" office:value="80" table:style-name="ce1">
            <text:p>80</text:p>
          </table:table-cell>
          <table:table-cell office:value-type="float" office:value="60" table:style-name="ce1">
            <text:p>60</text:p>
          </table:table-cell>
          <table:table-cell office:value-type="float" office:value="73.332999999999998" table:style-name="ce1">
            <text:p>73.333</text:p>
          </table:table-cell>
          <table:table-cell office:value-type="float" office:value="53.332999999999998" table:style-name="ce1">
            <text:p>5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3" table:style-name="ce1"/>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73.332999999999998" table:style-name="ce1">
            <text:p>73.333</text:p>
          </table:table-cell>
          <table:table-cell office:value-type="float" office:value="80" table:style-name="ce1">
            <text:p>80</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يحدد أو يقدم أمثلة لأعضاء المجموعات الرئيسة للمخلوقات الحية (مثل الحشرات والطيور والثدييات والأسماك والزواحف والنباتات الزهرية).&lt;hr&gt;يربط السمات الفيزيائية للنباتات والحيوانات بالبيئات التي تعيش فيها. ويصف كيف تساعدها هذه المميزات على البقاء على قيد الحياة (على سبيل المثال، يساعد الساق السميك والطلاء الشمعي والجذر العميق النبات على البقاء في بيئة بها القليل من الماء؛ تلون الحيوان يساعده في التمويه من الحيوانات المفترسة.&lt;hr&gt;يحدد مصادر الطاقة (مثل الشمس والمياه والرياح والفحم والنفط والغاز)، ويدرك أن الطاقة مطلوبة لتحريك الأشياء وللتدفئة والإضاءة.&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7295656" table:style-name="ce1">
            <text:p>1167295656</text:p>
          </table:table-cell>
          <table:table-cell office:value-type="string" table:style-name="ce1">
            <text:p>5656</text:p>
          </table:table-cell>
          <table:table-cell office:value-type="string" table:style-name="ce1">
            <text:p>محمد يحي بن محمد الطيار</text:p>
          </table:table-cell>
          <table:table-cell office:value-type="string" table:style-name="ce1">
            <text:p>الشهداء الابتدائية</text:p>
          </table:table-cell>
          <table:table-cell office:value-type="float" office:value="80" table:style-name="ce1">
            <text:p>80</text:p>
          </table:table-cell>
          <table:table-cell office:value-type="float" office:value="60" table:style-name="ce1">
            <text:p>60</text:p>
          </table:table-cell>
          <table:table-cell office:value-type="float" office:value="80" table:style-name="ce1">
            <text:p>80</text:p>
          </table:table-cell>
          <table:table-cell office:value-type="float" office:value="86.667000000000002" table:style-name="ce1">
            <text:p>86.667</text:p>
          </table:table-cell>
          <table:table-cell office:value-type="float" office:value="80" table:style-name="ce1">
            <text:p>80</text:p>
          </table:table-cell>
          <table:table-cell office:value-type="float" office:value="26.667000000000002" table:style-name="ce1">
            <text:p>26.667</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 والاختلاف بينها، وكيف يتم ربطها بالتمثيل ثنائي الأبعاد لها&lt;hr&gt;تحديد الأقطار للمضلعات، مساحة المستطيلات، مساحة أشكال مغطاة بمربعات أو أجزاء منها، تحديد حجم أشكال معبأة بمكعبات&lt;hr&gt;وصف وإنشاء الأشكال ثنائية الأبعاد المشتركة (دائرة، مثلث، رباعي الأضلاع، مضلع، تشمل التماثل الخطي والدوران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تفسير البيانات واستخدامها للإجابة على الأسئلة التي تتجاوز عرض البيانات مباشرة.</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مطابقة أو كتابة تعبيرات أو جمل عددية لتمثيل مواقف مشكلة قد تتضمن مجاهيل.&lt;hr&gt;تفسير البيانات واستخدامها للإجابة على الأسئلة التي تتجاوز عرض البيانات مباشرة.</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lt;hr&gt;قراءة البيانات من الجداول التمثيل الصوري، الأعمدة البيانية، التمثيل البياني الخطي، التمثيل الدائري</text:p>
          </table:table-cell>
          <table:table-cell office:value-type="string" table:style-name="ce1">
            <text:p>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ضرب أعداد (حتى 3 أرقام بأرقام مكونة من رقمين، ورقمين بأرقام مكونة من رقمين)، وقسمة أعداد (حتى 3 أرقام بأرقام مكونة من رقم واحد).&lt;hr&gt;كتابة العبارات أو الجمل العددية لتمثيل مسائل من الممكن أن تحتوي على مجهول&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جمع وطرح الكتلة (جرام كيلوجرام) الحجم (مللتر لتر) الوقت (دقائق وساعات)؛ اختيار النوع والحجم المناسب للوحدات وقراءة المقاييس..&lt;hr&gt;دمج أو مقارنة البيانات من مصدرين أو أكثر. واستخلاص استنتاجات بناء على مجموعتين أو أكثر من مجموعات البيان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2" table:style-name="ce1"/>
          <table:table-cell office:value-type="float" office:value="100" table:style-name="ce1">
            <text:p>100</text:p>
          </table:table-cell>
          <table:table-cell office:value-type="float" office:value="60" table:style-name="ce1">
            <text:p>60</text:p>
          </table:table-cell>
          <table:table-cell office:value-type="float" office:value="73.332999999999998" table:style-name="ce1">
            <text:p>73.333</text:p>
          </table:table-cell>
          <table:table-cell office:value-type="float" office:value="80" table:style-name="ce1">
            <text:p>80</text:p>
          </table:table-cell>
          <table:table-cell office:value-type="float" office:value="86.667000000000002" table:style-name="ce1">
            <text:p>86.667</text:p>
          </table:table-cell>
          <table:table-cell office:value-type="float" office:value="73.332999999999998" table:style-name="ce1">
            <text:p>73.333</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ربط النباتات والحيوانات المألوفة (مثل: الأشجار دائمة الخضرة والضفادع والأسود) بالنظم البيئية الشائعة (مثل: الغابات والبرك والأراضي العشبية).&lt;hr&gt;يشرح أهمية استخدام موارد الأرض المتجددة وغير المتجددة بشكل مسؤول (مثل الوقود الأحفوري والغابات والمياه).&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ربط التراكيب الرئيسة في الحيوانات بوظائفها (على سبيل المثال، العظام تدعم الجسم، والرئتين تأخذ الهواء، والقلب يضخ الدم، والمعدة تهضم الطعام، والعضلات تحرك الجسم).&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ربط بين الظواهر الفيزيائية الشائعة (مثل الظلال والانعكاس وأقواس قزح) بسلوك الضوء.</text:p>
          </table:table-cell>
          <table:table-cell table:style-name="ce1"/>
          <table:table-cell office:value-type="string" table:style-name="ce1">
            <text:p>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ربط بين الظواهر الفيزيائية الشائعة، بسلوك الضوء.&lt;hr&gt;يطبق المعرفة حول تغيرات حالة الماء في أحداث الطقس الشائعة.&lt;hr&gt;يتعرف ويشرح أن بعض المخلوقات الحية في نظام بيئي تتنافس مع غيرها على الموارد.&lt;hr&gt;يربط التراكيب الرئيسة في الحيوانات بوظائفها.</text:p>
          </table:table-cell>
          <table:table-cell table:number-columns-repeated="16350"/>
        </table:table-row>
        <table:table-row table:style-name="ro1">
          <table:table-cell office:value-type="float" office:value="1160404586" table:style-name="ce1">
            <text:p>1160404586</text:p>
          </table:table-cell>
          <table:table-cell office:value-type="string" table:style-name="ce1">
            <text:p>4586</text:p>
          </table:table-cell>
          <table:table-cell office:value-type="string" table:style-name="ce1">
            <text:p>مراد عاطف بن عبدالله الحربي</text:p>
          </table:table-cell>
          <table:table-cell office:value-type="string" table:style-name="ce1">
            <text:p>الشهداء الابتدائية</text:p>
          </table:table-cell>
          <table:table-cell table:style-name="ce1"/>
          <table:table-cell office:value-type="float" office:value="73.332999999999998" table:style-name="ce1">
            <text:p>73.333</text:p>
          </table:table-cell>
          <table:table-cell office:value-type="float" office:value="60" table:style-name="ce1">
            <text:p>60</text:p>
          </table:table-cell>
          <table:table-cell office:value-type="float" office:value="66.667000000000002" table:style-name="ce1">
            <text:p>66.667</text:p>
          </table:table-cell>
          <table:table-cell office:value-type="float" office:value="26.667000000000002" table:style-name="ce1">
            <text:p>26.667</text:p>
          </table:table-cell>
          <table:table-cell office:value-type="float" office:value="6.6669999999999998" table:style-name="ce1">
            <text:p>6.667</text:p>
          </table:table-cell>
          <table:table-cell table:number-columns-repeated="3" table:style-name="ce1"/>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حل المسائل التي تتضمن الأعداد الفردية والزوجية والمضاعفات وعوامل الأعداد وتقريب الأعداد، وعمل التقديرات.</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مطابقة أو كتابة تعبيرات أو جمل عددية لتمثيل مواقف مشكلة قد تتضمن مجاهيل.&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lt;hr&gt;معرفة ورسم الخطوط المتوازية والمتعامدة المثلثات قائمة الزاوية الزوايا الحادة أو المنفرجة، المقارنة بين الزوايا.&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قراءة البيانات من الجداول التمثيل الصوري، الأعمدة البيانية، التمثيل البياني الخطي، التمثيل الدائري&lt;hr&gt;قراءة البيانات من الجداول التمثيل الصوري، الأعمدة البيانية، التمثيل البياني الخطي، التمثيل الدائري.</text:p>
          </table:table-cell>
          <table:table-cell office:value-type="string" table:style-name="ce1">
            <text:p>حل مسائل رياضية تتضمن الأعداد لتطبيق العمليات والمهارات الحياتية.&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ضرب أعداد (حتى 3 أرقام بأرقام مكونة من رقمين، ورقمين بأرقام مكونة من رقمين)، وقسمة أعداد (حتى 3 أرقام بأرقام مكونة من رقم واحد).&lt;hr&gt;كتابة العبارات أو الجمل العددية لتمثيل مسائل من الممكن أن تحتوي على مجهول&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جمع وطرح الكتلة (جرام كيلوجرام) الحجم (مللتر لتر) الوقت (دقائق وساعات)؛ اختيار النوع والحجم المناسب للوحدات وقراءة المقاييس..&lt;hr&gt;جمع وطرح أعداد من ٤ أرقام على الأكثر.&lt;hr&gt;دمج أو مقارنة البيانات من مصدرين أو أكثر. واستخلاص استنتاجات بناء على مجموعتين أو أكثر من مجموعات البيان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3" table:style-name="ce1"/>
          <table:table-cell office:value-type="float" office:value="86.667000000000002" table:style-name="ce1">
            <text:p>86.667</text:p>
          </table:table-cell>
          <table:table-cell office:value-type="float" office:value="73.332999999999998" table:style-name="ce1">
            <text:p>73.333</text:p>
          </table:table-cell>
          <table:table-cell office:value-type="float" office:value="66.667000000000002" table:style-name="ce1">
            <text:p>66.667</text:p>
          </table:table-cell>
          <table:table-cell office:value-type="float" office:value="86.667000000000002" table:style-name="ce1">
            <text:p>86.667</text:p>
          </table:table-cell>
          <table:table-cell office:value-type="float" office:value="40" table:style-name="ce1">
            <text:p>40</text:p>
          </table:table-cell>
          <table:table-cell table:number-columns-repeated="3" table:style-name="ce1"/>
          <table:table-cell office:value-type="string" table:style-name="ce1">
            <text:p>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ربط النباتات والحيوانات المألوفة (مثل: الأشجار دائمة الخضرة والضفادع والأسود) بالنظم البيئية الشائعة (مثل: الغابات والبرك والأراضي العشبية).&lt;hr&gt;يقارن ويصنف الأشياء والمواد على أساس الخصائص الفيزيائية (على سبيل المثال، الوزن/ الكتلة،</text:p>
          </table:table-cell>
          <table:table-cell table:style-name="ce1"/>
          <table:table-cell office:value-type="string" table:style-name="ce1">
            <text:p>يقارن ويصنف الأشياء والمواد على أساس الخصائص الفيزيائية.&lt;hr&gt;يصف النظام الشمسي كالشمس والكواكب التي تدور حولها، ويعرف أن الأرض لها قمر يدور حولها، ويبدو القمر من الأرض مختلفا في أوقات متفاوتة من الشهر.</text:p>
          </table:table-cell>
          <table:table-cell office:value-type="string" table:style-name="ce1">
            <text:p>يعرف أن الفصول في نصفي الكرة الأرضية الشمالي والجنوبي مرتبطة بالحركة السنوية للأرض حول الشمس وميل محور الأرض).&lt;hr&gt;يربط الصفات المظهرية للنباتات والحيوانات بالبيئات التي تعيش فيها ويصف كيف تساعدها هذه الصفات في البقاء على قيد الحياة.&lt;hr&gt;يتعرف أن السلوك البشري له آثار سلبية وإيجابية على البيئة؛ ويقدم أوصاف وأمثلة عامة لتأثيرات التلوث على الإنسان والنبات والحيوان.&lt;hr&gt;يعرف أنه بالإمكان تغير المواد من حالة إلى أخرى عن طريق التسخين أو التبريد؛ ويصف التغيرات في حالة الماء.&lt;hr&gt;يتعرف على دورات حياة النباتات والحيوانات المألوفة ويقارن ويفرق بينها.&lt;hr&gt;يطبق المعرفة حول تغيرات حالة الماء في أحداث الطقس الشائعة.&lt;hr&gt;يتعرف ويشرح أن بعض المخلوقات الحية في نظام بيئي تتنافس مع غيرها على الموارد.&lt;hr&gt;يربط التراكيب الرئيسة في الحيوانات بوظائفها.&lt;hr&gt;يربط النباتات والحيوانات المألوفة بالنظم البيئية الشائعة (مثل: الغابات والبرك والأراضي العشبية).</text:p>
          </table:table-cell>
          <table:table-cell table:number-columns-repeated="16350"/>
        </table:table-row>
        <table:table-row table:style-name="ro1">
          <table:table-cell office:value-type="float" office:value="1163397894" table:style-name="ce1">
            <text:p>1163397894</text:p>
          </table:table-cell>
          <table:table-cell office:value-type="string" table:style-name="ce1">
            <text:p>7894</text:p>
          </table:table-cell>
          <table:table-cell office:value-type="string" table:style-name="ce1">
            <text:p>مراد فهد بن سليم الصاعدي</text:p>
          </table:table-cell>
          <table:table-cell office:value-type="string" table:style-name="ce1">
            <text:p>الشهداء الابتدائية</text:p>
          </table:table-cell>
          <table:table-cell office:value-type="float" office:value="93.332999999999998" table:style-name="ce1">
            <text:p>93.333</text:p>
          </table:table-cell>
          <table:table-cell office:value-type="float" office:value="80" table:style-name="ce1">
            <text:p>80</text:p>
          </table:table-cell>
          <table:table-cell office:value-type="float" office:value="20" table:style-name="ce1">
            <text:p>20</text:p>
          </table:table-cell>
          <table:table-cell table:style-name="ce1"/>
          <table:table-cell office:value-type="float" office:value="93.332999999999998" table:style-name="ce1">
            <text:p>93.333</text:p>
          </table:table-cell>
          <table:table-cell office:value-type="float" office:value="86.667000000000002" table:style-name="ce1">
            <text:p>86.667</text:p>
          </table:table-cell>
          <table:table-cell table:number-columns-repeated="3" table:style-name="ce1"/>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استعمال الأزواج المرتبة لإيجاد نقاط على المستوى الإحداثي.&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93.332999999999998" table:style-name="ce1">
            <text:p>93.333</text:p>
          </table:table-cell>
          <table:table-cell office:value-type="float" office:value="86.667000000000002" table:style-name="ce1">
            <text:p>86.667</text:p>
          </table:table-cell>
          <table:table-cell office:value-type="float" office:value="46.667000000000002" table:style-name="ce1">
            <text:p>46.667</text:p>
          </table:table-cell>
          <table:table-cell table:style-name="ce1"/>
          <table:table-cell office:value-type="float" office:value="80" table:style-name="ce1">
            <text:p>80</text:p>
          </table:table-cell>
          <table:table-cell office:value-type="float" office:value="93.332999999999998" table:style-name="ce1">
            <text:p>93.333</text:p>
          </table:table-cell>
          <table:table-cell table:number-columns-repeated="2" table:style-name="ce1"/>
          <table:table-cell office:value-type="string" table:style-name="ce1">
            <text:p>يحدد ويصف الحيوانات المفترسة الشائعة وفرائسها.</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ربط انتقال الأمراض المعدية الشائعة بالاتصال البشري (مثل: اللمس والعطاس والسعال)؛ ويحدد أو يصف بعض طرق الوقاية من انتقال المرض) مثل التطعيم وغسل اليدين والابتعاد مسافة كافية عن المرضى).&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ربط النباتات والحيوانات المألوفة (مثل: الأشجار دائمة الخضرة والضفادع والأسود) بالنظم البيئية الشائعة (مثل: الغابات والبرك والأراضي العشبية).&lt;hr&gt;يشرح أهمية استخدام موارد الأرض المتجددة وغير المتجددة بشكل مسؤول (مثل الوقود الأحفوري والغابات والمياه).&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lt;hr&gt;الحجم، حالة المادة، القدرة على توصيل الحرارة أو الكهرباء، القدرة على الطفو أو الغمر في الماء، القدرة على الجذب بواسطة المغناطيس).</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عرف أنه بالإمكان تغير المواد من حالة إلى أخرى عن طريق التسخين أو التبريد؛ ويصف التغيرات في حالة الماء.</text:p>
          </table:table-cell>
          <table:table-cell table:number-columns-repeated="16350"/>
        </table:table-row>
        <table:table-row table:style-name="ro1">
          <table:table-cell office:value-type="float" office:value="1163397753" table:style-name="ce1">
            <text:p>1163397753</text:p>
          </table:table-cell>
          <table:table-cell office:value-type="string" table:style-name="ce1">
            <text:p>7753</text:p>
          </table:table-cell>
          <table:table-cell office:value-type="string" table:style-name="ce1">
            <text:p>معتز فهد بن سليم الصاعدي</text:p>
          </table:table-cell>
          <table:table-cell office:value-type="string" table:style-name="ce1">
            <text:p>الشهداء الابتدائية</text:p>
          </table:table-cell>
          <table:table-cell office:value-type="float" office:value="93.332999999999998" table:style-name="ce1">
            <text:p>93.333</text:p>
          </table:table-cell>
          <table:table-cell office:value-type="float" office:value="80" table:style-name="ce1">
            <text:p>80</text:p>
          </table:table-cell>
          <table:table-cell office:value-type="float" office:value="20" table:style-name="ce1">
            <text:p>20</text:p>
          </table:table-cell>
          <table:table-cell table:style-name="ce1"/>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استعمال الأزواج المرتبة لإيجاد نقاط على المستوى الإحداثي.&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46.667000000000002" table:style-name="ce1">
            <text:p>46.667</text:p>
          </table:table-cell>
          <table:table-cell table:style-name="ce1"/>
          <table:table-cell office:value-type="float" office:value="80" table:style-name="ce1">
            <text:p>80</text:p>
          </table:table-cell>
          <table:table-cell office:value-type="float" office:value="93.332999999999998" table:style-name="ce1">
            <text:p>93.333</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ربط انتقال الأمراض المعدية الشائعة بالاتصال البشري (مثل: اللمس والعطاس والسعال)؛ ويحدد أو يصف بعض طرق الوقاية من انتقال المرض) مثل التطعيم وغسل اليدين والابتعاد مسافة كافية عن المرضى).&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ربط النباتات والحيوانات المألوفة (مثل: الأشجار دائمة الخضرة والضفادع والأسود) بالنظم البيئية الشائعة (مثل: الغابات والبرك والأراضي العشبية).&lt;hr&gt;يشرح أهمية استخدام موارد الأرض المتجددة وغير المتجددة بشكل مسؤول (مثل الوقود الأحفوري والغابات والمياه).&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lt;hr&gt;الحجم، حالة المادة، القدرة على توصيل الحرارة أو الكهرباء، القدرة على الطفو أو الغمر في الماء، القدرة على الجذب بواسطة المغناطيس).</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عرف أنه بالإمكان تغير المواد من حالة إلى أخرى عن طريق التسخين أو التبريد؛ ويصف التغيرات في حالة الماء.</text:p>
          </table:table-cell>
          <table:table-cell table:number-columns-repeated="16350"/>
        </table:table-row>
        <table:table-row table:style-name="ro1">
          <table:table-cell office:value-type="float" office:value="1166833150" table:style-name="ce1">
            <text:p>1166833150</text:p>
          </table:table-cell>
          <table:table-cell office:value-type="string" table:style-name="ce1">
            <text:p>3150</text:p>
          </table:table-cell>
          <table:table-cell office:value-type="string" table:style-name="ce1">
            <text:p>مهند سمير محمد الشهري</text:p>
          </table:table-cell>
          <table:table-cell office:value-type="string" table:style-name="ce1">
            <text:p>الشهداء الابتدائية</text:p>
          </table:table-cell>
          <table:table-cell table:style-name="ce1"/>
          <table:table-cell office:value-type="float" office:value="73.332999999999998" table:style-name="ce1">
            <text:p>73.333</text:p>
          </table:table-cell>
          <table:table-cell office:value-type="float" office:value="53.332999999999998" table:style-name="ce1">
            <text:p>53.333</text:p>
          </table:table-cell>
          <table:table-cell office:value-type="float" office:value="73.332999999999998" table:style-name="ce1">
            <text:p>73.333</text:p>
          </table:table-cell>
          <table:table-cell office:value-type="float" office:value="86.667000000000002" table:style-name="ce1">
            <text:p>86.667</text:p>
          </table:table-cell>
          <table:table-cell office:value-type="float" office:value="73.332999999999998" table:style-name="ce1">
            <text:p>73.333</text:p>
          </table:table-cell>
          <table:table-cell table:number-columns-repeated="3" table:style-name="ce1"/>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قيمة المكانية للأعداد إلى 6 أرقام، وربط تمثيلات الأعداد (الكلمات، والرموز، والنماذج بما في ذلك خطوط الأعداد)، ومقارنة الأعداد.&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table:style-name="ce1"/>
          <table:table-cell office:value-type="string" table:style-name="ce1">
            <text:p>حل مسائل حول الأعداد الزوجية والفردية، ضرب وتحليل الأعداد تقريب الأعداد.&lt;hr&gt;وصف وإنشاء الأشكال ثنائية الأبعاد المشتركة تشمل التناظر الخطي والدوران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كتابة العبارات أو الجمل العددية لتمثيل مسائل من الممكن أن تحتوي على مجهول&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3" table:style-name="ce1"/>
          <table:table-cell office:value-type="float" office:value="86.667000000000002" table:style-name="ce1">
            <text:p>86.667</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80" table:style-name="ce1">
            <text:p>80</text:p>
          </table:table-cell>
          <table:table-cell office:value-type="float" office:value="73.332999999999998" table:style-name="ce1">
            <text:p>73.333</text:p>
          </table:table-cell>
          <table:table-cell table:number-columns-repeated="3" table:style-name="ce1"/>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يربط النباتات والحيوانات المألوفة (مثل: الأشجار دائمة الخضرة والضفادع والأسود) بالنظم البيئية الشائعة (مثل: الغابات والبرك والأراضي العشبية).</text:p>
          </table:table-cell>
          <table:table-cell table:style-name="ce1"/>
          <table:table-cell office:value-type="string" table:style-name="ce1">
            <text:p>يشرح أن الدوائر الكهربائية البسيطة على سبيل المثال، المصباح اليدوي يتطلب مسارا كهربائيا متصلاً.&lt;hr&gt;يصف النظام الشمسي كالشمس والكواكب التي تدور حولها، ويعرف أن الأرض لها قمر يدور حولها، ويبدو القمر من الأرض مختلفا في أوقات متفاوتة من الشهر.&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text:p>
          </table:table-cell>
          <table:table-cell office:value-type="string" table:style-name="ce1">
            <text:p>يقارن ويصنف الأشياء والمواد على أساس الخصائص الفيزيائية.&lt;hr&gt;يربط بين الظواهر الفيزيائية الشائعة، بسلوك الضوء.&lt;hr&gt;يطبق المعرفة حول تغيرات حالة الماء في أحداث الطقس الشائعة.&lt;hr&gt;يتعرف ويشرح أن بعض المخلوقات الحية في نظام بيئي تتنافس مع غيرها على الموارد.</text:p>
          </table:table-cell>
          <table:table-cell table:number-columns-repeated="16350"/>
        </table:table-row>
        <table:table-row table:style-name="ro1">
          <table:table-cell office:value-type="float" office:value="2413208162" table:style-name="ce1">
            <text:p>2413208162</text:p>
          </table:table-cell>
          <table:table-cell office:value-type="string" table:style-name="ce1">
            <text:p>8162</text:p>
          </table:table-cell>
          <table:table-cell office:value-type="string" table:style-name="ce1">
            <text:p>موسى عبد السلام - علي أحمد</text:p>
          </table:table-cell>
          <table:table-cell office:value-type="string" table:style-name="ce1">
            <text:p>الشهداء الابتدائية</text:p>
          </table:table-cell>
          <table:table-cell office:value-type="float" office:value="73.332999999999998" table:style-name="ce1">
            <text:p>73.333</text:p>
          </table:table-cell>
          <table:table-cell office:value-type="float" office:value="60" table:style-name="ce1">
            <text:p>60</text:p>
          </table:table-cell>
          <table:table-cell office:value-type="float" office:value="46.667000000000002" table:style-name="ce1">
            <text:p>46.667</text:p>
          </table:table-cell>
          <table:table-cell office:value-type="float" office:value="60" table:style-name="ce1">
            <text:p>60</text:p>
          </table:table-cell>
          <table:table-cell table:style-name="ce1"/>
          <table:table-cell office:value-type="float" office:value="60" table:style-name="ce1">
            <text:p>60</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تفسير البيانات واستخدامها للإجابة على أسئلة تتطلب قراءة مباشرة للتمثيل البياني&lt;hr&gt;تحديد الأقطار للمضلعات، مساحة المستطيلات، مساحة أشكال مغطاة بمربعات أو أجزاء منها، تحديد حجم أشكال معبأة بمكعبات</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التعرف على القيمة المكانية للأعداد إلى 6 أرقام، وربط تمثيلات الأعداد (الكلمات، والرموز، والنماذج بما في ذلك خطوط الأعداد)، ومقارنة الأعداد.&lt;hr&gt;تفسير البيانات واستخدامها للإجابة على الأسئلة التي تتجاوز عرض البيانات مباشرة.</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التعرف على القيمة المكانية للأعداد إلى 6 أرقام، وربط تمثيلات الأعداد (الكلمات، والرموز، والنماذج بما في ذلك خطوط الأعداد)، ومقارنة الأعداد.</text:p>
          </table:table-cell>
          <table:table-cell table:number-columns-repeated="2" table:style-name="ce1"/>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كتابة العبارات أو الجمل العددية لتمثيل مسائل من الممكن أن تحتوي على مجهول&lt;hr&gt;حل المسائل التي تتضمن الأعداد الفردية والزوجية والمضاعفات وعوامل الأعداد وتقريب الأعداد، وعمل تقدير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2" table:style-name="ce1"/>
          <table:table-cell office:value-type="float" office:value="93.332999999999998" table:style-name="ce1">
            <text:p>93.333</text:p>
          </table:table-cell>
          <table:table-cell office:value-type="float" office:value="46.667000000000002" table:style-name="ce1">
            <text:p>46.667</text:p>
          </table:table-cell>
          <table:table-cell office:value-type="float" office:value="73.332999999999998" table:style-name="ce1">
            <text:p>73.333</text:p>
          </table:table-cell>
          <table:table-cell office:value-type="float" office:value="60" table:style-name="ce1">
            <text:p>60</text:p>
          </table:table-cell>
          <table:table-cell table:style-name="ce1"/>
          <table:table-cell office:value-type="float" office:value="46.667000000000002" table:style-name="ce1">
            <text:p>46.667</text:p>
          </table:table-cell>
          <table:table-cell table:number-columns-repeated="2" table:style-name="ce1"/>
          <table:table-cell office:value-type="string" table:style-name="ce1">
            <text:p>يدرك أنه يمكن تغيير المواد من حالة إلى أخرى عن طريق التسخين أو التبريد؛ ويصف التغيرات في حالة الماء (الانصهار والتجميد، والغليان، والتبخر والتكثيف).</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حدد ويصف ثالث حالات للمادة (بمعنى آخر؛ أن المادة الصلبة لها شكل وحجم محدد، والسائل له حجم محدد، ولكن ليس له شكلاً محدداً، والغاز ليس له شكل وحجم محدد).&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ربط التراكيب الرئيسة في الحيوانات بوظائفها (على سبيل المثال، العظام تدعم الجسم، والرئتين تأخذ الهواء، والقلب يضخ الدم، والمعدة تهضم الطعام، والعضلات تحرك الجسم).&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النباتات والحيوانات المألوفة (مثل: الأشجار دائمة الخضرة والضفادع والأسود) بالنظم البيئية الشائعة (مثل: الغابات والبرك والأراضي العشبية).&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text:p>
          </table:table-cell>
          <table:table-cell table:number-columns-repeated="2" table:style-name="ce1"/>
          <table:table-cell office:value-type="string" table:style-name="ce1">
            <text:p>يعرف أن الفصول في نصفي الكرة الأرضية الشمالي والجنوبي مرتبطة بالحركة السنوية للأرض حول الشمس وميل محور الأرض).&lt;hr&gt;يربط الصفات المظهرية للنباتات والحيوانات بالبيئات التي تعيش فيها ويصف كيف تساعدها هذه الصفات في البقاء على قيد الحياة.&lt;hr&gt;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طبق المعرفة حول تغيرات حالة الماء في أحداث الطقس الشائعة.&lt;hr&gt;يصف أمثلة على المخاليط وكيف يمكن فصلها فيزيائياً.&lt;hr&gt;يتعرف ويشرح أن بعض المخلوقات الحية في نظام بيئي تتنافس مع غيرها على الموارد.&lt;hr&gt;يربط التراكيب الرئيسة في الحيوانات بوظائفها.</text:p>
          </table:table-cell>
          <table:table-cell table:number-columns-repeated="16350"/>
        </table:table-row>
        <table:table-row table:style-name="ro1">
          <table:table-cell office:value-type="float" office:value="2362795854" table:style-name="ce1">
            <text:p>2362795854</text:p>
          </table:table-cell>
          <table:table-cell office:value-type="string" table:style-name="ce1">
            <text:p>5854</text:p>
          </table:table-cell>
          <table:table-cell office:value-type="string" table:style-name="ce1">
            <text:p>مؤيد احمد عوض الخبش</text:p>
          </table:table-cell>
          <table:table-cell office:value-type="string" table:style-name="ce1">
            <text:p>الشهداء الابتدائية</text:p>
          </table:table-cell>
          <table:table-cell office:value-type="float" office:value="93.332999999999998" table:style-name="ce1">
            <text:p>93.333</text:p>
          </table:table-cell>
          <table:table-cell office:value-type="float" office:value="46.667000000000002" table:style-name="ce1">
            <text:p>46.667</text:p>
          </table:table-cell>
          <table:table-cell office:value-type="float" office:value="46.667000000000002" table:style-name="ce1">
            <text:p>46.667</text:p>
          </table:table-cell>
          <table:table-cell office:value-type="float" office:value="60" table:style-name="ce1">
            <text:p>60</text:p>
          </table:table-cell>
          <table:table-cell table:style-name="ce1"/>
          <table:table-cell office:value-type="float" office:value="73.332999999999998" table:style-name="ce1">
            <text:p>73.333</text:p>
          </table:table-cell>
          <table:table-cell table:number-columns-repeated="3" table:style-name="ce1"/>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number-columns-repeated="2" table:style-name="ce1"/>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تعرف على الخطوط المتوازية والمتعامدة والزوايا القائمة والزوايا الحادة أو الزوايا المنفرجة ورسمها، ومقارنة الزوايا.&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2" table:style-name="ce1"/>
          <table:table-cell office:value-type="float" office:value="66.667000000000002" table:style-name="ce1">
            <text:p>66.667</text:p>
          </table:table-cell>
          <table:table-cell office:value-type="float" office:value="66.667000000000002" table:style-name="ce1">
            <text:p>66.667</text:p>
          </table:table-cell>
          <table:table-cell office:value-type="float" office:value="73.332999999999998" table:style-name="ce1">
            <text:p>73.333</text:p>
          </table:table-cell>
          <table:table-cell office:value-type="float" office:value="66.667000000000002" table:style-name="ce1">
            <text:p>66.667</text:p>
          </table:table-cell>
          <table:table-cell table:style-name="ce1"/>
          <table:table-cell office:value-type="float" office:value="86.667000000000002" table:style-name="ce1">
            <text:p>86.667</text:p>
          </table:table-cell>
          <table:table-cell table:number-columns-repeated="2" table:style-name="ce1"/>
          <table:table-cell office:value-type="string" table:style-name="ce1">
            <text:p>يحدد التغييرات الملحوظة في المواد التي تصنع مواد جديدة بخصائص مختلفة (على سبيل المثال، التحلل، وفساد الطعام، والاحتراق، والصدأ).&lt;hr&gt;يحدد ويصف الاستراتيجيات المختلفة التي تزيد من عدد المواليد التي تبقى على قيد الحياة (على سبيل المثال، النبات ينتج العديد من البذور، والثدييات ترعى صغارها.&lt;hr&gt;يربط السمات الفيزيائية للنباتات والحيوانات بالبيئات التي تعيش فيها. ويصف كيف تساعدها هذه المميزات على البقاء على قيد الحياة (على سبيل المثال، يساعد الساق السميك والطلاء الشمعي والجذر العميق النبات على البقاء في بيئة بها القليل من الماء؛ تلون الحيوان يساعده في التمويه من الحيوانات المفترسة.&lt;hr&gt;يحدد مصادر الطاقة (مثل الشمس والمياه والرياح والفحم والنفط والغاز)، ويدرك أن الطاقة مطلوبة لتحريك الأشياء وللتدفئة والإضاءة.&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ربط النباتات والحيوانات المألوفة (مثل: الأشجار دائمة الخضرة والضفادع والأسود) بالنظم البيئية الشائعة (مثل: الغابات والبرك والأراضي العشبية).&lt;hr&gt;يربط بين الظواهر الفيزيائية الشائعة (مثل الظلال والانعكاس وأقواس قزح) بسلوك الضوء.&lt;hr&gt;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النباتات والحيوانات المألوفة (مثل: الأشجار دائمة الخضرة والضفادع والأسود) بالنظم البيئية الشائعة (مثل: الغابات والبرك والأراضي العشبية).&lt;hr&gt;يشرح أهمية استخدام موارد الأرض المتجددة وغير المتجددة بشكل مسؤول (مثل الوقود الأحفوري والغابات والمياه).&lt;hr&gt;يربط بين الظواهر الفيزيائية الشائعة (مثل الظلال والانعكاس وأقواس قزح) بسلوك الضوء.</text:p>
          </table:table-cell>
          <table:table-cell table:number-columns-repeated="2" table:style-name="ce1"/>
          <table:table-cell office:value-type="string" table:style-name="ce1">
            <text:p>يربط بين الظواهر الفيزيائية الشائعة، بسلوك الضوء.&lt;hr&gt;يتعرف على دورات حياة النباتات والحيوانات المألوفة ويقارن ويفرق بينها.</text:p>
          </table:table-cell>
          <table:table-cell table:number-columns-repeated="16350"/>
        </table:table-row>
        <table:table-row table:style-name="ro1">
          <table:table-cell office:value-type="float" office:value="1164890822" table:style-name="ce1">
            <text:p>1164890822</text:p>
          </table:table-cell>
          <table:table-cell office:value-type="string" table:style-name="ce1">
            <text:p>0822</text:p>
          </table:table-cell>
          <table:table-cell office:value-type="string" table:style-name="ce1">
            <text:p>مؤيد بندر باخت الصاعدي</text:p>
          </table:table-cell>
          <table:table-cell office:value-type="string" table:style-name="ce1">
            <text:p>الشهداء الابتدائية</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وصف وإنشاء الأشكال ثنائية الأبعاد المشتركة (دائرة، مثلث، رباعي الأضلاع، مضلع، تشمل التماثل الخطي والدوراني&lt;hr&gt;معرفة ورسم الخطوط المتوازية والمتعامدة، المثلثات قائمة الزاوية، الزوايا الحادة أو المنفرجة، المقارنة بين الزوايا.</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4683425" table:style-name="ce1">
            <text:p>1164683425</text:p>
          </table:table-cell>
          <table:table-cell office:value-type="string" table:style-name="ce1">
            <text:p>3425</text:p>
          </table:table-cell>
          <table:table-cell office:value-type="string" table:style-name="ce1">
            <text:p>ناصر احمد ناصر الزهراني</text:p>
          </table:table-cell>
          <table:table-cell office:value-type="string" table:style-name="ce1">
            <text:p>الشهداء الابتدائية</text:p>
          </table:table-cell>
          <table:table-cell office:value-type="float" office:value="80" table:style-name="ce1">
            <text:p>80</text:p>
          </table:table-cell>
          <table:table-cell office:value-type="float" office:value="80" table:style-name="ce1">
            <text:p>80</text:p>
          </table:table-cell>
          <table:table-cell office:value-type="float" office:value="80" table:style-name="ce1">
            <text:p>80</text:p>
          </table:table-cell>
          <table:table-cell office:value-type="float" office:value="80" table:style-name="ce1">
            <text:p>80</text:p>
          </table:table-cell>
          <table:table-cell office:value-type="float" office:value="73.332999999999998" table:style-name="ce1">
            <text:p>73.333</text:p>
          </table:table-cell>
          <table:table-cell office:value-type="float" office:value="73.332999999999998" table:style-name="ce1">
            <text:p>73.333</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تفسير البيانات واستخدامها للإجابة على أسئلة تتطلب قراءة مباشرة للتمثيل البياني&lt;hr&gt;التعرف على منزلة الأرقام ضمن منازل، الربط بين تمثيلات الأرقام والكلمات، الرموز، النماذج، خط الأعداد، ومقارنة الأعداد&lt;hr&gt;تمثيل الكسور كأجزاء من الكل أو أجزاء من المجموعة، والربط بين تمثيلات مختلفة للكسور (كلمات، أرقام، نماذج)، والمقارنة بين الكسور وترتبيها، جمع وطرح الكسور المتشابهة.&lt;hr&gt;قراءة البيانات من الجداول، التمثيل الصوري، الأعمدة البيانية، التمثيل البياني الخطي، التمثيل الدائري</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حل المسائل التي تتضمن الأعداد الفردية والزوجية والمضاعفات وعوامل الأعداد وتقريب الأعداد، وعمل التقديرات.</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text:p>
          </table:table-cell>
          <table:table-cell table:style-name="ce1"/>
          <table:table-cell office:value-type="string" table:style-name="ce1">
            <text:p>التعرف على منزلة الأرقام ضمن ٦ منازل، والربط بين تمثيلات الأرقام، ومقارنة الأعداد.&lt;hr&gt;معرفة ورسم الخطوط المتوازية والمتعامدة المثلثات قائمة الزاوية الزوايا الحادة أو المنفرجة، المقارنة بين الزوايا.&lt;hr&gt;وصف وإنشاء الأشكال ثنائية الأبعاد المشتركة تشمل التناظر الخطي والدوراني.&lt;hr&gt;قراءة البيانات من الجداول التمثيل الصوري، الأعمدة البيانية، التمثيل البياني الخطي، التمثيل الدائري</text:p>
          </table:table-cell>
          <table:table-cell office:value-type="string" table:style-name="ce1">
            <text:p>حل مسائل رياضية تتضمن الأعداد لتطبيق العمليات والمهارات الحياتية.&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text:p>
          </table:table-cell>
          <table:table-cell table:number-columns-repeated="2" table:style-name="ce1"/>
          <table:table-cell office:value-type="float" office:value="93.332999999999998" table:style-name="ce1">
            <text:p>93.333</text:p>
          </table:table-cell>
          <table:table-cell office:value-type="float" office:value="80" table:style-name="ce1">
            <text:p>80</text:p>
          </table:table-cell>
          <table:table-cell office:value-type="float" office:value="93.332999999999998" table:style-name="ce1">
            <text:p>93.333</text:p>
          </table:table-cell>
          <table:table-cell office:value-type="float" office:value="66.667000000000002" table:style-name="ce1">
            <text:p>66.667</text:p>
          </table:table-cell>
          <table:table-cell office:value-type="float" office:value="93.332999999999998" table:style-name="ce1">
            <text:p>93.333</text:p>
          </table:table-cell>
          <table:table-cell office:value-type="float" office:value="100" table:style-name="ce1">
            <text:p>100</text:p>
          </table:table-cell>
          <table:table-cell table:number-columns-repeated="2" table:style-name="ce1"/>
          <table:table-cell office:value-type="string" table:style-name="ce1">
            <text:p>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text:p>
          </table:table-cell>
          <table:table-cell table:style-name="ce1"/>
          <table:table-cell office:value-type="string" table:style-name="ce1">
            <text:p>يقارن ويصنف الأشياء والمواد على أساس الخصائص الفيزيائية.</text:p>
          </table:table-cell>
          <table:table-cell office:value-type="string" table:style-name="ce1">
            <text:p/>
          </table:table-cell>
          <table:table-cell table:number-columns-repeated="16350"/>
        </table:table-row>
        <table:table-row table:style-name="ro1">
          <table:table-cell office:value-type="float" office:value="2358683072" table:style-name="ce1">
            <text:p>2358683072</text:p>
          </table:table-cell>
          <table:table-cell office:value-type="string" table:style-name="ce1">
            <text:p>3072</text:p>
          </table:table-cell>
          <table:table-cell office:value-type="string" table:style-name="ce1">
            <text:p>نجم مصعب نجم دوش</text:p>
          </table:table-cell>
          <table:table-cell office:value-type="string" table:style-name="ce1">
            <text:p>الشهداء الابتدائية</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0" table:style-name="ce1">
            <text:p>80</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تمثيل الكسور كأجزاء من الكل أو أجزاء من المجموعة، والربط بين تمثيلات مختلفة للكسور (كلمات، أرقام، نماذج)، والمقارنة بين الكسور وترتبيها، جمع وطرح الكسور المتشابهة.</text:p>
          </table:table-cell>
          <table:table-cell office:value-type="string" table:style-name="ce1">
            <text:p>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lt;hr&gt;جمع وطرح أعداد من ٤ أرقام على الأكثر.</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2901928" table:style-name="ce1">
            <text:p>1162901928</text:p>
          </table:table-cell>
          <table:table-cell office:value-type="string" table:style-name="ce1">
            <text:p>1928</text:p>
          </table:table-cell>
          <table:table-cell office:value-type="string" table:style-name="ce1">
            <text:p>نعيم خالد بن سويلم اللهيبي</text:p>
          </table:table-cell>
          <table:table-cell office:value-type="string" table:style-name="ce1">
            <text:p>الشهداء الابتدائية</text:p>
          </table:table-cell>
          <table:table-cell table:style-name="ce1"/>
          <table:table-cell office:value-type="float" office:value="60" table:style-name="ce1">
            <text:p>60</text:p>
          </table:table-cell>
          <table:table-cell office:value-type="float" office:value="60" table:style-name="ce1">
            <text:p>60</text:p>
          </table:table-cell>
          <table:table-cell table:style-name="ce1"/>
          <table:table-cell office:value-type="float" office:value="60" table:style-name="ce1">
            <text:p>60</text:p>
          </table:table-cell>
          <table:table-cell office:value-type="float" office:value="0" table:style-name="ce1">
            <text:p>0</text:p>
          </table:table-cell>
          <table:table-cell table:number-columns-repeated="2" table:style-name="ce1"/>
          <table:table-cell office:value-type="string" table:style-name="ce1">
            <text:p>تحديد الأقطار للمضلعات، مساحة المستطيلات، مساحة أشكال مغطاة بمربعات أو أجزاء منها، تحديد حجم أشكال معبأة بمكعبات&lt;hr&gt;وصف وإنشاء الأشكال ثنائية الأبعاد المشتركة (دائرة، مثلث، رباعي الأضلاع، مضلع، تشمل التماثل الخطي والدوراني&lt;hr&gt;معرفة ورسم الخطوط المتوازية والمتعامدة، المثلثات قائمة الزاوية، الزوايا الحادة أو المنفرجة، المقارنة بين الزوايا.</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قيمة المكانية للأعداد إلى 6 أرقام، وربط تمثيلات الأعداد (الكلمات، والرموز، والنماذج بما في ذلك خطوط الأعداد)، ومقارنة الأعداد.&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قراءة البيانات من الجداول التمثيل الصوري، الأعمدة البيانية، التمثيل البياني الخطي، التمثيل الدائري.</text:p>
          </table:table-cell>
          <table:table-cell office:value-type="string" table:style-name="ce1">
            <text:p>حل مسائل رياضية تتضمن الأعداد لتطبيق العمليات والمهارات الحياتية.&lt;hr&gt;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ضرب أعداد (حتى 3 أرقام بأرقام مكونة من رقمين، ورقمين بأرقام مكونة من رقمين)، وقسمة أعداد (حتى 3 أرقام بأرقام مكونة من رقم واحد).&lt;hr&gt;كتابة العبارات أو الجمل العددية لتمثيل مسائل من الممكن أن تحتوي على مجهول&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جمع وطرح الكتلة (جرام كيلوجرام) الحجم (مللتر لتر) الوقت (دقائق وساعات)؛ اختيار النوع والحجم المناسب للوحدات وقراءة المقاييس..&lt;hr&gt;جمع وطرح أعداد من ٤ أرقام على الأكثر.&lt;hr&gt;دمج أو مقارنة البيانات من مصدرين أو أكثر. واستخلاص استنتاجات بناء على مجموعتين أو أكثر من مجموعات البيان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3" table:style-name="ce1"/>
          <table:table-cell office:value-type="float" office:value="86.667000000000002" table:style-name="ce1">
            <text:p>86.667</text:p>
          </table:table-cell>
          <table:table-cell office:value-type="float" office:value="80" table:style-name="ce1">
            <text:p>80</text:p>
          </table:table-cell>
          <table:table-cell table:style-name="ce1"/>
          <table:table-cell office:value-type="float" office:value="93.332999999999998" table:style-name="ce1">
            <text:p>93.333</text:p>
          </table:table-cell>
          <table:table-cell office:value-type="float" office:value="73.332999999999998" table:style-name="ce1">
            <text:p>73.333</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قارن ويصنف الأشياء والمواد على أساس الخصائص الفيزيائية (على سبيل المثال، الوزن/ الكتلة،&lt;hr&gt;الحجم، حالة المادة، القدرة على توصيل الحرارة أو الكهرباء، القدرة على الطفو أو الغمر في الماء، القدرة على الجذب بواسطة المغناطيس).</text:p>
          </table:table-cell>
          <table:table-cell table:style-name="ce1"/>
          <table:table-cell office:value-type="string" table:style-name="ce1">
            <text:p>يربط الصفات المظهرية للنباتات والحيوانات بالبيئات التي تعيش فيها ويصف كيف تساعدها هذه الصفات في البقاء على قيد الحياة.</text:p>
          </table:table-cell>
          <table:table-cell office:value-type="string" table:style-name="ce1">
            <text:p>يقارن ويصنف الأشياء والمواد على أساس الخصائص الفيزيائية.&lt;hr&gt;يتعرف على دورات حياة النباتات والحيوانات المألوفة ويقارن ويفرق بينها.&lt;hr&gt;يتعرف ويشرح أن بعض المخلوقات الحية في نظام بيئي تتنافس مع غيرها على الموارد.&lt;hr&gt;يربط التراكيب الرئيسة في الحيوانات بوظائفها.</text:p>
          </table:table-cell>
          <table:table-cell table:number-columns-repeated="16350"/>
        </table:table-row>
        <table:table-row table:style-name="ro1">
          <table:table-cell office:value-type="float" office:value="1163864067" table:style-name="ce1">
            <text:p>1163864067</text:p>
          </table:table-cell>
          <table:table-cell office:value-type="string" table:style-name="ce1">
            <text:p>4067</text:p>
          </table:table-cell>
          <table:table-cell office:value-type="string" table:style-name="ce1">
            <text:p>وسام ناصر يحي آل امعوض</text:p>
          </table:table-cell>
          <table:table-cell office:value-type="string" table:style-name="ce1">
            <text:p>الشهداء الابتدائية</text:p>
          </table:table-cell>
          <table:table-cell office:value-type="float" office:value="66.667000000000002" table:style-name="ce1">
            <text:p>66.667</text:p>
          </table:table-cell>
          <table:table-cell office:value-type="float" office:value="66.667000000000002" table:style-name="ce1">
            <text:p>66.667</text:p>
          </table:table-cell>
          <table:table-cell office:value-type="float" office:value="80" table:style-name="ce1">
            <text:p>8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3" table:style-name="ce1"/>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خطوط المتوازية والمتعامدة والزوايا القائمة والزوايا الحادة أو الزوايا المنفرجة ورسمها، ومقارنة الزوايا.&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text:p>
          </table:table-cell>
          <table:table-cell office:value-type="string" table:style-name="ce1">
            <text:p>استعمال الأزواج المرتبة لإيجاد نقاط على المستوى الإحداثي.</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73.332999999999998" table:style-name="ce1">
            <text:p>73.333</text:p>
          </table:table-cell>
          <table:table-cell office:value-type="float" office:value="66.667000000000002" table:style-name="ce1">
            <text:p>6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يدرك أنه يمكن تغيير المواد من حالة إلى أخرى عن طريق التسخين أو التبريد؛ ويصف التغيرات في حالة الماء (الانصهار والتجميد، والغليان، والتبخر والتكثيف).&lt;hr&gt;يحدد ويصف الاستراتيجيات المختلفة التي تزيد من عدد المواليد التي تبقى على قيد الحياة (على سبيل المثال، النبات ينتج العديد من البذور، والثدييات ترعى صغارها.&lt;hr&gt;يحدد مصادر الطاقة (مثل الشمس والمياه والرياح والفحم والنفط والغاز)، ويدرك أن الطاقة مطلوبة لتحريك الأشياء وللتدفئة والإضاءة.&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شرح أهمية استخدام موارد الأرض المتجددة وغير المتجددة بشكل مسؤول (مثل الوقود الأحفوري والغابات والمياه).&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ربط انتقال الأمراض المعدية الشائعة بالاتصال البشري (مثل: اللمس والعطاس والسعال)؛ ويحدد أو يصف بعض طرق الوقاية من انتقال المرض) مثل التطعيم وغسل اليدين والابتعاد مسافة كافية عن المرضى).</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2373011853" table:style-name="ce1">
            <text:p>2373011853</text:p>
          </table:table-cell>
          <table:table-cell office:value-type="string" table:style-name="ce1">
            <text:p>1853</text:p>
          </table:table-cell>
          <table:table-cell office:value-type="string" table:style-name="ce1">
            <text:p>وسيم وحيد عبدالسلام كالا ميان</text:p>
          </table:table-cell>
          <table:table-cell office:value-type="string" table:style-name="ce1">
            <text:p>الشهداء الابتدائية</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100" table:style-name="ce1">
            <text:p>100</text:p>
          </table:table-cell>
          <table:table-cell office:value-type="float" office:value="86.667000000000002" table:style-name="ce1">
            <text:p>86.667</text:p>
          </table:table-cell>
          <table:table-cell table:number-columns-repeated="2" table:style-name="ce1"/>
          <table:table-cell office:value-type="string" table:style-name="ce1">
            <text:p>إيجاد الرقم المجهول أو العملية في مسائل عددي&lt;hr&gt;تحديد الأقطار للمضلعات، مساحة المستطيلات، مساحة أشكال مغطاة بمربعات أو أجزاء منها، تحديد حجم أشكال معبأة بمكعبات&lt;hr&gt;التعرف على منزلة الأرقام ضمن منازل، الربط بين تمثيلات الأرقام والكلمات، الرموز، النماذج، خط الأعداد، ومقارنة الأعداد&lt;hr&gt;تمثيل الكسور كأجزاء من الكل أو أجزاء من المجموعة، والربط بين تمثيلات مختلفة للكسور (كلمات، أرقام، نماذج)، والمقارنة بين الكسور وترتبيها، جمع وطرح الكسور المتشابهة.&lt;hr&gt;وصف وإنشاء الأشكال ثنائية الأبعاد المشتركة (دائرة، مثلث، رباعي الأضلاع، مضلع، تشمل التماثل الخطي والدوراني&lt;hr&gt;معرفة ورسم الخطوط المتوازية والمتعامدة، المثلثات قائمة الزاوية، الزوايا الحادة أو المنفرجة، المقارنة بين الزوايا.</text:p>
          </table:table-cell>
          <table:table-cell office:value-type="string" table:style-name="ce1">
            <text:p/>
          </table:table-cell>
          <table:table-cell office:value-type="string" table:style-name="ce1">
            <text:p/>
          </table:table-cell>
          <table:table-cell table:style-name="ce1"/>
          <table:table-cell office:value-type="string" table:style-name="ce1">
            <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تعرف على الاختلافات بين المخلوقات الحية وغير الحية ويصفها.</text:p>
          </table:table-cell>
          <table:table-cell office:value-type="string" table:style-name="ce1">
            <text:p/>
          </table:table-cell>
          <table:table-cell table:number-columns-repeated="16350"/>
        </table:table-row>
        <table:table-row table:style-name="ro1">
          <table:table-cell office:value-type="float" office:value="4721582411" table:style-name="ce1">
            <text:p>4721582411</text:p>
          </table:table-cell>
          <table:table-cell office:value-type="string" table:style-name="ce1">
            <text:p>2411</text:p>
          </table:table-cell>
          <table:table-cell office:value-type="string" table:style-name="ce1">
            <text:p>وضاح عمار فضل عبداللاه زين</text:p>
          </table:table-cell>
          <table:table-cell office:value-type="string" table:style-name="ce1">
            <text:p>الشهداء الابتدائية</text:p>
          </table:table-cell>
          <table:table-cell office:value-type="float" office:value="80" table:style-name="ce1">
            <text:p>80</text:p>
          </table:table-cell>
          <table:table-cell office:value-type="float" office:value="80" table:style-name="ce1">
            <text:p>80</text:p>
          </table:table-cell>
          <table:table-cell office:value-type="float" office:value="80" table:style-name="ce1">
            <text:p>80</text:p>
          </table:table-cell>
          <table:table-cell office:value-type="float" office:value="86.667000000000002" table:style-name="ce1">
            <text:p>86.667</text:p>
          </table:table-cell>
          <table:table-cell office:value-type="float" office:value="80" table:style-name="ce1">
            <text:p>80</text:p>
          </table:table-cell>
          <table:table-cell office:value-type="float" office:value="80" table:style-name="ce1">
            <text:p>80</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جمع وطرح أعداد من 4 أرقام على الاكثر&lt;hr&gt;جمع وطرح أعداد من 4 أرقام على الأكثر&lt;hr&gt;تمثيل الكسور كأجزاء من الكل أو أجزاء من المجموعة، والربط بين تمثيلات مختلفة للكسور (كلمات، أرقام، نماذج)، والمقارنة بين الكسور وترتبيها، جمع وطرح الكسور المتشابهة.</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
          </table:table-cell>
          <table:table-cell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تعرف على الخطوط المتوازية والمتعامدة والزوايا القائمة والزوايا الحادة أو الزوايا المنفرجة ورسمها، ومقارنة الزوايا.&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93.332999999999998" table:style-name="ce1">
            <text:p>93.333</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
          </table:table-cell>
          <table:table-cell office:value-type="string" table:style-name="ce1">
            <text:p>يربط بين الظواهر الفيزيائية الشائعة، بسلوك الضوء.</text:p>
          </table:table-cell>
          <table:table-cell table:number-columns-repeated="16350"/>
        </table:table-row>
        <table:table-row table:style-name="ro1">
          <table:table-cell office:value-type="float" office:value="2370742062" table:style-name="ce1">
            <text:p>2370742062</text:p>
          </table:table-cell>
          <table:table-cell office:value-type="string" table:style-name="ce1">
            <text:p>2062</text:p>
          </table:table-cell>
          <table:table-cell office:value-type="string" table:style-name="ce1">
            <text:p>يزن محمد عوض الخبش</text:p>
          </table:table-cell>
          <table:table-cell office:value-type="string" table:style-name="ce1">
            <text:p>الشهداء الابتدائية</text:p>
          </table:table-cell>
          <table:table-cell office:value-type="float" office:value="60" table:style-name="ce1">
            <text:p>60</text:p>
          </table:table-cell>
          <table:table-cell office:value-type="float" office:value="53.332999999999998" table:style-name="ce1">
            <text:p>53.333</text:p>
          </table:table-cell>
          <table:table-cell office:value-type="float" office:value="73.332999999999998" table:style-name="ce1">
            <text:p>73.333</text:p>
          </table:table-cell>
          <table:table-cell office:value-type="float" office:value="46.667000000000002" table:style-name="ce1">
            <text:p>46.667</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60" table:style-name="ce1">
            <text:p>60</text:p>
          </table:table-cell>
          <table:table-cell office:value-type="float" office:value="53.332999999999998" table:style-name="ce1">
            <text:p>53.333</text:p>
          </table:table-cell>
          <table:table-cell office:value-type="float" office:value="20" table:style-name="ce1">
            <text:p>20</text:p>
          </table:table-cell>
          <table:table-cell office:value-type="float" office:value="46.667000000000002" table:style-name="ce1">
            <text:p>46.667</text:p>
          </table:table-cell>
          <table:table-cell office:value-type="float" office:value="73.332999999999998" table:style-name="ce1">
            <text:p>73.333</text:p>
          </table:table-cell>
          <table:table-cell office:value-type="float" office:value="100" table:style-name="ce1">
            <text:p>100</text:p>
          </table:table-cell>
          <table:table-cell table:number-columns-repeated="2" table:style-name="ce1"/>
          <table:table-cell office:value-type="string" table:style-name="ce1">
            <text:p>يدرك أنه يمكن تغيير المواد من حالة إلى أخرى عن طريق التسخين أو التبريد؛ ويصف التغيرات في حالة الماء (الانصهار والتجميد، والغليان، والتبخر والتكثيف).&lt;hr&gt;يشرح كيف يرتبط الليل والنهار بالدوران اليومي للأرض حول محورها، ويقدم دليل من المظهر المتغير للظلال أثناء النهار.&lt;hr&gt;يحدد التغييرات الملحوظة في المواد التي تصنع مواد جديدة بخصائص مختلفة (على سبيل المثال، التحلل، وفساد الطعام، والاحتراق، والصدأ).&lt;hr&gt;يحدد مصادر الطاقة (مثل الشمس والمياه والرياح والفحم والنفط والغاز)، ويدرك أن الطاقة مطلوبة لتحريك الأشياء وللتدفئة والإضاءة.&lt;hr&gt;يحدد بعض موارد الأرض المستخدمة في الحياة اليومية (مثل المياه والرياح والتربة والغابات، والنفط، والغاز الطبيعي، والمعادن).&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حدد ويصف ثالث حالات للمادة (بمعنى آخر؛ أن المادة الصلبة لها شكل وحجم محدد، والسائل له حجم محدد، ولكن ليس له شكلاً محدداً، والغاز ليس له شكل وحجم محدد).&lt;hr&gt;يشرح أهمية استخدام موارد الأرض المتجددة وغير المتجددة بشكل مسؤول (مثل الوقود الأحفوري والغابات والمياه).&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حدد ويصف ثالث حالات للمادة (بمعنى آخر؛ أن المادة الصلبة لها شكل وحجم محدد، والسائل له حجم محدد، ولكن ليس له شكلاً محدداً، والغاز ليس له شكل وحجم محدد).&lt;hr&gt;يربط النباتات والحيوانات المألوفة (مثل: الأشجار دائمة الخضرة والضفادع والأسود) بالنظم البيئية الشائعة (مثل: الغابات والبرك والأراضي العشبية).&lt;hr&gt;يشرح أهمية استخدام موارد الأرض المتجددة وغير المتجددة بشكل مسؤول (مثل الوقود الأحفوري والغابات والمياه).&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lt;hr&gt;الحجم، حالة المادة، القدرة على توصيل الحرارة أو الكهرباء، القدرة على الطفو أو الغمر في الماء، القدرة على الجذب بواسطة المغناطيس).</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lt;hr&gt;يتعرف على الاختلافات بين المخلوقات الحية وغير الحية ويصفها.</text:p>
          </table:table-cell>
          <table:table-cell office:value-type="string" table:style-name="ce1">
            <text:p/>
          </table:table-cell>
          <table:table-cell table:number-columns-repeated="16350"/>
        </table:table-row>
        <table:table-row table:style-name="ro1">
          <table:table-cell office:value-type="float" office:value="1167563160" table:style-name="ce1">
            <text:p>1167563160</text:p>
          </table:table-cell>
          <table:table-cell office:value-type="string" table:style-name="ce1">
            <text:p>3160</text:p>
          </table:table-cell>
          <table:table-cell office:value-type="string" table:style-name="ce1">
            <text:p>احمد فراج سعود السلمي</text:p>
          </table:table-cell>
          <table:table-cell office:value-type="string" table:style-name="ce1">
            <text:p>يحيى اليزيدي الابتدائية لتحفيظ القرآن الكريم</text:p>
          </table:table-cell>
          <table:table-cell table:style-name="ce1"/>
          <table:table-cell office:value-type="float" office:value="60" table:style-name="ce1">
            <text:p>60</text:p>
          </table:table-cell>
          <table:table-cell office:value-type="float" office:value="60" table:style-name="ce1">
            <text:p>6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3" table:style-name="ce1"/>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الكسر كجزء من الكل أو المجموعة، ربط تمثيلات مختلفة للكسور (كلمات، أعداد، نماذج) مقارنة الكسور، جمع وطرح كسور بسيطة ذات مقامات متشابهة.&lt;hr&gt;حل المسائل التي تتضمن الأعداد الفردية والزوجية والمضاعفات وعوامل الأعداد وتقريب الأعداد، وعمل التقديرات.</text:p>
          </table:table-cell>
          <table:table-cell table:style-name="ce1"/>
          <table:table-cell office:value-type="string" table:style-name="ce1">
            <text:p>وصف وإنشاء الأشكال ثنائية الأبعاد المشتركة تشمل التناظر الخطي والدوران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3" table:style-name="ce1"/>
          <table:table-cell office:value-type="float" office:value="73.332999999999998" table:style-name="ce1">
            <text:p>73.333</text:p>
          </table:table-cell>
          <table:table-cell office:value-type="float" office:value="53.332999999999998" table:style-name="ce1">
            <text:p>53.333</text:p>
          </table:table-cell>
          <table:table-cell office:value-type="float" office:value="80" table:style-name="ce1">
            <text:p>80</text:p>
          </table:table-cell>
          <table:table-cell office:value-type="float" office:value="100" table:style-name="ce1">
            <text:p>100</text:p>
          </table:table-cell>
          <table:table-cell office:value-type="float" office:value="73.332999999999998" table:style-name="ce1">
            <text:p>73.333</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شرح أهمية استخدام موارد الأرض المتجددة وغير المتجددة بشكل مسؤول (مثل الوقود الأحفوري والغابات والمياه).&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ربط التراكيب الرئيسة في الحيوانات بوظائفها (على سبيل المثال، العظام تدعم الجسم، والرئتين تأخذ الهواء، والقلب يضخ الدم، والمعدة تهضم الطعام، والعضلات تحرك الجسم).&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ربط بين الظواهر الفيزيائية الشائعة (مثل الظلال والانعكاس وأقواس قزح) بسلوك الضوء.&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text:p>
          </table:table-cell>
          <table:table-cell table:style-name="ce1"/>
          <table:table-cell office:value-type="string" table:style-name="ce1">
            <text:p/>
          </table:table-cell>
          <table:table-cell office:value-type="string" table:style-name="ce1">
            <text:p>يقارن ويصنف الأشياء والمواد على أساس الخصائص الفيزيائية.&lt;hr&gt;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طبق المعرفة حول تغيرات حالة الماء في أحداث الطقس الشائعة.</text:p>
          </table:table-cell>
          <table:table-cell table:number-columns-repeated="16350"/>
        </table:table-row>
        <table:table-row table:style-name="ro1">
          <table:table-cell office:value-type="float" office:value="1163782798" table:style-name="ce1">
            <text:p>1163782798</text:p>
          </table:table-cell>
          <table:table-cell office:value-type="string" table:style-name="ce1">
            <text:p>2798</text:p>
          </table:table-cell>
          <table:table-cell office:value-type="string" table:style-name="ce1">
            <text:p>اصيل خالد بن زاهر الاسمرى</text:p>
          </table:table-cell>
          <table:table-cell office:value-type="string" table:style-name="ce1">
            <text:p>يحيى اليزيدي الابتدائية لتحفيظ القرآن الكريم</text:p>
          </table:table-cell>
          <table:table-cell table:style-name="ce1"/>
          <table:table-cell office:value-type="float" office:value="66.667000000000002" table:style-name="ce1">
            <text:p>66.667</text:p>
          </table:table-cell>
          <table:table-cell office:value-type="float" office:value="26.667000000000002" table:style-name="ce1">
            <text:p>26.667</text:p>
          </table:table-cell>
          <table:table-cell office:value-type="float" office:value="46.667000000000002" table:style-name="ce1">
            <text:p>46.667</text:p>
          </table:table-cell>
          <table:table-cell office:value-type="float" office:value="53.332999999999998" table:style-name="ce1">
            <text:p>53.333</text:p>
          </table:table-cell>
          <table:table-cell table:number-columns-repeated="3" table:style-name="ce1"/>
          <table:table-cell office:value-type="string" table:style-name="ce1">
            <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lt;hr&gt;ضرب أعداد من ثلاثة أرقام على الأكثر في عدد من رقم واحد، أو عدد من رقمين بعدد من رقمين أو قسمة عدد مكون من ثلاثة أرقام على عدد مكون من رقم واحد.&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أو استخدام العلاقات في نمط واضح.&lt;hr&gt;قراءة البيانات من الجداول التمثيل الصوري، الأعمدة البيانية، التمثيل البياني الخطي، التمثيل الدائري</text:p>
          </table:table-cell>
          <table:table-cell table:number-columns-repeated="4" table:style-name="ce1"/>
          <table:table-cell office:value-type="float" office:value="66.667000000000002" table:style-name="ce1">
            <text:p>66.667</text:p>
          </table:table-cell>
          <table:table-cell office:value-type="float" office:value="80" table:style-name="ce1">
            <text:p>80</text:p>
          </table:table-cell>
          <table:table-cell office:value-type="float" office:value="60" table:style-name="ce1">
            <text:p>60</text:p>
          </table:table-cell>
          <table:table-cell office:value-type="float" office:value="60" table:style-name="ce1">
            <text:p>60</text:p>
          </table:table-cell>
          <table:table-cell table:number-columns-repeated="4" table:style-name="ce1"/>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ربط التراكيب الرئيسة في الحيوانات بوظائفها (على سبيل المثال، العظام تدعم الجسم، والرئتين تأخذ الهواء، والقلب يضخ الدم، والمعدة تهضم الطعام، والعضلات تحرك الجسم).&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text:p>
          </table:table-cell>
          <table:table-cell table:style-name="ce1"/>
          <table:table-cell office:value-type="string" table:style-name="ce1">
            <text:p>يقارن ويصنف الأشياء والمواد على أساس الخصائص الفيزيائية.&lt;hr&gt;يشرح أهمية استخدام موارد الأرض المتجددة وغير المتجددة بشكل مسؤول.&lt;hr&gt;يشرح أن الدوائر الكهربائية البسيطة على سبيل المثال، المصباح اليدوي يتطلب مسارا كهربائيا متصلاً.&lt;hr&gt;يصف ما سيحدث عند ملامسة جسم ساخن بجسم بارد.&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lt;hr&gt;يتعرف على الاختلافات بين المخلوقات الحية وغير الحية ويصفها.</text:p>
          </table:table-cell>
          <table:table-cell table:number-columns-repeated="16351" table:style-name="ce1"/>
        </table:table-row>
        <table:table-row table:style-name="ro1">
          <table:table-cell office:value-type="float" office:value="1165096247" table:style-name="ce1">
            <text:p>1165096247</text:p>
          </table:table-cell>
          <table:table-cell office:value-type="string" table:style-name="ce1">
            <text:p>6247</text:p>
          </table:table-cell>
          <table:table-cell office:value-type="string" table:style-name="ce1">
            <text:p>اياد بلال حامد السليهبي</text:p>
          </table:table-cell>
          <table:table-cell office:value-type="string" table:style-name="ce1">
            <text:p>يحيى اليزيدي الابتدائية لتحفيظ القرآن الكريم</text:p>
          </table:table-cell>
          <table:table-cell office:value-type="float" office:value="73.332999999999998" table:style-name="ce1">
            <text:p>73.333</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text:p>
          </table:table-cell>
          <table:table-cell office:value-type="string" table:style-name="ce1">
            <text:p>استعمال الأزواج المرتبة لإيجاد نقاط على المستوى الإحداثي.&lt;hr&gt;التعرف على الخطوط المتوازية والمتعامدة والزوايا القائمة والزوايا الحادة أو الزوايا المنفرجة ورسمها، ومقارنة الزوايا.</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6449866" table:style-name="ce1">
            <text:p>1166449866</text:p>
          </table:table-cell>
          <table:table-cell office:value-type="string" table:style-name="ce1">
            <text:p>9866</text:p>
          </table:table-cell>
          <table:table-cell office:value-type="string" table:style-name="ce1">
            <text:p>أحمد محمد حمود الحربي</text:p>
          </table:table-cell>
          <table:table-cell office:value-type="string" table:style-name="ce1">
            <text:p>يحيى اليزيدي الابتدائية لتحفيظ القرآن الكريم</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20" table:style-name="ce1">
            <text:p>20</text:p>
          </table:table-cell>
          <table:table-cell office:value-type="float" office:value="80" table:style-name="ce1">
            <text:p>80</text:p>
          </table:table-cell>
          <table:table-cell office:value-type="float" office:value="86.667000000000002" table:style-name="ce1">
            <text:p>86.667</text:p>
          </table:table-cell>
          <table:table-cell office:value-type="float" office:value="86.667000000000002" table:style-name="ce1">
            <text:p>86.667</text:p>
          </table:table-cell>
          <table:table-cell table:number-columns-repeated="2" table:style-name="ce1"/>
          <table:table-cell office:value-type="string" table:style-name="ce1">
            <text:p>إيجاد الرقم المجهول أو العملية في مسائل عددي&lt;hr&gt;تحديد الأقطار للمضلعات، مساحة المستطيلات، مساحة أشكال مغطاة بمربعات أو أجزاء منها، تحديد حجم أشكال معبأة بمكعبات&lt;hr&gt;تمثيل الكسور كأجزاء من الكل أو أجزاء من المجموعة، والربط بين تمثيلات مختلفة للكسور (كلمات، أرقام، نماذج)، والمقارنة بين الكسور وترتبيها، جمع وطرح الكسور المتشابهة.&lt;hr&gt;جمع وطرح أعداد من 4 أرقام على الأكثر</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استخدام الخصائص الأساسية لوصف الأشكال ثلاثية الأبعاد، والاختلاف بينها، وكيف يتم ربطها بالتمثيل ثنائي الأبعاد لها.&lt;hr&gt;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93.332999999999998" table:style-name="ce1">
            <text:p>93.333</text:p>
          </table:table-cell>
          <table:table-cell office:value-type="float" office:value="86.667000000000002" table:style-name="ce1">
            <text:p>86.667</text:p>
          </table:table-cell>
          <table:table-cell office:value-type="float" office:value="40" table:style-name="ce1">
            <text:p>40</text:p>
          </table:table-cell>
          <table:table-cell office:value-type="float" office:value="93.332999999999998" table:style-name="ce1">
            <text:p>93.333</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يحدد ويصف الحيوانات المفترسة الشائعة وفرائسها.</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ربط انتقال الأمراض المعدية الشائعة بالاتصال البشري (مثل: اللمس والعطاس والسعال)؛ ويحدد أو يصف بعض طرق الوقاية من انتقال المرض) مثل التطعيم وغسل اليدين والابتعاد مسافة كافية عن المرضى).&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ربط النباتات والحيوانات المألوفة (مثل: الأشجار دائمة الخضرة والضفادع والأسود) بالنظم البيئية الشائعة (مثل: الغابات والبرك والأراضي العشبية).&lt;hr&gt;يشرح أهمية استخدام موارد الأرض المتجددة وغير المتجددة بشكل مسؤول (مثل الوقود الأحفوري والغابات والمياه).&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6617249" table:style-name="ce1">
            <text:p>1166617249</text:p>
          </table:table-cell>
          <table:table-cell office:value-type="string" table:style-name="ce1">
            <text:p>7249</text:p>
          </table:table-cell>
          <table:table-cell office:value-type="string" table:style-name="ce1">
            <text:p>أمير سعد رزيق السلمي</text:p>
          </table:table-cell>
          <table:table-cell office:value-type="string" table:style-name="ce1">
            <text:p>يحيى اليزيدي الابتدائية لتحفيظ القرآن الكريم</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66.667000000000002" table:style-name="ce1">
            <text:p>66.667</text:p>
          </table:table-cell>
          <table:table-cell office:value-type="float" office:value="93.332999999999998" table:style-name="ce1">
            <text:p>93.333</text:p>
          </table:table-cell>
          <table:table-cell office:value-type="float" office:value="80" table:style-name="ce1">
            <text:p>80</text:p>
          </table:table-cell>
          <table:table-cell office:value-type="float" office:value="93.332999999999998" table:style-name="ce1">
            <text:p>93.333</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حدد ويصف ثالث حالات للمادة (بمعنى آخر؛ أن المادة الصلبة لها شكل وحجم محدد، والسائل له حجم محدد، ولكن ليس له شكلاً محدداً، والغاز ليس له شكل وحجم محدد).&lt;hr&gt;الحجم، حالة المادة، القدرة على توصيل الحرارة أو الكهرباء، القدرة على الطفو أو الغمر في الماء، القدرة على الجذب بواسطة المغناطيس).</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عرف أنه بالإمكان تغير المواد من حالة إلى أخرى عن طريق التسخين أو التبريد؛ ويصف التغيرات في حالة الماء.</text:p>
          </table:table-cell>
          <table:table-cell table:number-columns-repeated="16350"/>
        </table:table-row>
        <table:table-row table:style-name="ro1">
          <table:table-cell office:value-type="float" office:value="1164837831" table:style-name="ce1">
            <text:p>1164837831</text:p>
          </table:table-cell>
          <table:table-cell office:value-type="string" table:style-name="ce1">
            <text:p>7831</text:p>
          </table:table-cell>
          <table:table-cell office:value-type="string" table:style-name="ce1">
            <text:p>أنس خالد عبدالحليم الغامدي</text:p>
          </table:table-cell>
          <table:table-cell office:value-type="string" table:style-name="ce1">
            <text:p>يحيى اليزيدي الابتدائية لتحفيظ القرآن الكريم</text:p>
          </table:table-cell>
          <table:table-cell table:style-name="ce1"/>
          <table:table-cell office:value-type="float" office:value="60" table:style-name="ce1">
            <text:p>60</text:p>
          </table:table-cell>
          <table:table-cell office:value-type="float" office:value="13.333" table:style-name="ce1">
            <text:p>13.333</text:p>
          </table:table-cell>
          <table:table-cell office:value-type="float" office:value="33.332999999999998" table:style-name="ce1">
            <text:p>33.333</text:p>
          </table:table-cell>
          <table:table-cell office:value-type="float" office:value="20" table:style-name="ce1">
            <text:p>20</text:p>
          </table:table-cell>
          <table:table-cell office:value-type="float" office:value="20" table:style-name="ce1">
            <text:p>20</text:p>
          </table:table-cell>
          <table:table-cell table:number-columns-repeated="2" table:style-name="ce1"/>
          <table:table-cell office:value-type="string" table:style-name="ce1">
            <text:p>جمع وطرح أعداد من 4 أرقام على الاكثر&lt;hr&gt;تفسير البيانات واستخدامها للإجابة على أسئلة تتطلب قراءة مباشرة للتمثيل البياني</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lt;hr&gt;ضرب أعداد من ثلاثة أرقام على الأكثر في عدد من رقم واحد، أو عدد من رقمين بعدد من رقمين أو قسمة عدد مكون من ثلاثة أرقام على عدد مكون من رقم واحد.&lt;hr&gt;معرفة ورسم الخطوط المتوازية والمتعامدة المثلثات قائمة الزاوية الزوايا الحادة أو المنفرجة، المقارنة بين الزوايا.&lt;hr&gt;تفسير البيانات واستخدامها للإجابة على أسئلة تتطلب قراءة مباشرة للتمثيل البياني&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وصف أو استخدام العلاقات في نمط واضح.&lt;hr&gt;قراءة البيانات من الجداول التمثيل الصوري، الأعمدة البيانية، التمثيل البياني الخطي، التمثيل الدائري</text:p>
          </table:table-cell>
          <table:table-cell office:value-type="string" table:style-name="ce1">
            <text:p>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ضرب أعداد (حتى 3 أرقام بأرقام مكونة من رقمين، ورقمين بأرقام مكونة من رقمين)، وقسمة أعداد (حتى 3 أرقام بأرقام مكونة من رقم واحد).&lt;hr&gt;كتابة العبارات أو الجمل العددية لتمثيل مسائل من الممكن أن تحتوي على مجهول&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جمع وطرح الكتلة (جرام كيلوجرام) الحجم (مللتر لتر) الوقت (دقائق وساعات)؛ اختيار النوع والحجم المناسب للوحدات وقراءة المقاييس..&lt;hr&gt;جمع وطرح أعداد من ٤ أرقام على الأكثر.&lt;hr&gt;دمج أو مقارنة البيانات من مصدرين أو أكثر. واستخلاص استنتاجات بناء على مجموعتين أو أكثر من مجموعات البيانات.&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3" table:style-name="ce1"/>
          <table:table-cell office:value-type="float" office:value="80" table:style-name="ce1">
            <text:p>80</text:p>
          </table:table-cell>
          <table:table-cell office:value-type="float" office:value="66.667000000000002" table:style-name="ce1">
            <text:p>66.667</text:p>
          </table:table-cell>
          <table:table-cell office:value-type="float" office:value="66.667000000000002" table:style-name="ce1">
            <text:p>66.667</text:p>
          </table:table-cell>
          <table:table-cell office:value-type="float" office:value="40" table:style-name="ce1">
            <text:p>40</text:p>
          </table:table-cell>
          <table:table-cell office:value-type="float" office:value="66.667000000000002" table:style-name="ce1">
            <text:p>66.667</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ربط بين الظواهر الفيزيائية الشائعة (مثل الظلال والانعكاس وأقواس قزح) بسلوك الضوء.</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شرح أهمية استخدام موارد الأرض المتجددة وغير المتجددة بشكل مسؤول (مثل الوقود الأحفوري والغابات والمياه).&lt;hr&gt;يربط بين الظواهر الفيزيائية الشائعة (مثل الظلال والانعكاس وأقواس قزح) بسلوك الضوء.&lt;hr&gt;يربط بين الظواهر الفيزيائية الشائعة (مثل الظلال والانعكاس وأقواس قزح) بسلوك الضوء.</text:p>
          </table:table-cell>
          <table:table-cell table:style-name="ce1"/>
          <table:table-cell office:value-type="string" table:style-name="ce1">
            <text:p>يربط التراكيب الرئيسة في النباتات بوظائفها.&lt;hr&gt;يقارن ويصنف الأشياء والمواد على أساس الخصائص الفيزيائية.&lt;hr&gt;يشرح أهمية استخدام موارد الأرض المتجددة وغير المتجددة بشكل مسؤول.&lt;hr&gt;يشرح أن الدوائر الكهربائية البسيطة على سبيل المثال، المصباح اليدوي يتطلب مسارا كهربائيا متصلاً.&lt;hr&gt;يصف ما سيحدث عند ملامسة جسم ساخن بجسم بارد.&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lt;hr&gt;يتعرف على الاختلافات بين المخلوقات الحية وغير الحية ويصفها.&lt;hr&gt;يتعرف على أن النباتات والحيوانات تتكاثر من نفس النوع؛ لتنتج أفرادا بصفات تشبه إلى حد كبير صفات الوالدين؛ ويميز بين سمات النباتات والحيوانات الموروثة من آبائها وغير الموروثة.&lt;hr&gt;يربط الصفات المظهرية للنباتات والحيوانات بالبيئات التي تعيش فيها ويصف كيف تساعدها هذه الصفات في البقاء على قيد الحياة.</text:p>
          </table:table-cell>
          <table:table-cell office:value-type="string" table:style-name="ce1">
            <text:p>يقارن ويصنف الأشياء والمواد على أساس الخصائص الفيزيائية.&lt;hr&gt;يربط الصفات المظهرية للنباتات والحيوانات بالبيئات التي تعيش فيها ويصف كيف تساعدها هذه الصفات في البقاء على قيد الحياة.&lt;hr&gt;يعرف أنه بالإمكان تغير المواد من حالة إلى أخرى عن طريق التسخين أو التبريد؛ ويصف التغيرات في حالة الماء.&lt;hr&gt;يشرح أن الدوائر الكهربائية البسيطة يتطلب مساراً كهربائياً متصلاً.&lt;hr&gt;يتعرف ويشرح أن بعض المخلوقات الحية في نظام بيئي تتنافس مع غيرها على الموارد.</text:p>
          </table:table-cell>
          <table:table-cell table:number-columns-repeated="16350"/>
        </table:table-row>
        <table:table-row table:style-name="ro1">
          <table:table-cell office:value-type="float" office:value="1164308809" table:style-name="ce1">
            <text:p>1164308809</text:p>
          </table:table-cell>
          <table:table-cell office:value-type="string" table:style-name="ce1">
            <text:p>8809</text:p>
          </table:table-cell>
          <table:table-cell office:value-type="string" table:style-name="ce1">
            <text:p>أنس سامى عويبد الصاعدي</text:p>
          </table:table-cell>
          <table:table-cell office:value-type="string" table:style-name="ce1">
            <text:p>يحيى اليزيدي الابتدائية لتحفيظ القرآن الكريم</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3951708" table:style-name="ce1">
            <text:p>1163951708</text:p>
          </table:table-cell>
          <table:table-cell office:value-type="string" table:style-name="ce1">
            <text:p>1708</text:p>
          </table:table-cell>
          <table:table-cell office:value-type="string" table:style-name="ce1">
            <text:p>أنس محمد عبده الاسمري</text:p>
          </table:table-cell>
          <table:table-cell office:value-type="string" table:style-name="ce1">
            <text:p>يحيى اليزيدي الابتدائية لتحفيظ القرآن الكريم</text:p>
          </table:table-cell>
          <table:table-cell office:value-type="float" office:value="73.332999999999998" table:style-name="ce1">
            <text:p>73.333</text:p>
          </table:table-cell>
          <table:table-cell office:value-type="float" office:value="80" table:style-name="ce1">
            <text:p>80</text:p>
          </table:table-cell>
          <table:table-cell office:value-type="float" office:value="86.667000000000002" table:style-name="ce1">
            <text:p>86.667</text:p>
          </table:table-cell>
          <table:table-cell office:value-type="float" office:value="80" table:style-name="ce1">
            <text:p>80</text:p>
          </table:table-cell>
          <table:table-cell office:value-type="float" office:value="80" table:style-name="ce1">
            <text:p>80</text:p>
          </table:table-cell>
          <table:table-cell office:value-type="float" office:value="86.667000000000002" table:style-name="ce1">
            <text:p>86.667</text:p>
          </table:table-cell>
          <table:table-cell table:number-columns-repeated="3" table:style-name="ce1"/>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lt;hr&gt;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93.332999999999998" table:style-name="ce1">
            <text:p>93.333</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73.332999999999998" table:style-name="ce1">
            <text:p>73.333</text:p>
          </table:table-cell>
          <table:table-cell office:value-type="float" office:value="93.332999999999998" table:style-name="ce1">
            <text:p>93.333</text:p>
          </table:table-cell>
          <table:table-cell table:number-columns-repeated="2" table:style-name="ce1"/>
          <table:table-cell office:value-type="string" table:style-name="ce1">
            <text:p>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قارن ويصنف الأشياء والمواد على أساس الخصائص الفيزيائية.&lt;hr&gt;يربط الصفات المظهرية للنباتات والحيوانات بالبيئات التي تعيش فيها ويصف كيف تساعدها هذه الصفات في البقاء على قيد الحياة.</text:p>
          </table:table-cell>
          <table:table-cell office:value-type="string" table:style-name="ce1">
            <text:p>يتعرف على دورات حياة النباتات والحيوانات المألوفة ويقارن ويفرق بينها.</text:p>
          </table:table-cell>
          <table:table-cell table:number-columns-repeated="16350"/>
        </table:table-row>
        <table:table-row table:style-name="ro1">
          <table:table-cell office:value-type="float" office:value="1166313716" table:style-name="ce1">
            <text:p>1166313716</text:p>
          </table:table-cell>
          <table:table-cell office:value-type="string" table:style-name="ce1">
            <text:p>3716</text:p>
          </table:table-cell>
          <table:table-cell office:value-type="string" table:style-name="ce1">
            <text:p>أنس نايف بن عبدالله هزازي</text:p>
          </table:table-cell>
          <table:table-cell office:value-type="string" table:style-name="ce1">
            <text:p>يحيى اليزيدي الابتدائية لتحفيظ القرآن الكريم</text:p>
          </table:table-cell>
          <table:table-cell office:value-type="float" office:value="93.332999999999998" table:style-name="ce1">
            <text:p>93.333</text:p>
          </table:table-cell>
          <table:table-cell office:value-type="float" office:value="80" table:style-name="ce1">
            <text:p>8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جمع وطرح أعداد من 4 أرقام على الاكثر&lt;hr&gt;تفسير البيانات واستخدامها للإجابة على أسئلة تتطلب قراءة مباشرة للتمثيل البياني</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6410751" table:style-name="ce1">
            <text:p>1166410751</text:p>
          </table:table-cell>
          <table:table-cell office:value-type="string" table:style-name="ce1">
            <text:p>0751</text:p>
          </table:table-cell>
          <table:table-cell office:value-type="string" table:style-name="ce1">
            <text:p>أوس يحيى بن محمد متوم</text:p>
          </table:table-cell>
          <table:table-cell office:value-type="string" table:style-name="ce1">
            <text:p>يحيى اليزيدي الابتدائية لتحفيظ القرآن الكريم</text:p>
          </table:table-cell>
          <table:table-cell office:value-type="float" office:value="86.667000000000002" table:style-name="ce1">
            <text:p>86.667</text:p>
          </table:table-cell>
          <table:table-cell office:value-type="float" office:value="66.667000000000002" table:style-name="ce1">
            <text:p>66.667</text:p>
          </table:table-cell>
          <table:table-cell office:value-type="float" office:value="80" table:style-name="ce1">
            <text:p>80</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73.332999999999998" table:style-name="ce1">
            <text:p>73.333</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2" table:style-name="ce1"/>
          <table:table-cell office:value-type="float" office:value="93.332999999999998" table:style-name="ce1">
            <text:p>93.333</text:p>
          </table:table-cell>
          <table:table-cell office:value-type="float" office:value="60" table:style-name="ce1">
            <text:p>60</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يشرح أن الدوائر الكهربائية البسيطة (على سبيل المثال، مصباح يدوي) تتطلب مسا راً کهربائیاً کاملاً (غير منقطع).</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حدد ويصف ثالث حالات للمادة (بمعنى آخر؛ أن المادة الصلبة لها شكل وحجم محدد، والسائل له حجم محدد، ولكن ليس له شكلاً محدداً، والغاز ليس له شكل وحجم محدد).&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lt;hr&gt;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text:p>
          </table:table-cell>
          <table:table-cell table:style-name="ce1"/>
          <table:table-cell office:value-type="string" table:style-name="ce1">
            <text:p>يعرف أنه بالإمكان تغير المواد من حالة إلى أخرى عن طريق التسخين أو التبريد؛ ويصف التغيرات في حالة الماء.&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70975971" table:style-name="ce1">
            <text:p>1170975971</text:p>
          </table:table-cell>
          <table:table-cell office:value-type="string" table:style-name="ce1">
            <text:p>5971</text:p>
          </table:table-cell>
          <table:table-cell office:value-type="string" table:style-name="ce1">
            <text:p>بتال حسين حاسن المالكي</text:p>
          </table:table-cell>
          <table:table-cell office:value-type="string" table:style-name="ce1">
            <text:p>يحيى اليزيدي الابتدائية لتحفيظ القرآن الكريم</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7190402" table:style-name="ce1">
            <text:p>1167190402</text:p>
          </table:table-cell>
          <table:table-cell office:value-type="string" table:style-name="ce1">
            <text:p>0402</text:p>
          </table:table-cell>
          <table:table-cell office:value-type="string" table:style-name="ce1">
            <text:p>بدر عوض عودة الزهراني</text:p>
          </table:table-cell>
          <table:table-cell office:value-type="string" table:style-name="ce1">
            <text:p>يحيى اليزيدي الابتدائية لتحفيظ القرآن الكريم</text:p>
          </table:table-cell>
          <table:table-cell office:value-type="float" office:value="86.667000000000002" table:style-name="ce1">
            <text:p>86.667</text:p>
          </table:table-cell>
          <table:table-cell office:value-type="float" office:value="80" table:style-name="ce1">
            <text:p>8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86.667000000000002" table:style-name="ce1">
            <text:p>86.667</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93.332999999999998" table:style-name="ce1">
            <text:p>93.333</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0" table:style-name="ce1">
            <text:p>80</text:p>
          </table:table-cell>
          <table:table-cell office:value-type="float" office:value="93.332999999999998" table:style-name="ce1">
            <text:p>93.333</text:p>
          </table:table-cell>
          <table:table-cell table:number-columns-repeated="2" table:style-name="ce1"/>
          <table:table-cell office:value-type="string" table:style-name="ce1">
            <text:p>يحدد ويصف الحيوانات المفترسة الشائعة وفرائسها.</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عرف أنه بالإمكان تغير المواد من حالة إلى أخرى عن طريق التسخين أو التبريد؛ ويصف التغيرات في حالة الماء.</text:p>
          </table:table-cell>
          <table:table-cell table:number-columns-repeated="16350"/>
        </table:table-row>
        <table:table-row table:style-name="ro1">
          <table:table-cell office:value-type="float" office:value="1164244913" table:style-name="ce1">
            <text:p>1164244913</text:p>
          </table:table-cell>
          <table:table-cell office:value-type="string" table:style-name="ce1">
            <text:p>4913</text:p>
          </table:table-cell>
          <table:table-cell office:value-type="string" table:style-name="ce1">
            <text:p>تركي خالد بن محمد سليمان</text:p>
          </table:table-cell>
          <table:table-cell office:value-type="string" table:style-name="ce1">
            <text:p>يحيى اليزيدي الابتدائية لتحفيظ القرآن الكريم</text:p>
          </table:table-cell>
          <table:table-cell office:value-type="float" office:value="93.332999999999998" table:style-name="ce1">
            <text:p>93.333</text:p>
          </table:table-cell>
          <table:table-cell office:value-type="float" office:value="80" table:style-name="ce1">
            <text:p>80</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0" table:style-name="ce1">
            <text:p>80</text:p>
          </table:table-cell>
          <table:table-cell office:value-type="float" office:value="93.332999999999998" table:style-name="ce1">
            <text:p>93.333</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عرف أنه بالإمكان تغير المواد من حالة إلى أخرى عن طريق التسخين أو التبريد؛ ويصف التغيرات في حالة الماء.</text:p>
          </table:table-cell>
          <table:table-cell table:number-columns-repeated="16350"/>
        </table:table-row>
        <table:table-row table:style-name="ro1">
          <table:table-cell office:value-type="float" office:value="1165896547" table:style-name="ce1">
            <text:p>1165896547</text:p>
          </table:table-cell>
          <table:table-cell office:value-type="string" table:style-name="ce1">
            <text:p>6547</text:p>
          </table:table-cell>
          <table:table-cell office:value-type="string" table:style-name="ce1">
            <text:p>تميم نايف عايد الحربي</text:p>
          </table:table-cell>
          <table:table-cell office:value-type="string" table:style-name="ce1">
            <text:p>يحيى اليزيدي الابتدائية لتحفيظ القرآن الكريم</text:p>
          </table:table-cell>
          <table:table-cell office:value-type="float" office:value="93.332999999999998" table:style-name="ce1">
            <text:p>93.333</text:p>
          </table:table-cell>
          <table:table-cell office:value-type="float" office:value="80" table:style-name="ce1">
            <text:p>8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86.667000000000002" table:style-name="ce1">
            <text:p>86.667</text:p>
          </table:table-cell>
          <table:table-cell table:number-columns-repeated="3" table:style-name="ce1"/>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شرح أهمية استخدام موارد الأرض المتجددة وغير المتجددة بشكل مسؤول (مثل الوقود الأحفوري والغابات والمياه).</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text:p>
          </table:table-cell>
          <table:table-cell office:value-type="string" table:style-name="ce1">
            <text:p/>
          </table:table-cell>
          <table:table-cell table:number-columns-repeated="16350"/>
        </table:table-row>
        <table:table-row table:style-name="ro1">
          <table:table-cell office:value-type="float" office:value="1167398187" table:style-name="ce1">
            <text:p>1167398187</text:p>
          </table:table-cell>
          <table:table-cell office:value-type="string" table:style-name="ce1">
            <text:p>8187</text:p>
          </table:table-cell>
          <table:table-cell office:value-type="string" table:style-name="ce1">
            <text:p>تيم نايف احمد العامودى</text:p>
          </table:table-cell>
          <table:table-cell office:value-type="string" table:style-name="ce1">
            <text:p>يحيى اليزيدي الابتدائية لتحفيظ القرآن الكريم</text:p>
          </table:table-cell>
          <table:table-cell office:value-type="float" office:value="93.332999999999998" table:style-name="ce1">
            <text:p>93.333</text:p>
          </table:table-cell>
          <table:table-cell office:value-type="float" office:value="66.667000000000002" table:style-name="ce1">
            <text:p>66.667</text:p>
          </table:table-cell>
          <table:table-cell office:value-type="float" office:value="80" table:style-name="ce1">
            <text:p>8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استعمال الأزواج المرتبة لإيجاد نقاط على المستوى الإحداثي.&lt;hr&gt;التعرف على الخطوط المتوازية والمتعامدة والزوايا القائمة والزوايا الحادة أو الزوايا المنفرجة ورسمها، ومقارنة الزوايا.&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0" table:style-name="ce1">
            <text:p>80</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7673860" table:style-name="ce1">
            <text:p>1167673860</text:p>
          </table:table-cell>
          <table:table-cell office:value-type="string" table:style-name="ce1">
            <text:p>3860</text:p>
          </table:table-cell>
          <table:table-cell office:value-type="string" table:style-name="ce1">
            <text:p>جهاد عبدالله معتق اللحياني</text:p>
          </table:table-cell>
          <table:table-cell office:value-type="string" table:style-name="ce1">
            <text:p>يحيى اليزيدي الابتدائية لتحفيظ القرآن الكريم</text:p>
          </table:table-cell>
          <table:table-cell office:value-type="float" office:value="100" table:style-name="ce1">
            <text:p>100</text:p>
          </table:table-cell>
          <table:table-cell office:value-type="float" office:value="80" table:style-name="ce1">
            <text:p>8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86.667000000000002" table:style-name="ce1">
            <text:p>86.667</text:p>
          </table:table-cell>
          <table:table-cell table:number-columns-repeated="3" table:style-name="ce1"/>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0" table:style-name="ce1">
            <text:p>80</text:p>
          </table:table-cell>
          <table:table-cell office:value-type="float" office:value="93.332999999999998" table:style-name="ce1">
            <text:p>93.333</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عرف أنه بالإمكان تغير المواد من حالة إلى أخرى عن طريق التسخين أو التبريد؛ ويصف التغيرات في حالة الماء.</text:p>
          </table:table-cell>
          <table:table-cell table:number-columns-repeated="16350"/>
        </table:table-row>
        <table:table-row table:style-name="ro1">
          <table:table-cell office:value-type="float" office:value="1166126431" table:style-name="ce1">
            <text:p>1166126431</text:p>
          </table:table-cell>
          <table:table-cell office:value-type="string" table:style-name="ce1">
            <text:p>6431</text:p>
          </table:table-cell>
          <table:table-cell office:value-type="string" table:style-name="ce1">
            <text:p>رائف عاصم جمعان السلمي</text:p>
          </table:table-cell>
          <table:table-cell office:value-type="string" table:style-name="ce1">
            <text:p>يحيى اليزيدي الابتدائية لتحفيظ القرآن الكريم</text:p>
          </table:table-cell>
          <table:table-cell table:style-name="ce1"/>
          <table:table-cell office:value-type="float" office:value="20" table:style-name="ce1">
            <text:p>20</text:p>
          </table:table-cell>
          <table:table-cell office:value-type="float" office:value="13.333" table:style-name="ce1">
            <text:p>13.333</text:p>
          </table:table-cell>
          <table:table-cell office:value-type="float" office:value="40" table:style-name="ce1">
            <text:p>40</text:p>
          </table:table-cell>
          <table:table-cell office:value-type="float" office:value="20" table:style-name="ce1">
            <text:p>20</text:p>
          </table:table-cell>
          <table:table-cell office:value-type="float" office:value="46.667000000000002" table:style-name="ce1">
            <text:p>46.667</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تفسير البيانات واستخدامها للإجابة على الأسئلة التي تتجاوز عرض البيانات مباشرة.</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ستعمال الأزواج المرتبة لإيجاد نقاط على المستوى الإحداثي.&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التعرف على منزلة الأرقام ضمن ٦ منازل والربط بين تمثيلات الأرقام، ومقارنة الأعداد.&lt;hr&gt;التعرف على منزلة الأرقام ضمن ٦ منازل، والربط بين تمثيلات الأرقام، ومقارنة الأعداد.&lt;hr&gt;ضرب أعداد من ثلاثة أرقام على الأكثر في عدد من رقم واحد، أو عدد من رقمين بعدد من رقمين أو قسمة عدد مكون من ثلاثة أرقام على عدد مكون من رقم واحد.&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وصف أو استخدام العلاقات في نمط واضح.&lt;hr&gt;قراءة البيانات من الجداول التمثيل الصوري، الأعمدة البيانية، التمثيل البياني الخطي، التمثيل الدائري&lt;hr&gt;قراءة البيانات من الجداول التمثيل الصوري، الأعمدة البيانية، التمثيل البياني الخطي، التمثيل الدائري.</text:p>
          </table:table-cell>
          <table:table-cell office:value-type="string" table:style-name="ce1">
            <text:p>حل مسائل رياضية تتضمن الأعداد لتطبيق العمليات والمهارات الحياتية.&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كتابة العبارات أو الجمل العددية لتمثيل مسائل من الممكن أن تحتوي على مجهول&lt;hr&gt;التعرف على الخطوط المتوازية والمتعامدة والزوايا القائمة والزوايا الحادة أو الزوايا المنفرجة ورسمها، ومقارنة الزوايا.&lt;hr&gt;جمع وطرح الكتلة (جرام كيلوجرام) الحجم (مللتر لتر) الوقت (دقائق وساعات)؛ اختيار النوع والحجم المناسب للوحدات وقراءة المقاييس..&lt;hr&gt;دمج أو مقارنة البيانات من مصدرين أو أكثر. واستخلاص استنتاجات بناء على مجموعتين أو أكثر من مجموعات البيان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text:p>
          </table:table-cell>
          <table:table-cell table:number-columns-repeated="3" table:style-name="ce1"/>
          <table:table-cell office:value-type="float" office:value="60" table:style-name="ce1">
            <text:p>60</text:p>
          </table:table-cell>
          <table:table-cell office:value-type="float" office:value="33.332999999999998" table:style-name="ce1">
            <text:p>33.333</text:p>
          </table:table-cell>
          <table:table-cell office:value-type="float" office:value="46.667000000000002" table:style-name="ce1">
            <text:p>46.667</text:p>
          </table:table-cell>
          <table:table-cell office:value-type="float" office:value="13.333" table:style-name="ce1">
            <text:p>13.333</text:p>
          </table:table-cell>
          <table:table-cell office:value-type="float" office:value="6.6669999999999998" table:style-name="ce1">
            <text:p>6.667</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حدد ويصف ثالث حالات للمادة (بمعنى آخر؛ أن المادة الصلبة لها شكل وحجم محدد، والسائل له حجم محدد، ولكن ليس له شكلاً محدداً، والغاز ليس له شكل وحجم محدد).&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حدد ويصف ثالث حالات للمادة (بمعنى آخر؛ أن المادة الصلبة لها شكل وحجم محدد، والسائل له حجم محدد، ولكن ليس له شكلاً محدداً، والغاز ليس له شكل وحجم محدد).&lt;hr&gt;يشرح أهمية استخدام موارد الأرض المتجددة وغير المتجددة بشكل مسؤول (مثل الوقود الأحفوري والغابات والمياه).&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lt;hr&gt;الحجم، حالة المادة، القدرة على توصيل الحرارة أو الكهرباء، القدرة على الطفو أو الغمر في الماء، القدرة على الجذب بواسطة المغناطيس).</text:p>
          </table:table-cell>
          <table:table-cell table:style-name="ce1"/>
          <table:table-cell office:value-type="string" table:style-name="ce1">
            <text:p>يربط التراكيب الرئيسة في النباتات بوظائفها.&lt;hr&gt;يعرف أنه بالإمكان تغير المواد من حالة إلى أخرى عن طريق التسخين أو التبريد؛ ويصف التغيرات في حالة الماء.&lt;hr&gt;يتعرف على دورات حياة النباتات والحيوانات المألوفة ويقارن ويفرق بينها.&lt;hr&gt;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lt;hr&gt;يصف ما سيحدث عند ملامسة جسم ساخن بجسم بارد.&lt;hr&gt;يقارن ويصنف الأشياء والمواد على أساس الخصائص الفيزيائية.&lt;hr&gt;يصف النظام الشمسي كالشمس والكواكب التي تدور حولها، ويعرف أن الأرض لها قمر يدور حولها، ويبدو القمر من الأرض مختلفا في أوقات متفاوتة من الشهر.&lt;hr&gt;يربط التراكيب الرئيسة في النباتات بوظائفها.&lt;hr&gt;يتعرف على الاختلافات بين المخلوقات الحية وغير الحية ويصفها.&lt;hr&gt;يتعرف على أن النباتات والحيوانات تتكاثر من نفس النوع؛ لتنتج أفرادا بصفات تشبه إلى حد كبير صفات الوالدين؛ ويميز بين سمات النباتات والحيوانات الموروثة من آبائها وغير الموروثة.&lt;hr&gt;يربط الصفات المظهرية للنباتات والحيوانات بالبيئات التي تعيش فيها ويصف كيف تساعدها هذه الصفات في البقاء على قيد الحياة.</text:p>
          </table:table-cell>
          <table:table-cell office:value-type="string" table:style-name="ce1">
            <text:p>يعرف أن الفصول في نصفي الكرة الأرضية الشمالي والجنوبي مرتبطة بالحركة السنوية للأرض حول الشمس وميل محور الأرض).&lt;hr&gt;يتعرف ويصف كيف تستجيب الأنواع المختلفة من الحيوانات للتغيرات في الظروف البيئية؛ يتعرف ويصف كيف يستجيب جسم الإنسان للتغيرات في الظروف البيئية، وكيف يتفاعل مع النشاط البدني.&lt;hr&gt;يقارن ويصنف الأشياء والمواد على أساس الخصائص الفيزيائية.&lt;hr&gt;يربط الصفات المظهرية للنباتات والحيوانات بالبيئات التي تعيش فيها ويصف كيف تساعدها هذه الصفات في البقاء على قيد الحياة.&lt;hr&gt;يحدد بعض موارد الأرض المستخدمة في الحياة اليومية.&lt;hr&gt;يتعرف أن السلوك البشري له آثار سلبية وإيجابية على البيئة؛ ويقدم أوصاف وأمثلة عامة لتأثيرات التلوث على الإنسان والنبات والحيوان.&lt;hr&gt;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تعرف على دورات حياة النباتات والحيوانات المألوفة ويقارن ويفرق بينها.&lt;hr&gt;يطبق المعرفة حول تغيرات حالة الماء في أحداث الطقس الشائعة.&lt;hr&gt;يصف أمثلة على المخاليط وكيف يمكن فصلها فيزيائياً.&lt;hr&gt;يتعرف ويشرح أن بعض المخلوقات الحية في نظام بيئي تتنافس مع غيرها على الموارد.&lt;hr&gt;يربط التراكيب الرئيسة في الحيوانات بوظائفها.&lt;hr&gt;يربط النباتات والحيوانات المألوفة بالنظم البيئية الشائعة (مثل: الغابات والبرك والأراضي العشبية).</text:p>
          </table:table-cell>
          <table:table-cell table:number-columns-repeated="16350"/>
        </table:table-row>
        <table:table-row table:style-name="ro1">
          <table:table-cell office:value-type="float" office:value="1167355476" table:style-name="ce1">
            <text:p>1167355476</text:p>
          </table:table-cell>
          <table:table-cell office:value-type="string" table:style-name="ce1">
            <text:p>5476</text:p>
          </table:table-cell>
          <table:table-cell office:value-type="string" table:style-name="ce1">
            <text:p>رياض فارس حمود الصاعدى</text:p>
          </table:table-cell>
          <table:table-cell office:value-type="string" table:style-name="ce1">
            <text:p>يحيى اليزيدي الابتدائية لتحفيظ القرآن الكريم</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جمع وطرح أعداد من 4 أرقام على الاكثر&lt;hr&gt;تفسير البيانات واستخدامها للإجابة على أسئلة تتطلب قراءة مباشرة للتمثيل البياني</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7355567" table:style-name="ce1">
            <text:p>1167355567</text:p>
          </table:table-cell>
          <table:table-cell office:value-type="string" table:style-name="ce1">
            <text:p>5567</text:p>
          </table:table-cell>
          <table:table-cell office:value-type="string" table:style-name="ce1">
            <text:p>ريان فارس حمود الصاعدى</text:p>
          </table:table-cell>
          <table:table-cell office:value-type="string" table:style-name="ce1">
            <text:p>يحيى اليزيدي الابتدائية لتحفيظ القرآن الكريم</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جمع وطرح أعداد من 4 أرقام على الأكثر&lt;hr&gt;إيجاد الرقم المجهول أو العملية في مسائل عددي&lt;hr&gt;تحديد الأقطار للمضلعات، مساحة المستطيلات، مساحة أشكال مغطاة بمربعات أو أجزاء منها، تحديد حجم أشكال معبأة بمكعبات&lt;hr&gt;التعرف على منزلة الأرقام ضمن منازل، الربط بين تمثيلات الأرقام والكلمات، الرموز، النماذج، خط الأعداد، ومقارنة الأعداد&lt;hr&gt;قراءة البيانات من الجداول، التمثيل الصوري، الأعمدة البيانية، التمثيل البياني الخطي، التمثيل الدائري</text:p>
          </table:table-cell>
          <table:table-cell office:value-type="string" table:style-name="ce1">
            <text:p>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1604093" table:style-name="ce1">
            <text:p>1161604093</text:p>
          </table:table-cell>
          <table:table-cell office:value-type="string" table:style-name="ce1">
            <text:p>4093</text:p>
          </table:table-cell>
          <table:table-cell office:value-type="string" table:style-name="ce1">
            <text:p>زايد ابراهيم مخلد المطرفي</text:p>
          </table:table-cell>
          <table:table-cell office:value-type="string" table:style-name="ce1">
            <text:p>يحيى اليزيدي الابتدائية لتحفيظ القرآن الكريم</text:p>
          </table:table-cell>
          <table:table-cell office:value-type="float" office:value="86.667000000000002" table:style-name="ce1">
            <text:p>86.667</text:p>
          </table:table-cell>
          <table:table-cell office:value-type="float" office:value="80" table:style-name="ce1">
            <text:p>8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lt;hr&gt;التعرف على منزلة الأرقام ضمن منازل، الربط بين تمثيلات الأرقام والكلمات، الرموز، النماذج، خط الأعداد، ومقارنة الأعداد</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مطابقة أو كتابة تعبيرات أو جمل عددية لتمثيل مواقف مشكلة قد تتضمن مجاهيل.&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0" table:style-name="ce1">
            <text:p>80</text:p>
          </table:table-cell>
          <table:table-cell office:value-type="float" office:value="80" table:style-name="ce1">
            <text:p>80</text:p>
          </table:table-cell>
          <table:table-cell office:value-type="float" office:value="93.332999999999998" table:style-name="ce1">
            <text:p>93.333</text:p>
          </table:table-cell>
          <table:table-cell office:value-type="float" office:value="73.332999999999998" table:style-name="ce1">
            <text:p>73.333</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lt;hr&gt;يصف ما سيحدث عند ملامسة جسم ساخن بجسم بارد.</text:p>
          </table:table-cell>
          <table:table-cell office:value-type="string" table:style-name="ce1">
            <text:p/>
          </table:table-cell>
          <table:table-cell table:number-columns-repeated="16350"/>
        </table:table-row>
        <table:table-row table:style-name="ro1">
          <table:table-cell office:value-type="float" office:value="1166606531" table:style-name="ce1">
            <text:p>1166606531</text:p>
          </table:table-cell>
          <table:table-cell office:value-type="string" table:style-name="ce1">
            <text:p>6531</text:p>
          </table:table-cell>
          <table:table-cell office:value-type="string" table:style-name="ce1">
            <text:p>سعود مروان عبدالله الرحيلي</text:p>
          </table:table-cell>
          <table:table-cell office:value-type="string" table:style-name="ce1">
            <text:p>يحيى اليزيدي الابتدائية لتحفيظ القرآن الكريم</text:p>
          </table:table-cell>
          <table:table-cell table:style-name="ce1"/>
          <table:table-cell office:value-type="float" office:value="80" table:style-name="ce1">
            <text:p>80</text:p>
          </table:table-cell>
          <table:table-cell office:value-type="float" office:value="66.667000000000002" table:style-name="ce1">
            <text:p>66.667</text:p>
          </table:table-cell>
          <table:table-cell office:value-type="float" office:value="73.332999999999998" table:style-name="ce1">
            <text:p>73.333</text:p>
          </table:table-cell>
          <table:table-cell office:value-type="float" office:value="86.667000000000002" table:style-name="ce1">
            <text:p>86.667</text:p>
          </table:table-cell>
          <table:table-cell office:value-type="float" office:value="93.332999999999998" table:style-name="ce1">
            <text:p>93.333</text:p>
          </table:table-cell>
          <table:table-cell table:number-columns-repeated="3" table:style-name="ce1"/>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مطابقة أو كتابة تعبيرات أو جمل عددية لتمثيل مواقف مشكلة قد تتضمن مجاهيل.&lt;hr&gt;وصف الكسر كجزء من الكل أو المجموعة، ربط تمثيلات مختلفة للكسور (كلمات، أعداد، نماذج) مقارنة الكسور، جمع وطرح كسور بسيطة ذات مقامات متشابهة.&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table:style-name="ce1"/>
          <table:table-cell office:value-type="string" table:style-name="ce1">
            <text:p>حل مسائل حول الأعداد الزوجية والفردية، ضرب وتحليل الأعداد تقريب الأعداد.&lt;hr&gt;قراءة البيانات من الجداول التمثيل الصوري، الأعمدة البيانية، التمثيل البياني الخطي، التمثيل الدائر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text:p>
          </table:table-cell>
          <table:table-cell table:number-columns-repeated="3" table:style-name="ce1"/>
          <table:table-cell office:value-type="float" office:value="86.667000000000002" table:style-name="ce1">
            <text:p>86.667</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93.332999999999998" table:style-name="ce1">
            <text:p>93.333</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text:p>
          </table:table-cell>
          <table:table-cell table:style-name="ce1"/>
          <table:table-cell office:value-type="string" table:style-name="ce1">
            <text:p>يصف ما سيحدث عند ملامسة جسم ساخن بجسم بارد.&lt;hr&gt;يقارن ويصنف الأشياء والمواد على أساس الخصائص الفيزيائية.</text:p>
          </table:table-cell>
          <table:table-cell office:value-type="string" table:style-name="ce1">
            <text:p>يعرف أنه بالإمكان تغير المواد من حالة إلى أخرى عن طريق التسخين أو التبريد؛ ويصف التغيرات في حالة الماء.</text:p>
          </table:table-cell>
          <table:table-cell table:number-columns-repeated="16350"/>
        </table:table-row>
        <table:table-row table:style-name="ro1">
          <table:table-cell office:value-type="float" office:value="1167659232" table:style-name="ce1">
            <text:p>1167659232</text:p>
          </table:table-cell>
          <table:table-cell office:value-type="string" table:style-name="ce1">
            <text:p>9232</text:p>
          </table:table-cell>
          <table:table-cell office:value-type="string" table:style-name="ce1">
            <text:p>سلطان عمار بن سلطان البشرى</text:p>
          </table:table-cell>
          <table:table-cell office:value-type="string" table:style-name="ce1">
            <text:p>يحيى اليزيدي الابتدائية لتحفيظ القرآن الكريم</text:p>
          </table:table-cell>
          <table:table-cell table:style-name="ce1"/>
          <table:table-cell office:value-type="float" office:value="66.667000000000002" table:style-name="ce1">
            <text:p>66.667</text:p>
          </table:table-cell>
          <table:table-cell office:value-type="float" office:value="46.667000000000002" table:style-name="ce1">
            <text:p>46.667</text:p>
          </table:table-cell>
          <table:table-cell office:value-type="float" office:value="53.332999999999998" table:style-name="ce1">
            <text:p>5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مطابقة أو كتابة تعبيرات أو جمل عددية لتمثيل مواقف مشكلة قد تتضمن مجاهيل.&lt;hr&gt;وصف الكسر كجزء من الكل أو المجموعة، ربط تمثيلات مختلفة للكسور (كلمات، أعداد، نماذج) مقارنة الكسور، جمع وطرح كسور بسيطة ذات مقامات متشابهة.&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3" table:style-name="ce1"/>
          <table:table-cell office:value-type="float" office:value="93.332999999999998" table:style-name="ce1">
            <text:p>93.333</text:p>
          </table:table-cell>
          <table:table-cell office:value-type="float" office:value="66.667000000000002" table:style-name="ce1">
            <text:p>66.667</text:p>
          </table:table-cell>
          <table:table-cell office:value-type="float" office:value="93.332999999999998" table:style-name="ce1">
            <text:p>93.333</text:p>
          </table:table-cell>
          <table:table-cell office:value-type="float" office:value="80" table:style-name="ce1">
            <text:p>80</text:p>
          </table:table-cell>
          <table:table-cell office:value-type="float" office:value="100" table:style-name="ce1">
            <text:p>100</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ربط النباتات والحيوانات المألوفة (مثل: الأشجار دائمة الخضرة والضفادع والأسود) بالنظم البيئية الشائعة (مثل: الغابات والبرك والأراضي العشبية).&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5188606" table:style-name="ce1">
            <text:p>1165188606</text:p>
          </table:table-cell>
          <table:table-cell office:value-type="string" table:style-name="ce1">
            <text:p>8606</text:p>
          </table:table-cell>
          <table:table-cell office:value-type="string" table:style-name="ce1">
            <text:p>سلطان فهد عوض الاسمري</text:p>
          </table:table-cell>
          <table:table-cell office:value-type="string" table:style-name="ce1">
            <text:p>يحيى اليزيدي الابتدائية لتحفيظ القرآن الكريم</text:p>
          </table:table-cell>
          <table:table-cell office:value-type="float" office:value="60" table:style-name="ce1">
            <text:p>60</text:p>
          </table:table-cell>
          <table:table-cell office:value-type="float" office:value="60" table:style-name="ce1">
            <text:p>60</text:p>
          </table:table-cell>
          <table:table-cell office:value-type="float" office:value="53.332999999999998" table:style-name="ce1">
            <text:p>53.333</text:p>
          </table:table-cell>
          <table:table-cell office:value-type="float" office:value="93.332999999999998" table:style-name="ce1">
            <text:p>93.333</text:p>
          </table:table-cell>
          <table:table-cell office:value-type="float" office:value="26.667000000000002" table:style-name="ce1">
            <text:p>26.667</text:p>
          </table:table-cell>
          <table:table-cell office:value-type="float" office:value="73.332999999999998" table:style-name="ce1">
            <text:p>73.333</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lt;hr&gt;تفسير البيانات واستخدامها للإجابة على الأسئلة التي تتجاوز عرض البيانات مباشرة.</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التعرف على منزلة الأرقام ضمن ٦ منازل، والربط بين تمثيلات الأرقام، ومقارنة الأعداد.&lt;hr&gt;معرفة ورسم الخطوط المتوازية والمتعامدة المثلثات قائمة الزاوية الزوايا الحادة أو المنفرجة، المقارنة بين الزوايا.&lt;hr&gt;تفسير البيانات واستخدامها للإجابة على أسئلة تتطلب قراءة مباشرة للتمثيل البياني&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قراءة البيانات من الجداول التمثيل الصوري، الأعمدة البيانية، التمثيل البياني الخطي، التمثيل الدائري&lt;hr&gt;قراءة البيانات من الجداول التمثيل الصوري، الأعمدة البيانية، التمثيل البياني الخطي، التمثيل الدائري.</text:p>
          </table:table-cell>
          <table:table-cell office:value-type="string" table:style-name="ce1">
            <text:p>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تعرف على الخطوط المتوازية والمتعامدة والزوايا القائمة والزوايا الحادة أو الزوايا المنفرجة ورسمها، ومقارنة الزوايا.&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2" table:style-name="ce1"/>
          <table:table-cell office:value-type="float" office:value="86.667000000000002" table:style-name="ce1">
            <text:p>86.667</text:p>
          </table:table-cell>
          <table:table-cell office:value-type="float" office:value="73.332999999999998" table:style-name="ce1">
            <text:p>73.333</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60" table:style-name="ce1">
            <text:p>60</text:p>
          </table:table-cell>
          <table:table-cell office:value-type="float" office:value="86.667000000000002" table:style-name="ce1">
            <text:p>86.667</text:p>
          </table:table-cell>
          <table:table-cell table:number-columns-repeated="2" table:style-name="ce1"/>
          <table:table-cell office:value-type="string" table:style-name="ce1">
            <text:p>يشرح أن الدوائر الكهربائية البسيطة (على سبيل المثال، مصباح يدوي) تتطلب مسا راً کهربائیاً کاملاً (غير منقطع).&lt;hr&gt;يحدد أو يقدم أمثلة لأعضاء المجموعات الرئيسة للمخلوقات الحية (مثل الحشرات والطيور والثدييات والأسماك والزواحف والنباتات الزهرية).</text:p>
          </table:table-cell>
          <table:table-cell office:value-type="string" table:style-name="ce1">
            <text:p>يعرف الجاذبية على أنها القوة التي تجذب الأشياء إلى الأرض.&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table:style-name="ce1"/>
          <table:table-cell office:value-type="string" table:style-name="ce1">
            <text:p>يعرف أنه بالإمكان تغير المواد من حالة إلى أخرى عن طريق التسخين أو التبريد؛ ويصف التغيرات في حالة الماء.&lt;hr&gt;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همية استخدام موارد الأرض المتجددة وغير المتجددة بشكل مسؤول.&lt;hr&gt;يصف ما سيحدث عند ملامسة جسم ساخن بجسم بارد.&lt;hr&gt;يقارن ويصنف الأشياء والمواد على أساس الخصائص الفيزيائية.</text:p>
          </table:table-cell>
          <table:table-cell office:value-type="string" table:style-name="ce1">
            <text:p>يعرف أنه بالإمكان تغير المواد من حالة إلى أخرى عن طريق التسخين أو التبريد؛ ويصف التغيرات في حالة الماء.&lt;hr&gt;يربط بين الظواهر الفيزيائية الشائعة، بسلوك الضوء.</text:p>
          </table:table-cell>
          <table:table-cell table:number-columns-repeated="16350"/>
        </table:table-row>
        <table:table-row table:style-name="ro1">
          <table:table-cell office:value-type="float" office:value="1166876365" table:style-name="ce1">
            <text:p>1166876365</text:p>
          </table:table-cell>
          <table:table-cell office:value-type="string" table:style-name="ce1">
            <text:p>6365</text:p>
          </table:table-cell>
          <table:table-cell office:value-type="string" table:style-name="ce1">
            <text:p>عابد طلال عابد الحربي</text:p>
          </table:table-cell>
          <table:table-cell office:value-type="string" table:style-name="ce1">
            <text:p>يحيى اليزيدي الابتدائية لتحفيظ القرآن الكريم</text:p>
          </table:table-cell>
          <table:table-cell office:value-type="float" office:value="86.667000000000002" table:style-name="ce1">
            <text:p>86.667</text:p>
          </table:table-cell>
          <table:table-cell office:value-type="float" office:value="80" table:style-name="ce1">
            <text:p>8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0" table:style-name="ce1">
            <text:p>80</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جمع وطرح أعداد من 4 أرقام على الاكثر&lt;hr&gt;جمع وطرح أعداد من 4 أرقام على الأكثر&lt;hr&gt;استخدام الخصائص الأساسية لوصف الأشكال ثلاثية الأبعاد (المكعب، الكرة، الأسطوانة) ..... والاختلاف بينها، وكيف يتم ربطها بالتمثيل ثنائي الأبعاد لها&lt;hr&gt;إيجاد الرقم المجهول أو العملية في مسائل عددي&lt;hr&gt;تفسير البيانات واستخدامها للإجابة على أسئلة تتطلب قراءة مباشرة للتمثيل البياني&lt;hr&gt;تحديد الأقطار للمضلعات، مساحة المستطيلات، مساحة أشكال مغطاة بمربعات أو أجزاء منها، تحديد حجم أشكال معبأة بمكعبات&lt;hr&gt;تمثيل الكسور كأجزاء من الكل أو أجزاء من المجموعة، والربط بين تمثيلات مختلفة للكسور (كلمات، أرقام، نماذج)، والمقارنة بين الكسور وترتبيها، جمع وطرح الكسور المتشابهة.&lt;hr&gt;جمع وطرح أعداد من 4 أرقام على الأكثر&lt;hr&gt;وصف وإنشاء الأشكال ثنائية الأبعاد المشتركة (دائرة، مثلث، رباعي الأضلاع، مضلع، تشمل التماثل الخطي والدوراني</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lt;hr&gt;دمج أو مقارنة البيانات من مصدرين أو أكثر. واستخلاص استنتاجات بناء على مجموعتين أو أكثر من مجموعات البيانات.</text:p>
          </table:table-cell>
          <table:table-cell table:number-columns-repeated="2" table:style-name="ce1"/>
          <table:table-cell office:value-type="float" office:value="93.332999999999998" table:style-name="ce1">
            <text:p>93.333</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يشرح كيف يرتبط الليل والنهار بالدوران اليومي للأرض حول محورها، ويقدم دليل من المظهر المتغير للظلال أثناء النها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6667806" table:style-name="ce1">
            <text:p>1166667806</text:p>
          </table:table-cell>
          <table:table-cell office:value-type="string" table:style-name="ce1">
            <text:p>7806</text:p>
          </table:table-cell>
          <table:table-cell office:value-type="string" table:style-name="ce1">
            <text:p>عبدالاله عبدالله حمدان الصبحي</text:p>
          </table:table-cell>
          <table:table-cell office:value-type="string" table:style-name="ce1">
            <text:p>يحيى اليزيدي الابتدائية لتحفيظ القرآن الكريم</text:p>
          </table:table-cell>
          <table:table-cell office:value-type="float" office:value="93.332999999999998" table:style-name="ce1">
            <text:p>93.333</text:p>
          </table:table-cell>
          <table:table-cell office:value-type="float" office:value="80" table:style-name="ce1">
            <text:p>8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86.667000000000002" table:style-name="ce1">
            <text:p>86.667</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بيها، جمع وطرح الكسور المتشابهة.</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استخدام الخصائص الأساسية لوصف الأشكال ثلاثية الأبعاد، والاختلاف بينها، وكيف يتم ربطها بالتمثيل ثنائي الأبعاد لها.&lt;hr&gt;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100" table:style-name="ce1">
            <text:p>100</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0" table:style-name="ce1">
            <text:p>80</text:p>
          </table:table-cell>
          <table:table-cell office:value-type="float" office:value="100" table:style-name="ce1">
            <text:p>100</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82061182" table:style-name="ce1">
            <text:p>1182061182</text:p>
          </table:table-cell>
          <table:table-cell office:value-type="string" table:style-name="ce1">
            <text:p>1182</text:p>
          </table:table-cell>
          <table:table-cell office:value-type="string" table:style-name="ce1">
            <text:p>عبدالرحمن ابراهيم سليمان النجار</text:p>
          </table:table-cell>
          <table:table-cell office:value-type="string" table:style-name="ce1">
            <text:p>يحيى اليزيدي الابتدائية لتحفيظ القرآن الكريم</text:p>
          </table:table-cell>
          <table:table-cell office:value-type="float" office:value="93.332999999999998" table:style-name="ce1">
            <text:p>93.333</text:p>
          </table:table-cell>
          <table:table-cell office:value-type="float" office:value="80" table:style-name="ce1">
            <text:p>8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معرفة ورسم الخطوط المتوازية والمتعامدة، المثلثات قائمة الزاوية، الزوايا الحادة أو المنفرجة، المقارنة بين الزوايا&lt;hr&gt;التعرف على منزلة الأرقام ضمن منازل، الربط بين تمثيلات الأرقام والكلمات، الرموز، النماذج، خط الأعداد، ومقارنة الأعداد&lt;hr&gt;جمع وطرح أعداد من 4 أرقام على الأكثر</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93.332999999999998" table:style-name="ce1">
            <text:p>93.333</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80" table:style-name="ce1">
            <text:p>80</text:p>
          </table:table-cell>
          <table:table-cell office:value-type="float" office:value="86.667000000000002" table:style-name="ce1">
            <text:p>86.667</text:p>
          </table:table-cell>
          <table:table-cell table:number-columns-repeated="2" table:style-name="ce1"/>
          <table:table-cell office:value-type="string" table:style-name="ce1">
            <text:p>يحدد ويصف الحيوانات المفترسة الشائعة وفرائسها.</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عرف أن الفصول في نصفي الكرة الأرضية الشمالي والجنوبي مرتبطة بالحركة السنوية للأرض حول الشمس وميل محور الأرض).&lt;hr&gt;يعرف أنه بالإمكان تغير المواد من حالة إلى أخرى عن طريق التسخين أو التبريد؛ ويصف التغيرات في حالة الماء.</text:p>
          </table:table-cell>
          <table:table-cell table:number-columns-repeated="16350"/>
        </table:table-row>
        <table:table-row table:style-name="ro1">
          <table:table-cell office:value-type="float" office:value="1161624265" table:style-name="ce1">
            <text:p>1161624265</text:p>
          </table:table-cell>
          <table:table-cell office:value-type="string" table:style-name="ce1">
            <text:p>4265</text:p>
          </table:table-cell>
          <table:table-cell office:value-type="string" table:style-name="ce1">
            <text:p>عبدالرحمن احمد عبدالرحمن الحربي</text:p>
          </table:table-cell>
          <table:table-cell office:value-type="string" table:style-name="ce1">
            <text:p>يحيى اليزيدي الابتدائية لتحفيظ القرآن الكريم</text:p>
          </table:table-cell>
          <table:table-cell table:style-name="ce1"/>
          <table:table-cell office:value-type="float" office:value="86.667000000000002" table:style-name="ce1">
            <text:p>86.667</text:p>
          </table:table-cell>
          <table:table-cell office:value-type="float" office:value="80" table:style-name="ce1">
            <text:p>80</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86.667000000000002" table:style-name="ce1">
            <text:p>86.667</text:p>
          </table:table-cell>
          <table:table-cell table:number-columns-repeated="2" table:style-name="ce1"/>
          <table:table-cell office:value-type="string" table:style-name="ce1">
            <text:p>تفسير البيانات واستخدامها للإجابة على أسئلة تتطلب قراءة مباشرة للتمثيل البياني&lt;hr&gt;معرفة ورسم الخطوط المتوازية والمتعامدة، المثلثات قائمة الزاوية، الزوايا الحادة أو المنفرجة، المقارنة بين الزوايا.</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table:style-name="ce1"/>
          <table:table-cell office:value-type="string" table:style-name="ce1">
            <text:p>تفسير البيانات واستخدامها للإجابة على أسئلة تتطلب قراءة مباشرة للتمثيل البياني&lt;hr&gt;وصف وإنشاء الأشكال ثنائية الأبعاد المشتركة تشمل التناظر الخطي والدوران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3" table:style-name="ce1"/>
          <table:table-cell office:value-type="float" office:value="80" table:style-name="ce1">
            <text:p>80</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100" table:style-name="ce1">
            <text:p>100</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قارن ويصنف الأشياء والمواد على أساس الخصائص الفيزيائية.&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text:p>
          </table:table-cell>
          <table:table-cell office:value-type="string" table:style-name="ce1">
            <text:p/>
          </table:table-cell>
          <table:table-cell table:number-columns-repeated="16350"/>
        </table:table-row>
        <table:table-row table:style-name="ro1">
          <table:table-cell office:value-type="float" office:value="1162888901" table:style-name="ce1">
            <text:p>1162888901</text:p>
          </table:table-cell>
          <table:table-cell office:value-type="string" table:style-name="ce1">
            <text:p>8901</text:p>
          </table:table-cell>
          <table:table-cell office:value-type="string" table:style-name="ce1">
            <text:p>عبدالرحمن جالس بن عليان الصاعدي</text:p>
          </table:table-cell>
          <table:table-cell office:value-type="string" table:style-name="ce1">
            <text:p>يحيى اليزيدي الابتدائية لتحفيظ القرآن الكريم</text:p>
          </table:table-cell>
          <table:table-cell table:number-columns-repeated="4" table:style-name="ce1"/>
          <table:table-cell office:value-type="float" office:value="93.332999999999998" table:style-name="ce1">
            <text:p>93.333</text:p>
          </table:table-cell>
          <table:table-cell office:value-type="float" office:value="86.667000000000002" table:style-name="ce1">
            <text:p>86.667</text:p>
          </table:table-cell>
          <table:table-cell table:number-columns-repeated="6"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6" table:style-name="ce1"/>
          <table:table-cell office:value-type="float" office:value="80" table:style-name="ce1">
            <text:p>80</text:p>
          </table:table-cell>
          <table:table-cell office:value-type="float" office:value="93.332999999999998" table:style-name="ce1">
            <text:p>93.333</text:p>
          </table:table-cell>
          <table:table-cell table:number-columns-repeated="6"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عرف أنه بالإمكان تغير المواد من حالة إلى أخرى عن طريق التسخين أو التبريد؛ ويصف التغيرات في حالة الماء.</text:p>
          </table:table-cell>
          <table:table-cell table:number-columns-repeated="16350"/>
        </table:table-row>
        <table:table-row table:style-name="ro1">
          <table:table-cell office:value-type="float" office:value="1166725083" table:style-name="ce1">
            <text:p>1166725083</text:p>
          </table:table-cell>
          <table:table-cell office:value-type="string" table:style-name="ce1">
            <text:p>5083</text:p>
          </table:table-cell>
          <table:table-cell office:value-type="string" table:style-name="ce1">
            <text:p>عبدالرحمن سليم بن حضيض السهلي</text:p>
          </table:table-cell>
          <table:table-cell office:value-type="string" table:style-name="ce1">
            <text:p>يحيى اليزيدي الابتدائية لتحفيظ القرآن الكريم</text:p>
          </table:table-cell>
          <table:table-cell office:value-type="float" office:value="33.332999999999998" table:style-name="ce1">
            <text:p>33.333</text:p>
          </table:table-cell>
          <table:table-cell office:value-type="float" office:value="73.332999999999998" table:style-name="ce1">
            <text:p>73.333</text:p>
          </table:table-cell>
          <table:table-cell office:value-type="float" office:value="26.667000000000002" table:style-name="ce1">
            <text:p>26.667</text:p>
          </table:table-cell>
          <table:table-cell office:value-type="float" office:value="46.667000000000002" table:style-name="ce1">
            <text:p>46.667</text:p>
          </table:table-cell>
          <table:table-cell office:value-type="float" office:value="60" table:style-name="ce1">
            <text:p>60</text:p>
          </table:table-cell>
          <table:table-cell office:value-type="float" office:value="26.667000000000002" table:style-name="ce1">
            <text:p>26.667</text:p>
          </table:table-cell>
          <table:table-cell table:number-columns-repeated="3" table:style-name="ce1"/>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lt;hr&gt;تفسير البيانات واستخدامها للإجابة على أسئلة تتطلب قراءة مباشرة للتمثيل البياني&lt;hr&gt;معرفة ورسم الخطوط المتوازية والمتعامدة المثلثات قائمة الزاوية الزوايا الحادة أو المنفرجة، المقارنة بين الزوايا.&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وصف أو استخدام العلاقات في نمط واضح.</text:p>
          </table:table-cell>
          <table:table-cell office:value-type="string" table:style-name="ce1">
            <text:p>حل مسائل رياضية تتضمن الأعداد لتطبيق العمليات والمهارات الحياتية.&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ضرب أعداد (حتى 3 أرقام بأرقام مكونة من رقمين، ورقمين بأرقام مكونة من رقمين)، وقسمة أعداد (حتى 3 أرقام بأرقام مكونة من رقم واحد).&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جمع وطرح أعداد من ٤ أرقام على الأكثر.&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2" table:style-name="ce1"/>
          <table:table-cell office:value-type="float" office:value="73.332999999999998" table:style-name="ce1">
            <text:p>73.333</text:p>
          </table:table-cell>
          <table:table-cell office:value-type="float" office:value="86.667000000000002" table:style-name="ce1">
            <text:p>86.667</text:p>
          </table:table-cell>
          <table:table-cell office:value-type="float" office:value="66.667000000000002" table:style-name="ce1">
            <text:p>66.667</text:p>
          </table:table-cell>
          <table:table-cell office:value-type="float" office:value="86.667000000000002" table:style-name="ce1">
            <text:p>86.667</text:p>
          </table:table-cell>
          <table:table-cell office:value-type="float" office:value="66.667000000000002" table:style-name="ce1">
            <text:p>66.667</text:p>
          </table:table-cell>
          <table:table-cell office:value-type="float" office:value="46.667000000000002" table:style-name="ce1">
            <text:p>46.667</text:p>
          </table:table-cell>
          <table:table-cell table:number-columns-repeated="2" table:style-name="ce1"/>
          <table:table-cell office:value-type="string" table:style-name="ce1">
            <text:p>يدرك أنه يمكن تغيير المواد من حالة إلى أخرى عن طريق التسخين أو التبريد؛ ويصف التغيرات في حالة الماء (الانصهار والتجميد، والغليان، والتبخر والتكثيف).&lt;hr&gt;يشرح كيف يرتبط الليل والنهار بالدوران اليومي للأرض حول محورها، ويقدم دليل من المظهر المتغير للظلال أثناء النهار.&lt;hr&gt;يحدد التغييرات الملحوظة في المواد التي تصنع مواد جديدة بخصائص مختلفة (على سبيل المثال، التحلل، وفساد الطعام، والاحتراق، والصدأ).&lt;hr&gt;يحدد مصادر الطاقة (مثل الشمس والمياه والرياح والفحم والنفط والغاز)، ويدرك أن الطاقة مطلوبة لتحريك الأشياء وللتدفئة والإضاءة.</text:p>
          </table:table-cell>
          <table:table-cell office:value-type="string" table:style-name="ce1">
            <text:p>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شرح أهمية استخدام موارد الأرض المتجددة وغير المتجددة بشكل مسؤول (مثل الوقود الأحفوري والغابات والمياه).&lt;hr&gt;يربط بين الظواهر الفيزيائية الشائعة (مثل الظلال والانعكاس وأقواس قزح) بسلوك الضوء.</text:p>
          </table:table-cell>
          <table:table-cell table:style-name="ce1"/>
          <table:table-cell office:value-type="string" table:style-name="ce1">
            <text:p>يربط التراكيب الرئيسة في النباتات بوظائفها.&lt;hr&gt;يقارن ويصنف الأشياء والمواد على أساس الخصائص الفيزيائية.&lt;hr&gt;يشرح أهمية استخدام موارد الأرض المتجددة وغير المتجددة بشكل مسؤول.&lt;hr&gt;يصف ما سيحدث عند ملامسة جسم ساخن بجسم بارد.&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text:p>
          </table:table-cell>
          <table:table-cell office:value-type="string" table:style-name="ce1">
            <text:p>يعرف أن الفصول في نصفي الكرة الأرضية الشمالي والجنوبي مرتبطة بالحركة السنوية للأرض حول الشمس وميل محور الأرض).&lt;hr&gt;يربط الصفات المظهرية للنباتات والحيوانات بالبيئات التي تعيش فيها ويصف كيف تساعدها هذه الصفات في البقاء على قيد الحياة.&lt;hr&gt;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طبق المعرفة حول تغيرات حالة الماء في أحداث الطقس الشائعة.&lt;hr&gt;يصف أمثلة على المخاليط وكيف يمكن فصلها فيزيائياً.&lt;hr&gt;يتعرف ويشرح أن بعض المخلوقات الحية في نظام بيئي تتنافس مع غيرها على الموارد.&lt;hr&gt;يربط التراكيب الرئيسة في الحيوانات بوظائفها.</text:p>
          </table:table-cell>
          <table:table-cell table:number-columns-repeated="16350"/>
        </table:table-row>
        <table:table-row table:style-name="ro1">
          <table:table-cell office:value-type="float" office:value="1163622358" table:style-name="ce1">
            <text:p>1163622358</text:p>
          </table:table-cell>
          <table:table-cell office:value-type="string" table:style-name="ce1">
            <text:p>2358</text:p>
          </table:table-cell>
          <table:table-cell office:value-type="string" table:style-name="ce1">
            <text:p>عبدالرحمن محمد مبارك اللقماني</text:p>
          </table:table-cell>
          <table:table-cell office:value-type="string" table:style-name="ce1">
            <text:p>يحيى اليزيدي الابتدائية لتحفيظ القرآن الكريم</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66.667000000000002" table:style-name="ce1">
            <text:p>66.667</text:p>
          </table:table-cell>
          <table:table-cell office:value-type="float" office:value="66.667000000000002" table:style-name="ce1">
            <text:p>66.667</text:p>
          </table:table-cell>
          <table:table-cell office:value-type="float" office:value="73.332999999999998" table:style-name="ce1">
            <text:p>73.333</text:p>
          </table:table-cell>
          <table:table-cell office:value-type="float" office:value="66.667000000000002" table:style-name="ce1">
            <text:p>66.667</text:p>
          </table:table-cell>
          <table:table-cell table:number-columns-repeated="3" table:style-name="ce1"/>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table:style-name="ce1"/>
          <table:table-cell office:value-type="string" table:style-name="ce1">
            <text:p>التعرف على منزلة الأرقام ضمن ٦ منازل، والربط بين تمثيلات الأرقام، ومقارنة الأعداد.&lt;hr&gt;معرفة ورسم الخطوط المتوازية والمتعامدة، المثلثات قائمة الزاوية الزوايا الحادة أو المنفرجة، المقارنة بين الزوايا.&lt;hr&gt;التعرف على منزلة الأرقام ضمن ٦ منازل والربط بين تمثيلات الأرقام، ومقارنة الأعداد.&lt;hr&gt;قراءة البيانات من الجداول التمثيل الصوري، الأعمدة البيانية، التمثيل البياني الخطي، التمثيل الدائر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ضرب أعداد (حتى 3 أرقام بأرقام مكونة من رقمين، ورقمين بأرقام مكونة من رقمين)، وقسمة أعداد (حتى 3 أرقام بأرقام مكونة من رقم واحد).&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text:p>
          </table:table-cell>
          <table:table-cell table:number-columns-repeated="2" table:style-name="ce1"/>
          <table:table-cell office:value-type="float" office:value="86.667000000000002" table:style-name="ce1">
            <text:p>86.667</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93.332999999999998" table:style-name="ce1">
            <text:p>93.333</text:p>
          </table:table-cell>
          <table:table-cell table:number-columns-repeated="2" table:style-name="ce1"/>
          <table:table-cell office:value-type="string" table:style-name="ce1">
            <text:p>يحدد ويصف الحيوانات المفترسة الشائعة وفرائسها.&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ربط النباتات والحيوانات المألوفة (مثل: الأشجار دائمة الخضرة والضفادع والأسود) بالنظم البيئية الشائعة (مثل: الغابات والبرك والأراضي العشبية).</text:p>
          </table:table-cell>
          <table:table-cell table:style-name="ce1"/>
          <table:table-cell office:value-type="string" table:style-name="ce1">
            <text:p/>
          </table:table-cell>
          <table:table-cell office:value-type="string" table:style-name="ce1">
            <text:p>يتعرف ويشرح أن بعض المخلوقات الحية في نظام بيئي تتنافس مع غيرها على الموارد.</text:p>
          </table:table-cell>
          <table:table-cell table:number-columns-repeated="16350"/>
        </table:table-row>
        <table:table-row table:style-name="ro1">
          <table:table-cell office:value-type="float" office:value="1165351550" table:style-name="ce1">
            <text:p>1165351550</text:p>
          </table:table-cell>
          <table:table-cell office:value-type="string" table:style-name="ce1">
            <text:p>1550</text:p>
          </table:table-cell>
          <table:table-cell office:value-type="string" table:style-name="ce1">
            <text:p>عبدالعزيز تركي بن صالح الجهني</text:p>
          </table:table-cell>
          <table:table-cell office:value-type="string" table:style-name="ce1">
            <text:p>يحيى اليزيدي الابتدائية لتحفيظ القرآن الكريم</text:p>
          </table:table-cell>
          <table:table-cell office:value-type="float" office:value="73.332999999999998" table:style-name="ce1">
            <text:p>73.333</text:p>
          </table:table-cell>
          <table:table-cell office:value-type="float" office:value="66.667000000000002" table:style-name="ce1">
            <text:p>66.667</text:p>
          </table:table-cell>
          <table:table-cell table:style-name="ce1"/>
          <table:table-cell office:value-type="float" office:value="73.332999999999998" table:style-name="ce1">
            <text:p>73.333</text:p>
          </table:table-cell>
          <table:table-cell office:value-type="float" office:value="80" table:style-name="ce1">
            <text:p>80</text:p>
          </table:table-cell>
          <table:table-cell office:value-type="float" office:value="86.667000000000002" table:style-name="ce1">
            <text:p>86.667</text:p>
          </table:table-cell>
          <table:table-cell table:number-columns-repeated="3" table:style-name="ce1"/>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تفسير البيانات واستخدامها للإجابة على الأسئلة التي تتجاوز عرض البيانات مباشرة.&lt;hr&gt;تفسير البيانات واستخدامها للإجابة على الأسئلة التي تتجاوز عرض البيانات مباشرة.</text:p>
          </table:table-cell>
          <table:table-cell table:number-columns-repeated="2" table:style-name="ce1"/>
          <table:table-cell office:value-type="string" table:style-name="ce1">
            <text:p>حل مسائل حول الأعداد الزوجية والفردية، ضرب وتحليل الأعداد تقريب الأعداد.&lt;hr&gt;وصف وإنشاء الأشكال ثنائية الأبعاد المشتركة تشمل التناظر الخطي والدوراني.&lt;hr&gt;قراءة البيانات من الجداول التمثيل الصوري، الأعمدة البيانية، التمثيل البياني الخطي، التمثيل الدائر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86.667000000000002" table:style-name="ce1">
            <text:p>86.667</text:p>
          </table:table-cell>
          <table:table-cell office:value-type="float" office:value="80" table:style-name="ce1">
            <text:p>80</text:p>
          </table:table-cell>
          <table:table-cell table:style-name="ce1"/>
          <table:table-cell office:value-type="float" office:value="66.667000000000002" table:style-name="ce1">
            <text:p>66.667</text:p>
          </table:table-cell>
          <table:table-cell office:value-type="float" office:value="100" table:style-name="ce1">
            <text:p>100</text:p>
          </table:table-cell>
          <table:table-cell office:value-type="float" office:value="93.332999999999998" table:style-name="ce1">
            <text:p>93.333</text:p>
          </table:table-cell>
          <table:table-cell table:number-columns-repeated="2" table:style-name="ce1"/>
          <table:table-cell office:value-type="string" table:style-name="ce1">
            <text:p>يحدد ويصف الحيوانات المفترسة الشائعة وفرائسها.&lt;hr&gt;يحدد مصادر الطاقة (مثل الشمس والمياه والرياح والفحم والنفط والغاز)، ويدرك أن الطاقة مطلوبة لتحريك الأشياء وللتدفئة والإضاءة.</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النباتات والحيوانات المألوفة (مثل: الأشجار دائمة الخضرة والضفادع والأسود) بالنظم البيئية الشائعة (مثل: الغابات والبرك والأراضي العشبية).&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table:number-columns-repeated="2" table:style-name="ce1"/>
          <table:table-cell office:value-type="string" table:style-name="ce1">
            <text:p/>
          </table:table-cell>
          <table:table-cell office:value-type="string" table:style-name="ce1">
            <text:p>يحدد بعض موارد الأرض المستخدمة في الحياة اليومية.</text:p>
          </table:table-cell>
          <table:table-cell table:number-columns-repeated="16350"/>
        </table:table-row>
        <table:table-row table:style-name="ro1">
          <table:table-cell office:value-type="float" office:value="1165431444" table:style-name="ce1">
            <text:p>1165431444</text:p>
          </table:table-cell>
          <table:table-cell office:value-type="string" table:style-name="ce1">
            <text:p>1444</text:p>
          </table:table-cell>
          <table:table-cell office:value-type="string" table:style-name="ce1">
            <text:p>عبدالله صلاح عبدالله المطرفي</text:p>
          </table:table-cell>
          <table:table-cell office:value-type="string" table:style-name="ce1">
            <text:p>يحيى اليزيدي الابتدائية لتحفيظ القرآن الكريم</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80" table:style-name="ce1">
            <text:p>80</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3" table:style-name="ce1"/>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93.332999999999998" table:style-name="ce1">
            <text:p>93.333</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80" table:style-name="ce1">
            <text:p>80</text:p>
          </table:table-cell>
          <table:table-cell office:value-type="float" office:value="93.332999999999998" table:style-name="ce1">
            <text:p>93.333</text:p>
          </table:table-cell>
          <table:table-cell table:number-columns-repeated="2" table:style-name="ce1"/>
          <table:table-cell office:value-type="string" table:style-name="ce1">
            <text:p>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عرف أنه بالإمكان تغير المواد من حالة إلى أخرى عن طريق التسخين أو التبريد؛ ويصف التغيرات في حالة الماء.</text:p>
          </table:table-cell>
          <table:table-cell table:number-columns-repeated="16350"/>
        </table:table-row>
        <table:table-row table:style-name="ro1">
          <table:table-cell office:value-type="float" office:value="1165308683" table:style-name="ce1">
            <text:p>1165308683</text:p>
          </table:table-cell>
          <table:table-cell office:value-type="string" table:style-name="ce1">
            <text:p>8683</text:p>
          </table:table-cell>
          <table:table-cell office:value-type="string" table:style-name="ce1">
            <text:p>عبدالله عبدالعزيز عطيه الشريف</text:p>
          </table:table-cell>
          <table:table-cell office:value-type="string" table:style-name="ce1">
            <text:p>يحيى اليزيدي الابتدائية لتحفيظ القرآن الكريم</text:p>
          </table:table-cell>
          <table:table-cell table:style-name="ce1"/>
          <table:table-cell office:value-type="float" office:value="26.667000000000002" table:style-name="ce1">
            <text:p>26.667</text:p>
          </table:table-cell>
          <table:table-cell office:value-type="float" office:value="13.333" table:style-name="ce1">
            <text:p>13.333</text:p>
          </table:table-cell>
          <table:table-cell office:value-type="float" office:value="53.332999999999998" table:style-name="ce1">
            <text:p>53.333</text:p>
          </table:table-cell>
          <table:table-cell office:value-type="float" office:value="53.332999999999998" table:style-name="ce1">
            <text:p>53.333</text:p>
          </table:table-cell>
          <table:table-cell office:value-type="float" office:value="40" table:style-name="ce1">
            <text:p>40</text:p>
          </table:table-cell>
          <table:table-cell table:number-columns-repeated="3" table:style-name="ce1"/>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إيجاد محيطات المضلعات، ومساحات المستطيلات، ومساحات الأشكال المغطاة بمربعات أو أجزاء منها، وتحديد حجم أشكال معبأة بمكعبات.&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التعرف على منزلة الأرقام ضمن ٦ منازل، والربط بين تمثيلات الأرقام، ومقارنة الأعداد.&lt;hr&gt;ضرب أعداد من ثلاثة أرقام على الأكثر في عدد من رقم واحد، أو عدد من رقمين بعدد من رقمين أو قسمة عدد مكون من ثلاثة أرقام على عدد مكون من رقم واحد.&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ضرب أعداد (حتى 3 أرقام بأرقام مكونة من رقمين، ورقمين بأرقام مكونة من رقمين)، وقسمة أعداد (حتى 3 أرقام بأرقام مكونة من رقم واحد).&lt;hr&gt;كتابة العبارات أو الجمل العددية لتمثيل مسائل من الممكن أن تحتوي على مجهول&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جمع وطرح الكتلة (جرام كيلوجرام) الحجم (مللتر لتر) الوقت (دقائق وساعات)؛ اختيار النوع والحجم المناسب للوحدات وقراءة المقاييس..&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3" table:style-name="ce1"/>
          <table:table-cell office:value-type="float" office:value="53.332999999999998" table:style-name="ce1">
            <text:p>53.333</text:p>
          </table:table-cell>
          <table:table-cell office:value-type="float" office:value="60" table:style-name="ce1">
            <text:p>60</text:p>
          </table:table-cell>
          <table:table-cell office:value-type="float" office:value="66.667000000000002" table:style-name="ce1">
            <text:p>66.667</text:p>
          </table:table-cell>
          <table:table-cell office:value-type="float" office:value="26.667000000000002" table:style-name="ce1">
            <text:p>26.667</text:p>
          </table:table-cell>
          <table:table-cell office:value-type="float" office:value="60" table:style-name="ce1">
            <text:p>60</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lt;hr&gt;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ربط التراكيب الرئيسة في الحيوانات بوظائفها (على سبيل المثال، العظام تدعم الجسم، والرئتين تأخذ الهواء، والقلب يضخ الدم، والمعدة تهضم الطعام، والعضلات تحرك الجسم).&lt;hr&gt;يعرف الجاذبية على أنها القوة التي تجذب الأشياء إلى الأرض.&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ربط بين الظواهر الفيزيائية الشائعة (مثل الظلال والانعكاس وأقواس قزح) بسلوك الضوء.&lt;hr&gt;يربط بين الظواهر الفيزيائية الشائعة (مثل الظلال والانعكاس وأقواس قزح) بسلوك الضوء.</text:p>
          </table:table-cell>
          <table:table-cell table:style-name="ce1"/>
          <table:table-cell office:value-type="string" table:style-name="ce1">
            <text:p>يربط التراكيب الرئيسة في النباتات بوظائفها.&lt;hr&gt;يتعرف على دورات حياة النباتات والحيوانات المألوفة ويقارن ويفرق بينها.&lt;hr&gt;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همية استخدام موارد الأرض المتجددة وغير المتجددة بشكل مسؤول.&lt;hr&gt;يشرح أن الدوائر الكهربائية البسيطة على سبيل المثال، المصباح اليدوي يتطلب مسارا كهربائيا متصلاً.&lt;hr&gt;يصف ما سيحدث عند ملامسة جسم ساخن بجسم بارد.&lt;hr&gt;يقارن ويصنف الأشياء والمواد على أساس الخصائص الفيزيائية.&lt;hr&gt;يتعرف على الاختلافات بين المخلوقات الحية وغير الحية ويصفها.&lt;hr&gt;يتعرف على أن النباتات والحيوانات تتكاثر من نفس النوع؛ لتنتج أفرادا بصفات تشبه إلى حد كبير صفات الوالدين؛ ويميز بين سمات النباتات والحيوانات الموروثة من آبائها وغير الموروثة.&lt;hr&gt;يربط الصفات المظهرية للنباتات والحيوانات بالبيئات التي تعيش فيها ويصف كيف تساعدها هذه الصفات في البقاء على قيد الحياة.</text:p>
          </table:table-cell>
          <table:table-cell office:value-type="string" table:style-name="ce1">
            <text:p>يتعرف ويصف كيف تستجيب الأنواع المختلفة من الحيوانات للتغيرات في الظروف البيئية؛ يتعرف ويصف كيف يستجيب جسم الإنسان للتغيرات في الظروف البيئية، وكيف يتفاعل مع النشاط البدني.&lt;hr&gt;يقارن ويصنف الأشياء والمواد على أساس الخصائص الفيزيائية.&lt;hr&gt;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تعرف ويشرح أن بعض المخلوقات الحية في نظام بيئي تتنافس مع غيرها على الموارد.&lt;hr&gt;يربط التراكيب الرئيسة في الحيوانات بوظائفها.</text:p>
          </table:table-cell>
          <table:table-cell table:number-columns-repeated="16350"/>
        </table:table-row>
        <table:table-row table:style-name="ro1">
          <table:table-cell office:value-type="float" office:value="1167444379" table:style-name="ce1">
            <text:p>1167444379</text:p>
          </table:table-cell>
          <table:table-cell office:value-type="string" table:style-name="ce1">
            <text:p>4379</text:p>
          </table:table-cell>
          <table:table-cell office:value-type="string" table:style-name="ce1">
            <text:p>عبدالله فهد عبدالله العتيبي</text:p>
          </table:table-cell>
          <table:table-cell office:value-type="string" table:style-name="ce1">
            <text:p>يحيى اليزيدي الابتدائية لتحفيظ القرآن الكريم</text:p>
          </table:table-cell>
          <table:table-cell office:value-type="float" office:value="80" table:style-name="ce1">
            <text:p>80</text:p>
          </table:table-cell>
          <table:table-cell office:value-type="float" office:value="60" table:style-name="ce1">
            <text:p>60</text:p>
          </table:table-cell>
          <table:table-cell office:value-type="float" office:value="40" table:style-name="ce1">
            <text:p>40</text:p>
          </table:table-cell>
          <table:table-cell office:value-type="float" office:value="66.667000000000002" table:style-name="ce1">
            <text:p>66.667</text:p>
          </table:table-cell>
          <table:table-cell office:value-type="float" office:value="40" table:style-name="ce1">
            <text:p>40</text:p>
          </table:table-cell>
          <table:table-cell office:value-type="float" office:value="73.332999999999998" table:style-name="ce1">
            <text:p>73.333</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جمع وطرح أعداد من 4 أرقام على الأكثر&lt;hr&gt;تحديد الأقطار للمضلعات، مساحة المستطيلات، مساحة أشكال مغطاة بمربعات أو أجزاء منها، تحديد حجم أشكال معبأة بمكعبات</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مطابقة أو كتابة تعبيرات أو جمل عددية لتمثيل مواقف مشكلة قد تتضمن مجاهيل.&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معرفة ورسم الخطوط المتوازية والمتعامدة المثلثات قائمة الزاوية الزوايا الحادة أو المنفرجة، المقارنة بين الزوايا.&lt;hr&gt;تفسير البيانات واستخدامها للإجابة على أسئلة تتطلب قراءة مباشرة للتمثيل البياني&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قراءة البيانات من الجداول التمثيل الصوري، الأعمدة البيانية، التمثيل البياني الخطي، التمثيل الدائري</text:p>
          </table:table-cell>
          <table:table-cell office:value-type="string" table:style-name="ce1">
            <text:p>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تعرف على الخطوط المتوازية والمتعامدة والزوايا القائمة والزوايا الحادة أو الزوايا المنفرجة ورسمها، ومقارنة الزوايا.&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2" table:style-name="ce1"/>
          <table:table-cell office:value-type="float" office:value="93.332999999999998" table:style-name="ce1">
            <text:p>93.333</text:p>
          </table:table-cell>
          <table:table-cell office:value-type="float" office:value="86.667000000000002" table:style-name="ce1">
            <text:p>86.667</text:p>
          </table:table-cell>
          <table:table-cell office:value-type="float" office:value="66.667000000000002" table:style-name="ce1">
            <text:p>66.667</text:p>
          </table:table-cell>
          <table:table-cell office:value-type="float" office:value="66.667000000000002" table:style-name="ce1">
            <text:p>66.667</text:p>
          </table:table-cell>
          <table:table-cell office:value-type="float" office:value="60" table:style-name="ce1">
            <text:p>60</text:p>
          </table:table-cell>
          <table:table-cell office:value-type="float" office:value="66.667000000000002" table:style-name="ce1">
            <text:p>66.667</text:p>
          </table:table-cell>
          <table:table-cell table:number-columns-repeated="2" table:style-name="ce1"/>
          <table:table-cell office:value-type="string" table:style-name="ce1">
            <text:p>يشرح كيف يرتبط الليل والنهار بالدوران اليومي للأرض حول محورها، ويقدم دليل من المظهر المتغير للظلال أثناء النهار.</text:p>
          </table:table-cell>
          <table:table-cell office:value-type="string" table:style-name="ce1">
            <text:p>يعرف الجاذبية على أنها القوة التي تجذب الأشياء إلى الأرض.&lt;hr&gt;يربط بين الظواهر الفيزيائية الشائعة (مثل الظلال والانعكاس وأقواس قزح) بسلوك الضوء.</text:p>
          </table:table-cell>
          <table:table-cell office:value-type="string" table:style-name="ce1">
            <text:p>يربط النباتات والحيوانات المألوفة (مثل: الأشجار دائمة الخضرة والضفادع والأسود) بالنظم البيئية الشائعة (مثل: الغابات والبرك والأراضي العشبية).&lt;hr&gt;يشرح أهمية استخدام موارد الأرض المتجددة وغير المتجددة بشكل مسؤول (مثل الوقود الأحفوري والغابات والمياه).&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lt;hr&gt;يربط بين الظواهر الفيزيائية الشائعة (مثل الظلال والانعكاس وأقواس قزح) بسلوك الضوء.</text:p>
          </table:table-cell>
          <table:table-cell table:style-name="ce1"/>
          <table:table-cell office:value-type="string" table:style-name="ce1">
            <text:p>يقارن ويصنف الأشياء والمواد على أساس الخصائص الفيزيائية.&lt;hr&gt;يشرح أهمية استخدام موارد الأرض المتجددة وغير المتجددة بشكل مسؤول.&lt;hr&gt;يشرح أن الدوائر الكهربائية البسيطة على سبيل المثال، المصباح اليدوي يتطلب مسارا كهربائيا متصلاً.&lt;hr&gt;يصف النظام الشمسي كالشمس والكواكب التي تدور حولها، ويعرف أن الأرض لها قمر يدور حولها، ويبدو القمر من الأرض مختلفا في أوقات متفاوتة من الشهر.&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lt;hr&gt;يربط الصفات المظهرية للنباتات والحيوانات بالبيئات التي تعيش فيها ويصف كيف تساعدها هذه الصفات في البقاء على قيد الحياة.</text:p>
          </table:table-cell>
          <table:table-cell office:value-type="string" table:style-name="ce1">
            <text:p>يقارن ويصنف الأشياء والمواد على أساس الخصائص الفيزيائية.&lt;hr&gt;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طبق المعرفة حول تغيرات حالة الماء في أحداث الطقس الشائعة.&lt;hr&gt;يتعرف ويشرح أن بعض المخلوقات الحية في نظام بيئي تتنافس مع غيرها على الموارد.</text:p>
          </table:table-cell>
          <table:table-cell table:number-columns-repeated="16350"/>
        </table:table-row>
        <table:table-row table:style-name="ro1">
          <table:table-cell office:value-type="float" office:value="1163931700" table:style-name="ce1">
            <text:p>1163931700</text:p>
          </table:table-cell>
          <table:table-cell office:value-type="string" table:style-name="ce1">
            <text:p>1700</text:p>
          </table:table-cell>
          <table:table-cell office:value-type="string" table:style-name="ce1">
            <text:p>عبدالله فيصل عبدالله الصبحي</text:p>
          </table:table-cell>
          <table:table-cell office:value-type="string" table:style-name="ce1">
            <text:p>يحيى اليزيدي الابتدائية لتحفيظ القرآن الكريم</text:p>
          </table:table-cell>
          <table:table-cell office:value-type="float" office:value="26.667000000000002" table:style-name="ce1">
            <text:p>26.667</text:p>
          </table:table-cell>
          <table:table-cell office:value-type="float" office:value="46.667000000000002" table:style-name="ce1">
            <text:p>46.667</text:p>
          </table:table-cell>
          <table:table-cell office:value-type="float" office:value="46.667000000000002" table:style-name="ce1">
            <text:p>46.667</text:p>
          </table:table-cell>
          <table:table-cell office:value-type="float" office:value="46.667000000000002" table:style-name="ce1">
            <text:p>46.667</text:p>
          </table:table-cell>
          <table:table-cell office:value-type="float" office:value="33.332999999999998" table:style-name="ce1">
            <text:p>33.333</text:p>
          </table:table-cell>
          <table:table-cell office:value-type="float" office:value="26.667000000000002" table:style-name="ce1">
            <text:p>26.667</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جمع وطرح أعداد من 4 أرقام على الأكثر&lt;hr&gt;استخدام الخصائص الأساسية لوصف الأشكال ثلاثية الأبعاد (المكعب، الكرة، الأسطوانة) ..... والاختلاف بينها، وكيف يتم ربطها بالتمثيل ثنائي الأبعاد لها&lt;hr&gt;إيجاد الرقم المجهول أو العملية في مسائل عددي&lt;hr&gt;قراءة البيانات من الجداول، التمثيل الصوري، الأعمدة البيانية، التمثيل البياني الخطي، التمثيل الدائري&lt;hr&gt;تفسير البيانات واستخدامها للإجابة على أسئلة تتطلب قراءة مباشرة للتمثيل البياني&lt;hr&gt;تحديد الأقطار للمضلعات، مساحة المستطيلات، مساحة أشكال مغطاة بمربعات أو أجزاء منها، تحديد حجم أشكال معبأة بمكعبات&lt;hr&gt;التعرف على منزلة الأرقام ضمن منازل، الربط بين تمثيلات الأرقام والكلمات، الرموز، النماذج، خط الأعداد، ومقارنة الأعداد&lt;hr&gt;قراءة البيانات من الجداول، التمثيل الصوري، الأعمدة البيانية، التمثيل البياني الخطي، التمثيل الدائري&lt;hr&gt;وصف وإنشاء الأشكال ثنائية الأبعاد المشتركة (دائرة، مثلث، رباعي الأضلاع، مضلع، تشمل التماثل الخطي والدوراني&lt;hr&gt;معرفة ورسم الخطوط المتوازية والمتعامدة، المثلثات قائمة الزاوية، الزوايا الحادة أو المنفرجة، المقارنة بين الزوايا.</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lt;hr&gt;ضرب أعداد من ثلاثة أرقام على الأكثر في عدد من رقم واحد، أو عدد من رقمين بعدد من رقمين أو قسمة عدد مكون من ثلاثة أرقام على عدد مكون من رقم واحد.&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وصف أو استخدام العلاقات في نمط واضح.</text:p>
          </table:table-cell>
          <table:table-cell office:value-type="string" table:style-name="ce1">
            <text:p>حل مسائل رياضية تتضمن الأعداد لتطبيق العمليات والمهارات الحياتية.&lt;hr&gt;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ضرب أعداد (حتى 3 أرقام بأرقام مكونة من رقمين، ورقمين بأرقام مكونة من رقمين)، وقسمة أعداد (حتى 3 أرقام بأرقام مكونة من رقم واحد).&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جمع وطرح الكتلة (جرام كيلوجرام) الحجم (مللتر لتر) الوقت (دقائق وساعات)؛ اختيار النوع والحجم المناسب للوحدات وقراءة المقاييس..&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2" table:style-name="ce1"/>
          <table:table-cell office:value-type="float" office:value="80" table:style-name="ce1">
            <text:p>80</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73.332999999999998" table:style-name="ce1">
            <text:p>73.333</text:p>
          </table:table-cell>
          <table:table-cell office:value-type="float" office:value="53.332999999999998" table:style-name="ce1">
            <text:p>53.333</text:p>
          </table:table-cell>
          <table:table-cell office:value-type="float" office:value="53.332999999999998" table:style-name="ce1">
            <text:p>53.333</text:p>
          </table:table-cell>
          <table:table-cell table:number-columns-repeated="2" table:style-name="ce1"/>
          <table:table-cell office:value-type="string" table:style-name="ce1">
            <text:p>يشرح كيف يرتبط الليل والنهار بالدوران اليومي للأرض حول محورها، ويقدم دليل من المظهر المتغير للظلال أثناء النهار.&lt;hr&gt;يصف أمثلة على المخاليط وكيف يمكن فصلها فيزيائي) <text:s/>(على سبيل المثال، الغربلة، والترشيح، والتبخير، والجذب المغناطيسي).&lt;hr&gt;يحدد مصادر الطاقة (مثل الشمس والمياه والرياح والفحم والنفط والغاز)، ويدرك أن الطاقة مطلوبة لتحريك الأشياء وللتدفئة والإضاءة.</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text:p>
          </table:table-cell>
          <table:table-cell office:value-type="string" table:style-name="ce1">
            <text:p>يربط التراكيب الرئيسة في الحيوانات بوظائفها (على سبيل المثال، العظام تدعم الجسم، والرئتين تأخذ الهواء، والقلب يضخ الدم، والمعدة تهضم الطعام، والعضلات تحرك الجسم).&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text:p>
          </table:table-cell>
          <table:table-cell table:style-name="ce1"/>
          <table:table-cell office:value-type="string" table:style-name="ce1">
            <text:p>يربط التراكيب الرئيسة في النباتات بوظائفها.&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lt;hr&gt;يقارن ويصنف الأشياء والمواد على أساس الخصائص الفيزيائية.&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lt;hr&gt;يتعرف على الاختلافات بين المخلوقات الحية وغير الحية ويصفها.&lt;hr&gt;يتعرف على أن النباتات والحيوانات تتكاثر من نفس النوع؛ لتنتج أفرادا بصفات تشبه إلى حد كبير صفات الوالدين؛ ويميز بين سمات النباتات والحيوانات الموروثة من آبائها وغير الموروثة.</text:p>
          </table:table-cell>
          <table:table-cell office:value-type="string" table:style-name="ce1">
            <text:p>يتعرف ويصف كيف تستجيب الأنواع المختلفة من الحيوانات للتغيرات في الظروف البيئية؛ يتعرف ويصف كيف يستجيب جسم الإنسان للتغيرات في الظروف البيئية، وكيف يتفاعل مع النشاط البدني.&lt;hr&gt;يربط الصفات المظهرية للنباتات والحيوانات بالبيئات التي تعيش فيها ويصف كيف تساعدها هذه الصفات في البقاء على قيد الحياة.&lt;hr&gt;يتعرف أن السلوك البشري له آثار سلبية وإيجابية على البيئة؛ ويقدم أوصاف وأمثلة عامة لتأثيرات التلوث على الإنسان والنبات والحيوان.&lt;hr&gt;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تعرف على دورات حياة النباتات والحيوانات المألوفة ويقارن ويفرق بينها.&lt;hr&gt;يصف أمثلة على المخاليط وكيف يمكن فصلها فيزيائياً.</text:p>
          </table:table-cell>
          <table:table-cell table:number-columns-repeated="16350"/>
        </table:table-row>
        <table:table-row table:style-name="ro1">
          <table:table-cell office:value-type="float" office:value="1164122572" table:style-name="ce1">
            <text:p>1164122572</text:p>
          </table:table-cell>
          <table:table-cell office:value-type="string" table:style-name="ce1">
            <text:p>2572</text:p>
          </table:table-cell>
          <table:table-cell office:value-type="string" table:style-name="ce1">
            <text:p>عبدالملك صطام على هزازي</text:p>
          </table:table-cell>
          <table:table-cell office:value-type="string" table:style-name="ce1">
            <text:p>يحيى اليزيدي الابتدائية لتحفيظ القرآن الكريم</text:p>
          </table:table-cell>
          <table:table-cell table:number-columns-repeated="4" table:style-name="ce1"/>
          <table:table-cell office:value-type="float" office:value="46.667000000000002" table:style-name="ce1">
            <text:p>46.667</text:p>
          </table:table-cell>
          <table:table-cell office:value-type="float" office:value="46.667000000000002" table:style-name="ce1">
            <text:p>46.667</text:p>
          </table:table-cell>
          <table:table-cell table:number-columns-repeated="6"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معرفة ورسم الخطوط المتوازية والمتعامدة المثلثات قائمة الزاوية الزوايا الحادة أو المنفرجة، المقارنة بين الزوايا.&lt;hr&gt;تفسير البيانات واستخدامها للإجابة على أسئلة تتطلب قراءة مباشرة للتمثيل البياني&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وصف أو استخدام العلاقات في نمط واضح.</text:p>
          </table:table-cell>
          <table:table-cell office:value-type="string" table:style-name="ce1">
            <text:p>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ضرب أعداد (حتى 3 أرقام بأرقام مكونة من رقمين، ورقمين بأرقام مكونة من رقمين)، وقسمة أعداد (حتى 3 أرقام بأرقام مكونة من رقم واحد).&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دمج أو مقارنة البيانات من مصدرين أو أكثر. واستخلاص استنتاجات بناء على مجموعتين أو أكثر من مجموعات البيان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6" table:style-name="ce1"/>
          <table:table-cell office:value-type="float" office:value="73.332999999999998" table:style-name="ce1">
            <text:p>73.333</text:p>
          </table:table-cell>
          <table:table-cell office:value-type="float" office:value="66.667000000000002" table:style-name="ce1">
            <text:p>66.667</text:p>
          </table:table-cell>
          <table:table-cell table:number-columns-repeated="6" table:style-name="ce1"/>
          <table:table-cell office:value-type="string" table:style-name="ce1">
            <text:p>يربط التراكيب الرئيسة في النباتات بوظائفها.&lt;hr&gt;يتعرف على دورات حياة النباتات والحيوانات المألوفة ويقارن ويفرق بينها.&lt;hr&gt;يصف النظام الشمسي كالشمس والكواكب التي تدور حولها، ويعرف أن الأرض لها قمر يدور حولها، ويبدو القمر من الأرض مختلفا في أوقات متفاوتة من الشهر.&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text:p>
          </table:table-cell>
          <table:table-cell office:value-type="string" table:style-name="ce1">
            <text:p>يقارن ويصنف الأشياء والمواد على أساس الخصائص الفيزيائية.&lt;hr&gt;يربط الصفات المظهرية للنباتات والحيوانات بالبيئات التي تعيش فيها ويصف كيف تساعدها هذه الصفات في البقاء على قيد الحياة.&lt;hr&gt;يعرف أنه بالإمكان تغير المواد من حالة إلى أخرى عن طريق التسخين أو التبريد؛ ويصف التغيرات في حالة الماء.&lt;hr&gt;يصف أمثلة على المخاليط وكيف يمكن فصلها فيزيائياً.&lt;hr&gt;يتعرف ويشرح أن بعض المخلوقات الحية في نظام بيئي تتنافس مع غيرها على الموارد.</text:p>
          </table:table-cell>
          <table:table-cell table:number-columns-repeated="16350"/>
        </table:table-row>
        <table:table-row table:style-name="ro1">
          <table:table-cell office:value-type="float" office:value="1163210311" table:style-name="ce1">
            <text:p>1163210311</text:p>
          </table:table-cell>
          <table:table-cell office:value-type="string" table:style-name="ce1">
            <text:p>0311</text:p>
          </table:table-cell>
          <table:table-cell office:value-type="string" table:style-name="ce1">
            <text:p>عبدالملك وليد محمدسعيد الفقيه</text:p>
          </table:table-cell>
          <table:table-cell office:value-type="string" table:style-name="ce1">
            <text:p>يحيى اليزيدي الابتدائية لتحفيظ القرآن الكريم</text:p>
          </table:table-cell>
          <table:table-cell office:value-type="float" office:value="80" table:style-name="ce1">
            <text:p>80</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80" table:style-name="ce1">
            <text:p>80</text:p>
          </table:table-cell>
          <table:table-cell office:value-type="float" office:value="66.667000000000002" table:style-name="ce1">
            <text:p>66.667</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 والاختلاف بينها، وكيف يتم ربطها بالتمثيل ثنائي الأبعاد لها&lt;hr&gt;تحديد الأقطار للمضلعات، مساحة المستطيلات، مساحة أشكال مغطاة بمربعات أو أجزاء منها، تحديد حجم أشكال معبأة بمكعبات</text:p>
          </table:table-cell>
          <table:table-cell office:value-type="string" table:style-name="ce1">
            <text:p>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table:style-name="ce1"/>
          <table:table-cell office:value-type="string" table:style-name="ce1">
            <text:p>حل مسائل حول الأعداد الزوجية والفردية، ضرب وتحليل الأعداد تقريب الأعداد.&lt;hr&gt;وصف وإنشاء الأشكال ثنائية الأبعاد المشتركة تشمل التناظر الخطي والدوراني.&lt;hr&gt;قراءة البيانات من الجداول التمثيل الصوري، الأعمدة البيانية، التمثيل البياني الخطي، التمثيل الدائري</text:p>
          </table:table-cell>
          <table:table-cell office:value-type="string" table:style-name="ce1">
            <text:p>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lt;hr&gt;جمع وطرح الكتلة (جرام كيلوجرام) الحجم (مللتر لتر) الوقت (دقائق وساعات)؛ اختيار النوع والحجم المناسب للوحدات وقراءة المقاييس..&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2" table:style-name="ce1"/>
          <table:table-cell office:value-type="float" office:value="86.667000000000002" table:style-name="ce1">
            <text:p>86.667</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53.332999999999998" table:style-name="ce1">
            <text:p>53.333</text:p>
          </table:table-cell>
          <table:table-cell table:number-columns-repeated="2" table:style-name="ce1"/>
          <table:table-cell office:value-type="string" table:style-name="ce1">
            <text:p>يحدد أو يقدم أمثلة لأعضاء المجموعات الرئيسة للمخلوقات الحية (مثل الحشرات والطيور والثدييات والأسماك والزواحف والنباتات الزهرية).&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ربط النباتات والحيوانات المألوفة (مثل: الأشجار دائمة الخضرة والضفادع والأسود) بالنظم البيئية الشائعة (مثل: الغابات والبرك والأراضي العشبية).</text:p>
          </table:table-cell>
          <table:table-cell table:style-name="ce1"/>
          <table:table-cell office:value-type="string" table:style-name="ce1">
            <text:p>يشرح أهمية استخدام موارد الأرض المتجددة وغير المتجددة بشكل مسؤول.&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text:p>
          </table:table-cell>
          <table:table-cell office:value-type="string" table:style-name="ce1">
            <text:p>يحدد بعض موارد الأرض المستخدمة في الحياة اليومية.&lt;hr&gt;يتعرف أن السلوك البشري له آثار سلبية وإيجابية على البيئة؛ ويقدم أوصاف وأمثلة عامة لتأثيرات التلوث على الإنسان والنبات والحيوان.&lt;hr&gt;يعرف أنه بالإمكان تغير المواد من حالة إلى أخرى عن طريق التسخين أو التبريد؛ ويصف التغيرات في حالة الماء.&lt;hr&gt;يشرح أن الدوائر الكهربائية البسيطة يتطلب مساراً كهربائياً متصلاً.&lt;hr&gt;يطبق المعرفة حول تغيرات حالة الماء في أحداث الطقس الشائعة.&lt;hr&gt;يتعرف ويشرح أن بعض المخلوقات الحية في نظام بيئي تتنافس مع غيرها على الموارد.&lt;hr&gt;يربط التراكيب الرئيسة في الحيوانات بوظائفها.</text:p>
          </table:table-cell>
          <table:table-cell table:number-columns-repeated="16350"/>
        </table:table-row>
        <table:table-row table:style-name="ro1">
          <table:table-cell office:value-type="float" office:value="1163469073" table:style-name="ce1">
            <text:p>1163469073</text:p>
          </table:table-cell>
          <table:table-cell office:value-type="string" table:style-name="ce1">
            <text:p>9073</text:p>
          </table:table-cell>
          <table:table-cell office:value-type="string" table:style-name="ce1">
            <text:p>عساف عبدالعزيز بن عويبد الصاعدي</text:p>
          </table:table-cell>
          <table:table-cell office:value-type="string" table:style-name="ce1">
            <text:p>يحيى اليزيدي الابتدائية لتحفيظ القرآن الكريم</text:p>
          </table:table-cell>
          <table:table-cell office:value-type="float" office:value="80" table:style-name="ce1">
            <text:p>80</text:p>
          </table:table-cell>
          <table:table-cell office:value-type="float" office:value="93.332999999999998" table:style-name="ce1">
            <text:p>93.333</text:p>
          </table:table-cell>
          <table:table-cell office:value-type="float" office:value="80" table:style-name="ce1">
            <text:p>80</text:p>
          </table:table-cell>
          <table:table-cell office:value-type="float" office:value="86.667000000000002" table:style-name="ce1">
            <text:p>86.667</text:p>
          </table:table-cell>
          <table:table-cell office:value-type="float" office:value="80" table:style-name="ce1">
            <text:p>80</text:p>
          </table:table-cell>
          <table:table-cell office:value-type="float" office:value="86.667000000000002" table:style-name="ce1">
            <text:p>86.667</text:p>
          </table:table-cell>
          <table:table-cell table:number-columns-repeated="2" table:style-name="ce1"/>
          <table:table-cell office:value-type="string" table:style-name="ce1">
            <text:p>تحديد الأقطار للمضلعات، مساحة المستطيلات، مساحة أشكال مغطاة بمربعات أو أجزاء منها، تحديد حجم أشكال معبأة بمكعبات&lt;hr&gt;وصف وإنشاء الأشكال ثنائية الأبعاد المشتركة (دائرة، مثلث، رباعي الأضلاع، مضلع، تشمل التماثل الخطي والدوراني&lt;hr&gt;معرفة ورسم الخطوط المتوازية والمتعامدة، المثلثات قائمة الزاوية، الزوايا الحادة أو المنفرجة، المقارنة بين الزوايا.</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lt;hr&gt;التعرف على القيمة المكانية للأعداد إلى 6 أرقام، وربط تمثيلات الأعداد (الكلمات، والرموز، والنماذج بما في ذلك خطوط الأعداد)، ومقارنة الأعداد.</text:p>
          </table:table-cell>
          <table:table-cell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2" table:style-name="ce1"/>
          <table:table-cell office:value-type="float" office:value="100" table:style-name="ce1">
            <text:p>100</text:p>
          </table:table-cell>
          <table:table-cell office:value-type="float" office:value="73.332999999999998" table:style-name="ce1">
            <text:p>73.333</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93.332999999999998" table:style-name="ce1">
            <text:p>93.333</text:p>
          </table:table-cell>
          <table:table-cell table:number-columns-repeated="2" table:style-name="ce1"/>
          <table:table-cell office:value-type="string" table:style-name="ce1">
            <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
          </table:table-cell>
          <table:table-cell office:value-type="string" table:style-name="ce1">
            <text:p>يربط بين الظواهر الفيزيائية الشائعة، بسلوك الضوء.</text:p>
          </table:table-cell>
          <table:table-cell table:number-columns-repeated="16350"/>
        </table:table-row>
        <table:table-row table:style-name="ro1">
          <table:table-cell office:value-type="float" office:value="1164859660" table:style-name="ce1">
            <text:p>1164859660</text:p>
          </table:table-cell>
          <table:table-cell office:value-type="string" table:style-name="ce1">
            <text:p>9660</text:p>
          </table:table-cell>
          <table:table-cell office:value-type="string" table:style-name="ce1">
            <text:p>عمار نايف ماطر الحربي</text:p>
          </table:table-cell>
          <table:table-cell office:value-type="string" table:style-name="ce1">
            <text:p>يحيى اليزيدي الابتدائية لتحفيظ القرآن الكريم</text:p>
          </table:table-cell>
          <table:table-cell table:style-name="ce1"/>
          <table:table-cell office:value-type="float" office:value="80" table:style-name="ce1">
            <text:p>80</text:p>
          </table:table-cell>
          <table:table-cell office:value-type="float" office:value="60" table:style-name="ce1">
            <text:p>60</text:p>
          </table:table-cell>
          <table:table-cell office:value-type="float" office:value="13.333" table:style-name="ce1">
            <text:p>13.333</text:p>
          </table:table-cell>
          <table:table-cell office:value-type="float" office:value="93.332999999999998" table:style-name="ce1">
            <text:p>93.333</text:p>
          </table:table-cell>
          <table:table-cell office:value-type="float" office:value="73.332999999999998" table:style-name="ce1">
            <text:p>73.333</text:p>
          </table:table-cell>
          <table:table-cell table:number-columns-repeated="3" table:style-name="ce1"/>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التعرف على القيمة المكانية للأعداد إلى 6 أرقام، وربط تمثيلات الأعداد (الكلمات، والرموز، والنماذج بما في ذلك خطوط الأعداد)، ومقارنة الأعداد.</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ضرب أعداد (حتى 3 أرقام بأرقام مكونة من رقمين، ورقمين بأرقام مكونة من رقمين)، وقسمة أعداد (حتى 3 أرقام بأرقام مكونة من رقم واحد).&lt;hr&gt;كتابة العبارات أو الجمل العددية لتمثيل مسائل من الممكن أن تحتوي على مجهول&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text:p>
          </table:table-cell>
          <table:table-cell table:number-columns-repeated="3" table:style-name="ce1"/>
          <table:table-cell office:value-type="float" office:value="93.332999999999998" table:style-name="ce1">
            <text:p>93.333</text:p>
          </table:table-cell>
          <table:table-cell office:value-type="float" office:value="66.667000000000002" table:style-name="ce1">
            <text:p>66.667</text:p>
          </table:table-cell>
          <table:table-cell office:value-type="float" office:value="46.667000000000002" table:style-name="ce1">
            <text:p>46.667</text:p>
          </table:table-cell>
          <table:table-cell office:value-type="float" office:value="86.667000000000002" table:style-name="ce1">
            <text:p>86.667</text:p>
          </table:table-cell>
          <table:table-cell office:value-type="float" office:value="93.332999999999998" table:style-name="ce1">
            <text:p>93.333</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يربط التراكيب الرئيسة في الحيوانات بوظائفها (على سبيل المثال، العظام تدعم الجسم، والرئتين تأخذ الهواء، والقلب يضخ الدم، والمعدة تهضم الطعام، والعضلات تحرك الجسم).&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ربط بين الظواهر الفيزيائية الشائعة (مثل الظلال والانعكاس وأقواس قزح) بسلوك الضوء.&lt;hr&gt;يربط بين الظواهر الفيزيائية الشائعة (مثل الظلال والانعكاس وأقواس قزح) بسلوك الضوء.</text:p>
          </table:table-cell>
          <table:table-cell table:style-name="ce1"/>
          <table:table-cell office:value-type="string" table:style-name="ce1">
            <text:p>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ربط بين الظواهر الفيزيائية الشائعة، بسلوك الضوء.</text:p>
          </table:table-cell>
          <table:table-cell table:number-columns-repeated="16350"/>
        </table:table-row>
        <table:table-row table:style-name="ro1">
          <table:table-cell office:value-type="float" office:value="1165231810" table:style-name="ce1">
            <text:p>1165231810</text:p>
          </table:table-cell>
          <table:table-cell office:value-type="string" table:style-name="ce1">
            <text:p>1810</text:p>
          </table:table-cell>
          <table:table-cell office:value-type="string" table:style-name="ce1">
            <text:p>عمار ياسر بن معتق اللحياني</text:p>
          </table:table-cell>
          <table:table-cell office:value-type="string" table:style-name="ce1">
            <text:p>يحيى اليزيدي الابتدائية لتحفيظ القرآن الكريم</text:p>
          </table:table-cell>
          <table:table-cell office:value-type="float" office:value="86.667000000000002" table:style-name="ce1">
            <text:p>86.667</text:p>
          </table:table-cell>
          <table:table-cell office:value-type="float" office:value="46.667000000000002" table:style-name="ce1">
            <text:p>46.667</text:p>
          </table:table-cell>
          <table:table-cell office:value-type="float" office:value="26.667000000000002" table:style-name="ce1">
            <text:p>26.667</text:p>
          </table:table-cell>
          <table:table-cell office:value-type="float" office:value="93.332999999999998" table:style-name="ce1">
            <text:p>93.333</text:p>
          </table:table-cell>
          <table:table-cell table:style-name="ce1"/>
          <table:table-cell office:value-type="float" office:value="80" table:style-name="ce1">
            <text:p>80</text:p>
          </table:table-cell>
          <table:table-cell table:number-columns-repeated="2" table:style-name="ce1"/>
          <table:table-cell office:value-type="string" table:style-name="ce1">
            <text:p>قراءة البيانات من الجداول، التمثيل الصوري، الأعمدة البيانية، التمثيل البياني الخطي، التمثيل الدائري&lt;hr&gt;تفسير البيانات واستخدامها للإجابة على أسئلة تتطلب قراءة مباشرة للتمثيل البيان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number-columns-repeated="2" table:style-name="ce1"/>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text:p>
          </table:table-cell>
          <table:table-cell table:number-columns-repeated="2" table:style-name="ce1"/>
          <table:table-cell office:value-type="float" office:value="80" table:style-name="ce1">
            <text:p>80</text:p>
          </table:table-cell>
          <table:table-cell office:value-type="float" office:value="53.332999999999998" table:style-name="ce1">
            <text:p>53.333</text:p>
          </table:table-cell>
          <table:table-cell office:value-type="float" office:value="33.332999999999998" table:style-name="ce1">
            <text:p>33.333</text:p>
          </table:table-cell>
          <table:table-cell office:value-type="float" office:value="93.332999999999998" table:style-name="ce1">
            <text:p>93.333</text:p>
          </table:table-cell>
          <table:table-cell table:style-name="ce1"/>
          <table:table-cell office:value-type="float" office:value="93.332999999999998" table:style-name="ce1">
            <text:p>93.333</text:p>
          </table:table-cell>
          <table:table-cell table:number-columns-repeated="2" table:style-name="ce1"/>
          <table:table-cell office:value-type="string" table:style-name="ce1">
            <text:p>يحدد ويصف الحيوانات المفترسة الشائعة وفرائسها.&lt;hr&gt;يشرح كيف يرتبط الليل والنهار بالدوران اليومي للأرض حول محورها، ويقدم دليل من المظهر المتغير للظلال أثناء النهار.&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ربط انتقال الأمراض المعدية الشائعة بالاتصال البشري (مثل: اللمس والعطاس والسعال)؛ ويحدد أو يصف بعض طرق الوقاية من انتقال المرض) مثل التطعيم وغسل اليدين والابتعاد مسافة كافية عن المرضى).&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حدد ويصف ثالث حالات للمادة (بمعنى آخر؛ أن المادة الصلبة لها شكل وحجم محدد، والسائل له حجم محدد، ولكن ليس له شكلاً محدداً، والغاز ليس له شكل وحجم محدد).&lt;hr&gt;يشرح أهمية استخدام موارد الأرض المتجددة وغير المتجددة بشكل مسؤول (مثل الوقود الأحفوري والغابات والمياه).&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ربط انتقال الأمراض المعدية الشائعة بالاتصال البشري (مثل: اللمس والعطاس والسعال)؛ ويحدد أو يصف بعض طرق الوقاية من انتقال المرض) مثل التطعيم وغسل اليدين والابتعاد مسافة كافية عن المرضى).&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ربط النباتات والحيوانات المألوفة (مثل: الأشجار دائمة الخضرة والضفادع والأسود) بالنظم البيئية الشائعة (مثل: الغابات والبرك والأراضي العشبية).&lt;hr&gt;يشرح أهمية استخدام موارد الأرض المتجددة وغير المتجددة بشكل مسؤول (مثل الوقود الأحفوري والغابات والمياه).&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lt;hr&gt;الحجم، حالة المادة، القدرة على توصيل الحرارة أو الكهرباء، القدرة على الطفو أو الغمر في الماء، القدرة على الجذب بواسطة المغناطيس).</text:p>
          </table:table-cell>
          <table:table-cell table:number-columns-repeated="2" table:style-name="ce1"/>
          <table:table-cell office:value-type="string" table:style-name="ce1">
            <text:p>يعرف أنه بالإمكان تغير المواد من حالة إلى أخرى عن طريق التسخين أو التبريد؛ ويصف التغيرات في حالة الماء.</text:p>
          </table:table-cell>
          <table:table-cell table:number-columns-repeated="16350"/>
        </table:table-row>
        <table:table-row table:style-name="ro1">
          <table:table-cell office:value-type="float" office:value="1164465112" table:style-name="ce1">
            <text:p>1164465112</text:p>
          </table:table-cell>
          <table:table-cell office:value-type="string" table:style-name="ce1">
            <text:p>5112</text:p>
          </table:table-cell>
          <table:table-cell office:value-type="string" table:style-name="ce1">
            <text:p>عمر عبدالعزيز عويمر السلمى</text:p>
          </table:table-cell>
          <table:table-cell office:value-type="string" table:style-name="ce1">
            <text:p>يحيى اليزيدي الابتدائية لتحفيظ القرآن الكريم</text:p>
          </table:table-cell>
          <table:table-cell table:style-name="ce1"/>
          <table:table-cell office:value-type="float" office:value="66.667000000000002" table:style-name="ce1">
            <text:p>66.667</text:p>
          </table:table-cell>
          <table:table-cell office:value-type="float" office:value="6.6669999999999998" table:style-name="ce1">
            <text:p>6.667</text:p>
          </table:table-cell>
          <table:table-cell office:value-type="float" office:value="40" table:style-name="ce1">
            <text:p>40</text:p>
          </table:table-cell>
          <table:table-cell office:value-type="float" office:value="33.332999999999998" table:style-name="ce1">
            <text:p>33.333</text:p>
          </table:table-cell>
          <table:table-cell office:value-type="float" office:value="26.667000000000002" table:style-name="ce1">
            <text:p>26.667</text:p>
          </table:table-cell>
          <table:table-cell table:number-columns-repeated="3" table:style-name="ce1"/>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lt;hr&gt;ضرب أعداد من ثلاثة أرقام على الأكثر في عدد من رقم واحد، أو عدد من رقمين بعدد من رقمين أو قسمة عدد مكون من ثلاثة أرقام على عدد مكون من رقم واحد.&lt;hr&gt;معرفة ورسم الخطوط المتوازية والمتعامدة المثلثات قائمة الزاوية الزوايا الحادة أو المنفرجة، المقارنة بين الزوايا.&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وصف أو استخدام العلاقات في نمط واضح.</text:p>
          </table:table-cell>
          <table:table-cell office:value-type="string" table:style-name="ce1">
            <text:p>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كتابة العبارات أو الجمل العددية لتمثيل مسائل من الممكن أن تحتوي على مجهول&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جمع وطرح الكتلة (جرام كيلوجرام) الحجم (مللتر لتر) الوقت (دقائق وساعات)؛ اختيار النوع والحجم المناسب للوحدات وقراءة المقاييس..&lt;hr&gt;جمع وطرح أعداد من ٤ أرقام على الأكثر.&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3" table:style-name="ce1"/>
          <table:table-cell office:value-type="float" office:value="80" table:style-name="ce1">
            <text:p>80</text:p>
          </table:table-cell>
          <table:table-cell office:value-type="float" office:value="60" table:style-name="ce1">
            <text:p>60</text:p>
          </table:table-cell>
          <table:table-cell office:value-type="float" office:value="73.332999999999998" table:style-name="ce1">
            <text:p>73.333</text:p>
          </table:table-cell>
          <table:table-cell office:value-type="float" office:value="66.667000000000002" table:style-name="ce1">
            <text:p>66.667</text:p>
          </table:table-cell>
          <table:table-cell office:value-type="float" office:value="66.667000000000002" table:style-name="ce1">
            <text:p>66.667</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ربط التراكيب الرئيسة في الحيوانات بوظائفها (على سبيل المثال، العظام تدعم الجسم، والرئتين تأخذ الهواء، والقلب يضخ الدم، والمعدة تهضم الطعام، والعضلات تحرك الجسم).&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lt;hr&gt;يربط بين الظواهر الفيزيائية الشائعة (مثل الظلال والانعكاس وأقواس قزح) بسلوك الضوء.</text:p>
          </table:table-cell>
          <table:table-cell table:style-name="ce1"/>
          <table:table-cell office:value-type="string" table:style-name="ce1">
            <text:p>يربط التراكيب الرئيسة في النباتات بوظائفها.&lt;hr&gt;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lt;hr&gt;يتعرف على أن النباتات والحيوانات تتكاثر من نفس النوع؛ لتنتج أفرادا بصفات تشبه إلى حد كبير صفات الوالدين؛ ويميز بين سمات النباتات والحيوانات الموروثة من آبائها وغير الموروثة.</text:p>
          </table:table-cell>
          <table:table-cell office:value-type="string" table:style-name="ce1">
            <text:p>يعرف أن الفصول في نصفي الكرة الأرضية الشمالي والجنوبي مرتبطة بالحركة السنوية للأرض حول الشمس وميل محور الأرض).&lt;hr&gt;يتعرف ويصف كيف تستجيب الأنواع المختلفة من الحيوانات للتغيرات في الظروف البيئية؛ يتعرف ويصف كيف يستجيب جسم الإنسان للتغيرات في الظروف البيئية، وكيف يتفاعل مع النشاط البدني.&lt;hr&gt;يقارن ويصنف الأشياء والمواد على أساس الخصائص الفيزيائية.&lt;hr&gt;يعرف أنه بالإمكان تغير المواد من حالة إلى أخرى عن طريق التسخين أو التبريد؛ ويصف التغيرات في حالة الماء.&lt;hr&gt;يصف أمثلة على المخاليط وكيف يمكن فصلها فيزيائياً.</text:p>
          </table:table-cell>
          <table:table-cell table:number-columns-repeated="16350"/>
        </table:table-row>
        <table:table-row table:style-name="ro1">
          <table:table-cell office:value-type="float" office:value="1164558247" table:style-name="ce1">
            <text:p>1164558247</text:p>
          </table:table-cell>
          <table:table-cell office:value-type="string" table:style-name="ce1">
            <text:p>8247</text:p>
          </table:table-cell>
          <table:table-cell office:value-type="string" table:style-name="ce1">
            <text:p>عمر ماجد بن عبدالعالي الصاعدي</text:p>
          </table:table-cell>
          <table:table-cell office:value-type="string" table:style-name="ce1">
            <text:p>يحيى اليزيدي الابتدائية لتحفيظ القرآن الكريم</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100" table:style-name="ce1">
            <text:p>100</text:p>
          </table:table-cell>
          <table:table-cell office:value-type="float" office:value="93.332999999999998" table:style-name="ce1">
            <text:p>93.333</text:p>
          </table:table-cell>
          <table:table-cell office:value-type="float" office:value="100" table:style-name="ce1">
            <text:p>100</text:p>
          </table:table-cell>
          <table:table-cell table:number-columns-repeated="2"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text:p>
          </table:table-cell>
          <table:table-cell office:value-type="string" table:style-name="ce1">
            <text:p>مطابقة أو كتابة تعبيرات أو جمل عددية لتمثيل مواقف مشكلة قد تتضمن مجاهيل.</text:p>
          </table:table-cell>
          <table:table-cell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text:p>
          </table:table-cell>
          <table:table-cell office:value-type="string" table:style-name="ce1">
            <text:p/>
          </table:table-cell>
          <table:table-cell table:number-columns-repeated="2" table:style-name="ce1"/>
          <table:table-cell office:value-type="float" office:value="100" table:style-name="ce1">
            <text:p>100</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93.332999999999998" table:style-name="ce1">
            <text:p>93.333</text:p>
          </table:table-cell>
          <table:table-cell table:number-columns-repeated="2"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يربط النباتات والحيوانات المألوفة (مثل: الأشجار دائمة الخضرة والضفادع والأسود) بالنظم البيئية الشائعة (مثل: الغابات والبرك والأراضي العشبية).</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text:p>
          </table:table-cell>
          <table:table-cell office:value-type="string" table:style-name="ce1">
            <text:p>يتعرف ويشرح أن بعض المخلوقات الحية في نظام بيئي تتنافس مع غيرها على الموارد.</text:p>
          </table:table-cell>
          <table:table-cell table:number-columns-repeated="16350"/>
        </table:table-row>
        <table:table-row table:style-name="ro1">
          <table:table-cell office:value-type="float" office:value="1166925105" table:style-name="ce1">
            <text:p>1166925105</text:p>
          </table:table-cell>
          <table:table-cell office:value-type="string" table:style-name="ce1">
            <text:p>5105</text:p>
          </table:table-cell>
          <table:table-cell office:value-type="string" table:style-name="ce1">
            <text:p>عمر ماهر حمود الحربي</text:p>
          </table:table-cell>
          <table:table-cell office:value-type="string" table:style-name="ce1">
            <text:p>يحيى اليزيدي الابتدائية لتحفيظ القرآن الكريم</text:p>
          </table:table-cell>
          <table:table-cell office:value-type="float" office:value="93.332999999999998" table:style-name="ce1">
            <text:p>93.333</text:p>
          </table:table-cell>
          <table:table-cell office:value-type="float" office:value="80" table:style-name="ce1">
            <text:p>80</text:p>
          </table:table-cell>
          <table:table-cell office:value-type="float" office:value="80" table:style-name="ce1">
            <text:p>80</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73.332999999999998" table:style-name="ce1">
            <text:p>73.333</text:p>
          </table:table-cell>
          <table:table-cell table:number-columns-repeated="2"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قيمة المكانية للأعداد إلى 6 أرقام، وربط تمثيلات الأعداد (الكلمات، والرموز، والنماذج بما في ذلك خطوط الأعداد)، ومقارنة الأعداد.&lt;hr&gt;التعرف على الخطوط المتوازية والمتعامدة والزوايا القائمة والزوايا الحادة أو الزوايا المنفرجة ورسمها، ومقارنة الزوايا.</text:p>
          </table:table-cell>
          <table:table-cell office:value-type="string" table:style-name="ce1">
            <text:p>مطابقة أو كتابة تعبيرات أو جمل عددية لتمثيل مواقف مشكلة قد تتضمن مجاهيل.&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text:p>
          </table:table-cell>
          <table:table-cell table:style-name="ce1"/>
          <table:table-cell office:value-type="string" table:style-name="ce1">
            <text:p>التعرف على منزلة الأرقام ضمن ٦ منازل والربط بين تمثيلات الأرقام، ومقارنة الأعداد.&lt;hr&gt;قراءة البيانات من الجداول التمثيل الصوري، الأعمدة البيانية، التمثيل البياني الخطي، التمثيل الدائر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كتابة العبارات أو الجمل العددية لتمثيل مسائل من الممكن أن تحتوي على مجهول&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2" table:style-name="ce1"/>
          <table:table-cell office:value-type="float" office:value="93.332999999999998" table:style-name="ce1">
            <text:p>93.333</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73.332999999999998" table:style-name="ce1">
            <text:p>73.333</text:p>
          </table:table-cell>
          <table:table-cell office:value-type="float" office:value="86.667000000000002" table:style-name="ce1">
            <text:p>86.667</text:p>
          </table:table-cell>
          <table:table-cell office:value-type="float" office:value="73.332999999999998" table:style-name="ce1">
            <text:p>73.333</text:p>
          </table:table-cell>
          <table:table-cell table:number-columns-repeated="2" table:style-name="ce1"/>
          <table:table-cell office:value-type="string" table:style-name="ce1">
            <text:p>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قارن ويصنف الأشياء والمواد على أساس الخصائص الفيزيائية (على سبيل المثال، الوزن/ الكتلة،</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text:p>
          </table:table-cell>
          <table:table-cell office:value-type="string" table:style-name="ce1">
            <text:p>يقارن ويصنف الأشياء والمواد على أساس الخصائص الفيزيائية.&lt;hr&gt;يحدد بعض موارد الأرض المستخدمة في الحياة اليومية.&lt;hr&gt;يعرف أنه بالإمكان تغير المواد من حالة إلى أخرى عن طريق التسخين أو التبريد؛ ويصف التغيرات في حالة الماء.&lt;hr&gt;يتعرف ويشرح أن بعض المخلوقات الحية في نظام بيئي تتنافس مع غيرها على الموارد.</text:p>
          </table:table-cell>
          <table:table-cell table:number-columns-repeated="16350"/>
        </table:table-row>
        <table:table-row table:style-name="ro1">
          <table:table-cell office:value-type="float" office:value="1165975671" table:style-name="ce1">
            <text:p>1165975671</text:p>
          </table:table-cell>
          <table:table-cell office:value-type="string" table:style-name="ce1">
            <text:p>5671</text:p>
          </table:table-cell>
          <table:table-cell office:value-type="string" table:style-name="ce1">
            <text:p>عمير عبدالملك بن عبدالرشيد الامام</text:p>
          </table:table-cell>
          <table:table-cell office:value-type="string" table:style-name="ce1">
            <text:p>يحيى اليزيدي الابتدائية لتحفيظ القرآن الكريم</text:p>
          </table:table-cell>
          <table:table-cell office:value-type="float" office:value="100" table:style-name="ce1">
            <text:p>100</text:p>
          </table:table-cell>
          <table:table-cell office:value-type="float" office:value="100" table:style-name="ce1">
            <text:p>100</text:p>
          </table:table-cell>
          <table:table-cell office:value-type="float" office:value="80" table:style-name="ce1">
            <text:p>80</text:p>
          </table:table-cell>
          <table:table-cell office:value-type="float" office:value="93.332999999999998" table:style-name="ce1">
            <text:p>93.333</text:p>
          </table:table-cell>
          <table:table-cell office:value-type="float" office:value="93.332999999999998" table:style-name="ce1">
            <text:p>93.333</text:p>
          </table:table-cell>
          <table:table-cell office:value-type="float" office:value="73.332999999999998" table:style-name="ce1">
            <text:p>73.333</text:p>
          </table:table-cell>
          <table:table-cell table:number-columns-repeated="2" table:style-name="ce1"/>
          <table:table-cell office:value-type="string" table:style-name="ce1">
            <text:p/>
          </table:table-cell>
          <table:table-cell office:value-type="string" table:style-name="ce1">
            <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text:p>
          </table:table-cell>
          <table:table-cell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text:p>
          </table:table-cell>
          <table:table-cell office:value-type="string" table:style-name="ce1">
            <text:p>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التعرف على الخطوط المتوازية والمتعامدة والزوايا القائمة والزوايا الحادة أو الزوايا المنفرجة ورسمها، ومقارنة الزوايا.&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2" table:style-name="ce1"/>
          <table:table-cell office:value-type="float" office:value="93.332999999999998" table:style-name="ce1">
            <text:p>93.333</text:p>
          </table:table-cell>
          <table:table-cell office:value-type="float" office:value="80" table:style-name="ce1">
            <text:p>80</text:p>
          </table:table-cell>
          <table:table-cell office:value-type="float" office:value="93.332999999999998" table:style-name="ce1">
            <text:p>93.333</text:p>
          </table:table-cell>
          <table:table-cell office:value-type="float" office:value="80" table:style-name="ce1">
            <text:p>80</text:p>
          </table:table-cell>
          <table:table-cell office:value-type="float" office:value="93.332999999999998" table:style-name="ce1">
            <text:p>93.333</text:p>
          </table:table-cell>
          <table:table-cell office:value-type="float" office:value="60" table:style-name="ce1">
            <text:p>60</text:p>
          </table:table-cell>
          <table:table-cell table:number-columns-repeated="2" table:style-name="ce1"/>
          <table:table-cell office:value-type="string" table:style-name="ce1">
            <text:p>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ربط بين الظواهر الفيزيائية الشائعة (مثل الظلال والانعكاس وأقواس قزح) بسلوك الضوء.</text:p>
          </table:table-cell>
          <table:table-cell table:style-name="ce1"/>
          <table:table-cell office:value-type="string" table:style-name="ce1">
            <text:p>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text:p>
          </table:table-cell>
          <table:table-cell office:value-type="string" table:style-name="ce1">
            <text:p>يقارن ويصنف الأشياء والمواد على أساس الخصائص الفيزيائية.&lt;hr&gt;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شرح أن الدوائر الكهربائية البسيطة يتطلب مساراً كهربائياً متصلاً.&lt;hr&gt;يتعرف ويشرح أن بعض المخلوقات الحية في نظام بيئي تتنافس مع غيرها على الموارد.&lt;hr&gt;يربط التراكيب الرئيسة في الحيوانات بوظائفها.</text:p>
          </table:table-cell>
          <table:table-cell table:number-columns-repeated="16350"/>
        </table:table-row>
        <table:table-row table:style-name="ro1">
          <table:table-cell office:value-type="float" office:value="1164762559" table:style-name="ce1">
            <text:p>1164762559</text:p>
          </table:table-cell>
          <table:table-cell office:value-type="string" table:style-name="ce1">
            <text:p>2559</text:p>
          </table:table-cell>
          <table:table-cell office:value-type="string" table:style-name="ce1">
            <text:p>عيد محمد بن عيد الحربى</text:p>
          </table:table-cell>
          <table:table-cell office:value-type="string" table:style-name="ce1">
            <text:p>يحيى اليزيدي الابتدائية لتحفيظ القرآن الكريم</text:p>
          </table:table-cell>
          <table:table-cell office:value-type="float" office:value="80" table:style-name="ce1">
            <text:p>80</text:p>
          </table:table-cell>
          <table:table-cell office:value-type="float" office:value="80" table:style-name="ce1">
            <text:p>80</text:p>
          </table:table-cell>
          <table:table-cell office:value-type="float" office:value="53.332999999999998" table:style-name="ce1">
            <text:p>53.333</text:p>
          </table:table-cell>
          <table:table-cell office:value-type="float" office:value="80" table:style-name="ce1">
            <text:p>80</text:p>
          </table:table-cell>
          <table:table-cell office:value-type="float" office:value="46.667000000000002" table:style-name="ce1">
            <text:p>46.667</text:p>
          </table:table-cell>
          <table:table-cell office:value-type="float" office:value="40" table:style-name="ce1">
            <text:p>40</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جمع وطرح أعداد من 4 أرقام على الاكثر&lt;hr&gt;تحديد الأقطار للمضلعات، مساحة المستطيلات، مساحة أشكال مغطاة بمربعات أو أجزاء منها، تحديد حجم أشكال معبأة بمكعبات</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table:style-name="ce1"/>
          <table:table-cell office:value-type="string" table:style-name="ce1">
            <text:p>التعرف على منزلة الأرقام ضمن ٦ منازل، والربط بين تمثيلات الأرقام، ومقارنة الأعداد.&lt;hr&gt;ضرب أعداد من ثلاثة أرقام على الأكثر في عدد من رقم واحد، أو عدد من رقمين بعدد من رقمين أو قسمة عدد مكون من ثلاثة أرقام على عدد مكون من رقم واحد.&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وصف وإنشاء الأشكال ثنائية الأبعاد المشتركة تشمل التناظر الخطي والدوراني.&lt;hr&gt;قراءة البيانات من الجداول التمثيل الصوري، الأعمدة البيانية، التمثيل البياني الخطي، التمثيل الدائري</text:p>
          </table:table-cell>
          <table:table-cell office:value-type="string" table:style-name="ce1">
            <text:p>حل مسائل رياضية تتضمن الأعداد لتطبيق العمليات والمهارات الحياتية.&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كتابة العبارات أو الجمل العددية لتمثيل مسائل من الممكن أن تحتوي على مجهول&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دمج أو مقارنة البيانات من مصدرين أو أكثر. واستخلاص استنتاجات بناء على مجموعتين أو أكثر من مجموعات البيان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2" table:style-name="ce1"/>
          <table:table-cell office:value-type="float" office:value="86.667000000000002" table:style-name="ce1">
            <text:p>86.667</text:p>
          </table:table-cell>
          <table:table-cell office:value-type="float" office:value="93.332999999999998" table:style-name="ce1">
            <text:p>93.333</text:p>
          </table:table-cell>
          <table:table-cell office:value-type="float" office:value="73.332999999999998" table:style-name="ce1">
            <text:p>73.333</text:p>
          </table:table-cell>
          <table:table-cell office:value-type="float" office:value="73.332999999999998" table:style-name="ce1">
            <text:p>73.333</text:p>
          </table:table-cell>
          <table:table-cell office:value-type="float" office:value="60" table:style-name="ce1">
            <text:p>60</text:p>
          </table:table-cell>
          <table:table-cell office:value-type="float" office:value="80" table:style-name="ce1">
            <text:p>80</text:p>
          </table:table-cell>
          <table:table-cell table:number-columns-repeated="2" table:style-name="ce1"/>
          <table:table-cell office:value-type="string" table:style-name="ce1">
            <text:p>يشرح كيف يرتبط الليل والنهار بالدوران اليومي للأرض حول محورها، ويقدم دليل من المظهر المتغير للظلال أثناء النهار.&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شرح أهمية استخدام موارد الأرض المتجددة وغير المتجددة بشكل مسؤول (مثل الوقود الأحفوري والغابات والمياه).</text:p>
          </table:table-cell>
          <table:table-cell office:value-type="string" table:style-name="ce1">
            <text:p>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ربط النباتات والحيوانات المألوفة (مثل: الأشجار دائمة الخضرة والضفادع والأسود) بالنظم البيئية الشائعة (مثل: الغابات والبرك والأراضي العشبية).&lt;hr&gt;يربط بين الظواهر الفيزيائية الشائعة (مثل الظلال والانعكاس وأقواس قزح) بسلوك الضوء.&lt;hr&gt;يربط بين الظواهر الفيزيائية الشائعة (مثل الظلال والانعكاس وأقواس قزح) بسلوك الضوء.</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همية استخدام موارد الأرض المتجددة وغير المتجددة بشكل مسؤول.&lt;hr&gt;يشرح أن الدوائر الكهربائية البسيطة على سبيل المثال، المصباح اليدوي يتطلب مسارا كهربائيا متصلاً.&lt;hr&gt;يصف ما سيحدث عند ملامسة جسم ساخن بجسم بارد.&lt;hr&gt;يقارن ويصنف الأشياء والمواد على أساس الخصائص الفيزيائية.</text:p>
          </table:table-cell>
          <table:table-cell office:value-type="string" table:style-name="ce1">
            <text:p>يتعرف أن السلوك البشري له آثار سلبية وإيجابية على البيئة؛ ويقدم أوصاف وأمثلة عامة لتأثيرات التلوث على الإنسان والنبات والحيوان.&lt;hr&gt;يعرف أنه بالإمكان تغير المواد من حالة إلى أخرى عن طريق التسخين أو التبريد؛ ويصف التغيرات في حالة الماء.&lt;hr&gt;يشرح أن الدوائر الكهربائية البسيطة يتطلب مساراً كهربائياً متصلاً.</text:p>
          </table:table-cell>
          <table:table-cell table:number-columns-repeated="16350"/>
        </table:table-row>
        <table:table-row table:style-name="ro1">
          <table:table-cell office:value-type="float" office:value="1167263134" table:style-name="ce1">
            <text:p>1167263134</text:p>
          </table:table-cell>
          <table:table-cell office:value-type="string" table:style-name="ce1">
            <text:p>3134</text:p>
          </table:table-cell>
          <table:table-cell office:value-type="string" table:style-name="ce1">
            <text:p>فارس سلامه بن حامد الحربي</text:p>
          </table:table-cell>
          <table:table-cell office:value-type="string" table:style-name="ce1">
            <text:p>يحيى اليزيدي الابتدائية لتحفيظ القرآن الكريم</text:p>
          </table:table-cell>
          <table:table-cell office:value-type="float" office:value="73.332999999999998" table:style-name="ce1">
            <text:p>73.333</text:p>
          </table:table-cell>
          <table:table-cell office:value-type="float" office:value="60" table:style-name="ce1">
            <text:p>60</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73.332999999999998" table:style-name="ce1">
            <text:p>73.333</text:p>
          </table:table-cell>
          <table:table-cell office:value-type="float" office:value="73.332999999999998" table:style-name="ce1">
            <text:p>73.333</text:p>
          </table:table-cell>
          <table:table-cell table:number-columns-repeated="2" table:style-name="ce1"/>
          <table:table-cell office:value-type="string" table:style-name="ce1">
            <text:p>جمع وطرح أعداد من 4 أرقام على الاكثر&lt;hr&gt;جمع وطرح أعداد من 4 أرقام على الأكثر&lt;hr&gt;استخدام الخصائص الأساسية لوصف الأشكال ثلاثية الأبعاد (المكعب، الكرة، الأسطوانة) ..... والاختلاف بينها، وكيف يتم ربطها بالتمثيل ثنائي الأبعاد لها&lt;hr&gt;تحديد الأقطار للمضلعات، مساحة المستطيلات، مساحة أشكال مغطاة بمربعات أو أجزاء منها، تحديد حجم أشكال معبأة بمكعبات</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text:p>
          </table:table-cell>
          <table:table-cell table:style-name="ce1"/>
          <table:table-cell office:value-type="string" table:style-name="ce1">
            <text:p>التعرف على منزلة الأرقام ضمن ٦ منازل، والربط بين تمثيلات الأرقام، ومقارنة الأعداد.&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تعرف على الخطوط المتوازية والمتعامدة والزوايا القائمة والزوايا الحادة أو الزوايا المنفرجة ورسمها، ومقارنة الزوايا.&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2" table:style-name="ce1"/>
          <table:table-cell office:value-type="float" office:value="93.332999999999998" table:style-name="ce1">
            <text:p>93.333</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يحدد مصادر الطاقة (مثل الشمس والمياه والرياح والفحم والنفط والغاز)، ويدرك أن الطاقة مطلوبة لتحريك الأشياء وللتدفئة والإضاءة.</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شرح أن الدوائر الكهربائية البسيطة على سبيل المثال، المصباح اليدوي يتطلب مسارا كهربائيا متصلاً.</text:p>
          </table:table-cell>
          <table:table-cell office:value-type="string" table:style-name="ce1">
            <text:p>يعرف أنه بالإمكان تغير المواد من حالة إلى أخرى عن طريق التسخين أو التبريد؛ ويصف التغيرات في حالة الماء.&lt;hr&gt;يربط بين الظواهر الفيزيائية الشائعة، بسلوك الضوء.</text:p>
          </table:table-cell>
          <table:table-cell table:number-columns-repeated="16350"/>
        </table:table-row>
        <table:table-row table:style-name="ro1">
          <table:table-cell office:value-type="float" office:value="1166587087" table:style-name="ce1">
            <text:p>1166587087</text:p>
          </table:table-cell>
          <table:table-cell office:value-type="string" table:style-name="ce1">
            <text:p>7087</text:p>
          </table:table-cell>
          <table:table-cell office:value-type="string" table:style-name="ce1">
            <text:p>فراس وائل مبروك الاحمدي</text:p>
          </table:table-cell>
          <table:table-cell office:value-type="string" table:style-name="ce1">
            <text:p>يحيى اليزيدي الابتدائية لتحفيظ القرآن الكريم</text:p>
          </table:table-cell>
          <table:table-cell table:style-name="ce1"/>
          <table:table-cell office:value-type="float" office:value="80" table:style-name="ce1">
            <text:p>80</text:p>
          </table:table-cell>
          <table:table-cell office:value-type="float" office:value="80" table:style-name="ce1">
            <text:p>80</text:p>
          </table:table-cell>
          <table:table-cell office:value-type="float" office:value="46.667000000000002" table:style-name="ce1">
            <text:p>46.667</text:p>
          </table:table-cell>
          <table:table-cell office:value-type="float" office:value="40" table:style-name="ce1">
            <text:p>40</text:p>
          </table:table-cell>
          <table:table-cell office:value-type="float" office:value="20" table:style-name="ce1">
            <text:p>20</text:p>
          </table:table-cell>
          <table:table-cell table:number-columns-repeated="3" table:style-name="ce1"/>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التعرف على الخطوط المتوازية والمتعامدة والزوايا القائمة والزوايا الحادة أو الزوايا المنفرجة ورسمها، ومقارنة الزوايا.</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lt;hr&gt;التعرف على منزلة الأرقام ضمن ٦ منازل، والربط بين تمثيلات الأرقام، ومقارنة الأعداد.&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أو استخدام العلاقات في نمط واضح.&lt;hr&gt;قراءة البيانات من الجداول التمثيل الصوري، الأعمدة البيانية، التمثيل البياني الخطي، التمثيل الدائري</text:p>
          </table:table-cell>
          <table:table-cell office:value-type="string" table:style-name="ce1">
            <text:p>حل مسائل رياضية تتضمن الأعداد لتطبيق العمليات والمهارات الحياتية.&lt;hr&gt;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كتابة العبارات أو الجمل العددية لتمثيل مسائل من الممكن أن تحتوي على مجهول&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جمع وطرح الكتلة (جرام كيلوجرام) الحجم (مللتر لتر) الوقت (دقائق وساعات)؛ اختيار النوع والحجم المناسب للوحدات وقراءة المقاييس..&lt;hr&gt;جمع وطرح أعداد من ٤ أرقام على الأكثر.&lt;hr&gt;دمج أو مقارنة البيانات من مصدرين أو أكثر. واستخلاص استنتاجات بناء على مجموعتين أو أكثر من مجموعات البيانات.&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3" table:style-name="ce1"/>
          <table:table-cell office:value-type="float" office:value="100" table:style-name="ce1">
            <text:p>100</text:p>
          </table:table-cell>
          <table:table-cell office:value-type="float" office:value="93.332999999999998" table:style-name="ce1">
            <text:p>93.333</text:p>
          </table:table-cell>
          <table:table-cell office:value-type="float" office:value="46.667000000000002" table:style-name="ce1">
            <text:p>46.667</text:p>
          </table:table-cell>
          <table:table-cell office:value-type="float" office:value="20" table:style-name="ce1">
            <text:p>20</text:p>
          </table:table-cell>
          <table:table-cell office:value-type="float" office:value="6.6669999999999998" table:style-name="ce1">
            <text:p>6.667</text:p>
          </table:table-cell>
          <table:table-cell table:number-columns-repeated="3" table:style-name="ce1"/>
          <table:table-cell office:value-type="string" table:style-name="ce1">
            <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table:style-name="ce1"/>
          <table:table-cell office:value-type="string" table:style-name="ce1">
            <text:p>يربط التراكيب الرئيسة في النباتات بوظائفها.&lt;hr&gt;يعرف أنه بالإمكان تغير المواد من حالة إلى أخرى عن طريق التسخين أو التبريد؛ ويصف التغيرات في حالة الماء.&lt;hr&gt;يتعرف على دورات حياة النباتات والحيوانات المألوفة ويقارن ويفرق بينها.&lt;hr&gt;يقارن ويصنف الأشياء والمواد على أساس الخصائص الفيزيائية.&lt;hr&gt;يشرح أهمية استخدام موارد الأرض المتجددة وغير المتجددة بشكل مسؤول.&lt;hr&gt;يشرح أن الدوائر الكهربائية البسيطة على سبيل المثال، المصباح اليدوي يتطلب مسارا كهربائيا متصلاً.&lt;hr&gt;يصف ما سيحدث عند ملامسة جسم ساخن بجسم بارد.&lt;hr&gt;يقارن ويصنف الأشياء والمواد على أساس الخصائص الفيزيائية.&lt;hr&gt;يربط التراكيب الرئيسة في النباتات بوظائفها.&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lt;hr&gt;يتعرف على الاختلافات بين المخلوقات الحية وغير الحية ويصفها.&lt;hr&gt;يتعرف على أن النباتات والحيوانات تتكاثر من نفس النوع؛ لتنتج أفرادا بصفات تشبه إلى حد كبير صفات الوالدين؛ ويميز بين سمات النباتات والحيوانات الموروثة من آبائها وغير الموروثة.</text:p>
          </table:table-cell>
          <table:table-cell office:value-type="string" table:style-name="ce1">
            <text:p>يعرف أن الفصول في نصفي الكرة الأرضية الشمالي والجنوبي مرتبطة بالحركة السنوية للأرض حول الشمس وميل محور الأرض).&lt;hr&gt;يتعرف ويصف كيف تستجيب الأنواع المختلفة من الحيوانات للتغيرات في الظروف البيئية؛ يتعرف ويصف كيف يستجيب جسم الإنسان للتغيرات في الظروف البيئية، وكيف يتفاعل مع النشاط البدني.&lt;hr&gt;يقارن ويصنف الأشياء والمواد على أساس الخصائص الفيزيائية.&lt;hr&gt;يربط الصفات المظهرية للنباتات والحيوانات بالبيئات التي تعيش فيها ويصف كيف تساعدها هذه الصفات في البقاء على قيد الحياة.&lt;hr&gt;يتعرف أن السلوك البشري له آثار سلبية وإيجابية على البيئة؛ ويقدم أوصاف وأمثلة عامة لتأثيرات التلوث على الإنسان والنبات والحيوان.&lt;hr&gt;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شرح أن الدوائر الكهربائية البسيطة يتطلب مساراً كهربائياً متصلاً.&lt;hr&gt;يتعرف على دورات حياة النباتات والحيوانات المألوفة ويقارن ويفرق بينها.&lt;hr&gt;يطبق المعرفة حول تغيرات حالة الماء في أحداث الطقس الشائعة.&lt;hr&gt;يصف أمثلة على المخاليط وكيف يمكن فصلها فيزيائياً.&lt;hr&gt;يتعرف ويشرح أن بعض المخلوقات الحية في نظام بيئي تتنافس مع غيرها على الموارد.&lt;hr&gt;يربط التراكيب الرئيسة في الحيوانات بوظائفها.&lt;hr&gt;يربط النباتات والحيوانات المألوفة بالنظم البيئية الشائعة (مثل: الغابات والبرك والأراضي العشبية).</text:p>
          </table:table-cell>
          <table:table-cell table:number-columns-repeated="16350"/>
        </table:table-row>
        <table:table-row table:style-name="ro1">
          <table:table-cell office:value-type="float" office:value="1167773272" table:style-name="ce1">
            <text:p>1167773272</text:p>
          </table:table-cell>
          <table:table-cell office:value-type="string" table:style-name="ce1">
            <text:p>3272</text:p>
          </table:table-cell>
          <table:table-cell office:value-type="string" table:style-name="ce1">
            <text:p>فهد احمد فهد الشريف</text:p>
          </table:table-cell>
          <table:table-cell office:value-type="string" table:style-name="ce1">
            <text:p>يحيى اليزيدي الابتدائية لتحفيظ القرآن الكريم</text:p>
          </table:table-cell>
          <table:table-cell office:value-type="float" office:value="73.332999999999998" table:style-name="ce1">
            <text:p>73.333</text:p>
          </table:table-cell>
          <table:table-cell office:value-type="float" office:value="86.667000000000002" table:style-name="ce1">
            <text:p>86.667</text:p>
          </table:table-cell>
          <table:table-cell office:value-type="float" office:value="60" table:style-name="ce1">
            <text:p>60</text:p>
          </table:table-cell>
          <table:table-cell office:value-type="float" office:value="66.667000000000002" table:style-name="ce1">
            <text:p>66.667</text:p>
          </table:table-cell>
          <table:table-cell office:value-type="float" office:value="13.333" table:style-name="ce1">
            <text:p>13.333</text:p>
          </table:table-cell>
          <table:table-cell office:value-type="float" office:value="60" table:style-name="ce1">
            <text:p>60</text:p>
          </table:table-cell>
          <table:table-cell table:number-columns-repeated="2" table:style-name="ce1"/>
          <table:table-cell office:value-type="string" table:style-name="ce1">
            <text:p>استخدام الخصائص الأساسية لوصف الأشكال ثلاثية الأبعاد (المكعب، الكرة، الأسطوانة) ..... والاختلاف بينها، وكيف يتم ربطها بالتمثيل ثنائي الأبعاد لها&lt;hr&gt;إيجاد الرقم المجهول أو العملية في مسائل عددي&lt;hr&gt;تحديد الأقطار للمضلعات، مساحة المستطيلات، مساحة أشكال مغطاة بمربعات أو أجزاء منها، تحديد حجم أشكال معبأة بمكعبات&lt;hr&gt;تمثيل الكسور كأجزاء من الكل أو أجزاء من المجموعة، والربط بين تمثيلات مختلفة للكسور (كلمات، أرقام، نماذج)، والمقارنة بين الكسور وترتبيها، جمع وطرح الكسور المتشابهة.</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table:style-name="ce1"/>
          <table:table-cell office:value-type="string" table:style-name="ce1">
            <text:p>التعرف على منزلة الأرقام ضمن ٦ منازل، والربط بين تمثيلات الأرقام، ومقارنة الأعداد.&lt;hr&gt;ضرب أعداد من ثلاثة أرقام على الأكثر في عدد من رقم واحد، أو عدد من رقمين بعدد من رقمين أو قسمة عدد مكون من ثلاثة أرقام على عدد مكون من رقم واحد.&lt;hr&gt;معرفة ورسم الخطوط المتوازية والمتعامدة المثلثات قائمة الزاوية الزوايا الحادة أو المنفرجة، المقارنة بين الزوايا.&lt;hr&gt;تفسير البيانات واستخدامها للإجابة على أسئلة تتطلب قراءة مباشرة للتمثيل البياني&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وصف أو استخدام العلاقات في نمط واضح.&lt;hr&gt;قراءة البيانات من الجداول التمثيل الصوري، الأعمدة البيانية، التمثيل البياني الخطي، التمثيل الدائري&lt;hr&gt;قراءة البيانات من الجداول التمثيل الصوري، الأعمدة البيانية، التمثيل البياني الخطي، التمثيل الدائر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ضرب أعداد (حتى 3 أرقام بأرقام مكونة من رقمين، ورقمين بأرقام مكونة من رقمين)، وقسمة أعداد (حتى 3 أرقام بأرقام مكونة من رقم واحد).&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2" table:style-name="ce1"/>
          <table:table-cell office:value-type="float" office:value="80" table:style-name="ce1">
            <text:p>80</text:p>
          </table:table-cell>
          <table:table-cell office:value-type="float" office:value="73.332999999999998" table:style-name="ce1">
            <text:p>73.333</text:p>
          </table:table-cell>
          <table:table-cell office:value-type="float" office:value="93.332999999999998" table:style-name="ce1">
            <text:p>93.333</text:p>
          </table:table-cell>
          <table:table-cell office:value-type="float" office:value="80" table:style-name="ce1">
            <text:p>80</text:p>
          </table:table-cell>
          <table:table-cell office:value-type="float" office:value="93.332999999999998" table:style-name="ce1">
            <text:p>93.333</text:p>
          </table:table-cell>
          <table:table-cell office:value-type="float" office:value="80" table:style-name="ce1">
            <text:p>80</text:p>
          </table:table-cell>
          <table:table-cell table:number-columns-repeated="2" table:style-name="ce1"/>
          <table:table-cell office:value-type="string" table:style-name="ce1">
            <text:p>يشرح كيف يرتبط الليل والنهار بالدوران اليومي للأرض حول محورها، ويقدم دليل من المظهر المتغير للظلال أثناء النهار.&lt;hr&gt;يحدد أو يقدم أمثلة لأعضاء المجموعات الرئيسة للمخلوقات الحية (مثل الحشرات والطيور والثدييات والأسماك والزواحف والنباتات الزهرية).&lt;hr&gt;يحدد مصادر الطاقة (مثل الشمس والمياه والرياح والفحم والنفط والغاز)، ويدرك أن الطاقة مطلوبة لتحريك الأشياء وللتدفئة والإضاءة.</text:p>
          </table:table-cell>
          <table:table-cell office:value-type="string" table:style-name="ce1">
            <text:p>يعرف الجاذبية على أنها القوة التي تجذب الأشياء إلى الأرض.&lt;hr&gt;يحدد ويصف ثالث حالات للمادة (بمعنى آخر؛ أن المادة الصلبة لها شكل وحجم محدد، والسائل له حجم محدد، ولكن ليس له شكلاً محدداً، والغاز ليس له شكل وحجم محدد).&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text:p>
          </table:table-cell>
          <table:table-cell office:value-type="string" table:style-name="ce1">
            <text:p>يقارن ويصنف الأشياء والمواد على أساس الخصائص الفيزيائية.&lt;hr&gt;يعرف أنه بالإمكان تغير المواد من حالة إلى أخرى عن طريق التسخين أو التبريد؛ ويصف التغيرات في حالة الماء.&lt;hr&gt;يربط بين الظواهر الفيزيائية الشائعة، بسلوك الضوء.</text:p>
          </table:table-cell>
          <table:table-cell table:number-columns-repeated="16350"/>
        </table:table-row>
        <table:table-row table:style-name="ro1">
          <table:table-cell office:value-type="float" office:value="1165721901" table:style-name="ce1">
            <text:p>1165721901</text:p>
          </table:table-cell>
          <table:table-cell office:value-type="string" table:style-name="ce1">
            <text:p>1901</text:p>
          </table:table-cell>
          <table:table-cell office:value-type="string" table:style-name="ce1">
            <text:p>فيصل فراس فهد سمندر</text:p>
          </table:table-cell>
          <table:table-cell office:value-type="string" table:style-name="ce1">
            <text:p>يحيى اليزيدي الابتدائية لتحفيظ القرآن الكريم</text:p>
          </table:table-cell>
          <table:table-cell table:style-name="ce1"/>
          <table:table-cell office:value-type="float" office:value="80" table:style-name="ce1">
            <text:p>80</text:p>
          </table:table-cell>
          <table:table-cell office:value-type="float" office:value="66.667000000000002" table:style-name="ce1">
            <text:p>66.667</text:p>
          </table:table-cell>
          <table:table-cell office:value-type="float" office:value="73.332999999999998" table:style-name="ce1">
            <text:p>73.333</text:p>
          </table:table-cell>
          <table:table-cell office:value-type="float" office:value="60" table:style-name="ce1">
            <text:p>60</text:p>
          </table:table-cell>
          <table:table-cell office:value-type="float" office:value="80" table:style-name="ce1">
            <text:p>80</text:p>
          </table:table-cell>
          <table:table-cell table:number-columns-repeated="3" table:style-name="ce1"/>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التعرف على القيمة المكانية للأعداد إلى 6 أرقام، وربط تمثيلات الأعداد (الكلمات، والرموز، والنماذج بما في ذلك خطوط الأعداد)، ومقارنة الأعداد.&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table:style-name="ce1"/>
          <table:table-cell office:value-type="string" table:style-name="ce1">
            <text:p>التعرف على منزلة الأرقام ضمن ٦ منازل، والربط بين تمثيلات الأرقام، ومقارنة الأعداد.&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قراءة البيانات من الجداول التمثيل الصوري، الأعمدة البيانية، التمثيل البياني الخطي، التمثيل الدائري</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text:p>
          </table:table-cell>
          <table:table-cell table:number-columns-repeated="3" table:style-name="ce1"/>
          <table:table-cell office:value-type="float" office:value="80" table:style-name="ce1">
            <text:p>80</text:p>
          </table:table-cell>
          <table:table-cell office:value-type="float" office:value="66.667000000000002" table:style-name="ce1">
            <text:p>66.667</text:p>
          </table:table-cell>
          <table:table-cell office:value-type="float" office:value="80" table:style-name="ce1">
            <text:p>80</text:p>
          </table:table-cell>
          <table:table-cell office:value-type="float" office:value="40" table:style-name="ce1">
            <text:p>40</text:p>
          </table:table-cell>
          <table:table-cell office:value-type="float" office:value="66.667000000000002" table:style-name="ce1">
            <text:p>66.667</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ربط التراكيب الرئيسة في الحيوانات بوظائفها (على سبيل المثال، العظام تدعم الجسم، والرئتين تأخذ الهواء، والقلب يضخ الدم، والمعدة تهضم الطعام، والعضلات تحرك الجسم).&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النباتات والحيوانات المألوفة (مثل: الأشجار دائمة الخضرة والضفادع والأسود) بالنظم البيئية الشائعة (مثل: الغابات والبرك والأراضي العشبية).&lt;hr&gt;يشرح أهمية استخدام موارد الأرض المتجددة وغير المتجددة بشكل مسؤول (مثل الوقود الأحفوري والغابات والمياه).&lt;hr&gt;يربط بين الظواهر الفيزيائية الشائعة (مثل الظلال والانعكاس وأقواس قزح) بسلوك الضوء.</text:p>
          </table:table-cell>
          <table:table-cell table:style-name="ce1"/>
          <table:table-cell office:value-type="string" table:style-name="ce1">
            <text:p>يربط التراكيب الرئيسة في النباتات بوظائفها.&lt;hr&gt;يعرف أنه بالإمكان تغير المواد من حالة إلى أخرى عن طريق التسخين أو التبريد؛ ويصف التغيرات في حالة الماء.&lt;hr&gt;يشرح كيف يرتبط الليل والنهار بالدوران اليومي للأرض حول محورها، ويستخدم تغير شكل الظلال أثناء النهار كدليل على هذا الدوران.&lt;hr&gt;يشرح أهمية استخدام موارد الأرض المتجددة وغير المتجددة بشكل مسؤول.&lt;hr&gt;يصف ما سيحدث عند ملامسة جسم ساخن بجسم بارد.&lt;hr&gt;يقارن ويصنف الأشياء والمواد على أساس الخصائص الفيزيائية.&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lt;hr&gt;يتعرف على أن النباتات والحيوانات تتكاثر من نفس النوع؛ لتنتج أفرادا بصفات تشبه إلى حد كبير صفات الوالدين؛ ويميز بين سمات النباتات والحيوانات الموروثة من آبائها وغير الموروثة.&lt;hr&gt;يربط الصفات المظهرية للنباتات والحيوانات بالبيئات التي تعيش فيها ويصف كيف تساعدها هذه الصفات في البقاء على قيد الحياة.</text:p>
          </table:table-cell>
          <table:table-cell office:value-type="string" table:style-name="ce1">
            <text:p>يعرف أن الفصول في نصفي الكرة الأرضية الشمالي والجنوبي مرتبطة بالحركة السنوية للأرض حول الشمس وميل محور الأرض).&lt;hr&gt;يتعرف ويصف كيف تستجيب الأنواع المختلفة من الحيوانات للتغيرات في الظروف البيئية؛ يتعرف ويصف كيف يستجيب جسم الإنسان للتغيرات في الظروف البيئية، وكيف يتفاعل مع النشاط البدني.&lt;hr&gt;يقارن ويصنف الأشياء والمواد على أساس الخصائص الفيزيائية.&lt;hr&gt;يعرف أنه بالإمكان تغير المواد من حالة إلى أخرى عن طريق التسخين أو التبريد؛ ويصف التغيرات في حالة الماء.&lt;hr&gt;يطبق المعرفة حول تغيرات حالة الماء في أحداث الطقس الشائعة.</text:p>
          </table:table-cell>
          <table:table-cell table:number-columns-repeated="16350"/>
        </table:table-row>
        <table:table-row table:style-name="ro1">
          <table:table-cell office:value-type="float" office:value="1164592204" table:style-name="ce1">
            <text:p>1164592204</text:p>
          </table:table-cell>
          <table:table-cell office:value-type="string" table:style-name="ce1">
            <text:p>2204</text:p>
          </table:table-cell>
          <table:table-cell office:value-type="string" table:style-name="ce1">
            <text:p>محمد عاصم محمد صالح هباش</text:p>
          </table:table-cell>
          <table:table-cell office:value-type="string" table:style-name="ce1">
            <text:p>يحيى اليزيدي الابتدائية لتحفيظ القرآن الكريم</text:p>
          </table:table-cell>
          <table:table-cell office:value-type="float" office:value="40" table:style-name="ce1">
            <text:p>40</text:p>
          </table:table-cell>
          <table:table-cell office:value-type="float" office:value="73.332999999999998" table:style-name="ce1">
            <text:p>73.333</text:p>
          </table:table-cell>
          <table:table-cell office:value-type="float" office:value="73.332999999999998" table:style-name="ce1">
            <text:p>73.333</text:p>
          </table:table-cell>
          <table:table-cell office:value-type="float" office:value="86.667000000000002" table:style-name="ce1">
            <text:p>86.667</text:p>
          </table:table-cell>
          <table:table-cell office:value-type="float" office:value="60" table:style-name="ce1">
            <text:p>60</text:p>
          </table:table-cell>
          <table:table-cell office:value-type="float" office:value="40" table:style-name="ce1">
            <text:p>40</text:p>
          </table:table-cell>
          <table:table-cell table:number-columns-repeated="2" table:style-name="ce1"/>
          <table:table-cell office:value-type="string" table:style-name="ce1">
            <text:p>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جمع وطرح أعداد من 4 أرقام على الاكثر&lt;hr&gt;معرفة ورسم الخطوط المتوازية والمتعامدة، المثلثات قائمة الزاوية، الزوايا الحادة أو المنفرجة، المقارنة بين الزوايا&lt;hr&gt;جمع وطرح أعداد من 4 أرقام على الأكثر&lt;hr&gt;تفسير البيانات واستخدامها للإجابة على أسئلة تتطلب قراءة مباشرة للتمثيل البياني&lt;hr&gt;التعرف على منزلة الأرقام ضمن منازل، الربط بين تمثيلات الأرقام والكلمات، الرموز، النماذج، خط الأعداد، ومقارنة الأعداد&lt;hr&gt;قراءة البيانات من الجداول، التمثيل الصوري، الأعمدة البيانية، التمثيل البياني الخطي، التمثيل الدائري&lt;hr&gt;وصف وإنشاء الأشكال ثنائية الأبعاد المشتركة (دائرة، مثلث، رباعي الأضلاع، مضلع، تشمل التماثل الخطي والدوراني&lt;hr&gt;معرفة ورسم الخطوط المتوازية والمتعامدة، المثلثات قائمة الزاوية، الزوايا الحادة أو المنفرجة، المقارنة بين الزوايا.</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lt;hr&gt;التعرف على القيمة المكانية للأعداد إلى 6 أرقام، وربط تمثيلات الأعداد (الكلمات، والرموز، والنماذج بما في ذلك خطوط الأعداد)، ومقارنة الأعداد.</text:p>
          </table:table-cell>
          <table:table-cell table:style-name="ce1"/>
          <table:table-cell office:value-type="string" table:style-name="ce1">
            <text:p>التعرف على منزلة الأرقام ضمن ٦ منازل والربط بين تمثيلات الأرقام، ومقارنة الأعداد.&lt;hr&gt;ضرب أعداد من ثلاثة أرقام على الأكثر في عدد من رقم واحد، أو عدد من رقمين بعدد من رقمين أو قسمة عدد مكون من ثلاثة أرقام على عدد مكون من رقم واحد.&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قراءة البيانات من الجداول التمثيل الصوري، الأعمدة البيانية، التمثيل البياني الخطي، التمثيل الدائر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ضرب أعداد (حتى 3 أرقام بأرقام مكونة من رقمين، ورقمين بأرقام مكونة من رقمين)، وقسمة أعداد (حتى 3 أرقام بأرقام مكونة من رقم واحد).&lt;hr&gt;التعرف على الخطوط المتوازية والمتعامدة والزوايا القائمة والزوايا الحادة أو الزوايا المنفرجة ورسمها، ومقارنة الزوايا.&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جمع وطرح أعداد من ٤ أرقام على الأكثر.&lt;hr&gt;دمج أو مقارنة البيانات من مصدرين أو أكثر. واستخلاص استنتاجات بناء على مجموعتين أو أكثر من مجموعات البيان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2" table:style-name="ce1"/>
          <table:table-cell office:value-type="float" office:value="86.667000000000002" table:style-name="ce1">
            <text:p>86.667</text:p>
          </table:table-cell>
          <table:table-cell office:value-type="float" office:value="86.667000000000002" table:style-name="ce1">
            <text:p>86.667</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80" table:style-name="ce1">
            <text:p>80</text:p>
          </table:table-cell>
          <table:table-cell office:value-type="float" office:value="73.332999999999998" table:style-name="ce1">
            <text:p>73.333</text:p>
          </table:table-cell>
          <table:table-cell table:number-columns-repeated="2" table:style-name="ce1"/>
          <table:table-cell office:value-type="string" table:style-name="ce1">
            <text:p>يشرح كيف يرتبط الليل والنهار بالدوران اليومي للأرض حول محورها، ويقدم دليل من المظهر المتغير للظلال أثناء النهار.&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lt;hr&gt;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عرف أنه بالإمكان تغير المواد من حالة إلى أخرى عن طريق التسخين أو التبريد؛ ويصف التغيرات في حالة الماء.&lt;hr&gt;يشرح أهمية استخدام موارد الأرض المتجددة وغير المتجددة بشكل مسؤول.&lt;hr&gt;يربط الصفات المظهرية للنباتات والحيوانات بالبيئات التي تعيش فيها ويصف كيف تساعدها هذه الصفات في البقاء على قيد الحياة.</text:p>
          </table:table-cell>
          <table:table-cell office:value-type="string" table:style-name="ce1">
            <text:p>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تعرف على دورات حياة النباتات والحيوانات المألوفة ويقارن ويفرق بينها.&lt;hr&gt;يطبق المعرفة حول تغيرات حالة الماء في أحداث الطقس الشائعة.</text:p>
          </table:table-cell>
          <table:table-cell table:number-columns-repeated="16350"/>
        </table:table-row>
        <table:table-row table:style-name="ro1">
          <table:table-cell office:value-type="float" office:value="1164277905" table:style-name="ce1">
            <text:p>1164277905</text:p>
          </table:table-cell>
          <table:table-cell office:value-type="string" table:style-name="ce1">
            <text:p>7905</text:p>
          </table:table-cell>
          <table:table-cell office:value-type="string" table:style-name="ce1">
            <text:p>محمد عمر بن معيوض السلمى</text:p>
          </table:table-cell>
          <table:table-cell office:value-type="string" table:style-name="ce1">
            <text:p>يحيى اليزيدي الابتدائية لتحفيظ القرآن الكريم</text:p>
          </table:table-cell>
          <table:table-cell table:number-columns-repeated="4" table:style-name="ce1"/>
          <table:table-cell office:value-type="float" office:value="60" table:style-name="ce1">
            <text:p>60</text:p>
          </table:table-cell>
          <table:table-cell office:value-type="float" office:value="66.667000000000002" table:style-name="ce1">
            <text:p>66.667</text:p>
          </table:table-cell>
          <table:table-cell table:number-columns-repeated="6" table:style-name="ce1"/>
          <table:table-cell office:value-type="string" table:style-name="ce1">
            <text:p>التعرف على منزلة الأرقام ضمن ٦ منازل والربط بين تمثيلات الأرقام، ومقارنة الأعداد.&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text:p>
          </table:table-cell>
          <table:table-cell table:number-columns-repeated="6" table:style-name="ce1"/>
          <table:table-cell office:value-type="float" office:value="80" table:style-name="ce1">
            <text:p>80</text:p>
          </table:table-cell>
          <table:table-cell office:value-type="float" office:value="86.667000000000002" table:style-name="ce1">
            <text:p>86.667</text:p>
          </table:table-cell>
          <table:table-cell table:number-columns-repeated="6"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صف النظام الشمسي كالشمس والكواكب التي تدور حولها، ويعرف أن الأرض لها قمر يدور حولها، ويبدو القمر من الأرض مختلفا في أوقات متفاوتة من الشهر.</text:p>
          </table:table-cell>
          <table:table-cell office:value-type="string" table:style-name="ce1">
            <text:p>يعرف أنه بالإمكان تغير المواد من حالة إلى أخرى عن طريق التسخين أو التبريد؛ ويصف التغيرات في حالة الماء.&lt;hr&gt;يصف أمثلة على المخاليط وكيف يمكن فصلها فيزيائياً.</text:p>
          </table:table-cell>
          <table:table-cell table:number-columns-repeated="16350"/>
        </table:table-row>
        <table:table-row table:style-name="ro1">
          <table:table-cell office:value-type="float" office:value="1165305184" table:style-name="ce1">
            <text:p>1165305184</text:p>
          </table:table-cell>
          <table:table-cell office:value-type="string" table:style-name="ce1">
            <text:p>5184</text:p>
          </table:table-cell>
          <table:table-cell office:value-type="string" table:style-name="ce1">
            <text:p>محمد مجدي احمد الصاعدى</text:p>
          </table:table-cell>
          <table:table-cell office:value-type="string" table:style-name="ce1">
            <text:p>يحيى اليزيدي الابتدائية لتحفيظ القرآن الكريم</text:p>
          </table:table-cell>
          <table:table-cell table:style-name="ce1"/>
          <table:table-cell office:value-type="float" office:value="86.667000000000002" table:style-name="ce1">
            <text:p>86.667</text:p>
          </table:table-cell>
          <table:table-cell office:value-type="float" office:value="46.667000000000002" table:style-name="ce1">
            <text:p>46.667</text:p>
          </table:table-cell>
          <table:table-cell office:value-type="float" office:value="66.667000000000002" table:style-name="ce1">
            <text:p>66.667</text:p>
          </table:table-cell>
          <table:table-cell office:value-type="float" office:value="93.332999999999998" table:style-name="ce1">
            <text:p>93.333</text:p>
          </table:table-cell>
          <table:table-cell office:value-type="float" office:value="33.332999999999998" table:style-name="ce1">
            <text:p>33.333</text:p>
          </table:table-cell>
          <table:table-cell table:number-columns-repeated="3" table:style-name="ce1"/>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تفسير البيانات واستخدامها للإجابة على الأسئلة التي تتجاوز عرض البيانات مباشرة.</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إيجاد محيطات المضلعات، ومساحات المستطيلات، ومساحات الأشكال المغطاة بمربعات أو أجزاء منها، وتحديد حجم أشكال معبأة بمكعبات.&lt;hr&gt;مطابقة أو كتابة تعبيرات أو جمل عددية لتمثيل مواقف مشكلة قد تتضمن مجاهيل.&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التعرف على القيمة المكانية للأعداد إلى 6 أرقام، وربط تمثيلات الأعداد (الكلمات، والرموز، والنماذج بما في ذلك خطوط الأعداد)، ومقارنة الأعداد.&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ضرب أعداد (حتى 3 أرقام بأرقام مكونة من رقمين، ورقمين بأرقام مكونة من رقمين)، وقسمة أعداد (حتى 3 أرقام بأرقام مكونة من رقم واحد).&lt;hr&gt;كتابة العبارات أو الجمل العددية لتمثيل مسائل من الممكن أن تحتوي على مجهول&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3" table:style-name="ce1"/>
          <table:table-cell office:value-type="float" office:value="73.332999999999998" table:style-name="ce1">
            <text:p>73.333</text:p>
          </table:table-cell>
          <table:table-cell office:value-type="float" office:value="80" table:style-name="ce1">
            <text:p>80</text:p>
          </table:table-cell>
          <table:table-cell office:value-type="float" office:value="80" table:style-name="ce1">
            <text:p>80</text:p>
          </table:table-cell>
          <table:table-cell office:value-type="float" office:value="86.667000000000002" table:style-name="ce1">
            <text:p>86.667</text:p>
          </table:table-cell>
          <table:table-cell office:value-type="float" office:value="60" table:style-name="ce1">
            <text:p>60</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حدد ويصف ثالث حالات للمادة (بمعنى آخر؛ أن المادة الصلبة لها شكل وحجم محدد، والسائل له حجم محدد، ولكن ليس له شكلاً محدداً، والغاز ليس له شكل وحجم محدد).&lt;hr&gt;يربط بين الظواهر الفيزيائية الشائعة (مثل الظلال والانعكاس وأقواس قزح) بسلوك الضوء.</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النباتات والحيوانات المألوفة (مثل: الأشجار دائمة الخضرة والضفادع والأسود) بالنظم البيئية الشائعة (مثل: الغابات والبرك والأراضي العشبية).&lt;hr&gt;يربط بين الظواهر الفيزيائية الشائعة (مثل الظلال والانعكاس وأقواس قزح) بسلوك الضوء.</text:p>
          </table:table-cell>
          <table:table-cell table:style-name="ce1"/>
          <table:table-cell office:value-type="string" table:style-name="ce1">
            <text:p>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ربط الصفات المظهرية للنباتات والحيوانات بالبيئات التي تعيش فيها ويصف كيف تساعدها هذه الصفات في البقاء على قيد الحياة.&lt;hr&gt;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طبق المعرفة حول تغيرات حالة الماء في أحداث الطقس الشائعة.&lt;hr&gt;يصف أمثلة على المخاليط وكيف يمكن فصلها فيزيائياً.&lt;hr&gt;يتعرف ويشرح أن بعض المخلوقات الحية في نظام بيئي تتنافس مع غيرها على الموارد.</text:p>
          </table:table-cell>
          <table:table-cell table:number-columns-repeated="16350"/>
        </table:table-row>
        <table:table-row table:style-name="ro1">
          <table:table-cell office:value-type="float" office:value="1166801348" table:style-name="ce1">
            <text:p>1166801348</text:p>
          </table:table-cell>
          <table:table-cell office:value-type="string" table:style-name="ce1">
            <text:p>1348</text:p>
          </table:table-cell>
          <table:table-cell office:value-type="string" table:style-name="ce1">
            <text:p>محمد محيا بن علي الفهمي</text:p>
          </table:table-cell>
          <table:table-cell office:value-type="string" table:style-name="ce1">
            <text:p>يحيى اليزيدي الابتدائية لتحفيظ القرآن الكريم</text:p>
          </table:table-cell>
          <table:table-cell office:value-type="float" office:value="53.332999999999998" table:style-name="ce1">
            <text:p>53.333</text:p>
          </table:table-cell>
          <table:table-cell office:value-type="float" office:value="73.332999999999998" table:style-name="ce1">
            <text:p>73.333</text:p>
          </table:table-cell>
          <table:table-cell office:value-type="float" office:value="20" table:style-name="ce1">
            <text:p>20</text:p>
          </table:table-cell>
          <table:table-cell office:value-type="float" office:value="80" table:style-name="ce1">
            <text:p>80</text:p>
          </table:table-cell>
          <table:table-cell office:value-type="float" office:value="40" table:style-name="ce1">
            <text:p>40</text:p>
          </table:table-cell>
          <table:table-cell office:value-type="float" office:value="40" table:style-name="ce1">
            <text:p>40</text:p>
          </table:table-cell>
          <table:table-cell table:number-columns-repeated="2" table:style-name="ce1"/>
          <table:table-cell office:value-type="string" table:style-name="ce1">
            <text:p>جمع وطرح أعداد من 4 أرقام على الاكثر&lt;hr&gt;جمع وطرح أعداد من 4 أرقام على الأكثر&lt;hr&gt;استخدام الخصائص الأساسية لوصف الأشكال ثلاثية الأبعاد (المكعب، الكرة، الأسطوانة) ..... والاختلاف بينها، وكيف يتم ربطها بالتمثيل ثنائي الأبعاد لها&lt;hr&gt;إيجاد الرقم المجهول أو العملية في مسائل عددي&lt;hr&gt;التعرف على منزلة الأرقام ضمن منازل، الربط بين تمثيلات الأرقام والكلمات، الرموز، النماذج، خط الأعداد، ومقارنة الأعداد&lt;hr&gt;تمثيل الكسور كأجزاء من الكل أو أجزاء من المجموعة، والربط بين تمثيلات مختلفة للكسور (كلمات، أرقام، نماذج)، والمقارنة بين الكسور وترتبيها، جمع وطرح الكسور المتشابهة.&lt;hr&gt;قراءة البيانات من الجداول، التمثيل الصوري، الأعمدة البيانية، التمثيل البياني الخطي، التمثيل الدائري</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lt;hr&gt;مطابقة أو كتابة تعبيرات أو جمل عددية لتمثيل مواقف مشكلة قد تتضمن مجاهيل.&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تمثيل الكسور كأجزاء من الكل أو أجزاء من المجموعة، والربط بين تمثيلات مختلفة للكسور، والمقارنة بين الكسور وترتيبها، جمع وطرح الكسور المتشابهة.&lt;hr&gt;التعرف على منزلة الأرقام ضمن ٦ منازل، والربط بين تمثيلات الأرقام، ومقارنة الأعداد.&lt;hr&gt;تفسير البيانات واستخدامها للإجابة على أسئلة تتطلب قراءة مباشرة للتمثيل البياني&lt;hr&gt;استخدام الخصائص الأساسية لوصف الأشكال ثلاثية الأبعاد، والاختلاف بينها، وكيف يتم ربطها بالتمثيل ثنائي الأبعاد له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lt;hr&gt;وصف وإنشاء الأشكال ثنائية الأبعاد المشتركة تشمل التناظر الخطي والدوراني.&lt;hr&gt;وصف أو استخدام العلاقات في نمط واضح.&lt;hr&gt;قراءة البيانات من الجداول التمثيل الصوري، الأعمدة البيانية، التمثيل البياني الخطي، التمثيل الدائري.</text:p>
          </table:table-cell>
          <table:table-cell office:value-type="string" table:style-name="ce1">
            <text:p>حل مسائل رياضية تتضمن الأعداد لتطبيق العمليات والمهارات الحياتية.&lt;hr&gt;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lt;hr&gt;جمع وطرح الكتلة (جرام كيلوجرام) الحجم (مللتر لتر) الوقت (دقائق وساعات)؛ اختيار النوع والحجم المناسب للوحدات وقراءة المقاييس..&lt;hr&gt;جمع وطرح أعداد من ٤ أرقام على الأكثر.&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2" table:style-name="ce1"/>
          <table:table-cell office:value-type="float" office:value="93.332999999999998" table:style-name="ce1">
            <text:p>93.333</text:p>
          </table:table-cell>
          <table:table-cell office:value-type="float" office:value="60" table:style-name="ce1">
            <text:p>60</text:p>
          </table:table-cell>
          <table:table-cell office:value-type="float" office:value="66.667000000000002" table:style-name="ce1">
            <text:p>66.667</text:p>
          </table:table-cell>
          <table:table-cell office:value-type="float" office:value="80" table:style-name="ce1">
            <text:p>80</text:p>
          </table:table-cell>
          <table:table-cell office:value-type="float" office:value="33.332999999999998" table:style-name="ce1">
            <text:p>33.333</text:p>
          </table:table-cell>
          <table:table-cell office:value-type="float" office:value="73.332999999999998" table:style-name="ce1">
            <text:p>73.333</text:p>
          </table:table-cell>
          <table:table-cell table:number-columns-repeated="2" table:style-name="ce1"/>
          <table:table-cell office:value-type="string" table:style-name="ce1">
            <text:p>يحدد ويصف الحيوانات المفترسة الشائعة وفرائسها.</text:p>
          </table:table-cell>
          <table:table-cell office:value-type="string" table:style-name="ce1">
            <text:p>يعرف الجاذبية على أنها القوة التي تجذب الأشياء إلى الأرض.&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شرح أهمية استخدام موارد الأرض المتجددة وغير المتجددة بشكل مسؤول (مثل الوقود الأحفوري والغابات والمياه).&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ربط التراكيب الرئيسة في الحيوانات بوظائفها (على سبيل المثال، العظام تدعم الجسم، والرئتين تأخذ الهواء، والقلب يضخ الدم، والمعدة تهضم الطعام، والعضلات تحرك الجسم).&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شرح أهمية استخدام موارد الأرض المتجددة وغير المتجددة بشكل مسؤول (مثل الوقود الأحفوري والغابات والمياه).&lt;hr&gt;يربط بين الظواهر الفيزيائية الشائعة (مثل الظلال والانعكاس وأقواس قزح) بسلوك الضوء.</text:p>
          </table:table-cell>
          <table:table-cell table:style-name="ce1"/>
          <table:table-cell office:value-type="string" table:style-name="ce1">
            <text:p>يربط التراكيب الرئيسة في النباتات بوظائفها.&lt;hr&gt;يتعرف على دورات حياة النباتات والحيوانات المألوفة ويقارن ويفرق بينها.&lt;hr&gt;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lt;hr&gt;يصف ما سيحدث عند ملامسة جسم ساخن بجسم بارد.&lt;hr&gt;يقارن ويصنف الأشياء والمواد على أساس الخصائص الفيزيائية.&lt;hr&gt;يعرف أن القوى قد تؤدي إلى تغيير حركة الجسم؛ ويقارن تأثير هذه القوى ذات المقدار المختلف في الاتجاه نفسه أو اتجاهات متعاكسة على جسم ما؛ ويعرف أن قوة الاحتكاك تعمل عكس اتجاه الحركة.&lt;hr&gt;يتعرف على أن النباتات والحيوانات تتكاثر من نفس النوع؛ لتنتج أفرادا بصفات تشبه إلى حد كبير صفات الوالدين؛ ويميز بين سمات النباتات والحيوانات الموروثة من آبائها وغير الموروثة.&lt;hr&gt;يربط الصفات المظهرية للنباتات والحيوانات بالبيئات التي تعيش فيها ويصف كيف تساعدها هذه الصفات في البقاء على قيد الحياة.</text:p>
          </table:table-cell>
          <table:table-cell office:value-type="string" table:style-name="ce1">
            <text:p>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صف أمثلة على المخاليط وكيف يمكن فصلها فيزيائياً.&lt;hr&gt;يتعرف ويشرح أن بعض المخلوقات الحية في نظام بيئي تتنافس مع غيرها على الموارد.</text:p>
          </table:table-cell>
          <table:table-cell table:number-columns-repeated="16350"/>
        </table:table-row>
        <table:table-row table:style-name="ro1">
          <table:table-cell office:value-type="float" office:value="1173503689" table:style-name="ce1">
            <text:p>1173503689</text:p>
          </table:table-cell>
          <table:table-cell office:value-type="string" table:style-name="ce1">
            <text:p>3689</text:p>
          </table:table-cell>
          <table:table-cell office:value-type="string" table:style-name="ce1">
            <text:p>محمد مشعل معلث الصاعدى</text:p>
          </table:table-cell>
          <table:table-cell office:value-type="string" table:style-name="ce1">
            <text:p>يحيى اليزيدي الابتدائية لتحفيظ القرآن الكريم</text:p>
          </table:table-cell>
          <table:table-cell table:style-name="ce1"/>
          <table:table-cell office:value-type="float" office:value="73.332999999999998" table:style-name="ce1">
            <text:p>73.333</text:p>
          </table:table-cell>
          <table:table-cell office:value-type="float" office:value="73.332999999999998" table:style-name="ce1">
            <text:p>73.333</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3" table:style-name="ce1"/>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3" table:style-name="ce1"/>
          <table:table-cell office:value-type="float" office:value="93.332999999999998" table:style-name="ce1">
            <text:p>93.333</text:p>
          </table:table-cell>
          <table:table-cell office:value-type="float" office:value="100" table:style-name="ce1">
            <text:p>100</text:p>
          </table:table-cell>
          <table:table-cell office:value-type="float" office:value="73.332999999999998" table:style-name="ce1">
            <text:p>73.333</text:p>
          </table:table-cell>
          <table:table-cell office:value-type="float" office:value="80" table:style-name="ce1">
            <text:p>80</text:p>
          </table:table-cell>
          <table:table-cell office:value-type="float" office:value="100" table:style-name="ce1">
            <text:p>100</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office:value-type="string" table:style-name="ce1">
            <text:p/>
          </table:table-cell>
          <table:table-cell table:style-name="ce1"/>
          <table:table-cell office:value-type="string" table:style-name="ce1">
            <text:p>يشرح كيف يرتبط الليل والنهار بالدوران اليومي للأرض حول محورها، ويستخدم تغير شكل الظلال أثناء النهار كدليل على هذا الدوران.&lt;hr&gt;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
          </table:table-cell>
          <table:table-cell table:number-columns-repeated="16350"/>
        </table:table-row>
        <table:table-row table:style-name="ro1">
          <table:table-cell office:value-type="float" office:value="1166929495" table:style-name="ce1">
            <text:p>1166929495</text:p>
          </table:table-cell>
          <table:table-cell office:value-type="string" table:style-name="ce1">
            <text:p>9495</text:p>
          </table:table-cell>
          <table:table-cell office:value-type="string" table:style-name="ce1">
            <text:p>محمود فيصل بن عبدالله الحربي</text:p>
          </table:table-cell>
          <table:table-cell office:value-type="string" table:style-name="ce1">
            <text:p>يحيى اليزيدي الابتدائية لتحفيظ القرآن الكريم</text:p>
          </table:table-cell>
          <table:table-cell office:value-type="float" office:value="93.332999999999998" table:style-name="ce1">
            <text:p>93.333</text:p>
          </table:table-cell>
          <table:table-cell office:value-type="float" office:value="73.332999999999998" table:style-name="ce1">
            <text:p>73.333</text:p>
          </table:table-cell>
          <table:table-cell office:value-type="float" office:value="86.667000000000002" table:style-name="ce1">
            <text:p>86.667</text:p>
          </table:table-cell>
          <table:table-cell office:value-type="float" office:value="80" table:style-name="ce1">
            <text:p>80</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تحديد الأقطار للمضلعات، مساحة المستطيلات، مساحة أشكال مغطاة بمربعات أو أجزاء منها، تحديد حجم أشكال معبأة بمكعبات</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text:p>
          </table:table-cell>
          <table:table-cell table:number-columns-repeated="2" table:style-name="ce1"/>
          <table:table-cell office:value-type="float" office:value="73.332999999999998" table:style-name="ce1">
            <text:p>73.333</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0" table:style-name="ce1">
            <text:p>80</text:p>
          </table:table-cell>
          <table:table-cell office:value-type="float" office:value="80" table:style-name="ce1">
            <text:p>80</text:p>
          </table:table-cell>
          <table:table-cell office:value-type="float" office:value="93.332999999999998" table:style-name="ce1">
            <text:p>93.333</text:p>
          </table:table-cell>
          <table:table-cell table:number-columns-repeated="2" table:style-name="ce1"/>
          <table:table-cell office:value-type="string" table:style-name="ce1">
            <text:p>يحدد مصادر الطاقة (مثل الشمس والمياه والرياح والفحم والنفط والغاز)، ويدرك أن الطاقة مطلوبة لتحريك الأشياء وللتدفئة والإضاءة.&lt;hr&gt;يحدد بعض موارد الأرض المستخدمة في الحياة اليومية (مثل المياه والرياح والتربة والغابات، والنفط، والغاز الطبيعي، والمعادن).&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lt;hr&gt;يدرك أن الأرض لها قمر يدور حولها، ويبدو القمر من الأرض مختل فا في أوقات مختلفة من الشه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text:p>
          </table:table-cell>
          <table:table-cell table:style-name="ce1"/>
          <table:table-cell office:value-type="string" table:style-name="ce1">
            <text:p>يقارن ويصنف الأشياء والمواد على أساس الخصائص الفيزيائية.&lt;hr&gt;يقارن ويصنف الأشياء والمواد على أساس الخصائص الفيزيائية.&lt;hr&gt;يصف النظام الشمسي كالشمس والكواكب التي تدور حولها، ويعرف أن الأرض لها قمر يدور حولها، ويبدو القمر من الأرض مختلفا في أوقات متفاوتة من الشهر.</text:p>
          </table:table-cell>
          <table:table-cell office:value-type="string" table:style-name="ce1">
            <text:p>يعرف أنه بالإمكان تغير المواد من حالة إلى أخرى عن طريق التسخين أو التبريد؛ ويصف التغيرات في حالة الماء.</text:p>
          </table:table-cell>
          <table:table-cell table:number-columns-repeated="16350"/>
        </table:table-row>
        <table:table-row table:style-name="ro1">
          <table:table-cell office:value-type="float" office:value="1165743715" table:style-name="ce1">
            <text:p>1165743715</text:p>
          </table:table-cell>
          <table:table-cell office:value-type="string" table:style-name="ce1">
            <text:p>3715</text:p>
          </table:table-cell>
          <table:table-cell office:value-type="string" table:style-name="ce1">
            <text:p>مراد نبيل محمد الصاعدي</text:p>
          </table:table-cell>
          <table:table-cell office:value-type="string" table:style-name="ce1">
            <text:p>يحيى اليزيدي الابتدائية لتحفيظ القرآن الكريم</text:p>
          </table:table-cell>
          <table:table-cell office:value-type="float" office:value="80" table:style-name="ce1">
            <text:p>80</text:p>
          </table:table-cell>
          <table:table-cell office:value-type="float" office:value="80" table:style-name="ce1">
            <text:p>80</text:p>
          </table:table-cell>
          <table:table-cell office:value-type="float" office:value="73.332999999999998" table:style-name="ce1">
            <text:p>73.333</text:p>
          </table:table-cell>
          <table:table-cell office:value-type="float" office:value="73.332999999999998" table:style-name="ce1">
            <text:p>73.333</text:p>
          </table:table-cell>
          <table:table-cell office:value-type="float" office:value="73.332999999999998" table:style-name="ce1">
            <text:p>73.333</text:p>
          </table:table-cell>
          <table:table-cell office:value-type="float" office:value="60" table:style-name="ce1">
            <text:p>60</text:p>
          </table:table-cell>
          <table:table-cell table:number-columns-repeated="2"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lt;hr&gt;تحديد الأقطار للمضلعات، مساحة المستطيلات، مساحة أشكال مغطاة بمربعات أو أجزاء منها، تحديد حجم أشكال معبأة بمكعبات&lt;hr&gt;تمثيل الكسور كأجزاء من الكل أو أجزاء من المجموعة، والربط بين تمثيلات مختلفة للكسور (كلمات، أرقام، نماذج)، والمقارنة بين الكسور وترتبيها، جمع وطرح الكسور المتشابهة.</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تفسير البيانات واستخدامها للإجابة على الأسئلة التي تتجاوز عرض البيانات مباشرة.</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مطابقة أو كتابة تعبيرات أو جمل عددية لتمثيل مواقف مشكلة قد تتضمن مجاهيل.&lt;hr&gt;وصف الكسر كجزء من الكل أو المجموعة، ربط تمثيلات مختلفة للكسور (كلمات، أعداد، نماذج) مقارنة الكسور، جمع وطرح كسور بسيطة ذات مقامات متشابهة.&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حل مسائل حول الأعداد الزوجية والفردية، ضرب وتحليل الأعداد تقريب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2" table:style-name="ce1"/>
          <table:table-cell office:value-type="float" office:value="100" table:style-name="ce1">
            <text:p>100</text:p>
          </table:table-cell>
          <table:table-cell office:value-type="float" office:value="73.332999999999998" table:style-name="ce1">
            <text:p>73.333</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86.667000000000002" table:style-name="ce1">
            <text:p>86.667</text:p>
          </table:table-cell>
          <table:table-cell office:value-type="float" office:value="86.667000000000002" table:style-name="ce1">
            <text:p>86.667</text:p>
          </table:table-cell>
          <table:table-cell table:number-columns-repeated="2" table:style-name="ce1"/>
          <table:table-cell office:value-type="string" table:style-name="ce1">
            <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قارن ويصنف الأشياء والمواد على أساس الخصائص الفيزيائية.&lt;hr&gt;يصف النظام الشمسي كالشمس والكواكب التي تدور حولها، ويعرف أن الأرض لها قمر يدور حولها، ويبدو القمر من الأرض مختلفا في أوقات متفاوتة من الشهر.</text:p>
          </table:table-cell>
          <table:table-cell office:value-type="string" table:style-name="ce1">
            <text:p>يعرف أنه بالإمكان تغير المواد من حالة إلى أخرى عن طريق التسخين أو التبريد؛ ويصف التغيرات في حالة الماء.&lt;hr&gt;يربط بين الظواهر الفيزيائية الشائعة، بسلوك الضوء.</text:p>
          </table:table-cell>
          <table:table-cell table:number-columns-repeated="16350"/>
        </table:table-row>
        <table:table-row table:style-name="ro1">
          <table:table-cell office:value-type="float" office:value="1168445367" table:style-name="ce1">
            <text:p>1168445367</text:p>
          </table:table-cell>
          <table:table-cell office:value-type="string" table:style-name="ce1">
            <text:p>5367</text:p>
          </table:table-cell>
          <table:table-cell office:value-type="string" table:style-name="ce1">
            <text:p>مشاري هاشم دخيل الله الشريف</text:p>
          </table:table-cell>
          <table:table-cell office:value-type="string" table:style-name="ce1">
            <text:p>يحيى اليزيدي الابتدائية لتحفيظ القرآن الكريم</text:p>
          </table:table-cell>
          <table:table-cell table:style-name="ce1"/>
          <table:table-cell office:value-type="float" office:value="40" table:style-name="ce1">
            <text:p>40</text:p>
          </table:table-cell>
          <table:table-cell office:value-type="float" office:value="20" table:style-name="ce1">
            <text:p>20</text:p>
          </table:table-cell>
          <table:table-cell office:value-type="float" office:value="66.667000000000002" table:style-name="ce1">
            <text:p>66.667</text:p>
          </table:table-cell>
          <table:table-cell office:value-type="float" office:value="86.667000000000002" table:style-name="ce1">
            <text:p>86.667</text:p>
          </table:table-cell>
          <table:table-cell office:value-type="float" office:value="73.332999999999998" table:style-name="ce1">
            <text:p>73.333</text:p>
          </table:table-cell>
          <table:table-cell table:number-columns-repeated="3" table:style-name="ce1"/>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قيمة المكانية للأعداد إلى 6 أرقام، وربط تمثيلات الأعداد (الكلمات، والرموز، والنماذج بما في ذلك خطوط الأعداد)، ومقارنة الأعداد.&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الكسر كجزء من الكل أو المجموعة، ربط تمثيلات مختلفة للكسور (كلمات، أعداد، نماذج) مقارنة الكسور، جمع وطرح كسور بسيطة ذات مقامات متشابهة.&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lt;hr&gt;التعرف على منزلة الأرقام ضمن ٦ منازل والربط بين تمثيلات الأرقام، ومقارنة الأعداد.</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تعرف على الخطوط المتوازية والمتعامدة والزوايا القائمة والزوايا الحادة أو الزوايا المنفرجة ورسمها، ومقارنة الزوايا.&lt;hr&gt;تمثيل الكسور كأجزاء من الكل أو أجزاء من المجموعة، والربط بين تمثيلات مختلفة للكسور (كلمات أرقام نماذج)، والمقارنة بين الكسور وترتيبها جمع وطرح الكسور المتشابهة.&lt;hr&gt;استخدام الخصائص الأساسية لوصف الأشكال ثلاثية الأبعاد (المكعب، الكرة الأسطوانة...) والاختلاف بينها، وكيف يتم ربطها بالتمثيل ثنائي الأبعاد لها.</text:p>
          </table:table-cell>
          <table:table-cell table:number-columns-repeated="3" table:style-name="ce1"/>
          <table:table-cell office:value-type="float" office:value="73.332999999999998" table:style-name="ce1">
            <text:p>73.333</text:p>
          </table:table-cell>
          <table:table-cell office:value-type="float" office:value="80" table:style-name="ce1">
            <text:p>80</text:p>
          </table:table-cell>
          <table:table-cell office:value-type="float" office:value="80" table:style-name="ce1">
            <text:p>80</text:p>
          </table:table-cell>
          <table:table-cell office:value-type="float" office:value="86.667000000000002" table:style-name="ce1">
            <text:p>86.667</text:p>
          </table:table-cell>
          <table:table-cell office:value-type="float" office:value="80" table:style-name="ce1">
            <text:p>80</text:p>
          </table:table-cell>
          <table:table-cell table:number-columns-repeated="3" table:style-name="ce1"/>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النباتات والحيوانات المألوفة (مثل: الأشجار دائمة الخضرة والضفادع والأسود) بالنظم البيئية الشائعة (مثل: الغابات والبرك والأراضي العشبية).&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يصف السلوك اليومي الذي يعزز الصحة الجيدة (على سبيل المثال، نظام غذائي متوازن، وممارسة الرياضة بانتظام، وتنظيف الأسنان، والحصول على قسط كافٍ من النوم، استخدام واق من الشمس)؛ ويحدد مصادر الغذاء الشائعة في نظام غذائي متوازن (مثل: الفواكه والخضروات والحبوب).&lt;hr&gt;يربط بين الظواهر الفيزيائية الشائعة (مثل الظلال والانعكاس وأقواس قزح) بسلوك الضوء.&lt;hr&gt;يقارن ويصنف الأشياء والمواد على أساس الخصائص الفيزيائية (على سبيل المثال، الوزن/ الكتلة،</text:p>
          </table:table-cell>
          <table:table-cell table:style-name="ce1"/>
          <table:table-cell office:value-type="string" table:style-name="ce1">
            <text:p>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قارن ويصنف الأشياء والمواد على أساس الخصائص الفيزيائية.&lt;hr&gt;يعرف أنه بالإمكان تغير المواد من حالة إلى أخرى عن طريق التسخين أو التبريد؛ ويصف التغيرات في حالة الماء.&lt;hr&gt;يشرح أن الدوائر الكهربائية البسيطة يتطلب مساراً كهربائياً متصلاً.</text:p>
          </table:table-cell>
          <table:table-cell table:number-columns-repeated="16350"/>
        </table:table-row>
        <table:table-row table:style-name="ro1">
          <table:table-cell office:value-type="float" office:value="123" table:style-name="ce1">
            <text:p>123</text:p>
          </table:table-cell>
          <table:table-cell office:value-type="string" table:style-name="ce1">
            <text:p>123</text:p>
          </table:table-cell>
          <table:table-cell office:value-type="string" table:style-name="ce1">
            <text:p>مشعل فيصل اللهيبي</text:p>
          </table:table-cell>
          <table:table-cell office:value-type="string" table:style-name="ce1">
            <text:p>يحيى اليزيدي الابتدائية لتحفيظ القرآن الكريم</text:p>
          </table:table-cell>
          <table:table-cell office:value-type="float" office:value="80" table:style-name="ce1">
            <text:p>80</text:p>
          </table:table-cell>
          <table:table-cell office:value-type="float" office:value="46.667000000000002" table:style-name="ce1">
            <text:p>46.667</text:p>
          </table:table-cell>
          <table:table-cell office:value-type="float" office:value="60" table:style-name="ce1">
            <text:p>60</text:p>
          </table:table-cell>
          <table:table-cell office:value-type="float" office:value="60" table:style-name="ce1">
            <text:p>60</text:p>
          </table:table-cell>
          <table:table-cell office:value-type="float" office:value="93.332999999999998" table:style-name="ce1">
            <text:p>93.333</text:p>
          </table:table-cell>
          <table:table-cell table:number-columns-repeated="3" table:style-name="ce1"/>
          <table:table-cell office:value-type="string" table:style-name="ce1">
            <text:p>جمع وطرح أعداد من 4 أرقام على الأكثر&lt;hr&gt;تحديد الأقطار للمضلعات، مساحة المستطيلات، مساحة أشكال مغطاة بمربعات أو أجزاء منها، تحديد حجم أشكال معبأة بمكعبات&lt;hr&gt;تمثيل الكسور كأجزاء من الكل أو أجزاء من المجموعة، والربط بين تمثيلات مختلفة للكسور (كلمات، أرقام، نماذج)، والمقارنة بين الكسور وترتبيها، جمع وطرح الكسور المتشابهة.</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حل المسائل التي تتضمن الأعداد الفردية والزوجية والمضاعفات وعوامل الأعداد وتقريب الأعداد، وعمل التقديرات.&lt;hr&gt;تفسير البيانات واستخدامها للإجابة على الأسئلة التي تتجاوز عرض البيانات مباشرة.&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وصف الكسر كجزء من الكل أو المجموعة، ربط تمثيلات مختلفة للكسور (كلمات، أعداد، نماذج) مقارنة الكسور، جمع وطرح كسور بسيطة ذات مقامات متشابهة.&lt;hr&gt;التعرف على القيمة المكانية للأعداد إلى 6 أرقام، وربط تمثيلات الأعداد (الكلمات، والرموز، والنماذج بما في ذلك خطوط الأعداد)، ومقارنة الأعداد.</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table:number-columns-repeated="3" table:style-name="ce1"/>
          <table:table-cell office:value-type="float" office:value="80" table:style-name="ce1">
            <text:p>80</text:p>
          </table:table-cell>
          <table:table-cell office:value-type="float" office:value="80" table:style-name="ce1">
            <text:p>80</text:p>
          </table:table-cell>
          <table:table-cell office:value-type="float" office:value="80" table:style-name="ce1">
            <text:p>80</text:p>
          </table:table-cell>
          <table:table-cell office:value-type="float" office:value="80" table:style-name="ce1">
            <text:p>80</text:p>
          </table:table-cell>
          <table:table-cell office:value-type="float" office:value="86.667000000000002" table:style-name="ce1">
            <text:p>86.667</text:p>
          </table:table-cell>
          <table:table-cell table:number-columns-repeated="3" table:style-name="ce1"/>
          <table:table-cell office:value-type="string" table:style-name="ce1">
            <text:p>يشرح كيف يرتبط الليل والنهار بالدوران اليومي للأرض حول محورها، ويقدم دليل من المظهر المتغير للظلال أثناء النهار.&lt;hr&gt;يحدد أو يقدم أمثلة لأعضاء المجموعات الرئيسة للمخلوقات الحية (مثل الحشرات والطيور والثدييات والأسماك والزواحف والنباتات الزهرية).&lt;hr&gt;يحدد مصادر الطاقة (مثل الشمس والمياه والرياح والفحم والنفط والغاز)، ويدرك أن الطاقة مطلوبة لتحريك الأشياء وللتدفئة والإضاءة.</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text:p>
          </table:table-cell>
          <table:table-cell office:value-type="string" table:style-name="ce1">
            <text:p>يربط النباتات والحيوانات المألوفة (مثل: الأشجار دائمة الخضرة والضفادع والأسود) بالنظم البيئية الشائعة (مثل: الغابات والبرك والأراضي العشبية).&lt;hr&gt;يربط التراكيب الرئيسة في النباتات بوظائفها (على سبيل المثال، تمتص الجذور الماء والمغذيات وتثبت النبات، وتصنع الأوراق الغذاء، ويدعم الساق النبات وينقل الماء والغذاء والعناصر الغذائية، وتجذب البتلات الملقحات، وتنتج الأزهار البذور، وتنتج البذور نباتات جديدة).&lt;hr&gt;يربط بين الظواهر الفيزيائية الشائعة (مثل الظلال والانعكاس وأقواس قزح) بسلوك الضوء.</text:p>
          </table:table-cell>
          <table:table-cell table:style-name="ce1"/>
          <table:table-cell office:value-type="string" table:style-name="ce1">
            <text:p>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table:number-columns-repeated="16351" table:style-name="ce1"/>
        </table:table-row>
        <table:table-row table:style-name="ro1">
          <table:table-cell office:value-type="float" office:value="1166333045" table:style-name="ce1">
            <text:p>1166333045</text:p>
          </table:table-cell>
          <table:table-cell office:value-type="string" table:style-name="ce1">
            <text:p>3045</text:p>
          </table:table-cell>
          <table:table-cell office:value-type="string" table:style-name="ce1">
            <text:p>مؤيد رائد عبدالعالي الصاعدي</text:p>
          </table:table-cell>
          <table:table-cell office:value-type="string" table:style-name="ce1">
            <text:p>يحيى اليزيدي الابتدائية لتحفيظ القرآن الكريم</text:p>
          </table:table-cell>
          <table:table-cell office:value-type="float" office:value="86.667000000000002" table:style-name="ce1">
            <text:p>86.667</text:p>
          </table:table-cell>
          <table:table-cell office:value-type="float" office:value="53.332999999999998" table:style-name="ce1">
            <text:p>53.333</text:p>
          </table:table-cell>
          <table:table-cell office:value-type="float" office:value="33.332999999999998" table:style-name="ce1">
            <text:p>33.333</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26.667000000000002" table:style-name="ce1">
            <text:p>26.667</text:p>
          </table:table-cell>
          <table:table-cell table:number-columns-repeated="2" table:style-name="ce1"/>
          <table:table-cell office:value-type="string" table:style-name="ce1">
            <text:p>إيجاد الرقم المجهول أو العملية في مسائل عددي&lt;hr&gt;قراءة البيانات من الجداول، التمثيل الصوري، الأعمدة البيانية، التمثيل البياني الخطي، التمثيل الدائري</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التعرف على الخطوط المتوازية والمتعامدة والزوايا القائمة والزوايا الحادة أو الزوايا المنفرجة ورسمها، ومقارنة الزوايا.&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تفسير البيانات واستخدامها للإجابة على الأسئلة التي تتجاوز عرض البيانات مباشرة.</text:p>
          </table:table-cell>
          <table:table-cell office:value-type="string" table:style-name="ce1">
            <text:p>قراءة البيانات من الجدول والرسوم التوضيحية والرسوم البيانية بالنقاط والرسوم البيانية بالخطوط وبالأعمدة وبالقطاعات الدائرية.&lt;hr&gt;إيجاد محيطات المضلعات، ومساحات المستطيلات، ومساحات الأشكال المغطاة بمربعات أو أجزاء منها، وتحديد حجم أشكال معبأة بمكعبات.&lt;hr&gt;التعرف على الخطوط المتوازية والمتعامدة والزوايا القائمة والزوايا الحادة أو الزوايا المنفرجة ورسمها، ومقارنة الزوايا.&lt;hr&gt;التعرف على القيمة المكانية للأعداد إلى 6 أرقام، وربط تمثيلات الأعداد (الكلمات، والرموز، والنماذج بما في ذلك خطوط الأعداد)، ومقارنة الأعداد.&lt;hr&gt;مطابقة أو كتابة تعبيرات أو جمل عددية لتمثيل مواقف مشكلة قد تتضمن مجاهيل.&lt;hr&gt;وصف الكسر كجزء من الكل أو المجموعة، ربط تمثيلات مختلفة للكسور (كلمات، أعداد، نماذج) مقارنة الكسور، جمع وطرح كسور بسيطة ذات مقامات متشابهة.&lt;hr&gt;وصف وإنشاء أشكال مشتركة ثنائية الأبعاد المشتركة (دائرة، مثلث، رباعي الأضلاع، مضلعات أخرى)، باستخدام الخصائص الأولية، بما في ذلك التناظر الخطي والدوراني.&lt;hr&gt;التعرف على القيمة المكانية للأعداد إلى 6 أرقام، وربط تمثيلات الأعداد (الكلمات، والرموز، والنماذج بما في ذلك خطوط الأعداد)، ومقارنة الأعداد.&lt;hr&gt;حل المسائل التي تتضمن الأعداد الفردية والزوجية والمضاعفات وعوامل الأعداد وتقريب الأعداد، وعمل التقديرات.&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table:style-name="ce1"/>
          <table:table-cell office:value-type="string" table:style-name="ce1">
            <text:p>التعرف على منزلة الأرقام ضمن ٦ منازل والربط بين تمثيلات الأرقام، ومقارنة الأعداد.</text:p>
          </table:table-cell>
          <table:table-cell office:value-type="string" table:style-name="ce1">
            <text:p>حل مسائل رياضية تتضمن الأعداد لتطبيق العمليات والمهارات الحياتية.&lt;hr&gt;دمج أو مقارنة البيانات من مصدرين أو أكثر واستخلاص استنتاجات بناء على مجموعتين أو أكثر من مجموعات البيانات.&lt;hr&gt;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الربط بين تمثيلات مختلفة من الكسور العشرية، مقارنة وترتيب الكسور العشرية، تحويل الكسور العشرية الى كسور اعتيادية أو أعداد كسرية في أبسط صورة جمع وطرح الكسور العشرية حتى منزلتين عشريتين.&lt;hr&gt;ضرب أعداد (حتى 3 أرقام بأرقام مكونة من رقمين، ورقمين بأرقام مكونة من رقمين)، وقسمة أعداد (حتى 3 أرقام بأرقام مكونة من رقم واحد).&lt;hr&gt;كتابة العبارات أو الجمل العددية لتمثيل مسائل من الممكن أن تحتوي على مجهول&lt;hr&gt;التعرف على الخطوط المتوازية والمتعامدة والزوايا القائمة والزوايا الحادة أو الزوايا المنفرجة ورسمها، ومقارنة الزوايا.&lt;hr&gt;حل المسائل التي تتضمن الأعداد الفردية والزوجية والمضاعفات وعوامل الأعداد وتقريب الأعداد، وعمل تقديرات.&lt;hr&gt;دمج أو مقارنة البيانات من مصدرين أو أكثر. واستخلاص استنتاجات بناء على مجموعتين أو أكثر من مجموعات البيانات.&lt;hr&gt;استخدام الخصائص الأساسية لوصف الأشكال ثلاثية الأبعاد (المكعب، الكرة الأسطوانة...) والاختلاف بينها، وكيف يتم ربطها بالتمثيل ثنائي الأبعاد لها.&lt;hr&gt;قراءة البيانات من الجداول والرسوم التوضيحية والرسوم البيانية بالنقاط والرسوم البيانية بالخطوط وبالأعمدة وبالقطاعات الدائرية.</text:p>
          </table:table-cell>
          <table:table-cell table:number-columns-repeated="2" table:style-name="ce1"/>
          <table:table-cell office:value-type="float" office:value="53.332999999999998" table:style-name="ce1">
            <text:p>53.333</text:p>
          </table:table-cell>
          <table:table-cell office:value-type="float" office:value="80" table:style-name="ce1">
            <text:p>80</text:p>
          </table:table-cell>
          <table:table-cell office:value-type="float" office:value="73.332999999999998" table:style-name="ce1">
            <text:p>73.333</text:p>
          </table:table-cell>
          <table:table-cell office:value-type="float" office:value="80" table:style-name="ce1">
            <text:p>80</text:p>
          </table:table-cell>
          <table:table-cell office:value-type="float" office:value="86.667000000000002" table:style-name="ce1">
            <text:p>86.667</text:p>
          </table:table-cell>
          <table:table-cell office:value-type="float" office:value="40" table:style-name="ce1">
            <text:p>40</text:p>
          </table:table-cell>
          <table:table-cell table:number-columns-repeated="2" table:style-name="ce1"/>
          <table:table-cell office:value-type="string" table:style-name="ce1">
            <text:p>يحدد ويصف الحيوانات المفترسة الشائعة وفرائسها.&lt;hr&gt;يدرك أنه يمكن تغيير المواد من حالة إلى أخرى عن طريق التسخين أو التبريد؛ ويصف التغيرات في حالة الماء (الانصهار والتجميد، والغليان، والتبخر والتكثيف).&lt;hr&gt;يحدد أو يقدم أمثلة لأعضاء المجموعات الرئيسة للمخلوقات الحية (مثل الحشرات والطيور والثدييات والأسماك والزواحف والنباتات الزهرية).&lt;hr&gt;يحدد ويصف الاستراتيجيات المختلفة التي تزيد من عدد المواليد التي تبقى على قيد الحياة (على سبيل المثال، النبات ينتج العديد من البذور، والثدييات ترعى صغارها.&lt;hr&gt;يربط السمات الفيزيائية للنباتات والحيوانات بالبيئات التي تعيش فيها. ويصف كيف تساعدها هذه المميزات على البقاء على قيد الحياة (على سبيل المثال، يساعد الساق السميك والطلاء الشمعي والجذر العميق النبات على البقاء في بيئة بها القليل من الماء؛ تلون الحيوان يساعده في التمويه من الحيوانات المفترسة.&lt;hr&gt;يحدد مصادر الطاقة (مثل الشمس والمياه والرياح والفحم والنفط والغاز)، ويدرك أن الطاقة مطلوبة لتحريك الأشياء وللتدفئة والإضاءة.&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عرف الجاذبية على أنها القوة التي تجذب الأشياء إلى الأرض.&lt;hr&gt;يربط النباتات والحيوانات المألوفة (مثل: الأشجار دائمة الخضرة والضفادع والأسود) بالنظم البيئية الشائعة (مثل: الغابات والبرك والأراضي العشبية).</text:p>
          </table:table-cell>
          <table:table-cell office:value-type="string" table:style-name="ce1">
            <text:p>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ربط النباتات والحيوانات المألوفة (مثل: الأشجار دائمة الخضرة والضفادع والأسود) بالنظم البيئية الشائعة (مثل: الغابات والبرك والأراضي العشبية).&lt;hr&gt;يربط بين الظواهر الفيزيائية الشائعة (مثل الظلال والانعكاس وأقواس قزح) بسلوك الضوء.&lt;hr&gt;يربط بين الظواهر الفيزيائية الشائعة (مثل الظلال والانعكاس وأقواس قزح) بسلوك الضوء.</text:p>
          </table:table-cell>
          <table:table-cell table:style-name="ce1"/>
          <table:table-cell office:value-type="string" table:style-name="ce1">
            <text:p>يقارن ويصنف الأشياء والمواد على أساس الخصائص الفيزيائية.&lt;hr&gt;يشرح أن الدوائر الكهربائية البسيطة على سبيل المثال، المصباح اليدوي يتطلب مسارا كهربائيا متصلاً.</text:p>
          </table:table-cell>
          <table:table-cell office:value-type="string" table:style-name="ce1">
            <text:p>يقارن ويصنف الأشياء والمواد على أساس الخصائص الفيزيائية.&lt;hr&gt;يحدد بعض موارد الأرض المستخدمة في الحياة اليومية.&lt;hr&gt;يعرف أنه بالإمكان تغير المواد من حالة إلى أخرى عن طريق التسخين أو التبريد؛ ويصف التغيرات في حالة الماء.&lt;hr&gt;يربط بين الظواهر الفيزيائية الشائعة، بسلوك الضوء.&lt;hr&gt;يشرح أن الدوائر الكهربائية البسيطة يتطلب مساراً كهربائياً متصلاً.&lt;hr&gt;يتعرف على دورات حياة النباتات والحيوانات المألوفة ويقارن ويفرق بينها.&lt;hr&gt;يطبق المعرفة حول تغيرات حالة الماء في أحداث الطقس الشائعة.&lt;hr&gt;يصف أمثلة على المخاليط وكيف يمكن فصلها فيزيائياً.&lt;hr&gt;يربط التراكيب الرئيسة في الحيوانات بوظائفها.</text:p>
          </table:table-cell>
          <table:table-cell table:number-columns-repeated="16350"/>
        </table:table-row>
        <table:table-row table:style-name="ro1">
          <table:table-cell office:value-type="float" office:value="1163564709" table:style-name="ce1">
            <text:p>1163564709</text:p>
          </table:table-cell>
          <table:table-cell office:value-type="string" table:style-name="ce1">
            <text:p>4709</text:p>
          </table:table-cell>
          <table:table-cell office:value-type="string" table:style-name="ce1">
            <text:p>وهاج انس محمدكامل كلنتن</text:p>
          </table:table-cell>
          <table:table-cell office:value-type="string" table:style-name="ce1">
            <text:p>يحيى اليزيدي الابتدائية لتحفيظ القرآن الكريم</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80" table:style-name="ce1">
            <text:p>80</text:p>
          </table:table-cell>
          <table:table-cell office:value-type="float" office:value="100" table:style-name="ce1">
            <text:p>100</text:p>
          </table:table-cell>
          <table:table-cell office:value-type="float" office:value="53.332999999999998" table:style-name="ce1">
            <text:p>53.333</text:p>
          </table:table-cell>
          <table:table-cell office:value-type="float" office:value="80" table:style-name="ce1">
            <text:p>80</text:p>
          </table:table-cell>
          <table:table-cell table:number-columns-repeated="2" table:style-name="ce1"/>
          <table:table-cell office:value-type="string" table:style-name="ce1">
            <text:p/>
          </table:table-cell>
          <table:table-cell office:value-type="string" table:style-name="ce1">
            <text:p>التعرف على الخطوط المتوازية والمتعامدة والزوايا القائمة والزوايا الحادة أو الزوايا المنفرجة ورسمها، ومقارنة الزوايا.&lt;hr&gt;وصف الكسر كجزء من الكل أو المجموعة، ربط تمثيلات مختلفة للكسور (كلمات، أعداد، نماذج) مقارنة الكسور، جمع وطرح كسور بسيطة ذات مقامات متشابهة.</text:p>
          </table:table-cell>
          <table:table-cell office:value-type="string" table:style-name="ce1">
            <text:p>إيجاد محيطات المضلعات، ومساحات المستطيلات، ومساحات الأشكال المغطاة بمربعات أو أجزاء منها، وتحديد حجم أشكال معبأة بمكعبات.&lt;hr&gt;التعرف على القيمة المكانية للأعداد إلى 6 أرقام، وربط تمثيلات الأعداد (الكلمات، والرموز، والنماذج بما في ذلك خطوط الأعداد)، ومقارنة الأعداد.&lt;hr&gt;التعرف على القيمة المكانية للأعداد إلى 6 أرقام، وربط تمثيلات الأعداد (الكلمات، والرموز، والنماذج بما في ذلك خطوط الأعداد)، ومقارنة الأعداد.</text:p>
          </table:table-cell>
          <table:table-cell table:style-name="ce1"/>
          <table:table-cell office:value-type="string" table:style-name="ce1">
            <text:p>معرفة ورسم الخطوط المتوازية والمتعامدة المثلثات قائمة الزاوية الزوايا الحادة أو المنفرجة، المقارنة بين الزوايا.&lt;hr&gt;معرفة ورسم الخطوط المتوازية والمتعامدة، المثلثات قائمة الزاوية الزوايا الحادة أو المنفرجة، المقارنة بين الزوايا.&lt;hr&gt;التعرف على منزلة الأرقام ضمن ٦ منازل والربط بين تمثيلات الأرقام، ومقارنة الأعداد.&lt;hr&gt;وصف وإنشاء الأشكال ثنائية الأبعاد المشتركة تشمل التناظر الخطي والدوراني.&lt;hr&gt;وصف أو استخدام العلاقات في نمط واضح.&lt;hr&gt;قراءة البيانات من الجداول التمثيل الصوري، الأعمدة البيانية، التمثيل البياني الخطي، التمثيل الدائري&lt;hr&gt;قراءة البيانات من الجداول التمثيل الصوري، الأعمدة البيانية، التمثيل البياني الخطي، التمثيل الدائري.</text:p>
          </table:table-cell>
          <table:table-cell office:value-type="string" table:style-name="ce1">
            <text:p>دمج أو مقارنة البيانات من مصدرين أو أكثر واستخلاص استنتاجات بناء على مجموعتين أو أكثر من مجموعات البيانات.&lt;hr&gt;حل المسائل التي تتضمن الأعداد الفردية والزوجية والمضاعفات وعوامل الأعداد وتقريب الأعداد، وعمل تقديرات.&lt;hr&gt;إيجاد محيطات المضلعات ومساحات المستطيلات، ومساحات الأشكال المغطاة بمربعات أو أجزاء منها، وتحديد حجم اشكال معبأة بمكعبات. وإيجاد مساحة المستطيل ومساحة المربع بالوحدات المربعة.</text:p>
          </table:table-cell>
          <table:table-cell table:number-columns-repeated="2" table:style-name="ce1"/>
          <table:table-cell office:value-type="float" office:value="100" table:style-name="ce1">
            <text:p>100</text:p>
          </table:table-cell>
          <table:table-cell office:value-type="float" office:value="80" table:style-name="ce1">
            <text:p>80</text:p>
          </table:table-cell>
          <table:table-cell office:value-type="float" office:value="100" table:style-name="ce1">
            <text:p>100</text:p>
          </table:table-cell>
          <table:table-cell office:value-type="float" office:value="86.667000000000002" table:style-name="ce1">
            <text:p>86.667</text:p>
          </table:table-cell>
          <table:table-cell office:value-type="float" office:value="93.332999999999998" table:style-name="ce1">
            <text:p>93.333</text:p>
          </table:table-cell>
          <table:table-cell office:value-type="float" office:value="86.667000000000002" table:style-name="ce1">
            <text:p>86.667</text:p>
          </table:table-cell>
          <table:table-cell table:number-columns-repeated="2" table:style-name="ce1"/>
          <table:table-cell office:value-type="string" table:style-name="ce1">
            <text:p/>
          </table:table-cell>
          <table:table-cell office:value-type="string" table:style-name="ce1">
            <text:p>يتعرف على الاختلافات بين المخلوقات الحية وغير الحية ويصفها (بمعنى آخر، يمكن للمخلوقات الحية أن تتكاثر وتنمو وتتطور، وتستجيب للمثيرات، وتموت؛ بينما المخلوقات غير الحية ال يمكنها ذلك).&lt;hr&gt;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style-name="ce1"/>
          <table:table-cell office:value-type="string" table:style-name="ce1">
            <text:p>يقارن ويصنف الأشياء والمواد على أساس الخصائص الفيزيائية.</text:p>
          </table:table-cell>
          <table:table-cell office:value-type="string" table:style-name="ce1">
            <text:p>يعرف أنه بالإمكان تغير المواد من حالة إلى أخرى عن طريق التسخين أو التبريد؛ ويصف التغيرات في حالة الماء.&lt;hr&gt;يربط بين الظواهر الفيزيائية الشائعة، بسلوك الضوء.</text:p>
          </table:table-cell>
          <table:table-cell table:number-columns-repeated="16350"/>
        </table:table-row>
        <table:table-row table:style-name="ro1">
          <table:table-cell office:value-type="float" office:value="1165503143" table:style-name="ce1">
            <text:p>1165503143</text:p>
          </table:table-cell>
          <table:table-cell office:value-type="string" table:style-name="ce1">
            <text:p>3143</text:p>
          </table:table-cell>
          <table:table-cell office:value-type="string" table:style-name="ce1">
            <text:p>يوسف عبدالرحمن بن محمد الصاعدي</text:p>
          </table:table-cell>
          <table:table-cell office:value-type="string" table:style-name="ce1">
            <text:p>يحيى اليزيدي الابتدائية لتحفيظ القرآن الكريم</text:p>
          </table:table-cell>
          <table:table-cell office:value-type="float" office:value="80" table:style-name="ce1">
            <text:p>80</text:p>
          </table:table-cell>
          <table:table-cell office:value-type="float" office:value="86.667000000000002" table:style-name="ce1">
            <text:p>86.667</text:p>
          </table:table-cell>
          <table:table-cell office:value-type="float" office:value="73.332999999999998" table:style-name="ce1">
            <text:p>73.333</text:p>
          </table:table-cell>
          <table:table-cell office:value-type="float" office:value="93.332999999999998" table:style-name="ce1">
            <text:p>93.333</text:p>
          </table:table-cell>
          <table:table-cell table:style-name="ce1"/>
          <table:table-cell office:value-type="float" office:value="86.667000000000002" table:style-name="ce1">
            <text:p>86.667</text:p>
          </table:table-cell>
          <table:table-cell table:number-columns-repeated="2" table:style-name="ce1"/>
          <table:table-cell office:value-type="string" table:style-name="ce1">
            <text:p>جمع وطرح أعداد من 4 أرقام على الاكثر&lt;hr&gt;إيجاد الرقم المجهول أو العملية في مسائل عددي&lt;hr&gt;تحديد الأقطار للمضلعات، مساحة المستطيلات، مساحة أشكال مغطاة بمربعات أو أجزاء منها، تحديد حجم أشكال معبأة بمكعبات</text:p>
          </table:table-cell>
          <table:table-cell office:value-type="string" table:style-name="ce1">
            <text:p>التعرف على القيمة المكانية للأعداد إلى 6 أرقام، وربط تمثيلات الأعداد (الكلمات، والرموز، والنماذج بما في ذلك خطوط الأعداد)، ومقارنة الأعداد.&lt;hr&gt;وصف وإنشاء أشكال مشتركة ثنائية الأبعاد المشتركة (دائرة، مثلث، رباعي الأضلاع، مضلعات أخرى)، باستخدام الخصائص الأولية، بما في ذلك التناظر الخطي والدوراني.</text:p>
          </table:table-cell>
          <table:table-cell office:value-type="string" table:style-name="ce1">
            <text:p>استعمال الأزواج المرتبة لإيجاد نقاط على المستوى الإحداثي.&lt;hr&gt;إيجاد محيطات المضلعات، ومساحات المستطيلات، ومساحات الأشكال المغطاة بمربعات أو أجزاء منها، وتحديد حجم أشكال معبأة بمكعبات.&lt;hr&gt;وصف الكسر كجزء من الكل أو المجموعة، ربط تمثيلات مختلفة للكسور (كلمات، أعداد، نماذج) مقارنة الكسور، جمع وطرح كسور بسيطة ذات مقامات متشابهة.&lt;hr&gt;تفسير البيانات واستخدامها للإجابة على الأسئلة التي تتجاوز عرض البيانات مباشرة.</text:p>
          </table:table-cell>
          <table:table-cell table:number-columns-repeated="2" table:style-name="ce1"/>
          <table:table-cell office:value-type="string" table:style-name="ce1">
            <text:p>إيجاد محيطات المضلعات ومساحات المستطيلات ومساحات الأشكال المغطاة بمربعات أو أجزاء منها، وتحديد حجم أشكال معبأة بمكعبات وإيجاد مساحة المستطيل ومساحة المربع بالوحدات المربعة.&lt;hr&gt;حل المسائل التي تتضمن الأعداد الفردية والزوجية والمضاعفات وعوامل الأعداد وتقريب الأعداد، وعمل تقديرات.</text:p>
          </table:table-cell>
          <table:table-cell table:number-columns-repeated="2" table:style-name="ce1"/>
          <table:table-cell office:value-type="float" office:value="73.332999999999998" table:style-name="ce1">
            <text:p>73.333</text:p>
          </table:table-cell>
          <table:table-cell office:value-type="float" office:value="80" table:style-name="ce1">
            <text:p>80</text:p>
          </table:table-cell>
          <table:table-cell office:value-type="float" office:value="100" table:style-name="ce1">
            <text:p>100</text:p>
          </table:table-cell>
          <table:table-cell office:value-type="float" office:value="66.667000000000002" table:style-name="ce1">
            <text:p>66.667</text:p>
          </table:table-cell>
          <table:table-cell table:style-name="ce1"/>
          <table:table-cell office:value-type="float" office:value="100" table:style-name="ce1">
            <text:p>100</text:p>
          </table:table-cell>
          <table:table-cell table:number-columns-repeated="2" table:style-name="ce1"/>
          <table:table-cell office:value-type="string" table:style-name="ce1">
            <text:p>يحدد أو يقدم أمثلة لأعضاء المجموعات الرئيسة للمخلوقات الحية (مثل الحشرات والطيور والثدييات والأسماك والزواحف والنباتات الزهرية).&lt;hr&gt;يربط السمات الفيزيائية للنباتات والحيوانات بالبيئات التي تعيش فيها. ويصف كيف تساعدها هذه المميزات على البقاء على قيد الحياة (على سبيل المثال، يساعد الساق السميك والطلاء الشمعي والجذر العميق النبات على البقاء في بيئة بها القليل من الماء؛ تلون الحيوان يساعده في التمويه من الحيوانات المفترسة.&lt;hr&gt;يتعرف على كيفية استجابة الحيوانات المختلفة للتغيرات في الظروف البيئية ويصفها (مثل الضوء ودرجة الحرارة)؛ ويتعرف ويصف كيف يستجيب جسم الإنسان لدرجات الحرارة المرتفعة والمنخفضة عند ممارسة الرياضة وتعرضه للخطر.&lt;hr&gt;يدرك أن الأرض لها قمر يدور حولها، ويبدو القمر من الأرض مختل فا في أوقات مختلفة من الشهر.</text:p>
          </table:table-cell>
          <table:table-cell office:value-type="string" table:style-name="ce1">
            <text:p>يحدد ويصف الاستراتيجيات المختلفة التي تزيد من عدد الأفراد الذين يبقون على قيد الحياة (على سبيل المثال، نبات ينتج العديد من البذور، الثدييات ترعى صغارها).&lt;hr&gt;يقارن ويفرق بين الخصائص المادية والسلوكية التي تميز المجموعات الرئيسة من المخلوقات الحية (مثل الحشرات، والطيور، والثدييات، والأسماك، والزواحف، والنباتات الزهرية)؛ ويميز مجموعات الحيوانات ذات العمود الفقري عن مجموعات الحيوانات التي ليس لها عمود فقري.&lt;hr&gt;يقارن ويصنف الأشياء والمواد على أساس الخصائص الفيزيائية (على سبيل المثال، الوزن/ الكتلة، الحجم، حالة المادة، القدرة على توصيل الحرارة أو الكهرباء، القدرة على الطفو أو الغمر في الماء، القدرة على الجذب بواسطة المغناطيس).</text:p>
          </table:table-cell>
          <table:table-cell office:value-type="string" table:style-name="ce1">
            <text:p/>
          </table:table-cell>
          <table:table-cell table:number-columns-repeated="2" table:style-name="ce1"/>
          <table:table-cell office:value-type="string" table:style-name="ce1">
            <text:p/>
          </table:table-cell>
          <table:table-cell table:number-columns-repeated="16350"/>
        </table:table-row>
        <table:table-row table:number-rows-repeated="104845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DELL</meta:initial-creator>
    <dc:creator>DELL</dc:creator>
    <meta:creation-date>2023-03-07T10:50:36Z</meta:creation-date>
    <dc:date>2023-03-11T18:13:51Z</dc:date>
  </office:meta>
</office:document-meta>
</file>